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3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66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6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2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3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5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6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9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9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2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09" style:family="table-cell" style:parent-style-name="_21315__20998__20301__91_0_93__32_2" style:data-style-name="N48">
      <style:table-cell-properties fo:border-top="none" fo:border-bottom="thin double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10" style:family="table-cell" style:parent-style-name="_21315__20998__20301__91_0_93__32_2" style:data-style-name="N48">
      <style:table-cell-properties fo:border-top="none" fo:border-bottom="thin double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11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2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3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4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/>
    </style:style>
    <style:style style:name="ce116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7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0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1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25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126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/>
    </style:style>
    <style:style style:name="ce12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2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2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/>
    </style:style>
    <style:style style:name="ce13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3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3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37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42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4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51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/>
    </style:style>
    <style:style style:name="ce15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15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5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0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4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85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00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2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3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06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07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8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9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12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13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1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1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18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19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0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21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2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2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4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7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2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3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31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2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3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3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3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3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37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3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2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6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9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5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5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55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5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57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8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2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3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7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8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9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4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7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4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8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6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8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8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9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1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29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4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5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6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9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9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01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0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30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07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33pt" style:use-optimal-row-height="true" fo:break-before="auto"/>
    </style:style>
    <style:style style:name="ro20" style:family="table-row">
      <style:table-row-properties style:row-height="17.45pt" style:use-optimal-row-height="false" fo:break-before="auto"/>
    </style:style>
    <style:style style:name="ro21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6" table:default-cell-style-name="ce15"/>
        <table:table-column table:style-name="co3" table:number-columns-repeated="2" table:default-cell-style-name="ce15"/>
        <table:table-column table:style-name="co4" table:number-columns-repeated="14" table:default-cell-style-name="ce15"/>
        <table:table-column table:style-name="co5" table:default-cell-style-name="ce15"/>
        <table:table-column table:style-name="co6" table:number-columns-repeated="16357" table:default-cell-style-name="ce15"/>
        <table:table-row table:style-name="ro1">
          <table:table-cell office:value-type="string" table:number-columns-spanned="26" table:number-rows-spanned="1" table:style-name="ce274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table:number-columns-repeated="9" table:style-name="ce2"/>
          <table:table-cell table:style-name="ce3"/>
          <table:table-cell table:number-columns-repeated="7" table:style-name="ce1"/>
          <table:table-cell table:style-name="ce3"/>
          <table:table-cell table:number-columns-repeated="7" table:style-name="ce1"/>
          <table:table-cell office:value-type="string" table:style-name="ce4">
            <text:p><text:s/>單位︰人</text:p>
          </table:table-cell>
          <table:table-cell table:number-columns-repeated="16358" table:style-name="ce1"/>
        </table:table-row>
        <table:table-row table:style-name="ro3">
          <table:table-cell table:style-name="ce5"/>
          <table:table-cell table:style-name="ce6"/>
          <table:table-cell office:value-type="string" table:number-columns-spanned="8" table:number-rows-spanned="1" table:style-name="ce293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76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4" table:style-name="ce282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83">
            <text:p>性別</text:p>
          </table:table-cell>
          <table:table-cell office:value-type="string" table:number-columns-spanned="1" table:number-rows-spanned="4" table:style-name="ce295">
            <text:p>總 計</text:p>
          </table:table-cell>
          <table:table-cell office:value-type="string" table:number-columns-spanned="7" table:number-rows-spanned="1" table:style-name="ce29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5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5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7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7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9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9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67">
            <text:p>其他</text:p>
          </table:table-cell>
          <table:table-cell table:number-columns-repeated="16358" table:style-name="ce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297">
            <text:p>87 年</text:p>
          </table:table-cell>
          <table:table-cell office:value-type="string" table:style-name="ce8">
            <text:p>計</text:p>
          </table:table-cell>
          <table:table-cell office:value-type="float" office:value="291952" table:style-name="ce9">
            <text:p><text:s text:c="3"/>291,952</text:p>
          </table:table-cell>
          <table:table-cell office:value-type="float" office:value="269047" table:style-name="ce9">
            <text:p><text:s text:c="3"/>269,047</text:p>
          </table:table-cell>
          <table:table-cell office:value-type="float" office:value="12451" table:style-name="ce9">
            <text:p><text:s text:c="3"/>12,451</text:p>
          </table:table-cell>
          <table:table-cell office:value-type="float" office:value="12167" table:style-name="ce9">
            <text:p><text:s text:c="3"/>12,167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0454" table:style-name="ce9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291952" table:style-name="ce9">
            <text:p><text:s text:c="3"/>291,952</text:p>
          </table:table-cell>
          <table:table-cell office:value-type="float" office:value="269047" table:style-name="ce9">
            <text:p><text:s text:c="3"/>269,047</text:p>
          </table:table-cell>
          <table:table-cell office:value-type="float" office:value="12451" table:style-name="ce9">
            <text:p><text:s text:c="3"/>12,451</text:p>
          </table:table-cell>
          <table:table-cell office:value-type="float" office:value="12167" table:style-name="ce9">
            <text:p><text:s text:c="3"/>12,167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0454" table:style-name="ce9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10"/>
          <table:table-cell table:number-columns-repeated="5" table:style-name="ce9"/>
          <table:table-cell table:number-columns-spanned="1" table:number-rows-spanned="3" table:style-name="ce298"/>
          <table:table-cell table:number-columns-spanned="1" table:number-rows-spanned="3" table:style-name="ce299"/>
          <table:table-cell table:number-columns-repeated="16358" table:style-name="ce7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5976" table:style-name="ce12">
            <text:p><text:s text:c="3"/>145,976</text:p>
          </table:table-cell>
          <table:table-cell office:value-type="float" office:value="143667" table:style-name="ce13">
            <text:p><text:s text:c="3"/>143,667</text:p>
          </table:table-cell>
          <table:table-cell office:value-type="float" office:value="511" table:style-name="ce12">
            <text:p><text:s text:c="3"/>511</text:p>
          </table:table-cell>
          <table:table-cell office:value-type="float" office:value="382" table:style-name="ce13">
            <text:p><text:s text:c="3"/>382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1798" table:style-name="ce13">
            <text:p><text:s text:c="3"/>1,798</text:p>
          </table:table-cell>
          <table:covered-table-cell/>
          <table:covered-table-cell/>
          <table:table-cell office:value-type="float" office:value="145976" table:style-name="ce12">
            <text:p><text:s text:c="3"/>145,976</text:p>
          </table:table-cell>
          <table:table-cell office:value-type="float" office:value="143667" table:style-name="ce13">
            <text:p><text:s text:c="3"/>143,667</text:p>
          </table:table-cell>
          <table:table-cell office:value-type="float" office:value="511" table:style-name="ce12">
            <text:p><text:s text:c="3"/>511</text:p>
          </table:table-cell>
          <table:table-cell office:value-type="float" office:value="382" table:style-name="ce13">
            <text:p><text:s text:c="3"/>382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1798" table:style-name="ce13">
            <text:p><text:s text:c="3"/>1,798</text:p>
          </table:table-cell>
          <table:covered-table-cell/>
          <table:covered-table-cell/>
          <table:table-cell table:style-name="ce14"/>
          <table:table-cell table:style-name="ce13"/>
          <table:table-cell table:style-name="ce12"/>
          <table:table-cell table:number-columns-repeated="3" table:style-name="ce13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5976" table:style-name="ce17">
            <text:p><text:s text:c="3"/>145,976</text:p>
          </table:table-cell>
          <table:table-cell office:value-type="float" office:value="125380" table:style-name="ce18">
            <text:p><text:s text:c="3"/>125,380</text:p>
          </table:table-cell>
          <table:table-cell office:value-type="float" office:value="11940" table:style-name="ce17">
            <text:p><text:s text:c="3"/>11,940</text:p>
          </table:table-cell>
          <table:table-cell office:value-type="float" office:value="11785" table:style-name="ce18">
            <text:p><text:s text:c="3"/>11,785</text:p>
          </table:table-cell>
          <table:table-cell office:value-type="float" office:value="155" table:style-name="ce18">
            <text:p><text:s text:c="3"/>155</text:p>
          </table:table-cell>
          <table:table-cell office:value-type="float" office:value="8656" table:style-name="ce18">
            <text:p><text:s text:c="3"/>8,656</text:p>
          </table:table-cell>
          <table:covered-table-cell/>
          <table:covered-table-cell/>
          <table:table-cell office:value-type="float" office:value="145976" table:style-name="ce17">
            <text:p><text:s text:c="3"/>145,976</text:p>
          </table:table-cell>
          <table:table-cell office:value-type="float" office:value="125380" table:style-name="ce18">
            <text:p><text:s text:c="3"/>125,380</text:p>
          </table:table-cell>
          <table:table-cell office:value-type="float" office:value="11940" table:style-name="ce17">
            <text:p><text:s text:c="3"/>11,940</text:p>
          </table:table-cell>
          <table:table-cell office:value-type="float" office:value="11785" table:style-name="ce18">
            <text:p><text:s text:c="3"/>11,785</text:p>
          </table:table-cell>
          <table:table-cell office:value-type="float" office:value="155" table:style-name="ce18">
            <text:p><text:s text:c="3"/>155</text:p>
          </table:table-cell>
          <table:table-cell office:value-type="float" office:value="8656" table:style-name="ce18">
            <text:p><text:s text:c="3"/>8,656</text:p>
          </table:table-cell>
          <table:covered-table-cell/>
          <table:covered-table-cell/>
          <table:table-cell table:style-name="ce19"/>
          <table:table-cell table:style-name="ce18"/>
          <table:table-cell table:style-name="ce17"/>
          <table:table-cell table:number-columns-repeated="3" table:style-name="ce1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88 年</text:p>
          </table:table-cell>
          <table:table-cell office:value-type="string" table:style-name="ce8">
            <text:p>計</text:p>
          </table:table-cell>
          <table:table-cell office:value-type="float" office:value="346418" table:style-name="ce9">
            <text:p><text:s text:c="3"/>346,418</text:p>
          </table:table-cell>
          <table:table-cell office:value-type="float" office:value="314155" table:style-name="ce9">
            <text:p><text:s text:c="3"/>314,155</text:p>
          </table:table-cell>
          <table:table-cell office:value-type="float" office:value="17589" table:style-name="ce9">
            <text:p><text:s text:c="3"/>17,589</text:p>
          </table:table-cell>
          <table:table-cell office:value-type="float" office:value="17288" table:style-name="ce9">
            <text:p><text:s text:c="3"/>17,288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4674" table:style-name="ce9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46418" table:style-name="ce9">
            <text:p><text:s text:c="3"/>346,418</text:p>
          </table:table-cell>
          <table:table-cell office:value-type="float" office:value="314155" table:style-name="ce9">
            <text:p><text:s text:c="3"/>314,155</text:p>
          </table:table-cell>
          <table:table-cell office:value-type="float" office:value="17589" table:style-name="ce9">
            <text:p><text:s text:c="3"/>17,589</text:p>
          </table:table-cell>
          <table:table-cell office:value-type="float" office:value="17288" table:style-name="ce9">
            <text:p><text:s text:c="3"/>17,288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4674" table:style-name="ce9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14"/>
          <table:table-cell table:style-name="ce13"/>
          <table:table-cell table:style-name="ce12"/>
          <table:table-cell table:number-columns-repeated="3"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3209" table:style-name="ce12">
            <text:p><text:s text:c="3"/>173,209</text:p>
          </table:table-cell>
          <table:table-cell office:value-type="float" office:value="170412" table:style-name="ce12">
            <text:p><text:s text:c="3"/>170,412</text:p>
          </table:table-cell>
          <table:table-cell office:value-type="float" office:value="844" table:style-name="ce12">
            <text:p><text:s text:c="3"/>844</text:p>
          </table:table-cell>
          <table:table-cell office:value-type="float" office:value="697" table:style-name="ce12">
            <text:p><text:s text:c="3"/>697</text:p>
          </table:table-cell>
          <table:table-cell office:value-type="float" office:value="147" table:style-name="ce12">
            <text:p><text:s text:c="3"/>147</text:p>
          </table:table-cell>
          <table:table-cell office:value-type="float" office:value="1953" table:style-name="ce13">
            <text:p><text:s text:c="3"/>1,953</text:p>
          </table:table-cell>
          <table:covered-table-cell/>
          <table:covered-table-cell/>
          <table:table-cell office:value-type="float" office:value="173209" table:style-name="ce12">
            <text:p><text:s text:c="3"/>173,209</text:p>
          </table:table-cell>
          <table:table-cell office:value-type="float" office:value="170412" table:style-name="ce12">
            <text:p><text:s text:c="3"/>170,412</text:p>
          </table:table-cell>
          <table:table-cell office:value-type="float" office:value="844" table:style-name="ce12">
            <text:p><text:s text:c="3"/>844</text:p>
          </table:table-cell>
          <table:table-cell office:value-type="float" office:value="697" table:style-name="ce12">
            <text:p><text:s text:c="3"/>697</text:p>
          </table:table-cell>
          <table:table-cell office:value-type="float" office:value="147" table:style-name="ce12">
            <text:p><text:s text:c="3"/>147</text:p>
          </table:table-cell>
          <table:table-cell office:value-type="float" office:value="1953" table:style-name="ce13">
            <text:p><text:s text:c="3"/>1,953</text:p>
          </table:table-cell>
          <table:covered-table-cell/>
          <table:covered-table-cell/>
          <table:table-cell table:style-name="ce14"/>
          <table:table-cell table:style-name="ce13"/>
          <table:table-cell table:style-name="ce12"/>
          <table:table-cell table:number-columns-repeated="3"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3209" table:style-name="ce17">
            <text:p><text:s text:c="3"/>173,209</text:p>
          </table:table-cell>
          <table:table-cell office:value-type="float" office:value="143743" table:style-name="ce17">
            <text:p><text:s text:c="3"/>143,743</text:p>
          </table:table-cell>
          <table:table-cell office:value-type="float" office:value="16745" table:style-name="ce17">
            <text:p><text:s text:c="3"/>16,745</text:p>
          </table:table-cell>
          <table:table-cell office:value-type="float" office:value="16591" table:style-name="ce17">
            <text:p><text:s text:c="3"/>16,591</text:p>
          </table:table-cell>
          <table:table-cell office:value-type="float" office:value="154" table:style-name="ce17">
            <text:p><text:s text:c="3"/>154</text:p>
          </table:table-cell>
          <table:table-cell office:value-type="float" office:value="12721" table:style-name="ce18">
            <text:p><text:s text:c="3"/>12,721</text:p>
          </table:table-cell>
          <table:covered-table-cell/>
          <table:covered-table-cell/>
          <table:table-cell office:value-type="float" office:value="173209" table:style-name="ce17">
            <text:p><text:s text:c="3"/>173,209</text:p>
          </table:table-cell>
          <table:table-cell office:value-type="float" office:value="143743" table:style-name="ce17">
            <text:p><text:s text:c="3"/>143,743</text:p>
          </table:table-cell>
          <table:table-cell office:value-type="float" office:value="16745" table:style-name="ce17">
            <text:p><text:s text:c="3"/>16,745</text:p>
          </table:table-cell>
          <table:table-cell office:value-type="float" office:value="16591" table:style-name="ce17">
            <text:p><text:s text:c="3"/>16,591</text:p>
          </table:table-cell>
          <table:table-cell office:value-type="float" office:value="154" table:style-name="ce17">
            <text:p><text:s text:c="3"/>154</text:p>
          </table:table-cell>
          <table:table-cell office:value-type="float" office:value="12721" table:style-name="ce18">
            <text:p><text:s text:c="3"/>12,721</text:p>
          </table:table-cell>
          <table:covered-table-cell/>
          <table:covered-table-cell/>
          <table:table-cell table:style-name="ce14"/>
          <table:table-cell table:style-name="ce13"/>
          <table:table-cell table:style-name="ce12"/>
          <table:table-cell table:number-columns-repeated="3"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89 年</text:p>
          </table:table-cell>
          <table:table-cell office:value-type="string" table:style-name="ce8">
            <text:p>計</text:p>
          </table:table-cell>
          <table:table-cell office:value-type="float" office:value="363284" table:style-name="ce9">
            <text:p><text:s text:c="3"/>363,284</text:p>
          </table:table-cell>
          <table:table-cell office:value-type="float" office:value="318318" table:style-name="ce22">
            <text:p><text:s text:c="3"/>318,318</text:p>
          </table:table-cell>
          <table:table-cell office:value-type="float" office:value="23628" table:style-name="ce22">
            <text:p><text:s text:c="3"/>23,628</text:p>
          </table:table-cell>
          <table:table-cell office:value-type="float" office:value="23297" table:style-name="ce22">
            <text:p><text:s text:c="3"/>23,297</text:p>
          </table:table-cell>
          <table:table-cell office:value-type="float" office:value="331" table:style-name="ce22">
            <text:p><text:s text:c="3"/>331</text:p>
          </table:table-cell>
          <table:table-cell office:value-type="float" office:value="21338" table:style-name="ce22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63284" table:style-name="ce9">
            <text:p><text:s text:c="3"/>363,284</text:p>
          </table:table-cell>
          <table:table-cell office:value-type="float" office:value="318318" table:style-name="ce22">
            <text:p><text:s text:c="3"/>318,318</text:p>
          </table:table-cell>
          <table:table-cell office:value-type="float" office:value="23628" table:style-name="ce22">
            <text:p><text:s text:c="3"/>23,628</text:p>
          </table:table-cell>
          <table:table-cell office:value-type="float" office:value="23297" table:style-name="ce22">
            <text:p><text:s text:c="3"/>23,297</text:p>
          </table:table-cell>
          <table:table-cell office:value-type="float" office:value="331" table:style-name="ce22">
            <text:p><text:s text:c="3"/>331</text:p>
          </table:table-cell>
          <table:table-cell office:value-type="float" office:value="21338" table:style-name="ce22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23"/>
          <table:table-cell table:style-name="ce24"/>
          <table:table-cell table:style-name="ce23"/>
          <table:table-cell table:number-columns-repeated="2" table:style-name="ce24"/>
          <table:table-cell table:style-name="ce25"/>
          <table:table-cell table:style-name="ce26"/>
          <table:table-cell table:style-name="ce27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81642" table:style-name="ce12">
            <text:p><text:s text:c="3"/>181,642</text:p>
          </table:table-cell>
          <table:table-cell office:value-type="float" office:value="178520" table:style-name="ce28">
            <text:p><text:s text:c="3"/>178,520</text:p>
          </table:table-cell>
          <table:table-cell office:value-type="float" office:value="846" table:style-name="ce12">
            <text:p><text:s text:c="3"/>846</text:p>
          </table:table-cell>
          <table:table-cell office:value-type="float" office:value="686" table:style-name="ce28">
            <text:p><text:s text:c="3"/>686</text:p>
          </table:table-cell>
          <table:table-cell office:value-type="float" office:value="160" table:style-name="ce28">
            <text:p><text:s text:c="3"/>160</text:p>
          </table:table-cell>
          <table:table-cell office:value-type="float" office:value="2276" table:style-name="ce13">
            <text:p><text:s text:c="3"/>2,276</text:p>
          </table:table-cell>
          <table:covered-table-cell/>
          <table:covered-table-cell/>
          <table:table-cell office:value-type="float" office:value="181642" table:style-name="ce12">
            <text:p><text:s text:c="3"/>181,642</text:p>
          </table:table-cell>
          <table:table-cell office:value-type="float" office:value="178520" table:style-name="ce28">
            <text:p><text:s text:c="3"/>178,520</text:p>
          </table:table-cell>
          <table:table-cell office:value-type="float" office:value="846" table:style-name="ce12">
            <text:p><text:s text:c="3"/>846</text:p>
          </table:table-cell>
          <table:table-cell office:value-type="float" office:value="686" table:style-name="ce28">
            <text:p><text:s text:c="3"/>686</text:p>
          </table:table-cell>
          <table:table-cell office:value-type="float" office:value="160" table:style-name="ce28">
            <text:p><text:s text:c="3"/>160</text:p>
          </table:table-cell>
          <table:table-cell office:value-type="float" office:value="2276" table:style-name="ce13">
            <text:p><text:s text:c="3"/>2,276</text:p>
          </table:table-cell>
          <table:covered-table-cell/>
          <table:covered-table-cell/>
          <table:table-cell table:style-name="ce12"/>
          <table:table-cell table:style-name="ce28"/>
          <table:table-cell table:style-name="ce12"/>
          <table:table-cell table:number-columns-repeated="2" table:style-name="ce28"/>
          <table:table-cell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81642" table:style-name="ce17">
            <text:p><text:s text:c="3"/>181,642</text:p>
          </table:table-cell>
          <table:table-cell office:value-type="float" office:value="139798" table:style-name="ce29">
            <text:p><text:s text:c="3"/>139,798</text:p>
          </table:table-cell>
          <table:table-cell office:value-type="float" office:value="22782" table:style-name="ce17">
            <text:p><text:s text:c="3"/>22,782</text:p>
          </table:table-cell>
          <table:table-cell office:value-type="float" office:value="22611" table:style-name="ce29">
            <text:p><text:s text:c="3"/>22,611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19062" table:style-name="ce18">
            <text:p><text:s text:c="3"/>19,062</text:p>
          </table:table-cell>
          <table:covered-table-cell/>
          <table:covered-table-cell/>
          <table:table-cell office:value-type="float" office:value="181642" table:style-name="ce17">
            <text:p><text:s text:c="3"/>181,642</text:p>
          </table:table-cell>
          <table:table-cell office:value-type="float" office:value="139798" table:style-name="ce29">
            <text:p><text:s text:c="3"/>139,798</text:p>
          </table:table-cell>
          <table:table-cell office:value-type="float" office:value="22782" table:style-name="ce17">
            <text:p><text:s text:c="3"/>22,782</text:p>
          </table:table-cell>
          <table:table-cell office:value-type="float" office:value="22611" table:style-name="ce29">
            <text:p><text:s text:c="3"/>22,611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19062" table:style-name="ce18">
            <text:p><text:s text:c="3"/>19,062</text:p>
          </table:table-cell>
          <table:covered-table-cell/>
          <table:covered-table-cell/>
          <table:table-cell table:style-name="ce17"/>
          <table:table-cell table:style-name="ce29"/>
          <table:table-cell table:style-name="ce17"/>
          <table:table-cell table:number-columns-repeated="2" table:style-name="ce29"/>
          <table:table-cell table:style-name="ce18"/>
          <table:table-cell table:style-name="ce30"/>
          <table:table-cell table:style-name="ce3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0 年</text:p>
          </table:table-cell>
          <table:table-cell office:value-type="string" table:style-name="ce8">
            <text:p>計</text:p>
          </table:table-cell>
          <table:table-cell office:value-type="float" office:value="341030" table:style-name="ce9">
            <text:p><text:s text:c="3"/>341,030</text:p>
          </table:table-cell>
          <table:table-cell office:value-type="float" office:value="294828" table:style-name="ce9">
            <text:p><text:s text:c="3"/>294,828</text:p>
          </table:table-cell>
          <table:table-cell office:value-type="float" office:value="26797" table:style-name="ce9">
            <text:p><text:s text:c="3"/>26,797</text:p>
          </table:table-cell>
          <table:table-cell office:value-type="float" office:value="26516" table:style-name="ce9">
            <text:p><text:s text:c="3"/>26,516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19405" table:style-name="ce9">
            <text:p><text:s text:c="3"/>19,405</text:p>
          </table:table-cell>
          <table:table-cell office:value-type="float" office:value="17512" table:style-name="ce9">
            <text:p><text:s text:c="3"/>17,512</text:p>
          </table:table-cell>
          <table:table-cell office:value-type="float" office:value="1893" table:style-name="ce22">
            <text:p><text:s text:c="3"/>1,893</text:p>
          </table:table-cell>
          <table:table-cell office:value-type="float" office:value="341030" table:style-name="ce9">
            <text:p><text:s text:c="3"/>341,030</text:p>
          </table:table-cell>
          <table:table-cell office:value-type="float" office:value="294828" table:style-name="ce9">
            <text:p><text:s text:c="3"/>294,828</text:p>
          </table:table-cell>
          <table:table-cell office:value-type="float" office:value="26797" table:style-name="ce9">
            <text:p><text:s text:c="3"/>26,797</text:p>
          </table:table-cell>
          <table:table-cell office:value-type="float" office:value="26516" table:style-name="ce9">
            <text:p><text:s text:c="3"/>26,516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19405" table:style-name="ce9">
            <text:p><text:s text:c="3"/>19,405</text:p>
          </table:table-cell>
          <table:table-cell office:value-type="float" office:value="17512" table:style-name="ce9">
            <text:p><text:s text:c="3"/>17,512</text:p>
          </table:table-cell>
          <table:table-cell office:value-type="float" office:value="1893" table:style-name="ce22">
            <text:p><text:s text:c="3"/>1,893</text:p>
          </table:table-cell>
          <table:table-cell table:style-name="ce10"/>
          <table:table-cell table:number-columns-repeated="6" table:style-name="ce9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0515" table:style-name="ce12">
            <text:p><text:s text:c="3"/>170,515</text:p>
          </table:table-cell>
          <table:table-cell office:value-type="float" office:value="167115" table:style-name="ce33">
            <text:p><text:s text:c="3"/>167,115</text:p>
          </table:table-cell>
          <table:table-cell office:value-type="float" office:value="983" table:style-name="ce12">
            <text:p><text:s text:c="3"/>983</text:p>
          </table:table-cell>
          <table:table-cell office:value-type="float" office:value="834" table:style-name="ce12">
            <text:p><text:s text:c="3"/>834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2417" table:style-name="ce13">
            <text:p><text:s text:c="3"/>2,417</text:p>
          </table:table-cell>
          <table:table-cell office:value-type="float" office:value="806" table:style-name="ce34">
            <text:p><text:s text:c="3"/>806</text:p>
          </table:table-cell>
          <table:table-cell office:value-type="float" office:value="1611" table:style-name="ce9">
            <text:p><text:s text:c="3"/>1,611</text:p>
          </table:table-cell>
          <table:table-cell office:value-type="float" office:value="170515" table:style-name="ce12">
            <text:p><text:s text:c="3"/>170,515</text:p>
          </table:table-cell>
          <table:table-cell office:value-type="float" office:value="167115" table:style-name="ce33">
            <text:p><text:s text:c="3"/>167,115</text:p>
          </table:table-cell>
          <table:table-cell office:value-type="float" office:value="983" table:style-name="ce12">
            <text:p><text:s text:c="3"/>983</text:p>
          </table:table-cell>
          <table:table-cell office:value-type="float" office:value="834" table:style-name="ce12">
            <text:p><text:s text:c="3"/>834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2417" table:style-name="ce13">
            <text:p><text:s text:c="3"/>2,417</text:p>
          </table:table-cell>
          <table:table-cell office:value-type="float" office:value="806" table:style-name="ce34">
            <text:p><text:s text:c="3"/>806</text:p>
          </table:table-cell>
          <table:table-cell office:value-type="float" office:value="1611" table:style-name="ce9">
            <text:p><text:s text:c="3"/>1,611</text:p>
          </table:table-cell>
          <table:table-cell table:style-name="ce14"/>
          <table:table-cell table:style-name="ce33"/>
          <table:table-cell table:number-columns-repeated="2" table:style-name="ce12"/>
          <table:table-cell table:style-name="ce34"/>
          <table:table-cell table:style-name="ce13"/>
          <table:table-cell table:style-name="ce34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0515" table:style-name="ce17">
            <text:p><text:s text:c="3"/>170,515</text:p>
          </table:table-cell>
          <table:table-cell office:value-type="float" office:value="127713" table:style-name="ce35">
            <text:p><text:s text:c="3"/>127,713</text:p>
          </table:table-cell>
          <table:table-cell office:value-type="float" office:value="25814" table:style-name="ce17">
            <text:p><text:s text:c="3"/>25,814</text:p>
          </table:table-cell>
          <table:table-cell office:value-type="float" office:value="25682" table:style-name="ce17">
            <text:p><text:s text:c="3"/>25,682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16988" table:style-name="ce18">
            <text:p><text:s text:c="3"/>16,988</text:p>
          </table:table-cell>
          <table:table-cell office:value-type="float" office:value="16706" table:style-name="ce36">
            <text:p><text:s text:c="3"/>16,706</text:p>
          </table:table-cell>
          <table:table-cell office:value-type="float" office:value="282" table:style-name="ce37">
            <text:p><text:s text:c="3"/>282</text:p>
          </table:table-cell>
          <table:table-cell office:value-type="float" office:value="170515" table:style-name="ce17">
            <text:p><text:s text:c="3"/>170,515</text:p>
          </table:table-cell>
          <table:table-cell office:value-type="float" office:value="127713" table:style-name="ce35">
            <text:p><text:s text:c="3"/>127,713</text:p>
          </table:table-cell>
          <table:table-cell office:value-type="float" office:value="25814" table:style-name="ce17">
            <text:p><text:s text:c="3"/>25,814</text:p>
          </table:table-cell>
          <table:table-cell office:value-type="float" office:value="25682" table:style-name="ce17">
            <text:p><text:s text:c="3"/>25,682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16988" table:style-name="ce18">
            <text:p><text:s text:c="3"/>16,988</text:p>
          </table:table-cell>
          <table:table-cell office:value-type="float" office:value="16706" table:style-name="ce36">
            <text:p><text:s text:c="3"/>16,706</text:p>
          </table:table-cell>
          <table:table-cell office:value-type="float" office:value="282" table:style-name="ce37">
            <text:p><text:s text:c="3"/>282</text:p>
          </table:table-cell>
          <table:table-cell table:style-name="ce19"/>
          <table:table-cell table:style-name="ce35"/>
          <table:table-cell table:number-columns-repeated="2" table:style-name="ce17"/>
          <table:table-cell table:style-name="ce36"/>
          <table:table-cell table:style-name="ce18"/>
          <table:table-cell table:style-name="ce36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1 年</text:p>
          </table:table-cell>
          <table:table-cell office:value-type="string" table:style-name="ce8">
            <text:p>計</text:p>
          </table:table-cell>
          <table:table-cell office:value-type="float" office:value="345310" table:style-name="ce9">
            <text:p><text:s text:c="3"/>345,310</text:p>
          </table:table-cell>
          <table:table-cell office:value-type="float" office:value="296297" table:style-name="ce9">
            <text:p><text:s text:c="3"/>296,297</text:p>
          </table:table-cell>
          <table:table-cell office:value-type="float" office:value="28906" table:style-name="ce9">
            <text:p><text:s text:c="3"/>28,906</text:p>
          </table:table-cell>
          <table:table-cell office:value-type="float" office:value="28603" table:style-name="ce9">
            <text:p><text:s text:c="3"/>28,603</text:p>
          </table:table-cell>
          <table:table-cell office:value-type="float" office:value="303" table:style-name="ce9">
            <text:p><text:s text:c="3"/>303</text:p>
          </table:table-cell>
          <table:table-cell office:value-type="float" office:value="20107" table:style-name="ce9">
            <text:p><text:s text:c="3"/>20,107</text:p>
          </table:table-cell>
          <table:table-cell office:value-type="float" office:value="18037" table:style-name="ce9">
            <text:p><text:s text:c="3"/>18,037</text:p>
          </table:table-cell>
          <table:table-cell office:value-type="float" office:value="2070" table:style-name="ce22">
            <text:p><text:s text:c="3"/>2,070</text:p>
          </table:table-cell>
          <table:table-cell office:value-type="float" office:value="345310" table:style-name="ce9">
            <text:p><text:s text:c="3"/>345,310</text:p>
          </table:table-cell>
          <table:table-cell office:value-type="float" office:value="296297" table:style-name="ce9">
            <text:p><text:s text:c="3"/>296,297</text:p>
          </table:table-cell>
          <table:table-cell office:value-type="float" office:value="28906" table:style-name="ce9">
            <text:p><text:s text:c="3"/>28,906</text:p>
          </table:table-cell>
          <table:table-cell office:value-type="float" office:value="28603" table:style-name="ce9">
            <text:p><text:s text:c="3"/>28,603</text:p>
          </table:table-cell>
          <table:table-cell office:value-type="float" office:value="303" table:style-name="ce9">
            <text:p><text:s text:c="3"/>303</text:p>
          </table:table-cell>
          <table:table-cell office:value-type="float" office:value="20107" table:style-name="ce9">
            <text:p><text:s text:c="3"/>20,107</text:p>
          </table:table-cell>
          <table:table-cell office:value-type="float" office:value="18037" table:style-name="ce9">
            <text:p><text:s text:c="3"/>18,037</text:p>
          </table:table-cell>
          <table:table-cell office:value-type="float" office:value="2070" table:style-name="ce22">
            <text:p><text:s text:c="3"/>2,070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2655" table:style-name="ce12">
            <text:p><text:s text:c="3"/>172,655</text:p>
          </table:table-cell>
          <table:table-cell office:value-type="float" office:value="168289" table:style-name="ce33">
            <text:p><text:s text:c="3"/>168,289</text:p>
          </table:table-cell>
          <table:table-cell office:value-type="float" office:value="1598" table:style-name="ce12">
            <text:p><text:s text:c="3"/>1,598</text:p>
          </table:table-cell>
          <table:table-cell office:value-type="float" office:value="1436" table:style-name="ce12">
            <text:p><text:s text:c="3"/>1,436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2768" table:style-name="ce13">
            <text:p><text:s text:c="3"/>2,768</text:p>
          </table:table-cell>
          <table:table-cell office:value-type="float" office:value="1035" table:style-name="ce34">
            <text:p><text:s text:c="3"/>1,035</text:p>
          </table:table-cell>
          <table:table-cell office:value-type="float" office:value="1733" table:style-name="ce9">
            <text:p><text:s text:c="3"/>1,733</text:p>
          </table:table-cell>
          <table:table-cell office:value-type="float" office:value="172655" table:style-name="ce12">
            <text:p><text:s text:c="3"/>172,655</text:p>
          </table:table-cell>
          <table:table-cell office:value-type="float" office:value="168289" table:style-name="ce33">
            <text:p><text:s text:c="3"/>168,289</text:p>
          </table:table-cell>
          <table:table-cell office:value-type="float" office:value="1598" table:style-name="ce12">
            <text:p><text:s text:c="3"/>1,598</text:p>
          </table:table-cell>
          <table:table-cell office:value-type="float" office:value="1436" table:style-name="ce12">
            <text:p><text:s text:c="3"/>1,436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2768" table:style-name="ce13">
            <text:p><text:s text:c="3"/>2,768</text:p>
          </table:table-cell>
          <table:table-cell office:value-type="float" office:value="1035" table:style-name="ce34">
            <text:p><text:s text:c="3"/>1,035</text:p>
          </table:table-cell>
          <table:table-cell office:value-type="float" office:value="1733" table:style-name="ce9">
            <text:p><text:s text:c="3"/>1,733</text:p>
          </table:table-cell>
          <table:table-cell table:style-name="ce14"/>
          <table:table-cell table:style-name="ce33"/>
          <table:table-cell table:number-columns-repeated="2" table:style-name="ce12"/>
          <table:table-cell table:style-name="ce34"/>
          <table:table-cell table:style-name="ce13"/>
          <table:table-cell table:style-name="ce34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2655" table:style-name="ce17">
            <text:p><text:s text:c="3"/>172,655</text:p>
          </table:table-cell>
          <table:table-cell office:value-type="float" office:value="128008" table:style-name="ce35">
            <text:p><text:s text:c="3"/>128,008</text:p>
          </table:table-cell>
          <table:table-cell office:value-type="float" office:value="27308" table:style-name="ce17">
            <text:p><text:s text:c="3"/>27,308</text:p>
          </table:table-cell>
          <table:table-cell office:value-type="float" office:value="27167" table:style-name="ce17">
            <text:p><text:s text:c="3"/>27,167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17339" table:style-name="ce18">
            <text:p><text:s text:c="3"/>17,339</text:p>
          </table:table-cell>
          <table:table-cell office:value-type="float" office:value="17002" table:style-name="ce36">
            <text:p><text:s text:c="3"/>17,002</text:p>
          </table:table-cell>
          <table:table-cell office:value-type="float" office:value="337" table:style-name="ce37">
            <text:p><text:s text:c="3"/>337</text:p>
          </table:table-cell>
          <table:table-cell office:value-type="float" office:value="172655" table:style-name="ce17">
            <text:p><text:s text:c="3"/>172,655</text:p>
          </table:table-cell>
          <table:table-cell office:value-type="float" office:value="128008" table:style-name="ce35">
            <text:p><text:s text:c="3"/>128,008</text:p>
          </table:table-cell>
          <table:table-cell office:value-type="float" office:value="27308" table:style-name="ce17">
            <text:p><text:s text:c="3"/>27,308</text:p>
          </table:table-cell>
          <table:table-cell office:value-type="float" office:value="27167" table:style-name="ce17">
            <text:p><text:s text:c="3"/>27,167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17339" table:style-name="ce18">
            <text:p><text:s text:c="3"/>17,339</text:p>
          </table:table-cell>
          <table:table-cell office:value-type="float" office:value="17002" table:style-name="ce36">
            <text:p><text:s text:c="3"/>17,002</text:p>
          </table:table-cell>
          <table:table-cell office:value-type="float" office:value="337" table:style-name="ce37">
            <text:p><text:s text:c="3"/>337</text:p>
          </table:table-cell>
          <table:table-cell table:style-name="ce19"/>
          <table:table-cell table:style-name="ce35"/>
          <table:table-cell table:number-columns-repeated="2" table:style-name="ce17"/>
          <table:table-cell table:style-name="ce36"/>
          <table:table-cell table:style-name="ce18"/>
          <table:table-cell table:style-name="ce36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2 年</text:p>
          </table:table-cell>
          <table:table-cell office:value-type="string" table:style-name="ce8">
            <text:p>計</text:p>
          </table:table-cell>
          <table:table-cell office:value-type="float" office:value="342966" table:style-name="ce9">
            <text:p><text:s text:c="3"/>342,966</text:p>
          </table:table-cell>
          <table:table-cell office:value-type="float" office:value="288332" table:style-name="ce9">
            <text:p><text:s text:c="3"/>288,332</text:p>
          </table:table-cell>
          <table:table-cell office:value-type="float" office:value="34991" table:style-name="ce9">
            <text:p><text:s text:c="3"/>34,991</text:p>
          </table:table-cell>
          <table:table-cell office:value-type="float" office:value="34685" table:style-name="ce9">
            <text:p><text:s text:c="3"/>34,685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9643" table:style-name="ce9">
            <text:p><text:s text:c="3"/>19,643</text:p>
          </table:table-cell>
          <table:table-cell office:value-type="float" office:value="17351" table:style-name="ce9">
            <text:p><text:s text:c="3"/>17,351</text:p>
          </table:table-cell>
          <table:table-cell office:value-type="float" office:value="2292" table:style-name="ce22">
            <text:p><text:s text:c="3"/>2,292</text:p>
          </table:table-cell>
          <table:table-cell office:value-type="float" office:value="342966" table:style-name="ce9">
            <text:p><text:s text:c="3"/>342,966</text:p>
          </table:table-cell>
          <table:table-cell office:value-type="float" office:value="288332" table:style-name="ce9">
            <text:p><text:s text:c="3"/>288,332</text:p>
          </table:table-cell>
          <table:table-cell office:value-type="float" office:value="34991" table:style-name="ce9">
            <text:p><text:s text:c="3"/>34,991</text:p>
          </table:table-cell>
          <table:table-cell office:value-type="float" office:value="34685" table:style-name="ce9">
            <text:p><text:s text:c="3"/>34,685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9643" table:style-name="ce9">
            <text:p><text:s text:c="3"/>19,643</text:p>
          </table:table-cell>
          <table:table-cell office:value-type="float" office:value="17351" table:style-name="ce9">
            <text:p><text:s text:c="3"/>17,351</text:p>
          </table:table-cell>
          <table:table-cell office:value-type="float" office:value="2292" table:style-name="ce22">
            <text:p><text:s text:c="3"/>2,292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1483" table:style-name="ce12">
            <text:p><text:s text:c="3"/>171,483</text:p>
          </table:table-cell>
          <table:table-cell office:value-type="float" office:value="165482" table:style-name="ce33">
            <text:p><text:s text:c="3"/>165,482</text:p>
          </table:table-cell>
          <table:table-cell office:value-type="float" office:value="3207" table:style-name="ce12">
            <text:p><text:s text:c="3"/>3,207</text:p>
          </table:table-cell>
          <table:table-cell office:value-type="float" office:value="3060" table:style-name="ce12">
            <text:p><text:s text:c="3"/>3,060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2794" table:style-name="ce13">
            <text:p><text:s text:c="3"/>2,794</text:p>
          </table:table-cell>
          <table:table-cell office:value-type="float" office:value="1044" table:style-name="ce34">
            <text:p><text:s text:c="3"/>1,044</text:p>
          </table:table-cell>
          <table:table-cell office:value-type="float" office:value="1750" table:style-name="ce9">
            <text:p><text:s text:c="3"/>1,750</text:p>
          </table:table-cell>
          <table:table-cell office:value-type="float" office:value="171483" table:style-name="ce12">
            <text:p><text:s text:c="3"/>171,483</text:p>
          </table:table-cell>
          <table:table-cell office:value-type="float" office:value="165482" table:style-name="ce33">
            <text:p><text:s text:c="3"/>165,482</text:p>
          </table:table-cell>
          <table:table-cell office:value-type="float" office:value="3207" table:style-name="ce12">
            <text:p><text:s text:c="3"/>3,207</text:p>
          </table:table-cell>
          <table:table-cell office:value-type="float" office:value="3060" table:style-name="ce12">
            <text:p><text:s text:c="3"/>3,060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2794" table:style-name="ce13">
            <text:p><text:s text:c="3"/>2,794</text:p>
          </table:table-cell>
          <table:table-cell office:value-type="float" office:value="1044" table:style-name="ce34">
            <text:p><text:s text:c="3"/>1,044</text:p>
          </table:table-cell>
          <table:table-cell office:value-type="float" office:value="1750" table:style-name="ce9">
            <text:p><text:s text:c="3"/>1,750</text:p>
          </table:table-cell>
          <table:table-cell table:style-name="ce14"/>
          <table:table-cell table:style-name="ce33"/>
          <table:table-cell table:number-columns-repeated="2" table:style-name="ce12"/>
          <table:table-cell table:style-name="ce34"/>
          <table:table-cell table:style-name="ce13"/>
          <table:table-cell table:style-name="ce34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1483" table:style-name="ce17">
            <text:p><text:s text:c="3"/>171,483</text:p>
          </table:table-cell>
          <table:table-cell office:value-type="float" office:value="122850" table:style-name="ce35">
            <text:p><text:s text:c="3"/>122,850</text:p>
          </table:table-cell>
          <table:table-cell office:value-type="float" office:value="31784" table:style-name="ce17">
            <text:p><text:s text:c="3"/>31,784</text:p>
          </table:table-cell>
          <table:table-cell office:value-type="float" office:value="31625" table:style-name="ce17">
            <text:p><text:s text:c="3"/>31,625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16849" table:style-name="ce18">
            <text:p><text:s text:c="3"/>16,849</text:p>
          </table:table-cell>
          <table:table-cell office:value-type="float" office:value="16307" table:style-name="ce36">
            <text:p><text:s text:c="3"/>16,307</text:p>
          </table:table-cell>
          <table:table-cell office:value-type="float" office:value="542" table:style-name="ce37">
            <text:p><text:s text:c="3"/>542</text:p>
          </table:table-cell>
          <table:table-cell office:value-type="float" office:value="171483" table:style-name="ce17">
            <text:p><text:s text:c="3"/>171,483</text:p>
          </table:table-cell>
          <table:table-cell office:value-type="float" office:value="122850" table:style-name="ce35">
            <text:p><text:s text:c="3"/>122,850</text:p>
          </table:table-cell>
          <table:table-cell office:value-type="float" office:value="31784" table:style-name="ce17">
            <text:p><text:s text:c="3"/>31,784</text:p>
          </table:table-cell>
          <table:table-cell office:value-type="float" office:value="31625" table:style-name="ce17">
            <text:p><text:s text:c="3"/>31,625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16849" table:style-name="ce18">
            <text:p><text:s text:c="3"/>16,849</text:p>
          </table:table-cell>
          <table:table-cell office:value-type="float" office:value="16307" table:style-name="ce36">
            <text:p><text:s text:c="3"/>16,307</text:p>
          </table:table-cell>
          <table:table-cell office:value-type="float" office:value="542" table:style-name="ce37">
            <text:p><text:s text:c="3"/>542</text:p>
          </table:table-cell>
          <table:table-cell table:style-name="ce19"/>
          <table:table-cell table:style-name="ce35"/>
          <table:table-cell table:number-columns-repeated="2" table:style-name="ce17"/>
          <table:table-cell table:style-name="ce36"/>
          <table:table-cell table:style-name="ce18"/>
          <table:table-cell table:style-name="ce36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3 年</text:p>
          </table:table-cell>
          <table:table-cell office:value-type="string" table:style-name="ce8">
            <text:p>計</text:p>
          </table:table-cell>
          <table:table-cell office:value-type="float" office:value="262906" table:style-name="ce9">
            <text:p><text:s text:c="3"/>262,906</text:p>
          </table:table-cell>
          <table:table-cell office:value-type="float" office:value="231596" table:style-name="ce9">
            <text:p><text:s text:c="3"/>231,596</text:p>
          </table:table-cell>
          <table:table-cell office:value-type="float" office:value="10972" table:style-name="ce9">
            <text:p><text:s text:c="3"/>10,972</text:p>
          </table:table-cell>
          <table:table-cell office:value-type="float" office:value="10642" table:style-name="ce9">
            <text:p><text:s text:c="3"/>10,64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0338" table:style-name="ce9">
            <text:p><text:s text:c="3"/>20,338</text:p>
          </table:table-cell>
          <table:table-cell office:value-type="float" office:value="18103" table:style-name="ce9">
            <text:p><text:s text:c="3"/>18,103</text:p>
          </table:table-cell>
          <table:table-cell office:value-type="float" office:value="2235" table:style-name="ce22">
            <text:p><text:s text:c="3"/>2,235</text:p>
          </table:table-cell>
          <table:table-cell office:value-type="float" office:value="262906" table:style-name="ce9">
            <text:p><text:s text:c="3"/>262,906</text:p>
          </table:table-cell>
          <table:table-cell office:value-type="float" office:value="231596" table:style-name="ce9">
            <text:p><text:s text:c="3"/>231,596</text:p>
          </table:table-cell>
          <table:table-cell office:value-type="float" office:value="10972" table:style-name="ce9">
            <text:p><text:s text:c="3"/>10,972</text:p>
          </table:table-cell>
          <table:table-cell office:value-type="float" office:value="10642" table:style-name="ce9">
            <text:p><text:s text:c="3"/>10,64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0338" table:style-name="ce9">
            <text:p><text:s text:c="3"/>20,338</text:p>
          </table:table-cell>
          <table:table-cell office:value-type="float" office:value="18103" table:style-name="ce9">
            <text:p><text:s text:c="3"/>18,103</text:p>
          </table:table-cell>
          <table:table-cell office:value-type="float" office:value="2235" table:style-name="ce22">
            <text:p><text:s text:c="3"/>2,235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1453" table:style-name="ce12">
            <text:p><text:s text:c="3"/>131,453</text:p>
          </table:table-cell>
          <table:table-cell office:value-type="float" office:value="128277" table:style-name="ce12">
            <text:p><text:s text:c="3"/>128,277</text:p>
          </table:table-cell>
          <table:table-cell office:value-type="float" office:value="405" table:style-name="ce12">
            <text:p><text:s text:c="3"/>405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771" table:style-name="ce12">
            <text:p><text:s text:c="3"/>2,771</text:p>
          </table:table-cell>
          <table:table-cell office:value-type="float" office:value="921" table:style-name="ce12">
            <text:p><text:s text:c="3"/>921</text:p>
          </table:table-cell>
          <table:table-cell office:value-type="float" office:value="1850" table:style-name="ce12">
            <text:p><text:s text:c="3"/>1,850</text:p>
          </table:table-cell>
          <table:table-cell office:value-type="float" office:value="131453" table:style-name="ce12">
            <text:p><text:s text:c="3"/>131,453</text:p>
          </table:table-cell>
          <table:table-cell office:value-type="float" office:value="128277" table:style-name="ce12">
            <text:p><text:s text:c="3"/>128,277</text:p>
          </table:table-cell>
          <table:table-cell office:value-type="float" office:value="405" table:style-name="ce12">
            <text:p><text:s text:c="3"/>405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771" table:style-name="ce12">
            <text:p><text:s text:c="3"/>2,771</text:p>
          </table:table-cell>
          <table:table-cell office:value-type="float" office:value="921" table:style-name="ce12">
            <text:p><text:s text:c="3"/>921</text:p>
          </table:table-cell>
          <table:table-cell office:value-type="float" office:value="1850" table:style-name="ce12">
            <text:p><text:s text:c="3"/>1,850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1453" table:style-name="ce17">
            <text:p><text:s text:c="3"/>131,453</text:p>
          </table:table-cell>
          <table:table-cell office:value-type="float" office:value="103319" table:style-name="ce17">
            <text:p><text:s text:c="3"/>103,319</text:p>
          </table:table-cell>
          <table:table-cell office:value-type="float" office:value="10567" table:style-name="ce17">
            <text:p><text:s text:c="3"/>10,567</text:p>
          </table:table-cell>
          <table:table-cell office:value-type="float" office:value="10386" table:style-name="ce17">
            <text:p><text:s text:c="3"/>10,386</text:p>
          </table:table-cell>
          <table:table-cell office:value-type="float" office:value="181" table:style-name="ce17">
            <text:p><text:s text:c="3"/>181</text:p>
          </table:table-cell>
          <table:table-cell office:value-type="float" office:value="17567" table:style-name="ce17">
            <text:p><text:s text:c="3"/>17,567</text:p>
          </table:table-cell>
          <table:table-cell office:value-type="float" office:value="17182" table:style-name="ce17">
            <text:p><text:s text:c="3"/>17,182</text:p>
          </table:table-cell>
          <table:table-cell office:value-type="float" office:value="385" table:style-name="ce17">
            <text:p><text:s text:c="3"/>385</text:p>
          </table:table-cell>
          <table:table-cell office:value-type="float" office:value="131453" table:style-name="ce17">
            <text:p><text:s text:c="3"/>131,453</text:p>
          </table:table-cell>
          <table:table-cell office:value-type="float" office:value="103319" table:style-name="ce17">
            <text:p><text:s text:c="3"/>103,319</text:p>
          </table:table-cell>
          <table:table-cell office:value-type="float" office:value="10567" table:style-name="ce17">
            <text:p><text:s text:c="3"/>10,567</text:p>
          </table:table-cell>
          <table:table-cell office:value-type="float" office:value="10386" table:style-name="ce17">
            <text:p><text:s text:c="3"/>10,386</text:p>
          </table:table-cell>
          <table:table-cell office:value-type="float" office:value="181" table:style-name="ce17">
            <text:p><text:s text:c="3"/>181</text:p>
          </table:table-cell>
          <table:table-cell office:value-type="float" office:value="17567" table:style-name="ce17">
            <text:p><text:s text:c="3"/>17,567</text:p>
          </table:table-cell>
          <table:table-cell office:value-type="float" office:value="17182" table:style-name="ce17">
            <text:p><text:s text:c="3"/>17,182</text:p>
          </table:table-cell>
          <table:table-cell office:value-type="float" office:value="385" table:style-name="ce17">
            <text:p><text:s text:c="3"/>385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4 年</text:p>
          </table:table-cell>
          <table:table-cell office:value-type="string" table:style-name="ce8">
            <text:p>計</text:p>
          </table:table-cell>
          <table:table-cell office:value-type="float" office:value="282280" table:style-name="ce9">
            <text:p><text:s text:c="3"/>282,280</text:p>
          </table:table-cell>
          <table:table-cell office:value-type="float" office:value="253853" table:style-name="ce9">
            <text:p><text:s text:c="3"/>253,853</text:p>
          </table:table-cell>
          <table:table-cell office:value-type="float" office:value="14619" table:style-name="ce9">
            <text:p><text:s text:c="3"/>14,619</text:p>
          </table:table-cell>
          <table:table-cell office:value-type="float" office:value="14258" table:style-name="ce9">
            <text:p><text:s text:c="3"/>14,258</text:p>
          </table:table-cell>
          <table:table-cell office:value-type="float" office:value="361" table:style-name="ce9">
            <text:p><text:s text:c="3"/>361</text:p>
          </table:table-cell>
          <table:table-cell office:value-type="float" office:value="13808" table:style-name="ce9">
            <text:p><text:s text:c="3"/>13,808</text:p>
          </table:table-cell>
          <table:table-cell office:value-type="float" office:value="11454" table:style-name="ce9">
            <text:p><text:s text:c="3"/>11,454</text:p>
          </table:table-cell>
          <table:table-cell office:value-type="float" office:value="2354" table:style-name="ce22">
            <text:p><text:s text:c="3"/>2,354</text:p>
          </table:table-cell>
          <table:table-cell office:value-type="float" office:value="282280" table:style-name="ce9">
            <text:p><text:s text:c="3"/>282,280</text:p>
          </table:table-cell>
          <table:table-cell office:value-type="float" office:value="253853" table:style-name="ce9">
            <text:p><text:s text:c="3"/>253,853</text:p>
          </table:table-cell>
          <table:table-cell office:value-type="float" office:value="14619" table:style-name="ce9">
            <text:p><text:s text:c="3"/>14,619</text:p>
          </table:table-cell>
          <table:table-cell office:value-type="float" office:value="14258" table:style-name="ce9">
            <text:p><text:s text:c="3"/>14,258</text:p>
          </table:table-cell>
          <table:table-cell office:value-type="float" office:value="361" table:style-name="ce9">
            <text:p><text:s text:c="3"/>361</text:p>
          </table:table-cell>
          <table:table-cell office:value-type="float" office:value="13808" table:style-name="ce9">
            <text:p><text:s text:c="3"/>13,808</text:p>
          </table:table-cell>
          <table:table-cell office:value-type="float" office:value="11454" table:style-name="ce9">
            <text:p><text:s text:c="3"/>11,454</text:p>
          </table:table-cell>
          <table:table-cell office:value-type="float" office:value="2354" table:style-name="ce22">
            <text:p><text:s text:c="3"/>2,354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1140" table:style-name="ce12">
            <text:p><text:s text:c="3"/>141,140</text:p>
          </table:table-cell>
          <table:table-cell office:value-type="float" office:value="138001" table:style-name="ce12">
            <text:p><text:s text:c="3"/>138,00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2687" table:style-name="ce12">
            <text:p><text:s text:c="3"/>2,687</text:p>
          </table:table-cell>
          <table:table-cell office:value-type="float" office:value="751" table:style-name="ce12">
            <text:p><text:s text:c="3"/>751</text:p>
          </table:table-cell>
          <table:table-cell office:value-type="float" office:value="1936" table:style-name="ce12">
            <text:p><text:s text:c="3"/>1,936</text:p>
          </table:table-cell>
          <table:table-cell office:value-type="float" office:value="141140" table:style-name="ce12">
            <text:p><text:s text:c="3"/>141,140</text:p>
          </table:table-cell>
          <table:table-cell office:value-type="float" office:value="138001" table:style-name="ce12">
            <text:p><text:s text:c="3"/>138,00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2687" table:style-name="ce12">
            <text:p><text:s text:c="3"/>2,687</text:p>
          </table:table-cell>
          <table:table-cell office:value-type="float" office:value="751" table:style-name="ce12">
            <text:p><text:s text:c="3"/>751</text:p>
          </table:table-cell>
          <table:table-cell office:value-type="float" office:value="1936" table:style-name="ce12">
            <text:p><text:s text:c="3"/>1,936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1140" table:style-name="ce17">
            <text:p><text:s text:c="3"/>141,140</text:p>
          </table:table-cell>
          <table:table-cell office:value-type="float" office:value="115852" table:style-name="ce17">
            <text:p><text:s text:c="3"/>115,852</text:p>
          </table:table-cell>
          <table:table-cell office:value-type="float" office:value="14167" table:style-name="ce17">
            <text:p><text:s text:c="3"/>14,167</text:p>
          </table:table-cell>
          <table:table-cell office:value-type="float" office:value="13976" table:style-name="ce17">
            <text:p><text:s text:c="3"/>13,976</text:p>
          </table:table-cell>
          <table:table-cell office:value-type="float" office:value="191" table:style-name="ce17">
            <text:p><text:s text:c="3"/>191</text:p>
          </table:table-cell>
          <table:table-cell office:value-type="float" office:value="11121" table:style-name="ce17">
            <text:p><text:s text:c="3"/>11,121</text:p>
          </table:table-cell>
          <table:table-cell office:value-type="float" office:value="10703" table:style-name="ce17">
            <text:p><text:s text:c="3"/>10,703</text:p>
          </table:table-cell>
          <table:table-cell office:value-type="float" office:value="418" table:style-name="ce17">
            <text:p><text:s text:c="3"/>418</text:p>
          </table:table-cell>
          <table:table-cell office:value-type="float" office:value="141140" table:style-name="ce17">
            <text:p><text:s text:c="3"/>141,140</text:p>
          </table:table-cell>
          <table:table-cell office:value-type="float" office:value="115852" table:style-name="ce17">
            <text:p><text:s text:c="3"/>115,852</text:p>
          </table:table-cell>
          <table:table-cell office:value-type="float" office:value="14167" table:style-name="ce17">
            <text:p><text:s text:c="3"/>14,167</text:p>
          </table:table-cell>
          <table:table-cell office:value-type="float" office:value="13976" table:style-name="ce17">
            <text:p><text:s text:c="3"/>13,976</text:p>
          </table:table-cell>
          <table:table-cell office:value-type="float" office:value="191" table:style-name="ce17">
            <text:p><text:s text:c="3"/>191</text:p>
          </table:table-cell>
          <table:table-cell office:value-type="float" office:value="11121" table:style-name="ce17">
            <text:p><text:s text:c="3"/>11,121</text:p>
          </table:table-cell>
          <table:table-cell office:value-type="float" office:value="10703" table:style-name="ce17">
            <text:p><text:s text:c="3"/>10,703</text:p>
          </table:table-cell>
          <table:table-cell office:value-type="float" office:value="418" table:style-name="ce17">
            <text:p><text:s text:c="3"/>418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5 年</text:p>
          </table:table-cell>
          <table:table-cell office:value-type="string" table:style-name="ce8">
            <text:p>計</text:p>
          </table:table-cell>
          <table:table-cell office:value-type="float" office:value="285338" table:style-name="ce9">
            <text:p><text:s text:c="3"/>285,338</text:p>
          </table:table-cell>
          <table:table-cell office:value-type="float" office:value="261408" table:style-name="ce9">
            <text:p><text:s text:c="3"/>261,408</text:p>
          </table:table-cell>
          <table:table-cell office:value-type="float" office:value="14406" table:style-name="ce9">
            <text:p><text:s text:c="3"/>14,406</text:p>
          </table:table-cell>
          <table:table-cell office:value-type="float" office:value="13964" table:style-name="ce9">
            <text:p><text:s text:c="3"/>13,964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9524" table:style-name="ce9">
            <text:p><text:s text:c="3"/>9,524</text:p>
          </table:table-cell>
          <table:table-cell office:value-type="float" office:value="6950" table:style-name="ce9">
            <text:p><text:s text:c="3"/>6,950</text:p>
          </table:table-cell>
          <table:table-cell office:value-type="float" office:value="2574" table:style-name="ce22">
            <text:p><text:s text:c="3"/>2,574</text:p>
          </table:table-cell>
          <table:table-cell office:value-type="float" office:value="285338" table:style-name="ce9">
            <text:p><text:s text:c="3"/>285,338</text:p>
          </table:table-cell>
          <table:table-cell office:value-type="float" office:value="261408" table:style-name="ce9">
            <text:p><text:s text:c="3"/>261,408</text:p>
          </table:table-cell>
          <table:table-cell office:value-type="float" office:value="14406" table:style-name="ce9">
            <text:p><text:s text:c="3"/>14,406</text:p>
          </table:table-cell>
          <table:table-cell office:value-type="float" office:value="13964" table:style-name="ce9">
            <text:p><text:s text:c="3"/>13,964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9524" table:style-name="ce9">
            <text:p><text:s text:c="3"/>9,524</text:p>
          </table:table-cell>
          <table:table-cell office:value-type="float" office:value="6950" table:style-name="ce9">
            <text:p><text:s text:c="3"/>6,950</text:p>
          </table:table-cell>
          <table:table-cell office:value-type="float" office:value="2574" table:style-name="ce22">
            <text:p><text:s text:c="3"/>2,574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2669" table:style-name="ce12">
            <text:p><text:s text:c="3"/>142,669</text:p>
          </table:table-cell>
          <table:table-cell office:value-type="float" office:value="139455" table:style-name="ce12">
            <text:p><text:s text:c="3"/>139,455</text:p>
          </table:table-cell>
          <table:table-cell office:value-type="float" office:value="506" table:style-name="ce12">
            <text:p><text:s text:c="3"/>506</text:p>
          </table:table-cell>
          <table:table-cell office:value-type="float" office:value="323" table:style-name="ce12">
            <text:p><text:s text:c="3"/>323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2708" table:style-name="ce12">
            <text:p><text:s text:c="3"/>2,708</text:p>
          </table:table-cell>
          <table:table-cell office:value-type="float" office:value="579" table:style-name="ce12">
            <text:p><text:s text:c="3"/>579</text:p>
          </table:table-cell>
          <table:table-cell office:value-type="float" office:value="2129" table:style-name="ce12">
            <text:p><text:s text:c="3"/>2,129</text:p>
          </table:table-cell>
          <table:table-cell office:value-type="float" office:value="142669" table:style-name="ce12">
            <text:p><text:s text:c="3"/>142,669</text:p>
          </table:table-cell>
          <table:table-cell office:value-type="float" office:value="139455" table:style-name="ce12">
            <text:p><text:s text:c="3"/>139,455</text:p>
          </table:table-cell>
          <table:table-cell office:value-type="float" office:value="506" table:style-name="ce12">
            <text:p><text:s text:c="3"/>506</text:p>
          </table:table-cell>
          <table:table-cell office:value-type="float" office:value="323" table:style-name="ce12">
            <text:p><text:s text:c="3"/>323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2708" table:style-name="ce12">
            <text:p><text:s text:c="3"/>2,708</text:p>
          </table:table-cell>
          <table:table-cell office:value-type="float" office:value="579" table:style-name="ce12">
            <text:p><text:s text:c="3"/>579</text:p>
          </table:table-cell>
          <table:table-cell office:value-type="float" office:value="2129" table:style-name="ce12">
            <text:p><text:s text:c="3"/>2,129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2669" table:style-name="ce17">
            <text:p><text:s text:c="3"/>142,669</text:p>
          </table:table-cell>
          <table:table-cell office:value-type="float" office:value="121953" table:style-name="ce17">
            <text:p><text:s text:c="3"/>121,953</text:p>
          </table:table-cell>
          <table:table-cell office:value-type="float" office:value="13900" table:style-name="ce17">
            <text:p><text:s text:c="3"/>13,900</text:p>
          </table:table-cell>
          <table:table-cell office:value-type="float" office:value="13641" table:style-name="ce17">
            <text:p><text:s text:c="3"/>13,641</text:p>
          </table:table-cell>
          <table:table-cell office:value-type="float" office:value="259" table:style-name="ce17">
            <text:p><text:s text:c="3"/>259</text:p>
          </table:table-cell>
          <table:table-cell office:value-type="float" office:value="6816" table:style-name="ce17">
            <text:p><text:s text:c="3"/>6,816</text:p>
          </table:table-cell>
          <table:table-cell office:value-type="float" office:value="6371" table:style-name="ce17">
            <text:p><text:s text:c="3"/>6,371</text:p>
          </table:table-cell>
          <table:table-cell office:value-type="float" office:value="445" table:style-name="ce17">
            <text:p><text:s text:c="3"/>445</text:p>
          </table:table-cell>
          <table:table-cell office:value-type="float" office:value="142669" table:style-name="ce17">
            <text:p><text:s text:c="3"/>142,669</text:p>
          </table:table-cell>
          <table:table-cell office:value-type="float" office:value="121953" table:style-name="ce17">
            <text:p><text:s text:c="3"/>121,953</text:p>
          </table:table-cell>
          <table:table-cell office:value-type="float" office:value="13900" table:style-name="ce17">
            <text:p><text:s text:c="3"/>13,900</text:p>
          </table:table-cell>
          <table:table-cell office:value-type="float" office:value="13641" table:style-name="ce17">
            <text:p><text:s text:c="3"/>13,641</text:p>
          </table:table-cell>
          <table:table-cell office:value-type="float" office:value="259" table:style-name="ce17">
            <text:p><text:s text:c="3"/>259</text:p>
          </table:table-cell>
          <table:table-cell office:value-type="float" office:value="6816" table:style-name="ce17">
            <text:p><text:s text:c="3"/>6,816</text:p>
          </table:table-cell>
          <table:table-cell office:value-type="float" office:value="6371" table:style-name="ce17">
            <text:p><text:s text:c="3"/>6,371</text:p>
          </table:table-cell>
          <table:table-cell office:value-type="float" office:value="445" table:style-name="ce17">
            <text:p><text:s text:c="3"/>445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6 年</text:p>
          </table:table-cell>
          <table:table-cell office:value-type="string" table:style-name="ce8">
            <text:p>計</text:p>
          </table:table-cell>
          <table:table-cell office:value-type="float" office:value="270082" table:style-name="ce9">
            <text:p><text:s text:c="3"/>270,082</text:p>
          </table:table-cell>
          <table:table-cell office:value-type="float" office:value="245382" table:style-name="ce9">
            <text:p><text:s text:c="3"/>245,382</text:p>
          </table:table-cell>
          <table:table-cell office:value-type="float" office:value="15146" table:style-name="ce9">
            <text:p><text:s text:c="3"/>15,146</text:p>
          </table:table-cell>
          <table:table-cell office:value-type="float" office:value="14721" table:style-name="ce9">
            <text:p><text:s text:c="3"/>14,721</text:p>
          </table:table-cell>
          <table:table-cell office:value-type="float" office:value="425" table:style-name="ce9">
            <text:p><text:s text:c="3"/>425</text:p>
          </table:table-cell>
          <table:table-cell office:value-type="float" office:value="9554" table:style-name="ce9">
            <text:p><text:s text:c="3"/>9,554</text:p>
          </table:table-cell>
          <table:table-cell office:value-type="float" office:value="6952" table:style-name="ce9">
            <text:p><text:s text:c="3"/>6,952</text:p>
          </table:table-cell>
          <table:table-cell office:value-type="float" office:value="2602" table:style-name="ce22">
            <text:p><text:s text:c="3"/>2,602</text:p>
          </table:table-cell>
          <table:table-cell office:value-type="float" office:value="270082" table:style-name="ce9">
            <text:p><text:s text:c="3"/>270,082</text:p>
          </table:table-cell>
          <table:table-cell office:value-type="float" office:value="245382" table:style-name="ce9">
            <text:p><text:s text:c="3"/>245,382</text:p>
          </table:table-cell>
          <table:table-cell office:value-type="float" office:value="15146" table:style-name="ce9">
            <text:p><text:s text:c="3"/>15,146</text:p>
          </table:table-cell>
          <table:table-cell office:value-type="float" office:value="14721" table:style-name="ce9">
            <text:p><text:s text:c="3"/>14,721</text:p>
          </table:table-cell>
          <table:table-cell office:value-type="float" office:value="425" table:style-name="ce9">
            <text:p><text:s text:c="3"/>425</text:p>
          </table:table-cell>
          <table:table-cell office:value-type="float" office:value="9554" table:style-name="ce9">
            <text:p><text:s text:c="3"/>9,554</text:p>
          </table:table-cell>
          <table:table-cell office:value-type="float" office:value="6952" table:style-name="ce9">
            <text:p><text:s text:c="3"/>6,952</text:p>
          </table:table-cell>
          <table:table-cell office:value-type="float" office:value="2602" table:style-name="ce22">
            <text:p><text:s text:c="3"/>2,602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31900" table:style-name="ce12">
            <text:p><text:s text:c="3"/>131,900</text:p>
          </table:table-cell>
          <table:table-cell office:value-type="float" office:value="551" table:style-name="ce12">
            <text:p><text:s text:c="3"/>551</text:p>
          </table:table-cell>
          <table:table-cell office:value-type="float" office:value="371" table:style-name="ce12">
            <text:p><text:s text:c="3"/>371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2590" table:style-name="ce12">
            <text:p><text:s text:c="3"/>2,590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138" table:style-name="ce12">
            <text:p><text:s text:c="3"/>2,138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31900" table:style-name="ce12">
            <text:p><text:s text:c="3"/>131,900</text:p>
          </table:table-cell>
          <table:table-cell office:value-type="float" office:value="551" table:style-name="ce12">
            <text:p><text:s text:c="3"/>551</text:p>
          </table:table-cell>
          <table:table-cell office:value-type="float" office:value="371" table:style-name="ce12">
            <text:p><text:s text:c="3"/>371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2590" table:style-name="ce12">
            <text:p><text:s text:c="3"/>2,590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138" table:style-name="ce12">
            <text:p><text:s text:c="3"/>2,138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13482" table:style-name="ce12">
            <text:p><text:s text:c="3"/>113,482</text:p>
          </table:table-cell>
          <table:table-cell office:value-type="float" office:value="14595" table:style-name="ce12">
            <text:p><text:s text:c="3"/>14,595</text:p>
          </table:table-cell>
          <table:table-cell office:value-type="float" office:value="14350" table:style-name="ce12">
            <text:p><text:s text:c="3"/>14,350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6964" table:style-name="ce12">
            <text:p><text:s text:c="3"/>6,964</text:p>
          </table:table-cell>
          <table:table-cell office:value-type="float" office:value="6500" table:style-name="ce12">
            <text:p><text:s text:c="3"/>6,500</text:p>
          </table:table-cell>
          <table:table-cell office:value-type="float" office:value="464" table:style-name="ce12">
            <text:p><text:s text:c="3"/>464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13482" table:style-name="ce12">
            <text:p><text:s text:c="3"/>113,482</text:p>
          </table:table-cell>
          <table:table-cell office:value-type="float" office:value="14595" table:style-name="ce12">
            <text:p><text:s text:c="3"/>14,595</text:p>
          </table:table-cell>
          <table:table-cell office:value-type="float" office:value="14350" table:style-name="ce12">
            <text:p><text:s text:c="3"/>14,350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6964" table:style-name="ce12">
            <text:p><text:s text:c="3"/>6,964</text:p>
          </table:table-cell>
          <table:table-cell office:value-type="float" office:value="6500" table:style-name="ce12">
            <text:p><text:s text:c="3"/>6,500</text:p>
          </table:table-cell>
          <table:table-cell office:value-type="float" office:value="464" table:style-name="ce12">
            <text:p><text:s text:c="3"/>464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7 年</text:p>
          </table:table-cell>
          <table:table-cell office:value-type="string" table:style-name="ce8">
            <text:p>計</text:p>
          </table:table-cell>
          <table:table-cell office:value-type="float" office:value="309732" table:style-name="ce22">
            <text:p><text:s text:c="3"/>309,732</text:p>
          </table:table-cell>
          <table:table-cell office:value-type="float" office:value="288003" table:style-name="ce22">
            <text:p><text:s text:c="3"/>288,003</text:p>
          </table:table-cell>
          <table:table-cell office:value-type="float" office:value="12772" table:style-name="ce22">
            <text:p><text:s text:c="3"/>12,772</text:p>
          </table:table-cell>
          <table:table-cell office:value-type="float" office:value="12274" table:style-name="ce22">
            <text:p><text:s text:c="3"/>12,274</text:p>
          </table:table-cell>
          <table:table-cell office:value-type="float" office:value="498" table:style-name="ce22">
            <text:p><text:s text:c="3"/>498</text:p>
          </table:table-cell>
          <table:table-cell office:value-type="float" office:value="8957" table:style-name="ce22">
            <text:p><text:s text:c="3"/>8,957</text:p>
          </table:table-cell>
          <table:table-cell office:value-type="float" office:value="6009" table:style-name="ce22">
            <text:p><text:s text:c="3"/>6,009</text:p>
          </table:table-cell>
          <table:table-cell office:value-type="float" office:value="2948" table:style-name="ce22">
            <text:p><text:s text:c="3"/>2,948</text:p>
          </table:table-cell>
          <table:table-cell office:value-type="float" office:value="309732" table:style-name="ce22">
            <text:p><text:s text:c="3"/>309,732</text:p>
          </table:table-cell>
          <table:table-cell office:value-type="float" office:value="288003" table:style-name="ce22">
            <text:p><text:s text:c="3"/>288,003</text:p>
          </table:table-cell>
          <table:table-cell office:value-type="float" office:value="12772" table:style-name="ce22">
            <text:p><text:s text:c="3"/>12,772</text:p>
          </table:table-cell>
          <table:table-cell office:value-type="float" office:value="12274" table:style-name="ce22">
            <text:p><text:s text:c="3"/>12,274</text:p>
          </table:table-cell>
          <table:table-cell office:value-type="float" office:value="498" table:style-name="ce22">
            <text:p><text:s text:c="3"/>498</text:p>
          </table:table-cell>
          <table:table-cell office:value-type="float" office:value="8957" table:style-name="ce22">
            <text:p><text:s text:c="3"/>8,957</text:p>
          </table:table-cell>
          <table:table-cell office:value-type="float" office:value="6009" table:style-name="ce22">
            <text:p><text:s text:c="3"/>6,009</text:p>
          </table:table-cell>
          <table:table-cell office:value-type="float" office:value="2948" table:style-name="ce22">
            <text:p><text:s text:c="3"/>2,948</text:p>
          </table:table-cell>
          <table:table-cell table:style-name="ce40"/>
          <table:table-cell table:number-columns-repeated="6" table:style-name="ce22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621" table:style-name="ce41">
            <text:p><text:s text:c="3"/>62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621" table:style-name="ce41">
            <text:p><text:s text:c="3"/>62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2427" table:style-name="ce41">
            <text:p><text:s text:c="3"/>2,427</text:p>
          </table:table-cell>
          <table:table-cell table:style-name="ce42"/>
          <table:table-cell table:number-columns-repeated="6" table:style-name="ce41"/>
          <table:table-cell table:style-name="ce43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54866" table:style-name="ce44">
            <text:p><text:s text:c="3"/>154,866</text:p>
          </table:table-cell>
          <table:table-cell office:value-type="float" office:value="136653" table:style-name="ce44">
            <text:p><text:s text:c="3"/>136,653</text:p>
          </table:table-cell>
          <table:table-cell office:value-type="float" office:value="12151" table:style-name="ce44">
            <text:p><text:s text:c="3"/>12,151</text:p>
          </table:table-cell>
          <table:table-cell office:value-type="float" office:value="11903" table:style-name="ce44">
            <text:p><text:s text:c="3"/>11,903</text:p>
          </table:table-cell>
          <table:table-cell office:value-type="float" office:value="248" table:style-name="ce44">
            <text:p><text:s text:c="3"/>248</text:p>
          </table:table-cell>
          <table:table-cell office:value-type="float" office:value="6062" table:style-name="ce44">
            <text:p><text:s text:c="3"/>6,062</text:p>
          </table:table-cell>
          <table:table-cell office:value-type="float" office:value="5541" table:style-name="ce44">
            <text:p><text:s text:c="3"/>5,541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54866" table:style-name="ce44">
            <text:p><text:s text:c="3"/>154,866</text:p>
          </table:table-cell>
          <table:table-cell office:value-type="float" office:value="136653" table:style-name="ce44">
            <text:p><text:s text:c="3"/>136,653</text:p>
          </table:table-cell>
          <table:table-cell office:value-type="float" office:value="12151" table:style-name="ce44">
            <text:p><text:s text:c="3"/>12,151</text:p>
          </table:table-cell>
          <table:table-cell office:value-type="float" office:value="11903" table:style-name="ce44">
            <text:p><text:s text:c="3"/>11,903</text:p>
          </table:table-cell>
          <table:table-cell office:value-type="float" office:value="248" table:style-name="ce44">
            <text:p><text:s text:c="3"/>248</text:p>
          </table:table-cell>
          <table:table-cell office:value-type="float" office:value="6062" table:style-name="ce44">
            <text:p><text:s text:c="3"/>6,062</text:p>
          </table:table-cell>
          <table:table-cell office:value-type="float" office:value="5541" table:style-name="ce44">
            <text:p><text:s text:c="3"/>5,541</text:p>
          </table:table-cell>
          <table:table-cell office:value-type="float" office:value="521" table:style-name="ce41">
            <text:p><text:s text:c="3"/>521</text:p>
          </table:table-cell>
          <table:table-cell table:style-name="ce45"/>
          <table:table-cell table:number-columns-repeated="6" table:style-name="ce44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8 年</text:p>
          </table:table-cell>
          <table:table-cell office:value-type="string" table:style-name="ce8">
            <text:p>計</text:p>
          </table:table-cell>
          <table:table-cell office:value-type="float" office:value="234198" table:style-name="ce9">
            <text:p><text:s text:c="3"/>234,198</text:p>
          </table:table-cell>
          <table:table-cell office:value-type="float" office:value="212284" table:style-name="ce9">
            <text:p><text:s text:c="3"/>212,284</text:p>
          </table:table-cell>
          <table:table-cell office:value-type="float" office:value="13294" table:style-name="ce9">
            <text:p><text:s text:c="3"/>13,294</text:p>
          </table:table-cell>
          <table:table-cell office:value-type="float" office:value="12796" table:style-name="ce9">
            <text:p><text:s text:c="3"/>12,796</text:p>
          </table:table-cell>
          <table:table-cell office:value-type="float" office:value="498" table:style-name="ce9">
            <text:p><text:s text:c="3"/>498</text:p>
          </table:table-cell>
          <table:table-cell office:value-type="float" office:value="8620" table:style-name="ce9">
            <text:p><text:s text:c="3"/>8,620</text:p>
          </table:table-cell>
          <table:table-cell office:value-type="float" office:value="5696" table:style-name="ce9">
            <text:p><text:s text:c="3"/>5,696</text:p>
          </table:table-cell>
          <table:table-cell office:value-type="float" office:value="2924" table:style-name="ce22">
            <text:p><text:s text:c="3"/>2,924</text:p>
          </table:table-cell>
          <table:table-cell office:value-type="float" office:value="234198" table:style-name="ce9">
            <text:p><text:s text:c="3"/>234,198</text:p>
          </table:table-cell>
          <table:table-cell office:value-type="float" office:value="212284" table:style-name="ce9">
            <text:p><text:s text:c="3"/>212,284</text:p>
          </table:table-cell>
          <table:table-cell office:value-type="float" office:value="13294" table:style-name="ce9">
            <text:p><text:s text:c="3"/>13,294</text:p>
          </table:table-cell>
          <table:table-cell office:value-type="float" office:value="12796" table:style-name="ce9">
            <text:p><text:s text:c="3"/>12,796</text:p>
          </table:table-cell>
          <table:table-cell office:value-type="float" office:value="498" table:style-name="ce9">
            <text:p><text:s text:c="3"/>498</text:p>
          </table:table-cell>
          <table:table-cell office:value-type="float" office:value="8620" table:style-name="ce9">
            <text:p><text:s text:c="3"/>8,620</text:p>
          </table:table-cell>
          <table:table-cell office:value-type="float" office:value="5696" table:style-name="ce9">
            <text:p><text:s text:c="3"/>5,696</text:p>
          </table:table-cell>
          <table:table-cell office:value-type="float" office:value="2924" table:style-name="ce22">
            <text:p><text:s text:c="3"/>2,924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113426" table:style-name="ce12">
            <text:p><text:s text:c="3"/>113,426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2982" table:style-name="ce12">
            <text:p><text:s text:c="3"/>2,982</text:p>
          </table:table-cell>
          <table:table-cell office:value-type="float" office:value="502" table:style-name="ce12">
            <text:p><text:s text:c="3"/>502</text:p>
          </table:table-cell>
          <table:table-cell office:value-type="float" office:value="2480" table:style-name="ce12">
            <text:p><text:s text:c="3"/>2,480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113426" table:style-name="ce12">
            <text:p><text:s text:c="3"/>113,426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2982" table:style-name="ce12">
            <text:p><text:s text:c="3"/>2,982</text:p>
          </table:table-cell>
          <table:table-cell office:value-type="float" office:value="502" table:style-name="ce12">
            <text:p><text:s text:c="3"/>502</text:p>
          </table:table-cell>
          <table:table-cell office:value-type="float" office:value="2480" table:style-name="ce12">
            <text:p><text:s text:c="3"/>2,480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98858" table:style-name="ce12">
            <text:p><text:s text:c="3"/>98,858</text:p>
          </table:table-cell>
          <table:table-cell office:value-type="float" office:value="12603" table:style-name="ce12">
            <text:p><text:s text:c="3"/>12,603</text:p>
          </table:table-cell>
          <table:table-cell office:value-type="float" office:value="12344" table:style-name="ce12">
            <text:p><text:s text:c="3"/>12,344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5638" table:style-name="ce12">
            <text:p><text:s text:c="3"/>5,638</text:p>
          </table:table-cell>
          <table:table-cell office:value-type="float" office:value="5194" table:style-name="ce12">
            <text:p><text:s text:c="3"/>5,194</text:p>
          </table:table-cell>
          <table:table-cell office:value-type="float" office:value="444" table:style-name="ce12">
            <text:p><text:s text:c="3"/>444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98858" table:style-name="ce12">
            <text:p><text:s text:c="3"/>98,858</text:p>
          </table:table-cell>
          <table:table-cell office:value-type="float" office:value="12603" table:style-name="ce12">
            <text:p><text:s text:c="3"/>12,603</text:p>
          </table:table-cell>
          <table:table-cell office:value-type="float" office:value="12344" table:style-name="ce12">
            <text:p><text:s text:c="3"/>12,344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5638" table:style-name="ce12">
            <text:p><text:s text:c="3"/>5,638</text:p>
          </table:table-cell>
          <table:table-cell office:value-type="float" office:value="5194" table:style-name="ce12">
            <text:p><text:s text:c="3"/>5,194</text:p>
          </table:table-cell>
          <table:table-cell office:value-type="float" office:value="444" table:style-name="ce12">
            <text:p><text:s text:c="3"/>444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9 年</text:p>
          </table:table-cell>
          <table:table-cell office:value-type="string" table:style-name="ce8">
            <text:p>計</text:p>
          </table:table-cell>
          <table:table-cell office:value-type="float" office:value="277638" table:style-name="ce22">
            <text:p><text:s text:c="3"/>277,638</text:p>
          </table:table-cell>
          <table:table-cell office:value-type="float" office:value="256137" table:style-name="ce22">
            <text:p><text:s text:c="3"/>256,137</text:p>
          </table:table-cell>
          <table:table-cell office:value-type="float" office:value="13332" table:style-name="ce22">
            <text:p><text:s text:c="3"/>13,332</text:p>
          </table:table-cell>
          <table:table-cell office:value-type="float" office:value="12807" table:style-name="ce22">
            <text:p><text:s text:c="3"/>12,807</text:p>
          </table:table-cell>
          <table:table-cell office:value-type="float" office:value="525" table:style-name="ce22">
            <text:p><text:s text:c="3"/>525</text:p>
          </table:table-cell>
          <table:table-cell office:value-type="float" office:value="8169" table:style-name="ce22">
            <text:p><text:s text:c="3"/>8,169</text:p>
          </table:table-cell>
          <table:table-cell office:value-type="float" office:value="5212" table:style-name="ce22">
            <text:p><text:s text:c="3"/>5,212</text:p>
          </table:table-cell>
          <table:table-cell office:value-type="float" office:value="2957" table:style-name="ce22">
            <text:p><text:s text:c="3"/>2,957</text:p>
          </table:table-cell>
          <table:table-cell office:value-type="float" office:value="277638" table:style-name="ce22">
            <text:p><text:s text:c="3"/>277,638</text:p>
          </table:table-cell>
          <table:table-cell office:value-type="float" office:value="256137" table:style-name="ce22">
            <text:p><text:s text:c="3"/>256,137</text:p>
          </table:table-cell>
          <table:table-cell office:value-type="float" office:value="13332" table:style-name="ce22">
            <text:p><text:s text:c="3"/>13,332</text:p>
          </table:table-cell>
          <table:table-cell office:value-type="float" office:value="12807" table:style-name="ce22">
            <text:p><text:s text:c="3"/>12,807</text:p>
          </table:table-cell>
          <table:table-cell office:value-type="float" office:value="525" table:style-name="ce22">
            <text:p><text:s text:c="3"/>525</text:p>
          </table:table-cell>
          <table:table-cell office:value-type="float" office:value="8169" table:style-name="ce22">
            <text:p><text:s text:c="3"/>8,169</text:p>
          </table:table-cell>
          <table:table-cell office:value-type="float" office:value="5212" table:style-name="ce22">
            <text:p><text:s text:c="3"/>5,212</text:p>
          </table:table-cell>
          <table:table-cell office:value-type="float" office:value="2957" table:style-name="ce22">
            <text:p><text:s text:c="3"/>2,957</text:p>
          </table:table-cell>
          <table:table-cell table:style-name="ce40"/>
          <table:table-cell table:number-columns-repeated="6" table:style-name="ce22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807" table:style-name="ce41">
            <text:p><text:s text:c="3"/>807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807" table:style-name="ce41">
            <text:p><text:s text:c="3"/>807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2436" table:style-name="ce41">
            <text:p><text:s text:c="3"/>2,436</text:p>
          </table:table-cell>
          <table:table-cell table:style-name="ce42"/>
          <table:table-cell table:number-columns-repeated="6" table:style-name="ce41"/>
          <table:table-cell table:style-name="ce43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525" table:style-name="ce44">
            <text:p><text:s text:c="3"/>12,525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525" table:style-name="ce44">
            <text:p><text:s text:c="3"/>12,525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21" table:style-name="ce41">
            <text:p><text:s text:c="3"/>521</text:p>
          </table:table-cell>
          <table:table-cell table:style-name="ce45"/>
          <table:table-cell table:number-columns-repeated="6" table:style-name="ce44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100年</text:p>
          </table:table-cell>
          <table:table-cell office:value-type="string" table:style-name="ce8">
            <text:p>計</text:p>
          </table:table-cell>
          <table:table-cell office:value-type="float" office:value="330654" table:style-name="ce9">
            <text:p><text:s text:c="3"/>330,654</text:p>
          </table:table-cell>
          <table:table-cell office:value-type="float" office:value="309138" table:style-name="ce9">
            <text:p><text:s text:c="3"/>309,138</text:p>
          </table:table-cell>
          <table:table-cell office:value-type="float" office:value="13463" table:style-name="ce9">
            <text:p><text:s text:c="3"/>13,463</text:p>
          </table:table-cell>
          <table:table-cell office:value-type="float" office:value="12800" table:style-name="ce9">
            <text:p><text:s text:c="3"/>12,800</text:p>
          </table:table-cell>
          <table:table-cell office:value-type="float" office:value="663" table:style-name="ce9">
            <text:p><text:s text:c="3"/>663</text:p>
          </table:table-cell>
          <table:table-cell office:value-type="float" office:value="8053" table:style-name="ce9">
            <text:p><text:s text:c="3"/>8,053</text:p>
          </table:table-cell>
          <table:table-cell office:value-type="float" office:value="4887" table:style-name="ce9">
            <text:p><text:s text:c="3"/>4,887</text:p>
          </table:table-cell>
          <table:table-cell office:value-type="float" office:value="3166" table:style-name="ce22">
            <text:p><text:s text:c="3"/>3,166</text:p>
          </table:table-cell>
          <table:table-cell office:value-type="float" office:value="330654" table:style-name="ce9">
            <text:p><text:s text:c="3"/>330,654</text:p>
          </table:table-cell>
          <table:table-cell office:value-type="float" office:value="309138" table:style-name="ce9">
            <text:p><text:s text:c="3"/>309,138</text:p>
          </table:table-cell>
          <table:table-cell office:value-type="float" office:value="13463" table:style-name="ce9">
            <text:p><text:s text:c="3"/>13,463</text:p>
          </table:table-cell>
          <table:table-cell office:value-type="float" office:value="12800" table:style-name="ce9">
            <text:p><text:s text:c="3"/>12,800</text:p>
          </table:table-cell>
          <table:table-cell office:value-type="float" office:value="663" table:style-name="ce9">
            <text:p><text:s text:c="3"/>663</text:p>
          </table:table-cell>
          <table:table-cell office:value-type="float" office:value="8053" table:style-name="ce9">
            <text:p><text:s text:c="3"/>8,053</text:p>
          </table:table-cell>
          <table:table-cell office:value-type="float" office:value="4887" table:style-name="ce9">
            <text:p><text:s text:c="3"/>4,887</text:p>
          </table:table-cell>
          <table:table-cell office:value-type="float" office:value="3166" table:style-name="ce22">
            <text:p><text:s text:c="3"/>3,166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61237" table:style-name="ce12">
            <text:p><text:s text:c="3"/>161,237</text:p>
          </table:table-cell>
          <table:table-cell office:value-type="float" office:value="995" table:style-name="ce12">
            <text:p><text:s text:c="3"/>995</text:p>
          </table:table-cell>
          <table:table-cell office:value-type="float" office:value="686" table:style-name="ce12">
            <text:p><text:s text:c="3"/>686</text:p>
          </table:table-cell>
          <table:table-cell office:value-type="float" office:value="309" table:style-name="ce12">
            <text:p><text:s text:c="3"/>309</text:p>
          </table:table-cell>
          <table:table-cell office:value-type="float" office:value="3095" table:style-name="ce12">
            <text:p><text:s text:c="3"/>3,095</text:p>
          </table:table-cell>
          <table:table-cell office:value-type="float" office:value="520" table:style-name="ce12">
            <text:p><text:s text:c="3"/>520</text:p>
          </table:table-cell>
          <table:table-cell office:value-type="float" office:value="2575" table:style-name="ce12">
            <text:p><text:s text:c="3"/>2,575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61237" table:style-name="ce12">
            <text:p><text:s text:c="3"/>161,237</text:p>
          </table:table-cell>
          <table:table-cell office:value-type="float" office:value="995" table:style-name="ce12">
            <text:p><text:s text:c="3"/>995</text:p>
          </table:table-cell>
          <table:table-cell office:value-type="float" office:value="686" table:style-name="ce12">
            <text:p><text:s text:c="3"/>686</text:p>
          </table:table-cell>
          <table:table-cell office:value-type="float" office:value="309" table:style-name="ce12">
            <text:p><text:s text:c="3"/>309</text:p>
          </table:table-cell>
          <table:table-cell office:value-type="float" office:value="3095" table:style-name="ce12">
            <text:p><text:s text:c="3"/>3,095</text:p>
          </table:table-cell>
          <table:table-cell office:value-type="float" office:value="520" table:style-name="ce12">
            <text:p><text:s text:c="3"/>520</text:p>
          </table:table-cell>
          <table:table-cell office:value-type="float" office:value="2575" table:style-name="ce12">
            <text:p><text:s text:c="3"/>2,575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47901" table:style-name="ce12">
            <text:p><text:s text:c="3"/>147,901</text:p>
          </table:table-cell>
          <table:table-cell office:value-type="float" office:value="12468" table:style-name="ce12">
            <text:p><text:s text:c="3"/>12,468</text:p>
          </table:table-cell>
          <table:table-cell office:value-type="float" office:value="12114" table:style-name="ce12">
            <text:p><text:s text:c="3"/>12,114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958" table:style-name="ce12">
            <text:p><text:s text:c="3"/>4,958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591" table:style-name="ce12">
            <text:p><text:s text:c="3"/>591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47901" table:style-name="ce12">
            <text:p><text:s text:c="3"/>147,901</text:p>
          </table:table-cell>
          <table:table-cell office:value-type="float" office:value="12468" table:style-name="ce12">
            <text:p><text:s text:c="3"/>12,468</text:p>
          </table:table-cell>
          <table:table-cell office:value-type="float" office:value="12114" table:style-name="ce12">
            <text:p><text:s text:c="3"/>12,114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958" table:style-name="ce12">
            <text:p><text:s text:c="3"/>4,958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591" table:style-name="ce12">
            <text:p><text:s text:c="3"/>591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1年</text:p>
          </table:table-cell>
          <table:table-cell office:value-type="string" table:style-name="ce8">
            <text:p>計</text:p>
          </table:table-cell>
          <table:table-cell office:value-type="float" office:value="286768" table:style-name="ce22">
            <text:p><text:s text:c="3"/>286,768</text:p>
          </table:table-cell>
          <table:table-cell office:value-type="float" office:value="266168" table:style-name="ce22">
            <text:p><text:s text:c="3"/>266,168</text:p>
          </table:table-cell>
          <table:table-cell office:value-type="float" office:value="12713" table:style-name="ce22">
            <text:p><text:s text:c="3"/>12,713</text:p>
          </table:table-cell>
          <table:table-cell office:value-type="float" office:value="12034" table:style-name="ce22">
            <text:p><text:s text:c="3"/>12,034</text:p>
          </table:table-cell>
          <table:table-cell office:value-type="float" office:value="679" table:style-name="ce22">
            <text:p><text:s text:c="3"/>679</text:p>
          </table:table-cell>
          <table:table-cell office:value-type="float" office:value="7887" table:style-name="ce22">
            <text:p><text:s text:c="3"/>7,887</text:p>
          </table:table-cell>
          <table:table-cell office:value-type="float" office:value="4784" table:style-name="ce22">
            <text:p><text:s text:c="3"/>4,784</text:p>
          </table:table-cell>
          <table:table-cell office:value-type="float" office:value="3103" table:style-name="ce22">
            <text:p><text:s text:c="3"/>3,103</text:p>
          </table:table-cell>
          <table:table-cell office:value-type="float" office:value="286768" table:style-name="ce22">
            <text:p><text:s text:c="3"/>286,768</text:p>
          </table:table-cell>
          <table:table-cell office:value-type="float" office:value="266168" table:style-name="ce22">
            <text:p><text:s text:c="3"/>266,168</text:p>
          </table:table-cell>
          <table:table-cell office:value-type="float" office:value="12713" table:style-name="ce22">
            <text:p><text:s text:c="3"/>12,713</text:p>
          </table:table-cell>
          <table:table-cell office:value-type="float" office:value="12034" table:style-name="ce22">
            <text:p><text:s text:c="3"/>12,034</text:p>
          </table:table-cell>
          <table:table-cell office:value-type="float" office:value="679" table:style-name="ce22">
            <text:p><text:s text:c="3"/>679</text:p>
          </table:table-cell>
          <table:table-cell office:value-type="float" office:value="7887" table:style-name="ce22">
            <text:p><text:s text:c="3"/>7,887</text:p>
          </table:table-cell>
          <table:table-cell office:value-type="float" office:value="4784" table:style-name="ce22">
            <text:p><text:s text:c="3"/>4,784</text:p>
          </table:table-cell>
          <table:table-cell office:value-type="float" office:value="3103" table:style-name="ce22">
            <text:p><text:s text:c="3"/>3,103</text:p>
          </table:table-cell>
          <table:table-cell table:style-name="ce40"/>
          <table:table-cell table:number-columns-repeated="6" table:style-name="ce22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3384" table:style-name="ce12">
            <text:p><text:s text:c="3"/>143,384</text:p>
          </table:table-cell>
          <table:table-cell office:value-type="float" office:value="139047" table:style-name="ce12">
            <text:p><text:s text:c="3"/>139,047</text:p>
          </table:table-cell>
          <table:table-cell office:value-type="float" office:value="1116" table:style-name="ce12">
            <text:p><text:s text:c="3"/>1,116</text:p>
          </table:table-cell>
          <table:table-cell office:value-type="float" office:value="766" table:style-name="ce12">
            <text:p><text:s text:c="3"/>766</text:p>
          </table:table-cell>
          <table:table-cell office:value-type="float" office:value="350" table:style-name="ce12">
            <text:p><text:s text:c="3"/>350</text:p>
          </table:table-cell>
          <table:table-cell office:value-type="float" office:value="3221" table:style-name="ce12">
            <text:p><text:s text:c="3"/>3,221</text:p>
          </table:table-cell>
          <table:table-cell office:value-type="float" office:value="664" table:style-name="ce12">
            <text:p><text:s text:c="3"/>664</text:p>
          </table:table-cell>
          <table:table-cell office:value-type="float" office:value="2557" table:style-name="ce12">
            <text:p><text:s text:c="3"/>2,557</text:p>
          </table:table-cell>
          <table:table-cell office:value-type="float" office:value="143384" table:style-name="ce12">
            <text:p><text:s text:c="3"/>143,384</text:p>
          </table:table-cell>
          <table:table-cell office:value-type="float" office:value="139047" table:style-name="ce12">
            <text:p><text:s text:c="3"/>139,047</text:p>
          </table:table-cell>
          <table:table-cell office:value-type="float" office:value="1116" table:style-name="ce12">
            <text:p><text:s text:c="3"/>1,116</text:p>
          </table:table-cell>
          <table:table-cell office:value-type="float" office:value="766" table:style-name="ce12">
            <text:p><text:s text:c="3"/>766</text:p>
          </table:table-cell>
          <table:table-cell office:value-type="float" office:value="350" table:style-name="ce12">
            <text:p><text:s text:c="3"/>350</text:p>
          </table:table-cell>
          <table:table-cell office:value-type="float" office:value="3221" table:style-name="ce12">
            <text:p><text:s text:c="3"/>3,221</text:p>
          </table:table-cell>
          <table:table-cell office:value-type="float" office:value="664" table:style-name="ce12">
            <text:p><text:s text:c="3"/>664</text:p>
          </table:table-cell>
          <table:table-cell office:value-type="float" office:value="2557" table:style-name="ce12">
            <text:p><text:s text:c="3"/>2,557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3384" table:style-name="ce17">
            <text:p><text:s text:c="3"/>143,384</text:p>
          </table:table-cell>
          <table:table-cell office:value-type="float" office:value="127121" table:style-name="ce17">
            <text:p><text:s text:c="3"/>127,121</text:p>
          </table:table-cell>
          <table:table-cell office:value-type="float" office:value="11597" table:style-name="ce17">
            <text:p><text:s text:c="3"/>11,597</text:p>
          </table:table-cell>
          <table:table-cell office:value-type="float" office:value="11268" table:style-name="ce17">
            <text:p><text:s text:c="3"/>11,268</text:p>
          </table:table-cell>
          <table:table-cell office:value-type="float" office:value="329" table:style-name="ce17">
            <text:p><text:s text:c="3"/>329</text:p>
          </table:table-cell>
          <table:table-cell office:value-type="float" office:value="4666" table:style-name="ce17">
            <text:p><text:s text:c="3"/>4,666</text:p>
          </table:table-cell>
          <table:table-cell office:value-type="float" office:value="4120" table:style-name="ce17">
            <text:p><text:s text:c="3"/>4,120</text:p>
          </table:table-cell>
          <table:table-cell office:value-type="float" office:value="546" table:style-name="ce17">
            <text:p><text:s text:c="3"/>546</text:p>
          </table:table-cell>
          <table:table-cell office:value-type="float" office:value="143384" table:style-name="ce17">
            <text:p><text:s text:c="3"/>143,384</text:p>
          </table:table-cell>
          <table:table-cell office:value-type="float" office:value="127121" table:style-name="ce17">
            <text:p><text:s text:c="3"/>127,121</text:p>
          </table:table-cell>
          <table:table-cell office:value-type="float" office:value="11597" table:style-name="ce17">
            <text:p><text:s text:c="3"/>11,597</text:p>
          </table:table-cell>
          <table:table-cell office:value-type="float" office:value="11268" table:style-name="ce17">
            <text:p><text:s text:c="3"/>11,268</text:p>
          </table:table-cell>
          <table:table-cell office:value-type="float" office:value="329" table:style-name="ce17">
            <text:p><text:s text:c="3"/>329</text:p>
          </table:table-cell>
          <table:table-cell office:value-type="float" office:value="4666" table:style-name="ce17">
            <text:p><text:s text:c="3"/>4,666</text:p>
          </table:table-cell>
          <table:table-cell office:value-type="float" office:value="4120" table:style-name="ce17">
            <text:p><text:s text:c="3"/>4,120</text:p>
          </table:table-cell>
          <table:table-cell office:value-type="float" office:value="546" table:style-name="ce17">
            <text:p><text:s text:c="3"/>546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2年</text:p>
          </table:table-cell>
          <table:table-cell office:value-type="string" table:style-name="ce8">
            <text:p>計</text:p>
          </table:table-cell>
          <table:table-cell office:value-type="float" office:value="295272" table:style-name="ce23">
            <text:p><text:s text:c="3"/>295,272</text:p>
          </table:table-cell>
          <table:table-cell office:value-type="float" office:value="275780" table:style-name="ce23">
            <text:p><text:s text:c="3"/>275,780</text:p>
          </table:table-cell>
          <table:table-cell office:value-type="float" office:value="11542" table:style-name="ce23">
            <text:p><text:s text:c="3"/>11,542</text:p>
          </table:table-cell>
          <table:table-cell office:value-type="float" office:value="10829" table:style-name="ce23">
            <text:p><text:s text:c="3"/>10,829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7950" table:style-name="ce23">
            <text:p><text:s text:c="3"/>7,950</text:p>
          </table:table-cell>
          <table:table-cell office:value-type="float" office:value="4823" table:style-name="ce23">
            <text:p><text:s text:c="3"/>4,823</text:p>
          </table:table-cell>
          <table:table-cell office:value-type="float" office:value="3127" table:style-name="ce23">
            <text:p><text:s text:c="3"/>3,127</text:p>
          </table:table-cell>
          <table:table-cell office:value-type="float" office:value="295272" table:style-name="ce23">
            <text:p><text:s text:c="3"/>295,272</text:p>
          </table:table-cell>
          <table:table-cell office:value-type="float" office:value="275780" table:style-name="ce23">
            <text:p><text:s text:c="3"/>275,780</text:p>
          </table:table-cell>
          <table:table-cell office:value-type="float" office:value="11542" table:style-name="ce23">
            <text:p><text:s text:c="3"/>11,542</text:p>
          </table:table-cell>
          <table:table-cell office:value-type="float" office:value="10829" table:style-name="ce23">
            <text:p><text:s text:c="3"/>10,829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7950" table:style-name="ce23">
            <text:p><text:s text:c="3"/>7,950</text:p>
          </table:table-cell>
          <table:table-cell office:value-type="float" office:value="4823" table:style-name="ce23">
            <text:p><text:s text:c="3"/>4,823</text:p>
          </table:table-cell>
          <table:table-cell office:value-type="float" office:value="3127" table:style-name="ce23">
            <text:p><text:s text:c="3"/>3,127</text:p>
          </table:table-cell>
          <table:table-cell table:style-name="ce46"/>
          <table:table-cell table:number-columns-repeated="6" table:style-name="ce23"/>
          <table:table-cell table:style-name="ce47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7636" table:style-name="ce12">
            <text:p><text:s text:c="3"/>147,636</text:p>
          </table:table-cell>
          <table:table-cell office:value-type="float" office:value="143446" table:style-name="ce12">
            <text:p><text:s text:c="3"/>143,446</text:p>
          </table:table-cell>
          <table:table-cell office:value-type="float" office:value="1074" table:style-name="ce12">
            <text:p><text:s text:c="3"/>1,074</text:p>
          </table:table-cell>
          <table:table-cell office:value-type="float" office:value="738" table:style-name="ce12">
            <text:p><text:s text:c="3"/>73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3116" table:style-name="ce12">
            <text:p><text:s text:c="3"/>3,116</text:p>
          </table:table-cell>
          <table:table-cell office:value-type="float" office:value="616" table:style-name="ce12">
            <text:p><text:s text:c="3"/>616</text:p>
          </table:table-cell>
          <table:table-cell office:value-type="float" office:value="2500" table:style-name="ce12">
            <text:p><text:s text:c="3"/>2,500</text:p>
          </table:table-cell>
          <table:table-cell office:value-type="float" office:value="147636" table:style-name="ce12">
            <text:p><text:s text:c="3"/>147,636</text:p>
          </table:table-cell>
          <table:table-cell office:value-type="float" office:value="143446" table:style-name="ce12">
            <text:p><text:s text:c="3"/>143,446</text:p>
          </table:table-cell>
          <table:table-cell office:value-type="float" office:value="1074" table:style-name="ce12">
            <text:p><text:s text:c="3"/>1,074</text:p>
          </table:table-cell>
          <table:table-cell office:value-type="float" office:value="738" table:style-name="ce12">
            <text:p><text:s text:c="3"/>73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3116" table:style-name="ce12">
            <text:p><text:s text:c="3"/>3,116</text:p>
          </table:table-cell>
          <table:table-cell office:value-type="float" office:value="616" table:style-name="ce12">
            <text:p><text:s text:c="3"/>616</text:p>
          </table:table-cell>
          <table:table-cell office:value-type="float" office:value="2500" table:style-name="ce12">
            <text:p><text:s text:c="3"/>2,500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7636" table:style-name="ce17">
            <text:p><text:s text:c="3"/>147,636</text:p>
          </table:table-cell>
          <table:table-cell office:value-type="float" office:value="132334" table:style-name="ce17">
            <text:p><text:s text:c="3"/>132,334</text:p>
          </table:table-cell>
          <table:table-cell office:value-type="float" office:value="10468" table:style-name="ce17">
            <text:p><text:s text:c="3"/>10,468</text:p>
          </table:table-cell>
          <table:table-cell office:value-type="float" office:value="10091" table:style-name="ce17">
            <text:p><text:s text:c="3"/>10,091</text:p>
          </table:table-cell>
          <table:table-cell office:value-type="float" office:value="377" table:style-name="ce17">
            <text:p><text:s text:c="3"/>377</text:p>
          </table:table-cell>
          <table:table-cell office:value-type="float" office:value="4834" table:style-name="ce17">
            <text:p><text:s text:c="3"/>4,834</text:p>
          </table:table-cell>
          <table:table-cell office:value-type="float" office:value="4207" table:style-name="ce17">
            <text:p><text:s text:c="3"/>4,207</text:p>
          </table:table-cell>
          <table:table-cell office:value-type="float" office:value="627" table:style-name="ce17">
            <text:p><text:s text:c="3"/>627</text:p>
          </table:table-cell>
          <table:table-cell office:value-type="float" office:value="147636" table:style-name="ce17">
            <text:p><text:s text:c="3"/>147,636</text:p>
          </table:table-cell>
          <table:table-cell office:value-type="float" office:value="132334" table:style-name="ce17">
            <text:p><text:s text:c="3"/>132,334</text:p>
          </table:table-cell>
          <table:table-cell office:value-type="float" office:value="10468" table:style-name="ce17">
            <text:p><text:s text:c="3"/>10,468</text:p>
          </table:table-cell>
          <table:table-cell office:value-type="float" office:value="10091" table:style-name="ce17">
            <text:p><text:s text:c="3"/>10,091</text:p>
          </table:table-cell>
          <table:table-cell office:value-type="float" office:value="377" table:style-name="ce17">
            <text:p><text:s text:c="3"/>377</text:p>
          </table:table-cell>
          <table:table-cell office:value-type="float" office:value="4834" table:style-name="ce17">
            <text:p><text:s text:c="3"/>4,834</text:p>
          </table:table-cell>
          <table:table-cell office:value-type="float" office:value="4207" table:style-name="ce17">
            <text:p><text:s text:c="3"/>4,207</text:p>
          </table:table-cell>
          <table:table-cell office:value-type="float" office:value="627" table:style-name="ce17">
            <text:p><text:s text:c="3"/>627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3年</text:p>
          </table:table-cell>
          <table:table-cell office:value-type="string" table:style-name="ce48">
            <text:p>計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10986" table:style-name="ce23">
            <text:p><text:s text:c="3"/>10,986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3249" table:style-name="ce23">
            <text:p><text:s text:c="3"/>3,249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10986" table:style-name="ce23">
            <text:p><text:s text:c="3"/>10,986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3249" table:style-name="ce23">
            <text:p><text:s text:c="3"/>3,249</text:p>
          </table:table-cell>
          <table:table-cell table:style-name="ce46"/>
          <table:table-cell table:number-columns-repeated="6" table:style-name="ce23"/>
          <table:table-cell table:style-name="ce47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178" table:style-name="ce12">
            <text:p><text:s text:c="3"/>1,178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2637" table:style-name="ce12">
            <text:p><text:s text:c="3"/>2,637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178" table:style-name="ce12">
            <text:p><text:s text:c="3"/>1,178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2637" table:style-name="ce12">
            <text:p><text:s text:c="3"/>2,637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9808" table:style-name="ce17">
            <text:p><text:s text:c="3"/>9,808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612" table:style-name="ce17">
            <text:p><text:s text:c="3"/>612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9808" table:style-name="ce17">
            <text:p><text:s text:c="3"/>9,808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612" table:style-name="ce17">
            <text:p><text:s text:c="3"/>612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4年</text:p>
          </table:table-cell>
          <table:table-cell office:value-type="string" table:style-name="ce49">
            <text:p>計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10455" table:style-name="ce50">
            <text:p><text:s text:c="3"/>10,455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3281" table:style-name="ce50">
            <text:p><text:s text:c="3"/>3,281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10455" table:style-name="ce50">
            <text:p><text:s text:c="3"/>10,455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3281" table:style-name="ce50">
            <text:p><text:s text:c="3"/>3,281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314" table:style-name="ce54">
            <text:p><text:s text:c="3"/>1,314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630" table:style-name="ce54">
            <text:p><text:s text:c="3"/>2,630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314" table:style-name="ce54">
            <text:p><text:s text:c="3"/>1,314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630" table:style-name="ce54">
            <text:p><text:s text:c="3"/>2,630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9141" table:style-name="ce58">
            <text:p><text:s text:c="3"/>9,141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9141" table:style-name="ce58">
            <text:p><text:s text:c="3"/>9,141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651" table:style-name="ce58">
            <text:p><text:s text:c="3"/>651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5年</text:p>
          </table:table-cell>
          <table:table-cell office:value-type="string" table:style-name="ce49">
            <text:p>計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9813" table:style-name="ce50">
            <text:p><text:s text:c="3"/>9,813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3435" table:style-name="ce50">
            <text:p><text:s text:c="3"/>3,435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9813" table:style-name="ce50">
            <text:p><text:s text:c="3"/>9,813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3435" table:style-name="ce50">
            <text:p><text:s text:c="3"/>3,435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320" table:style-name="ce54">
            <text:p><text:s text:c="3"/>1,32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2774" table:style-name="ce54">
            <text:p><text:s text:c="3"/>2,774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320" table:style-name="ce54">
            <text:p><text:s text:c="3"/>1,32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2774" table:style-name="ce54">
            <text:p><text:s text:c="3"/>2,774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8493" table:style-name="ce58">
            <text:p><text:s text:c="3"/>8,493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8493" table:style-name="ce58">
            <text:p><text:s text:c="3"/>8,493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661" table:style-name="ce58">
            <text:p><text:s text:c="3"/>661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03">
            <text:p>106年</text:p>
          </table:table-cell>
          <table:table-cell office:value-type="string" table:style-name="ce49">
            <text:p>計</text:p>
          </table:table-cell>
          <table:table-cell office:value-type="float" office:value="276068" table:style-name="ce23">
            <text:p><text:s text:c="3"/>276,068</text:p>
          </table:table-cell>
          <table:table-cell office:value-type="float" office:value="254971" table:style-name="ce23">
            <text:p><text:s text:c="3"/>254,971</text:p>
          </table:table-cell>
          <table:table-cell office:value-type="float" office:value="8950" table:style-name="ce23">
            <text:p><text:s text:c="3"/>8,950</text:p>
          </table:table-cell>
          <table:table-cell office:value-type="float" office:value="7634" table:style-name="ce23">
            <text:p><text:s text:c="3"/>7,634</text:p>
          </table:table-cell>
          <table:table-cell office:value-type="float" office:value="1316" table:style-name="ce23">
            <text:p><text:s text:c="3"/>1,316</text:p>
          </table:table-cell>
          <table:table-cell office:value-type="float" office:value="12147" table:style-name="ce23">
            <text:p><text:s text:c="3"/>12,147</text:p>
          </table:table-cell>
          <table:table-cell office:value-type="float" office:value="8569" table:style-name="ce23">
            <text:p><text:s text:c="3"/>8,569</text:p>
          </table:table-cell>
          <table:table-cell office:value-type="float" office:value="3578" table:style-name="ce23">
            <text:p><text:s text:c="3"/>3,578</text:p>
          </table:table-cell>
          <table:table-cell office:value-type="float" office:value="276068" table:style-name="ce23">
            <text:p><text:s text:c="3"/>276,068</text:p>
          </table:table-cell>
          <table:table-cell office:value-type="float" office:value="254971" table:style-name="ce23">
            <text:p><text:s text:c="3"/>254,971</text:p>
          </table:table-cell>
          <table:table-cell office:value-type="float" office:value="8950" table:style-name="ce23">
            <text:p><text:s text:c="3"/>8,950</text:p>
          </table:table-cell>
          <table:table-cell office:value-type="float" office:value="7634" table:style-name="ce23">
            <text:p><text:s text:c="3"/>7,634</text:p>
          </table:table-cell>
          <table:table-cell office:value-type="float" office:value="1316" table:style-name="ce23">
            <text:p><text:s text:c="3"/>1,316</text:p>
          </table:table-cell>
          <table:table-cell office:value-type="float" office:value="12147" table:style-name="ce23">
            <text:p><text:s text:c="3"/>12,147</text:p>
          </table:table-cell>
          <table:table-cell office:value-type="float" office:value="8569" table:style-name="ce23">
            <text:p><text:s text:c="3"/>8,569</text:p>
          </table:table-cell>
          <table:table-cell office:value-type="float" office:value="3578" table:style-name="ce23">
            <text:p><text:s text:c="3"/>3,578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8034" table:style-name="ce12">
            <text:p><text:s text:c="3"/>138,034</text:p>
          </table:table-cell>
          <table:table-cell office:value-type="float" office:value="132730" table:style-name="ce12">
            <text:p><text:s text:c="3"/>132,730</text:p>
          </table:table-cell>
          <table:table-cell office:value-type="float" office:value="1431" table:style-name="ce12">
            <text:p><text:s text:c="3"/>1,431</text:p>
          </table:table-cell>
          <table:table-cell office:value-type="float" office:value="823" table:style-name="ce12">
            <text:p><text:s text:c="3"/>823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3873" table:style-name="ce12">
            <text:p><text:s text:c="3"/>3,873</text:p>
          </table:table-cell>
          <table:table-cell office:value-type="float" office:value="981" table:style-name="ce12">
            <text:p><text:s text:c="3"/>981</text:p>
          </table:table-cell>
          <table:table-cell office:value-type="float" office:value="2892" table:style-name="ce12">
            <text:p><text:s text:c="3"/>2,892</text:p>
          </table:table-cell>
          <table:table-cell office:value-type="float" office:value="138034" table:style-name="ce12">
            <text:p><text:s text:c="3"/>138,034</text:p>
          </table:table-cell>
          <table:table-cell office:value-type="float" office:value="132730" table:style-name="ce12">
            <text:p><text:s text:c="3"/>132,730</text:p>
          </table:table-cell>
          <table:table-cell office:value-type="float" office:value="1431" table:style-name="ce12">
            <text:p><text:s text:c="3"/>1,431</text:p>
          </table:table-cell>
          <table:table-cell office:value-type="float" office:value="823" table:style-name="ce12">
            <text:p><text:s text:c="3"/>823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3873" table:style-name="ce12">
            <text:p><text:s text:c="3"/>3,873</text:p>
          </table:table-cell>
          <table:table-cell office:value-type="float" office:value="981" table:style-name="ce12">
            <text:p><text:s text:c="3"/>981</text:p>
          </table:table-cell>
          <table:table-cell office:value-type="float" office:value="2892" table:style-name="ce12">
            <text:p><text:s text:c="3"/>2,892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38034" table:style-name="ce17">
            <text:p><text:s text:c="3"/>138,034</text:p>
          </table:table-cell>
          <table:table-cell office:value-type="float" office:value="122241" table:style-name="ce17">
            <text:p><text:s text:c="3"/>122,241</text:p>
          </table:table-cell>
          <table:table-cell office:value-type="float" office:value="7519" table:style-name="ce17">
            <text:p><text:s text:c="3"/>7,519</text:p>
          </table:table-cell>
          <table:table-cell office:value-type="float" office:value="6811" table:style-name="ce17">
            <text:p><text:s text:c="3"/>6,811</text:p>
          </table:table-cell>
          <table:table-cell office:value-type="float" office:value="708" table:style-name="ce17">
            <text:p><text:s text:c="3"/>708</text:p>
          </table:table-cell>
          <table:table-cell office:value-type="float" office:value="8274" table:style-name="ce17">
            <text:p><text:s text:c="3"/>8,274</text:p>
          </table:table-cell>
          <table:table-cell office:value-type="float" office:value="7588" table:style-name="ce17">
            <text:p><text:s text:c="3"/>7,588</text:p>
          </table:table-cell>
          <table:table-cell office:value-type="float" office:value="686" table:style-name="ce17">
            <text:p><text:s text:c="3"/>686</text:p>
          </table:table-cell>
          <table:table-cell office:value-type="float" office:value="138034" table:style-name="ce17">
            <text:p><text:s text:c="3"/>138,034</text:p>
          </table:table-cell>
          <table:table-cell office:value-type="float" office:value="122241" table:style-name="ce17">
            <text:p><text:s text:c="3"/>122,241</text:p>
          </table:table-cell>
          <table:table-cell office:value-type="float" office:value="7519" table:style-name="ce17">
            <text:p><text:s text:c="3"/>7,519</text:p>
          </table:table-cell>
          <table:table-cell office:value-type="float" office:value="6811" table:style-name="ce17">
            <text:p><text:s text:c="3"/>6,811</text:p>
          </table:table-cell>
          <table:table-cell office:value-type="float" office:value="708" table:style-name="ce17">
            <text:p><text:s text:c="3"/>708</text:p>
          </table:table-cell>
          <table:table-cell office:value-type="float" office:value="8274" table:style-name="ce17">
            <text:p><text:s text:c="3"/>8,274</text:p>
          </table:table-cell>
          <table:table-cell office:value-type="float" office:value="7588" table:style-name="ce17">
            <text:p><text:s text:c="3"/>7,588</text:p>
          </table:table-cell>
          <table:table-cell office:value-type="float" office:value="686" table:style-name="ce17">
            <text:p><text:s text:c="3"/>686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3">
            <text:p>107年</text:p>
          </table:table-cell>
          <table:table-cell office:value-type="string" table:style-name="ce48">
            <text:p>計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8216" table:style-name="ce50">
            <text:p><text:s text:c="3"/>8,21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3643" table:style-name="ce50">
            <text:p><text:s text:c="3"/>3,643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8216" table:style-name="ce50">
            <text:p><text:s text:c="3"/>8,21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3643" table:style-name="ce50">
            <text:p><text:s text:c="3"/>3,643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391" table:style-name="ce54">
            <text:p><text:s text:c="3"/>1,39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2845" table:style-name="ce54">
            <text:p><text:s text:c="3"/>2,845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391" table:style-name="ce54">
            <text:p><text:s text:c="3"/>1,39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2845" table:style-name="ce54">
            <text:p><text:s text:c="3"/>2,845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6825" table:style-name="ce58">
            <text:p><text:s text:c="3"/>6,82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798" table:style-name="ce58">
            <text:p><text:s text:c="3"/>798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6825" table:style-name="ce58">
            <text:p><text:s text:c="3"/>6,82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798" table:style-name="ce58">
            <text:p><text:s text:c="3"/>798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3">
            <text:p>108年</text:p>
          </table:table-cell>
          <table:table-cell office:value-type="string" table:style-name="ce62">
            <text:p>計</text:p>
          </table:table-cell>
          <table:table-cell office:value-type="float" office:value="269048" table:style-name="ce54">
            <text:p><text:s text:c="3"/>269,048</text:p>
          </table:table-cell>
          <table:table-cell office:value-type="float" office:value="247832" table:style-name="ce54">
            <text:p><text:s text:c="3"/>247,832</text:p>
          </table:table-cell>
          <table:table-cell office:value-type="float" office:value="8329" table:style-name="ce54">
            <text:p><text:s text:c="3"/>8,329</text:p>
          </table:table-cell>
          <table:table-cell office:value-type="float" office:value="6698" table:style-name="ce54">
            <text:p><text:s text:c="3"/>6,698</text:p>
          </table:table-cell>
          <table:table-cell office:value-type="float" office:value="1631" table:style-name="ce54">
            <text:p><text:s text:c="3"/>1,631</text:p>
          </table:table-cell>
          <table:table-cell office:value-type="float" office:value="12887" table:style-name="ce54">
            <text:p><text:s text:c="3"/>12,887</text:p>
          </table:table-cell>
          <table:table-cell office:value-type="float" office:value="9007" table:style-name="ce54">
            <text:p><text:s text:c="3"/>9,007</text:p>
          </table:table-cell>
          <table:table-cell office:value-type="float" office:value="3880" table:style-name="ce54">
            <text:p><text:s text:c="3"/>3,880</text:p>
          </table:table-cell>
          <table:table-cell office:value-type="float" office:value="263170" table:style-name="ce54">
            <text:p><text:s text:c="3"/>263,170</text:p>
          </table:table-cell>
          <table:table-cell office:value-type="float" office:value="242113" table:style-name="ce54">
            <text:p><text:s text:c="3"/>242,113</text:p>
          </table:table-cell>
          <table:table-cell office:value-type="float" office:value="8317" table:style-name="ce54">
            <text:p><text:s text:c="3"/>8,317</text:p>
          </table:table-cell>
          <table:table-cell office:value-type="float" office:value="6696" table:style-name="ce54">
            <text:p><text:s text:c="3"/>6,696</text:p>
          </table:table-cell>
          <table:table-cell office:value-type="float" office:value="1621" table:style-name="ce54">
            <text:p><text:s text:c="3"/>1,621</text:p>
          </table:table-cell>
          <table:table-cell office:value-type="float" office:value="12740" table:style-name="ce54">
            <text:p><text:s text:c="3"/>12,740</text:p>
          </table:table-cell>
          <table:table-cell office:value-type="float" office:value="8998" table:style-name="ce54">
            <text:p><text:s text:c="3"/>8,998</text:p>
          </table:table-cell>
          <table:table-cell office:value-type="float" office:value="3742" table:style-name="ce54">
            <text:p><text:s text:c="3"/>3,742</text:p>
          </table:table-cell>
          <table:table-cell office:value-type="float" office:value="5878" table:style-name="ce55">
            <text:p><text:s text:c="3"/>5,878</text:p>
          </table:table-cell>
          <table:table-cell office:value-type="float" office:value="5719" table:style-name="ce54">
            <text:p><text:s text:c="3"/>5,719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138" table:style-name="ce56">
            <text:p><text:s text:c="3"/>138</text:p>
          </table:table-cell>
          <table:table-cell table:style-name="ce63"/>
          <table:table-cell table:number-columns-repeated="16357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33441" table:style-name="ce54">
            <text:p><text:s text:c="3"/>133,441</text:p>
          </table:table-cell>
          <table:table-cell office:value-type="float" office:value="127493" table:style-name="ce54">
            <text:p><text:s text:c="3"/>127,493</text:p>
          </table:table-cell>
          <table:table-cell office:value-type="float" office:value="1749" table:style-name="ce54">
            <text:p><text:s text:c="3"/>1,749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755" table:style-name="ce54">
            <text:p><text:s text:c="3"/>755</text:p>
          </table:table-cell>
          <table:table-cell office:value-type="float" office:value="4199" table:style-name="ce54">
            <text:p><text:s text:c="3"/>4,199</text:p>
          </table:table-cell>
          <table:table-cell office:value-type="float" office:value="1168" table:style-name="ce54">
            <text:p><text:s text:c="3"/>1,168</text:p>
          </table:table-cell>
          <table:table-cell office:value-type="float" office:value="3031" table:style-name="ce54">
            <text:p><text:s text:c="3"/>3,031</text:p>
          </table:table-cell>
          <table:table-cell office:value-type="float" office:value="131585" table:style-name="ce54">
            <text:p><text:s text:c="3"/>131,585</text:p>
          </table:table-cell>
          <table:table-cell office:value-type="float" office:value="125759" table:style-name="ce54">
            <text:p><text:s text:c="3"/>125,759</text:p>
          </table:table-cell>
          <table:table-cell office:value-type="float" office:value="1747" table:style-name="ce54">
            <text:p><text:s text:c="3"/>1,747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753" table:style-name="ce54">
            <text:p><text:s text:c="3"/>753</text:p>
          </table:table-cell>
          <table:table-cell office:value-type="float" office:value="4079" table:style-name="ce54">
            <text:p><text:s text:c="3"/>4,079</text:p>
          </table:table-cell>
          <table:table-cell office:value-type="float" office:value="1166" table:style-name="ce54">
            <text:p><text:s text:c="3"/>1,166</text:p>
          </table:table-cell>
          <table:table-cell office:value-type="float" office:value="2913" table:style-name="ce54">
            <text:p><text:s text:c="3"/>2,913</text:p>
          </table:table-cell>
          <table:table-cell office:value-type="float" office:value="1856" table:style-name="ce55">
            <text:p><text:s text:c="3"/>1,856</text:p>
          </table:table-cell>
          <table:table-cell office:value-type="float" office:value="1734" table:style-name="ce54">
            <text:p><text:s text:c="3"/>1,734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18" table:style-name="ce56">
            <text:p><text:s text:c="3"/>118</text:p>
          </table:table-cell>
          <table:table-cell table:style-name="ce63"/>
          <table:table-cell table:number-columns-repeated="16357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607" table:style-name="ce58">
            <text:p><text:s text:c="3"/>135,607</text:p>
          </table:table-cell>
          <table:table-cell office:value-type="float" office:value="120339" table:style-name="ce58">
            <text:p><text:s text:c="3"/>120,339</text:p>
          </table:table-cell>
          <table:table-cell office:value-type="float" office:value="6580" table:style-name="ce58">
            <text:p><text:s text:c="3"/>6,580</text:p>
          </table:table-cell>
          <table:table-cell office:value-type="float" office:value="5704" table:style-name="ce58">
            <text:p><text:s text:c="3"/>5,704</text:p>
          </table:table-cell>
          <table:table-cell office:value-type="float" office:value="876" table:style-name="ce58">
            <text:p><text:s text:c="3"/>876</text:p>
          </table:table-cell>
          <table:table-cell office:value-type="float" office:value="8688" table:style-name="ce58">
            <text:p><text:s text:c="3"/>8,688</text:p>
          </table:table-cell>
          <table:table-cell office:value-type="float" office:value="7839" table:style-name="ce58">
            <text:p><text:s text:c="3"/>7,839</text:p>
          </table:table-cell>
          <table:table-cell office:value-type="float" office:value="849" table:style-name="ce58">
            <text:p><text:s text:c="3"/>849</text:p>
          </table:table-cell>
          <table:table-cell office:value-type="float" office:value="131585" table:style-name="ce58">
            <text:p><text:s text:c="3"/>131,585</text:p>
          </table:table-cell>
          <table:table-cell office:value-type="float" office:value="116354" table:style-name="ce58">
            <text:p><text:s text:c="3"/>116,354</text:p>
          </table:table-cell>
          <table:table-cell office:value-type="float" office:value="6570" table:style-name="ce58">
            <text:p><text:s text:c="3"/>6,570</text:p>
          </table:table-cell>
          <table:table-cell office:value-type="float" office:value="5702" table:style-name="ce58">
            <text:p><text:s text:c="3"/>5,702</text:p>
          </table:table-cell>
          <table:table-cell office:value-type="float" office:value="868" table:style-name="ce58">
            <text:p><text:s text:c="3"/>868</text:p>
          </table:table-cell>
          <table:table-cell office:value-type="float" office:value="8661" table:style-name="ce58">
            <text:p><text:s text:c="3"/>8,661</text:p>
          </table:table-cell>
          <table:table-cell office:value-type="float" office:value="7832" table:style-name="ce58">
            <text:p><text:s text:c="3"/>7,832</text:p>
          </table:table-cell>
          <table:table-cell office:value-type="float" office:value="829" table:style-name="ce58">
            <text:p><text:s text:c="3"/>829</text:p>
          </table:table-cell>
          <table:table-cell office:value-type="float" office:value="4022" table:style-name="ce58">
            <text:p><text:s text:c="3"/>4,022</text:p>
          </table:table-cell>
          <table:table-cell office:value-type="float" office:value="3985" table:style-name="ce58">
            <text:p><text:s text:c="3"/>3,985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20" table:style-name="ce60">
            <text:p><text:s text:c="3"/>20</text:p>
          </table:table-cell>
          <table:table-cell table:style-name="ce63"/>
          <table:table-cell table:number-columns-repeated="16357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7804" table:style-name="ce66">
            <text:p><text:s text:c="3"/>27,804</text:p>
          </table:table-cell>
          <table:table-cell office:value-type="float" office:value="25797" table:style-name="ce66">
            <text:p><text:s text:c="3"/>25,797</text:p>
          </table:table-cell>
          <table:table-cell office:value-type="float" office:value="796" table:style-name="ce66">
            <text:p><text:s text:c="3"/>796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105" table:style-name="ce66">
            <text:p><text:s text:c="3"/>105</text:p>
          </table:table-cell>
          <table:table-cell office:value-type="float" office:value="1211" table:style-name="ce66">
            <text:p><text:s text:c="3"/>1,211</text:p>
          </table:table-cell>
          <table:table-cell office:value-type="float" office:value="870" table:style-name="ce66">
            <text:p><text:s text:c="3"/>870</text:p>
          </table:table-cell>
          <table:table-cell office:value-type="float" office:value="341" table:style-name="ce66">
            <text:p><text:s text:c="3"/>341</text:p>
          </table:table-cell>
          <table:table-cell office:value-type="float" office:value="27804" table:style-name="ce66">
            <text:p><text:s text:c="3"/>27,804</text:p>
          </table:table-cell>
          <table:table-cell office:value-type="float" office:value="25797" table:style-name="ce66">
            <text:p><text:s text:c="3"/>25,797</text:p>
          </table:table-cell>
          <table:table-cell office:value-type="float" office:value="796" table:style-name="ce66">
            <text:p><text:s text:c="3"/>796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105" table:style-name="ce66">
            <text:p><text:s text:c="3"/>105</text:p>
          </table:table-cell>
          <table:table-cell office:value-type="float" office:value="1211" table:style-name="ce66">
            <text:p><text:s text:c="3"/>1,211</text:p>
          </table:table-cell>
          <table:table-cell office:value-type="float" office:value="870" table:style-name="ce66">
            <text:p><text:s text:c="3"/>870</text:p>
          </table:table-cell>
          <table:table-cell office:value-type="float" office:value="341" table:style-name="ce66">
            <text:p><text:s text:c="3"/>341</text:p>
          </table:table-cell>
          <table:table-cell table:style-name="ce67"/>
          <table:table-cell table:style-name="ce68"/>
          <table:table-cell table:number-columns-repeated="3" table:style-name="ce69"/>
          <table:table-cell table:style-name="ce68"/>
          <table:table-cell table:style-name="ce69"/>
          <table:table-cell table:style-name="ce70"/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1 月</text:p>
          </table:table-cell>
          <table:table-cell office:value-type="string" table:style-name="ce72">
            <text:p>男</text:p>
          </table:table-cell>
          <table:table-cell office:value-type="float" office:value="13902" table:style-name="ce69">
            <text:p><text:s text:c="3"/>13,902</text:p>
          </table:table-cell>
          <table:table-cell office:value-type="float" office:value="13387" table:style-name="ce68">
            <text:p><text:s text:c="3"/>13,387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9" table:style-name="ce68">
            <text:p><text:s text:c="3"/>389</text:p>
          </table:table-cell>
          <table:table-cell office:value-type="float" office:value="123" table:style-name="ce69">
            <text:p><text:s text:c="3"/>123</text:p>
          </table:table-cell>
          <table:table-cell office:value-type="float" office:value="266" table:style-name="ce73">
            <text:p><text:s text:c="3"/>266</text:p>
          </table:table-cell>
          <table:table-cell office:value-type="float" office:value="13902" table:style-name="ce69">
            <text:p><text:s text:c="3"/>13,902</text:p>
          </table:table-cell>
          <table:table-cell office:value-type="float" office:value="13387" table:style-name="ce68">
            <text:p><text:s text:c="3"/>13,387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9" table:style-name="ce68">
            <text:p><text:s text:c="3"/>389</text:p>
          </table:table-cell>
          <table:table-cell office:value-type="float" office:value="123" table:style-name="ce69">
            <text:p><text:s text:c="3"/>123</text:p>
          </table:table-cell>
          <table:table-cell office:value-type="float" office:value="266" table:style-name="ce73">
            <text:p><text:s text:c="3"/>266</text:p>
          </table:table-cell>
          <table:table-cell table:style-name="ce67"/>
          <table:table-cell table:style-name="ce68"/>
          <table:table-cell table:number-columns-repeated="3" table:style-name="ce69"/>
          <table:table-cell table:style-name="ce68"/>
          <table:table-cell table:style-name="ce69"/>
          <table:table-cell table:style-name="ce70"/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2410" table:style-name="ce77">
            <text:p><text:s text:c="3"/>12,410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605" table:style-name="ce76">
            <text:p><text:s text:c="3"/>605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822" table:style-name="ce77">
            <text:p><text:s text:c="3"/>822</text:p>
          </table:table-cell>
          <table:table-cell office:value-type="float" office:value="747" table:style-name="ce76">
            <text:p><text:s text:c="3"/>747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2410" table:style-name="ce77">
            <text:p><text:s text:c="3"/>12,410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605" table:style-name="ce76">
            <text:p><text:s text:c="3"/>605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822" table:style-name="ce77">
            <text:p><text:s text:c="3"/>822</text:p>
          </table:table-cell>
          <table:table-cell office:value-type="float" office:value="747" table:style-name="ce76">
            <text:p><text:s text:c="3"/>747</text:p>
          </table:table-cell>
          <table:table-cell office:value-type="float" office:value="75" table:style-name="ce78">
            <text:p><text:s text:c="3"/>75</text:p>
          </table:table-cell>
          <table:table-cell table:style-name="ce76"/>
          <table:table-cell table:style-name="ce77"/>
          <table:table-cell table:number-columns-repeated="3" table:style-name="ce76"/>
          <table:table-cell table:style-name="ce77"/>
          <table:table-cell table:style-name="ce76"/>
          <table:table-cell table:style-name="ce79"/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19972" table:style-name="ce80">
            <text:p><text:s text:c="3"/>19,972</text:p>
          </table:table-cell>
          <table:table-cell office:value-type="float" office:value="18535" table:style-name="ce81">
            <text:p><text:s text:c="3"/>18,535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483" table:style-name="ce80">
            <text:p><text:s text:c="3"/>483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854" table:style-name="ce81">
            <text:p><text:s text:c="3"/>854</text:p>
          </table:table-cell>
          <table:table-cell office:value-type="float" office:value="543" table:style-name="ce82">
            <text:p><text:s text:c="3"/>543</text:p>
          </table:table-cell>
          <table:table-cell office:value-type="float" office:value="311" table:style-name="ce66">
            <text:p><text:s text:c="3"/>311</text:p>
          </table:table-cell>
          <table:table-cell office:value-type="float" office:value="19972" table:style-name="ce80">
            <text:p><text:s text:c="3"/>19,972</text:p>
          </table:table-cell>
          <table:table-cell office:value-type="float" office:value="18535" table:style-name="ce81">
            <text:p><text:s text:c="3"/>18,535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483" table:style-name="ce80">
            <text:p><text:s text:c="3"/>483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854" table:style-name="ce81">
            <text:p><text:s text:c="3"/>854</text:p>
          </table:table-cell>
          <table:table-cell office:value-type="float" office:value="543" table:style-name="ce80">
            <text:p><text:s text:c="3"/>543</text:p>
          </table:table-cell>
          <table:table-cell office:value-type="float" office:value="311" table:style-name="ce66">
            <text:p><text:s text:c="3"/>311</text:p>
          </table:table-cell>
          <table:table-cell table:style-name="ce80"/>
          <table:table-cell table:style-name="ce81"/>
          <table:table-cell table:number-columns-repeated="3" table:style-name="ce80"/>
          <table:table-cell table:number-columns-repeated="2" table:style-name="ce81"/>
          <table:table-cell table:style-name="ce83"/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2 月</text:p>
          </table:table-cell>
          <table:table-cell office:value-type="string" table:style-name="ce72">
            <text:p>男</text:p>
          </table:table-cell>
          <table:table-cell office:value-type="float" office:value="9986" table:style-name="ce69">
            <text:p><text:s text:c="3"/>9,986</text:p>
          </table:table-cell>
          <table:table-cell office:value-type="float" office:value="9558" table:style-name="ce68">
            <text:p><text:s text:c="3"/>9,558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312" table:style-name="ce68">
            <text:p><text:s text:c="3"/>312</text:p>
          </table:table-cell>
          <table:table-cell office:value-type="float" office:value="63" table:style-name="ce67">
            <text:p><text:s text:c="3"/>63</text:p>
          </table:table-cell>
          <table:table-cell office:value-type="float" office:value="249" table:style-name="ce73">
            <text:p><text:s text:c="3"/>249</text:p>
          </table:table-cell>
          <table:table-cell office:value-type="float" office:value="9986" table:style-name="ce69">
            <text:p><text:s text:c="3"/>9,986</text:p>
          </table:table-cell>
          <table:table-cell office:value-type="float" office:value="9558" table:style-name="ce68">
            <text:p><text:s text:c="3"/>9,558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312" table:style-name="ce68">
            <text:p><text:s text:c="3"/>312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249" table:style-name="ce73">
            <text:p><text:s text:c="3"/>249</text:p>
          </table:table-cell>
          <table:table-cell table:style-name="ce69"/>
          <table:table-cell table:style-name="ce68"/>
          <table:table-cell table:number-columns-repeated="3" table:style-name="ce69"/>
          <table:table-cell table:number-columns-repeated="2" table:style-name="ce68"/>
          <table:table-cell table:style-name="ce83"/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8977" table:style-name="ce77">
            <text:p><text:s text:c="3"/>8,977</text:p>
          </table:table-cell>
          <table:table-cell office:value-type="float" office:value="467" table:style-name="ce76">
            <text:p><text:s text:c="3"/>467</text:p>
          </table:table-cell>
          <table:table-cell office:value-type="float" office:value="417" table:style-name="ce76">
            <text:p><text:s text:c="3"/>417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542" table:style-name="ce77">
            <text:p><text:s text:c="3"/>542</text:p>
          </table:table-cell>
          <table:table-cell office:value-type="float" office:value="480" table:style-name="ce84">
            <text:p><text:s text:c="3"/>480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8977" table:style-name="ce77">
            <text:p><text:s text:c="3"/>8,977</text:p>
          </table:table-cell>
          <table:table-cell office:value-type="float" office:value="467" table:style-name="ce76">
            <text:p><text:s text:c="3"/>467</text:p>
          </table:table-cell>
          <table:table-cell office:value-type="float" office:value="417" table:style-name="ce76">
            <text:p><text:s text:c="3"/>417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542" table:style-name="ce77">
            <text:p><text:s text:c="3"/>542</text:p>
          </table:table-cell>
          <table:table-cell office:value-type="float" office:value="480" table:style-name="ce76">
            <text:p><text:s text:c="3"/>480</text:p>
          </table:table-cell>
          <table:table-cell office:value-type="float" office:value="62" table:style-name="ce78">
            <text:p><text:s text:c="3"/>62</text:p>
          </table:table-cell>
          <table:table-cell table:style-name="ce76"/>
          <table:table-cell table:style-name="ce77"/>
          <table:table-cell table:number-columns-repeated="3" table:style-name="ce76"/>
          <table:table-cell table:number-columns-repeated="2" table:style-name="ce77"/>
          <table:table-cell table:style-name="ce85"/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2360" table:style-name="ce80">
            <text:p><text:s text:c="3"/>22,360</text:p>
          </table:table-cell>
          <table:table-cell office:value-type="float" office:value="20640" table:style-name="ce81">
            <text:p><text:s text:c="3"/>20,640</text:p>
          </table:table-cell>
          <table:table-cell office:value-type="float" office:value="613" table:style-name="ce80">
            <text:p><text:s text:c="3"/>613</text:p>
          </table:table-cell>
          <table:table-cell office:value-type="float" office:value="495" table:style-name="ce80">
            <text:p><text:s text:c="3"/>495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1107" table:style-name="ce81">
            <text:p><text:s text:c="3"/>1,107</text:p>
          </table:table-cell>
          <table:table-cell office:value-type="float" office:value="814" table:style-name="ce80">
            <text:p><text:s text:c="3"/>814</text:p>
          </table:table-cell>
          <table:table-cell office:value-type="float" office:value="293" table:style-name="ce66">
            <text:p><text:s text:c="3"/>293</text:p>
          </table:table-cell>
          <table:table-cell office:value-type="float" office:value="22360" table:style-name="ce80">
            <text:p><text:s text:c="3"/>22,360</text:p>
          </table:table-cell>
          <table:table-cell office:value-type="float" office:value="20640" table:style-name="ce81">
            <text:p><text:s text:c="3"/>20,640</text:p>
          </table:table-cell>
          <table:table-cell office:value-type="float" office:value="613" table:style-name="ce80">
            <text:p><text:s text:c="3"/>613</text:p>
          </table:table-cell>
          <table:table-cell office:value-type="float" office:value="495" table:style-name="ce80">
            <text:p><text:s text:c="3"/>495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1107" table:style-name="ce81">
            <text:p><text:s text:c="3"/>1,107</text:p>
          </table:table-cell>
          <table:table-cell office:value-type="float" office:value="814" table:style-name="ce80">
            <text:p><text:s text:c="3"/>814</text:p>
          </table:table-cell>
          <table:table-cell office:value-type="float" office:value="293" table:style-name="ce66">
            <text:p><text:s text:c="3"/>293</text:p>
          </table:table-cell>
          <table:table-cell table:style-name="ce80"/>
          <table:table-cell table:style-name="ce81"/>
          <table:table-cell table:number-columns-repeated="3" table:style-name="ce80"/>
          <table:table-cell table:number-columns-repeated="2" table:style-name="ce81"/>
          <table:table-cell table:style-name="ce83"/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3 月</text:p>
          </table:table-cell>
          <table:table-cell office:value-type="string" table:style-name="ce72">
            <text:p>男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10710" table:style-name="ce68">
            <text:p><text:s text:c="3"/>10,710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38" table:style-name="ce68">
            <text:p><text:s text:c="3"/>338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234" table:style-name="ce73">
            <text:p><text:s text:c="3"/>234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10710" table:style-name="ce68">
            <text:p><text:s text:c="3"/>10,710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38" table:style-name="ce68">
            <text:p><text:s text:c="3"/>338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234" table:style-name="ce73">
            <text:p><text:s text:c="3"/>234</text:p>
          </table:table-cell>
          <table:table-cell table:style-name="ce69"/>
          <table:table-cell table:style-name="ce68"/>
          <table:table-cell table:number-columns-repeated="3" table:style-name="ce69"/>
          <table:table-cell table:number-columns-repeated="2" table:style-name="ce68"/>
          <table:table-cell table:style-name="ce83"/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9930" table:style-name="ce77">
            <text:p><text:s text:c="3"/>9,930</text:p>
          </table:table-cell>
          <table:table-cell office:value-type="float" office:value="481" table:style-name="ce76">
            <text:p><text:s text:c="3"/>481</text:p>
          </table:table-cell>
          <table:table-cell office:value-type="float" office:value="421" table:style-name="ce76">
            <text:p><text:s text:c="3"/>421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69" table:style-name="ce77">
            <text:p><text:s text:c="3"/>769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9930" table:style-name="ce77">
            <text:p><text:s text:c="3"/>9,930</text:p>
          </table:table-cell>
          <table:table-cell office:value-type="float" office:value="481" table:style-name="ce76">
            <text:p><text:s text:c="3"/>481</text:p>
          </table:table-cell>
          <table:table-cell office:value-type="float" office:value="421" table:style-name="ce76">
            <text:p><text:s text:c="3"/>421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69" table:style-name="ce77">
            <text:p><text:s text:c="3"/>769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59" table:style-name="ce78">
            <text:p><text:s text:c="3"/>59</text:p>
          </table:table-cell>
          <table:table-cell table:style-name="ce76"/>
          <table:table-cell table:style-name="ce77"/>
          <table:table-cell table:number-columns-repeated="3" table:style-name="ce76"/>
          <table:table-cell table:number-columns-repeated="2" table:style-name="ce77"/>
          <table:table-cell table:style-name="ce85"/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18774" table:style-name="ce80">
            <text:p><text:s text:c="3"/>18,774</text:p>
          </table:table-cell>
          <table:table-cell office:value-type="float" office:value="17056" table:style-name="ce81">
            <text:p><text:s text:c="3"/>17,056</text:p>
          </table:table-cell>
          <table:table-cell office:value-type="float" office:value="653" table:style-name="ce80">
            <text:p><text:s text:c="3"/>653</text:p>
          </table:table-cell>
          <table:table-cell office:value-type="float" office:value="531" table:style-name="ce80">
            <text:p><text:s text:c="3"/>531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1065" table:style-name="ce81">
            <text:p><text:s text:c="3"/>1,065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298" table:style-name="ce66">
            <text:p><text:s text:c="3"/>298</text:p>
          </table:table-cell>
          <table:table-cell office:value-type="float" office:value="18774" table:style-name="ce80">
            <text:p><text:s text:c="3"/>18,774</text:p>
          </table:table-cell>
          <table:table-cell office:value-type="float" office:value="17056" table:style-name="ce81">
            <text:p><text:s text:c="3"/>17,056</text:p>
          </table:table-cell>
          <table:table-cell office:value-type="float" office:value="653" table:style-name="ce80">
            <text:p><text:s text:c="3"/>653</text:p>
          </table:table-cell>
          <table:table-cell office:value-type="float" office:value="531" table:style-name="ce80">
            <text:p><text:s text:c="3"/>531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1065" table:style-name="ce81">
            <text:p><text:s text:c="3"/>1,065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298" table:style-name="ce66">
            <text:p><text:s text:c="3"/>298</text:p>
          </table:table-cell>
          <table:table-cell table:style-name="ce80"/>
          <table:table-cell table:style-name="ce81"/>
          <table:table-cell table:number-columns-repeated="3" table:style-name="ce80"/>
          <table:table-cell table:style-name="ce81"/>
          <table:table-cell table:style-name="ce80"/>
          <table:table-cell table:style-name="ce83"/>
          <table:table-cell table:number-columns-repeated="16358"/>
        </table:table-row>
        <table:table-row table:style-name="ro7" table:visibility="collapse">
          <table:table-cell office:value-type="string" table:style-name="ce71">
            <text:p>4 月</text:p>
          </table:table-cell>
          <table:table-cell office:value-type="string" table:style-name="ce72">
            <text:p>男</text:p>
          </table:table-cell>
          <table:table-cell office:value-type="float" office:value="9387" table:style-name="ce69">
            <text:p><text:s text:c="3"/>9,387</text:p>
          </table:table-cell>
          <table:table-cell office:value-type="float" office:value="8940" table:style-name="ce68">
            <text:p><text:s text:c="3"/>8,940</text:p>
          </table:table-cell>
          <table:table-cell office:value-type="float" office:value="134" table:style-name="ce69">
            <text:p><text:s text:c="3"/>134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13" table:style-name="ce68">
            <text:p><text:s text:c="3"/>313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23" table:style-name="ce73">
            <text:p><text:s text:c="3"/>223</text:p>
          </table:table-cell>
          <table:table-cell office:value-type="float" office:value="9387" table:style-name="ce69">
            <text:p><text:s text:c="3"/>9,387</text:p>
          </table:table-cell>
          <table:table-cell office:value-type="float" office:value="8940" table:style-name="ce68">
            <text:p><text:s text:c="3"/>8,940</text:p>
          </table:table-cell>
          <table:table-cell office:value-type="float" office:value="134" table:style-name="ce69">
            <text:p><text:s text:c="3"/>134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13" table:style-name="ce68">
            <text:p><text:s text:c="3"/>313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23" table:style-name="ce73">
            <text:p><text:s text:c="3"/>223</text:p>
          </table:table-cell>
          <table:table-cell table:style-name="ce69"/>
          <table:table-cell table:style-name="ce68"/>
          <table:table-cell table:number-columns-repeated="3" table:style-name="ce69"/>
          <table:table-cell table:style-name="ce68"/>
          <table:table-cell table:style-name="ce69"/>
          <table:table-cell table:style-name="ce83"/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116" table:style-name="ce77">
            <text:p><text:s text:c="3"/>8,116</text:p>
          </table:table-cell>
          <table:table-cell office:value-type="float" office:value="519" table:style-name="ce76">
            <text:p><text:s text:c="3"/>519</text:p>
          </table:table-cell>
          <table:table-cell office:value-type="float" office:value="455" table:style-name="ce76">
            <text:p><text:s text:c="3"/>455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752" table:style-name="ce77">
            <text:p><text:s text:c="3"/>752</text:p>
          </table:table-cell>
          <table:table-cell office:value-type="float" office:value="677" table:style-name="ce76">
            <text:p><text:s text:c="3"/>677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116" table:style-name="ce77">
            <text:p><text:s text:c="3"/>8,116</text:p>
          </table:table-cell>
          <table:table-cell office:value-type="float" office:value="519" table:style-name="ce76">
            <text:p><text:s text:c="3"/>519</text:p>
          </table:table-cell>
          <table:table-cell office:value-type="float" office:value="455" table:style-name="ce76">
            <text:p><text:s text:c="3"/>455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752" table:style-name="ce77">
            <text:p><text:s text:c="3"/>752</text:p>
          </table:table-cell>
          <table:table-cell office:value-type="float" office:value="677" table:style-name="ce76">
            <text:p><text:s text:c="3"/>677</text:p>
          </table:table-cell>
          <table:table-cell office:value-type="float" office:value="75" table:style-name="ce78">
            <text:p><text:s text:c="3"/>75</text:p>
          </table:table-cell>
          <table:table-cell table:style-name="ce76"/>
          <table:table-cell table:style-name="ce77"/>
          <table:table-cell table:number-columns-repeated="3" table:style-name="ce76"/>
          <table:table-cell table:style-name="ce77"/>
          <table:table-cell table:style-name="ce76"/>
          <table:table-cell table:style-name="ce83"/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6212" table:style-name="ce66">
            <text:p><text:s text:c="3"/>26,212</text:p>
          </table:table-cell>
          <table:table-cell office:value-type="float" office:value="24421" table:style-name="ce66">
            <text:p><text:s text:c="3"/>24,421</text:p>
          </table:table-cell>
          <table:table-cell office:value-type="float" office:value="686" table:style-name="ce66">
            <text:p><text:s text:c="3"/>686</text:p>
          </table:table-cell>
          <table:table-cell office:value-type="float" office:value="573" table:style-name="ce66">
            <text:p><text:s text:c="3"/>573</text:p>
          </table:table-cell>
          <table:table-cell office:value-type="float" office:value="113" table:style-name="ce66">
            <text:p><text:s text:c="3"/>113</text:p>
          </table:table-cell>
          <table:table-cell office:value-type="float" office:value="1105" table:style-name="ce66">
            <text:p><text:s text:c="3"/>1,105</text:p>
          </table:table-cell>
          <table:table-cell office:value-type="float" office:value="755" table:style-name="ce66">
            <text:p><text:s text:c="3"/>755</text:p>
          </table:table-cell>
          <table:table-cell office:value-type="float" office:value="350" table:style-name="ce66">
            <text:p><text:s text:c="3"/>350</text:p>
          </table:table-cell>
          <table:table-cell office:value-type="float" office:value="24664" table:style-name="ce66">
            <text:p><text:s text:c="3"/>24,664</text:p>
          </table:table-cell>
          <table:table-cell office:value-type="float" office:value="22898" table:style-name="ce66">
            <text:p><text:s text:c="3"/>22,898</text:p>
          </table:table-cell>
          <table:table-cell office:value-type="float" office:value="683" table:style-name="ce66">
            <text:p><text:s text:c="3"/>683</text:p>
          </table:table-cell>
          <table:table-cell office:value-type="float" office:value="573" table:style-name="ce66">
            <text:p><text:s text:c="3"/>573</text:p>
          </table:table-cell>
          <table:table-cell office:value-type="float" office:value="110" table:style-name="ce66">
            <text:p><text:s text:c="3"/>110</text:p>
          </table:table-cell>
          <table:table-cell office:value-type="float" office:value="1083" table:style-name="ce66">
            <text:p><text:s text:c="3"/>1,083</text:p>
          </table:table-cell>
          <table:table-cell office:value-type="float" office:value="753" table:style-name="ce66">
            <text:p><text:s text:c="3"/>753</text:p>
          </table:table-cell>
          <table:table-cell office:value-type="float" office:value="330" table:style-name="ce66">
            <text:p><text:s text:c="3"/>330</text:p>
          </table:table-cell>
          <table:table-cell office:value-type="float" office:value="1548" table:style-name="ce67">
            <text:p><text:s text:c="3"/>1,548</text:p>
          </table:table-cell>
          <table:table-cell office:value-type="float" office:value="1523" table:style-name="ce68">
            <text:p><text:s text:c="3"/>1,52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0" table:style-name="ce7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5 月</text:p>
          </table:table-cell>
          <table:table-cell office:value-type="string" table:style-name="ce72">
            <text:p>男</text:p>
          </table:table-cell>
          <table:table-cell office:value-type="float" office:value="12862" table:style-name="ce69">
            <text:p><text:s text:c="3"/>12,862</text:p>
          </table:table-cell>
          <table:table-cell office:value-type="float" office:value="12347" table:style-name="ce68">
            <text:p><text:s text:c="3"/>12,347</text:p>
          </table:table-cell>
          <table:table-cell office:value-type="float" office:value="139" table:style-name="ce69">
            <text:p><text:s text:c="3"/>139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376" table:style-name="ce68">
            <text:p><text:s text:c="3"/>376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277" table:style-name="ce73">
            <text:p><text:s text:c="3"/>277</text:p>
          </table:table-cell>
          <table:table-cell office:value-type="float" office:value="12332" table:style-name="ce69">
            <text:p><text:s text:c="3"/>12,332</text:p>
          </table:table-cell>
          <table:table-cell office:value-type="float" office:value="11834" table:style-name="ce68">
            <text:p><text:s text:c="3"/>11,834</text:p>
          </table:table-cell>
          <table:table-cell office:value-type="float" office:value="138" table:style-name="ce69">
            <text:p><text:s text:c="3"/>138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360" table:style-name="ce68">
            <text:p><text:s text:c="3"/>360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261" table:style-name="ce73">
            <text:p><text:s text:c="3"/>261</text:p>
          </table:table-cell>
          <table:table-cell office:value-type="float" office:value="530" table:style-name="ce67">
            <text:p><text:s text:c="3"/>530</text:p>
          </table:table-cell>
          <table:table-cell office:value-type="float" office:value="513" table:style-name="ce68">
            <text:p><text:s text:c="3"/>51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0" table:style-name="ce69">
            <text:p>—</text:p>
          </table:table-cell>
          <table:table-cell office:value-type="float" office:value="16" table:style-name="ce70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3350" table:style-name="ce76">
            <text:p><text:s text:c="3"/>13,350</text:p>
          </table:table-cell>
          <table:table-cell office:value-type="float" office:value="12074" table:style-name="ce77">
            <text:p><text:s text:c="3"/>12,074</text:p>
          </table:table-cell>
          <table:table-cell office:value-type="float" office:value="547" table:style-name="ce76">
            <text:p><text:s text:c="3"/>547</text:p>
          </table:table-cell>
          <table:table-cell office:value-type="float" office:value="494" table:style-name="ce76">
            <text:p><text:s text:c="3"/>494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729" table:style-name="ce77">
            <text:p><text:s text:c="3"/>729</text:p>
          </table:table-cell>
          <table:table-cell office:value-type="float" office:value="656" table:style-name="ce76">
            <text:p><text:s text:c="3"/>656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12332" table:style-name="ce76">
            <text:p><text:s text:c="3"/>12,332</text:p>
          </table:table-cell>
          <table:table-cell office:value-type="float" office:value="11064" table:style-name="ce77">
            <text:p><text:s text:c="3"/>11,064</text:p>
          </table:table-cell>
          <table:table-cell office:value-type="float" office:value="545" table:style-name="ce76">
            <text:p><text:s text:c="3"/>545</text:p>
          </table:table-cell>
          <table:table-cell office:value-type="float" office:value="494" table:style-name="ce76">
            <text:p><text:s text:c="3"/>494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723" table:style-name="ce77">
            <text:p><text:s text:c="3"/>723</text:p>
          </table:table-cell>
          <table:table-cell office:value-type="float" office:value="654" table:style-name="ce76">
            <text:p><text:s text:c="3"/>654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1018" table:style-name="ce76">
            <text:p><text:s text:c="3"/>1,018</text:p>
          </table:table-cell>
          <table:table-cell office:value-type="float" office:value="1010" table:style-name="ce77">
            <text:p><text:s text:c="3"/>1,01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7">
            <text:p><text:s text:c="3"/>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" table:style-name="ce79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2652" table:style-name="ce80">
            <text:p><text:s text:c="3"/>22,652</text:p>
          </table:table-cell>
          <table:table-cell office:value-type="float" office:value="21004" table:style-name="ce81">
            <text:p><text:s text:c="3"/>21,004</text:p>
          </table:table-cell>
          <table:table-cell office:value-type="float" office:value="609" table:style-name="ce80">
            <text:p><text:s text:c="3"/>609</text:p>
          </table:table-cell>
          <table:table-cell office:value-type="float" office:value="504" table:style-name="ce80">
            <text:p><text:s text:c="3"/>504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1039" table:style-name="ce81">
            <text:p><text:s text:c="3"/>1,039</text:p>
          </table:table-cell>
          <table:table-cell office:value-type="float" office:value="719" table:style-name="ce82">
            <text:p><text:s text:c="3"/>719</text:p>
          </table:table-cell>
          <table:table-cell office:value-type="float" office:value="320" table:style-name="ce66">
            <text:p><text:s text:c="3"/>320</text:p>
          </table:table-cell>
          <table:table-cell office:value-type="float" office:value="21620" table:style-name="ce80">
            <text:p><text:s text:c="3"/>21,620</text:p>
          </table:table-cell>
          <table:table-cell office:value-type="float" office:value="19991" table:style-name="ce81">
            <text:p><text:s text:c="3"/>19,991</text:p>
          </table:table-cell>
          <table:table-cell office:value-type="float" office:value="607" table:style-name="ce80">
            <text:p><text:s text:c="3"/>607</text:p>
          </table:table-cell>
          <table:table-cell office:value-type="float" office:value="503" table:style-name="ce80">
            <text:p><text:s text:c="3"/>503</text:p>
          </table:table-cell>
          <table:table-cell office:value-type="float" office:value="104" table:style-name="ce80">
            <text:p><text:s text:c="3"/>104</text:p>
          </table:table-cell>
          <table:table-cell office:value-type="float" office:value="1022" table:style-name="ce81">
            <text:p><text:s text:c="3"/>1,022</text:p>
          </table:table-cell>
          <table:table-cell office:value-type="float" office:value="717" table:style-name="ce80">
            <text:p><text:s text:c="3"/>717</text:p>
          </table:table-cell>
          <table:table-cell office:value-type="float" office:value="305" table:style-name="ce66">
            <text:p><text:s text:c="3"/>305</text:p>
          </table:table-cell>
          <table:table-cell office:value-type="float" office:value="1032" table:style-name="ce80">
            <text:p><text:s text:c="3"/>1,032</text:p>
          </table:table-cell>
          <table:table-cell office:value-type="float" office:value="1013" table:style-name="ce81">
            <text:p><text:s text:c="3"/>1,013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5" table:style-name="ce8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6 月</text:p>
          </table:table-cell>
          <table:table-cell office:value-type="string" table:style-name="ce72">
            <text:p>男</text:p>
          </table:table-cell>
          <table:table-cell office:value-type="float" office:value="11110" table:style-name="ce69">
            <text:p><text:s text:c="3"/>11,110</text:p>
          </table:table-cell>
          <table:table-cell office:value-type="float" office:value="10640" table:style-name="ce68">
            <text:p><text:s text:c="3"/>10,640</text:p>
          </table:table-cell>
          <table:table-cell office:value-type="float" office:value="119" table:style-name="ce69">
            <text:p><text:s text:c="3"/>119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51" table:style-name="ce68">
            <text:p><text:s text:c="3"/>351</text:p>
          </table:table-cell>
          <table:table-cell office:value-type="float" office:value="98" table:style-name="ce67">
            <text:p><text:s text:c="3"/>98</text:p>
          </table:table-cell>
          <table:table-cell office:value-type="float" office:value="253" table:style-name="ce73">
            <text:p><text:s text:c="3"/>253</text:p>
          </table:table-cell>
          <table:table-cell office:value-type="float" office:value="10810" table:style-name="ce69">
            <text:p><text:s text:c="3"/>10,810</text:p>
          </table:table-cell>
          <table:table-cell office:value-type="float" office:value="10353" table:style-name="ce68">
            <text:p><text:s text:c="3"/>10,353</text:p>
          </table:table-cell>
          <table:table-cell office:value-type="float" office:value="119" table:style-name="ce69">
            <text:p><text:s text:c="3"/>119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38" table:style-name="ce68">
            <text:p><text:s text:c="3"/>338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241" table:style-name="ce73">
            <text:p><text:s text:c="3"/>241</text:p>
          </table:table-cell>
          <table:table-cell office:value-type="float" office:value="300" table:style-name="ce69">
            <text:p><text:s text:c="3"/>300</text:p>
          </table:table-cell>
          <table:table-cell office:value-type="float" office:value="287" table:style-name="ce68">
            <text:p><text:s text:c="3"/>28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2" table:style-name="ce83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1542" table:style-name="ce76">
            <text:p><text:s text:c="3"/>11,542</text:p>
          </table:table-cell>
          <table:table-cell office:value-type="float" office:value="10364" table:style-name="ce77">
            <text:p><text:s text:c="3"/>10,364</text:p>
          </table:table-cell>
          <table:table-cell office:value-type="float" office:value="490" table:style-name="ce76">
            <text:p><text:s text:c="3"/>490</text:p>
          </table:table-cell>
          <table:table-cell office:value-type="float" office:value="426" table:style-name="ce76">
            <text:p><text:s text:c="3"/>426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688" table:style-name="ce77">
            <text:p><text:s text:c="3"/>688</text:p>
          </table:table-cell>
          <table:table-cell office:value-type="float" office:value="621" table:style-name="ce84">
            <text:p><text:s text:c="3"/>621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10810" table:style-name="ce76">
            <text:p><text:s text:c="3"/>10,810</text:p>
          </table:table-cell>
          <table:table-cell office:value-type="float" office:value="9638" table:style-name="ce77">
            <text:p><text:s text:c="3"/>9,638</text:p>
          </table:table-cell>
          <table:table-cell office:value-type="float" office:value="488" table:style-name="ce76">
            <text:p><text:s text:c="3"/>488</text:p>
          </table:table-cell>
          <table:table-cell office:value-type="float" office:value="425" table:style-name="ce76">
            <text:p><text:s text:c="3"/>425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684" table:style-name="ce77">
            <text:p><text:s text:c="3"/>684</text:p>
          </table:table-cell>
          <table:table-cell office:value-type="float" office:value="620" table:style-name="ce76">
            <text:p><text:s text:c="3"/>620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732" table:style-name="ce76">
            <text:p><text:s text:c="3"/>732</text:p>
          </table:table-cell>
          <table:table-cell office:value-type="float" office:value="726" table:style-name="ce77">
            <text:p><text:s text:c="3"/>72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3" table:style-name="ce8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0864" table:style-name="ce80">
            <text:p><text:s text:c="3"/>20,864</text:p>
          </table:table-cell>
          <table:table-cell office:value-type="float" office:value="18989" table:style-name="ce81">
            <text:p><text:s text:c="3"/>18,989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1135" table:style-name="ce81">
            <text:p><text:s text:c="3"/>1,135</text:p>
          </table:table-cell>
          <table:table-cell office:value-type="float" office:value="802" table:style-name="ce80">
            <text:p><text:s text:c="3"/>802</text:p>
          </table:table-cell>
          <table:table-cell office:value-type="float" office:value="333" table:style-name="ce66">
            <text:p><text:s text:c="3"/>333</text:p>
          </table:table-cell>
          <table:table-cell office:value-type="float" office:value="20196" table:style-name="ce80">
            <text:p><text:s text:c="3"/>20,196</text:p>
          </table:table-cell>
          <table:table-cell office:value-type="float" office:value="18348" table:style-name="ce81">
            <text:p><text:s text:c="3"/>18,348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1108" table:style-name="ce81">
            <text:p><text:s text:c="3"/>1,108</text:p>
          </table:table-cell>
          <table:table-cell office:value-type="float" office:value="800" table:style-name="ce80">
            <text:p><text:s text:c="3"/>800</text:p>
          </table:table-cell>
          <table:table-cell office:value-type="float" office:value="308" table:style-name="ce66">
            <text:p><text:s text:c="3"/>308</text:p>
          </table:table-cell>
          <table:table-cell office:value-type="float" office:value="668" table:style-name="ce80">
            <text:p><text:s text:c="3"/>668</text:p>
          </table:table-cell>
          <table:table-cell office:value-type="float" office:value="641" table:style-name="ce81">
            <text:p><text:s text:c="3"/>64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27" table:style-name="ce81">
            <text:p><text:s text:c="3"/>27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25" table:style-name="ce83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7 月</text:p>
          </table:table-cell>
          <table:table-cell office:value-type="string" table:style-name="ce72">
            <text:p>男</text:p>
          </table:table-cell>
          <table:table-cell office:value-type="float" office:value="10350" table:style-name="ce69">
            <text:p><text:s text:c="3"/>10,350</text:p>
          </table:table-cell>
          <table:table-cell office:value-type="float" office:value="9847" table:style-name="ce68">
            <text:p><text:s text:c="3"/>9,847</text:p>
          </table:table-cell>
          <table:table-cell office:value-type="float" office:value="157" table:style-name="ce69">
            <text:p><text:s text:c="3"/>157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46" table:style-name="ce68">
            <text:p><text:s text:c="3"/>346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254" table:style-name="ce73">
            <text:p><text:s text:c="3"/>254</text:p>
          </table:table-cell>
          <table:table-cell office:value-type="float" office:value="10098" table:style-name="ce69">
            <text:p><text:s text:c="3"/>10,098</text:p>
          </table:table-cell>
          <table:table-cell office:value-type="float" office:value="9615" table:style-name="ce68">
            <text:p><text:s text:c="3"/>9,615</text:p>
          </table:table-cell>
          <table:table-cell office:value-type="float" office:value="157" table:style-name="ce69">
            <text:p><text:s text:c="3"/>157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26" table:style-name="ce68">
            <text:p><text:s text:c="3"/>326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234" table:style-name="ce73">
            <text:p><text:s text:c="3"/>234</text:p>
          </table:table-cell>
          <table:table-cell office:value-type="float" office:value="252" table:style-name="ce69">
            <text:p><text:s text:c="3"/>252</text:p>
          </table:table-cell>
          <table:table-cell office:value-type="float" office:value="232" table:style-name="ce68">
            <text:p><text:s text:c="3"/>23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0" table:style-name="ce68">
            <text:p>—</text:p>
          </table:table-cell>
          <table:table-cell office:value-type="float" office:value="20" table:style-name="ce83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0514" table:style-name="ce76">
            <text:p><text:s text:c="3"/>10,514</text:p>
          </table:table-cell>
          <table:table-cell office:value-type="float" office:value="9142" table:style-name="ce77">
            <text:p><text:s text:c="3"/>9,142</text:p>
          </table:table-cell>
          <table:table-cell office:value-type="float" office:value="583" table:style-name="ce76">
            <text:p><text:s text:c="3"/>583</text:p>
          </table:table-cell>
          <table:table-cell office:value-type="float" office:value="523" table:style-name="ce76">
            <text:p><text:s text:c="3"/>523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89" table:style-name="ce77">
            <text:p><text:s text:c="3"/>789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79" table:style-name="ce78">
            <text:p><text:s text:c="3"/>79</text:p>
          </table:table-cell>
          <table:table-cell office:value-type="float" office:value="10098" table:style-name="ce76">
            <text:p><text:s text:c="3"/>10,098</text:p>
          </table:table-cell>
          <table:table-cell office:value-type="float" office:value="8733" table:style-name="ce77">
            <text:p><text:s text:c="3"/>8,733</text:p>
          </table:table-cell>
          <table:table-cell office:value-type="float" office:value="583" table:style-name="ce76">
            <text:p><text:s text:c="3"/>583</text:p>
          </table:table-cell>
          <table:table-cell office:value-type="float" office:value="523" table:style-name="ce76">
            <text:p><text:s text:c="3"/>523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82" table:style-name="ce77">
            <text:p><text:s text:c="3"/>782</text:p>
          </table:table-cell>
          <table:table-cell office:value-type="float" office:value="708" table:style-name="ce76">
            <text:p><text:s text:c="3"/>708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416" table:style-name="ce76">
            <text:p><text:s text:c="3"/>416</text:p>
          </table:table-cell>
          <table:table-cell office:value-type="float" office:value="409" table:style-name="ce77">
            <text:p><text:s text:c="3"/>40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5" table:style-name="ce8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10242" table:style-name="ce80">
            <text:p><text:s text:c="3"/>10,242</text:p>
          </table:table-cell>
          <table:table-cell office:value-type="float" office:value="8659" table:style-name="ce81">
            <text:p><text:s text:c="3"/>8,659</text:p>
          </table:table-cell>
          <table:table-cell office:value-type="float" office:value="602" table:style-name="ce80">
            <text:p><text:s text:c="3"/>602</text:p>
          </table:table-cell>
          <table:table-cell office:value-type="float" office:value="491" table:style-name="ce80">
            <text:p><text:s text:c="3"/>491</text:p>
          </table:table-cell>
          <table:table-cell office:value-type="float" office:value="111" table:style-name="ce80">
            <text:p><text:s text:c="3"/>111</text:p>
          </table:table-cell>
          <table:table-cell office:value-type="float" office:value="981" table:style-name="ce81">
            <text:p><text:s text:c="3"/>981</text:p>
          </table:table-cell>
          <table:table-cell office:value-type="float" office:value="688" table:style-name="ce80">
            <text:p><text:s text:c="3"/>688</text:p>
          </table:table-cell>
          <table:table-cell office:value-type="float" office:value="293" table:style-name="ce66">
            <text:p><text:s text:c="3"/>293</text:p>
          </table:table-cell>
          <table:table-cell office:value-type="float" office:value="9836" table:style-name="ce80">
            <text:p><text:s text:c="3"/>9,836</text:p>
          </table:table-cell>
          <table:table-cell office:value-type="float" office:value="8270" table:style-name="ce81">
            <text:p><text:s text:c="3"/>8,270</text:p>
          </table:table-cell>
          <table:table-cell office:value-type="float" office:value="601" table:style-name="ce80">
            <text:p><text:s text:c="3"/>601</text:p>
          </table:table-cell>
          <table:table-cell office:value-type="float" office:value="491" table:style-name="ce80">
            <text:p><text:s text:c="3"/>491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965" table:style-name="ce81">
            <text:p><text:s text:c="3"/>965</text:p>
          </table:table-cell>
          <table:table-cell office:value-type="float" office:value="687" table:style-name="ce80">
            <text:p><text:s text:c="3"/>687</text:p>
          </table:table-cell>
          <table:table-cell office:value-type="float" office:value="278" table:style-name="ce66">
            <text:p><text:s text:c="3"/>278</text:p>
          </table:table-cell>
          <table:table-cell office:value-type="float" office:value="406" table:style-name="ce80">
            <text:p><text:s text:c="3"/>406</text:p>
          </table:table-cell>
          <table:table-cell office:value-type="float" office:value="389" table:style-name="ce81">
            <text:p><text:s text:c="3"/>38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5" table:style-name="ce8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8 月</text:p>
          </table:table-cell>
          <table:table-cell office:value-type="string" table:style-name="ce72">
            <text:p>男</text:p>
          </table:table-cell>
          <table:table-cell office:value-type="float" office:value="5046" table:style-name="ce69">
            <text:p><text:s text:c="3"/>5,046</text:p>
          </table:table-cell>
          <table:table-cell office:value-type="float" office:value="4587" table:style-name="ce68">
            <text:p><text:s text:c="3"/>4,587</text:p>
          </table:table-cell>
          <table:table-cell office:value-type="float" office:value="137" table:style-name="ce69">
            <text:p><text:s text:c="3"/>137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322" table:style-name="ce68">
            <text:p><text:s text:c="3"/>322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225" table:style-name="ce73">
            <text:p><text:s text:c="3"/>225</text:p>
          </table:table-cell>
          <table:table-cell office:value-type="float" office:value="4918" table:style-name="ce69">
            <text:p><text:s text:c="3"/>4,918</text:p>
          </table:table-cell>
          <table:table-cell office:value-type="float" office:value="4474" table:style-name="ce68">
            <text:p><text:s text:c="3"/>4,474</text:p>
          </table:table-cell>
          <table:table-cell office:value-type="float" office:value="136" table:style-name="ce69">
            <text:p><text:s text:c="3"/>136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308" table:style-name="ce68">
            <text:p><text:s text:c="3"/>308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12" table:style-name="ce73">
            <text:p><text:s text:c="3"/>212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113" table:style-name="ce68">
            <text:p><text:s text:c="3"/>11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3" table:style-name="ce83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5196" table:style-name="ce76">
            <text:p><text:s text:c="3"/>5,196</text:p>
          </table:table-cell>
          <table:table-cell office:value-type="float" office:value="4072" table:style-name="ce77">
            <text:p><text:s text:c="3"/>4,072</text:p>
          </table:table-cell>
          <table:table-cell office:value-type="float" office:value="465" table:style-name="ce76">
            <text:p><text:s text:c="3"/>465</text:p>
          </table:table-cell>
          <table:table-cell office:value-type="float" office:value="418" table:style-name="ce76">
            <text:p><text:s text:c="3"/>41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659" table:style-name="ce77">
            <text:p><text:s text:c="3"/>659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4918" table:style-name="ce76">
            <text:p><text:s text:c="3"/>4,918</text:p>
          </table:table-cell>
          <table:table-cell office:value-type="float" office:value="3796" table:style-name="ce77">
            <text:p><text:s text:c="3"/>3,796</text:p>
          </table:table-cell>
          <table:table-cell office:value-type="float" office:value="465" table:style-name="ce76">
            <text:p><text:s text:c="3"/>465</text:p>
          </table:table-cell>
          <table:table-cell office:value-type="float" office:value="418" table:style-name="ce76">
            <text:p><text:s text:c="3"/>41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657" table:style-name="ce77">
            <text:p><text:s text:c="3"/>657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278" table:style-name="ce76">
            <text:p><text:s text:c="3"/>278</text:p>
          </table:table-cell>
          <table:table-cell office:value-type="float" office:value="276" table:style-name="ce77">
            <text:p><text:s text:c="3"/>27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9">
            <text:p><text:s text:c="3"/>2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3312" table:style-name="ce66">
            <text:p><text:s text:c="3"/>23,312</text:p>
          </table:table-cell>
          <table:table-cell office:value-type="float" office:value="21541" table:style-name="ce66">
            <text:p><text:s text:c="3"/>21,541</text:p>
          </table:table-cell>
          <table:table-cell office:value-type="float" office:value="747" table:style-name="ce66">
            <text:p><text:s text:c="3"/>747</text:p>
          </table:table-cell>
          <table:table-cell office:value-type="float" office:value="581" table:style-name="ce66">
            <text:p><text:s text:c="3"/>581</text:p>
          </table:table-cell>
          <table:table-cell office:value-type="float" office:value="166" table:style-name="ce66">
            <text:p><text:s text:c="3"/>166</text:p>
          </table:table-cell>
          <table:table-cell office:value-type="float" office:value="1024" table:style-name="ce66">
            <text:p><text:s text:c="3"/>1,024</text:p>
          </table:table-cell>
          <table:table-cell office:value-type="float" office:value="732" table:style-name="ce66">
            <text:p><text:s text:c="3"/>732</text:p>
          </table:table-cell>
          <table:table-cell office:value-type="float" office:value="292" table:style-name="ce66">
            <text:p><text:s text:c="3"/>292</text:p>
          </table:table-cell>
          <table:table-cell office:value-type="float" office:value="22656" table:style-name="ce66">
            <text:p><text:s text:c="3"/>22,656</text:p>
          </table:table-cell>
          <table:table-cell office:value-type="float" office:value="20900" table:style-name="ce66">
            <text:p><text:s text:c="3"/>20,900</text:p>
          </table:table-cell>
          <table:table-cell office:value-type="float" office:value="743" table:style-name="ce66">
            <text:p><text:s text:c="3"/>743</text:p>
          </table:table-cell>
          <table:table-cell office:value-type="float" office:value="580" table:style-name="ce66">
            <text:p><text:s text:c="3"/>580</text:p>
          </table:table-cell>
          <table:table-cell office:value-type="float" office:value="163" table:style-name="ce66">
            <text:p><text:s text:c="3"/>163</text:p>
          </table:table-cell>
          <table:table-cell office:value-type="float" office:value="1013" table:style-name="ce66">
            <text:p><text:s text:c="3"/>1,013</text:p>
          </table:table-cell>
          <table:table-cell office:value-type="float" office:value="732" table:style-name="ce66">
            <text:p><text:s text:c="3"/>732</text:p>
          </table:table-cell>
          <table:table-cell office:value-type="float" office:value="281" table:style-name="ce66">
            <text:p><text:s text:c="3"/>281</text:p>
          </table:table-cell>
          <table:table-cell office:value-type="float" office:value="656" table:style-name="ce67">
            <text:p><text:s text:c="3"/>656</text:p>
          </table:table-cell>
          <table:table-cell office:value-type="float" office:value="641" table:style-name="ce68">
            <text:p><text:s text:c="3"/>64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11" table:style-name="ce70">
            <text:p><text:s text:c="3"/>11</text:p>
          </table:table-cell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9 月</text:p>
          </table:table-cell>
          <table:table-cell office:value-type="string" table:style-name="ce72">
            <text:p>男</text:p>
          </table:table-cell>
          <table:table-cell office:value-type="float" office:value="11506" table:style-name="ce69">
            <text:p><text:s text:c="3"/>11,506</text:p>
          </table:table-cell>
          <table:table-cell office:value-type="float" office:value="11013" table:style-name="ce68">
            <text:p><text:s text:c="3"/>11,013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337" table:style-name="ce68">
            <text:p><text:s text:c="3"/>337</text:p>
          </table:table-cell>
          <table:table-cell office:value-type="float" office:value="94" table:style-name="ce69">
            <text:p><text:s text:c="3"/>94</text:p>
          </table:table-cell>
          <table:table-cell office:value-type="float" office:value="243" table:style-name="ce73">
            <text:p><text:s text:c="3"/>243</text:p>
          </table:table-cell>
          <table:table-cell office:value-type="float" office:value="11328" table:style-name="ce69">
            <text:p><text:s text:c="3"/>11,328</text:p>
          </table:table-cell>
          <table:table-cell office:value-type="float" office:value="10845" table:style-name="ce68">
            <text:p><text:s text:c="3"/>10,845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327" table:style-name="ce68">
            <text:p><text:s text:c="3"/>327</text:p>
          </table:table-cell>
          <table:table-cell office:value-type="float" office:value="94" table:style-name="ce69">
            <text:p><text:s text:c="3"/>94</text:p>
          </table:table-cell>
          <table:table-cell office:value-type="float" office:value="233" table:style-name="ce73">
            <text:p><text:s text:c="3"/>233</text:p>
          </table:table-cell>
          <table:table-cell office:value-type="float" office:value="178" table:style-name="ce67">
            <text:p><text:s text:c="3"/>178</text:p>
          </table:table-cell>
          <table:table-cell office:value-type="float" office:value="168" table:style-name="ce68">
            <text:p><text:s text:c="3"/>16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10" table:style-name="ce70">
            <text:p><text:s text:c="3"/>10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1806" table:style-name="ce76">
            <text:p><text:s text:c="3"/>11,806</text:p>
          </table:table-cell>
          <table:table-cell office:value-type="float" office:value="10528" table:style-name="ce77">
            <text:p><text:s text:c="3"/>10,528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502" table:style-name="ce76">
            <text:p><text:s text:c="3"/>502</text:p>
          </table:table-cell>
          <table:table-cell office:value-type="float" office:value="89" table:style-name="ce76">
            <text:p><text:s text:c="3"/>89</text:p>
          </table:table-cell>
          <table:table-cell office:value-type="float" office:value="687" table:style-name="ce77">
            <text:p><text:s text:c="3"/>687</text:p>
          </table:table-cell>
          <table:table-cell office:value-type="float" office:value="638" table:style-name="ce76">
            <text:p><text:s text:c="3"/>638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1328" table:style-name="ce76">
            <text:p><text:s text:c="3"/>11,328</text:p>
          </table:table-cell>
          <table:table-cell office:value-type="float" office:value="10055" table:style-name="ce77">
            <text:p><text:s text:c="3"/>10,055</text:p>
          </table:table-cell>
          <table:table-cell office:value-type="float" office:value="587" table:style-name="ce76">
            <text:p><text:s text:c="3"/>587</text:p>
          </table:table-cell>
          <table:table-cell office:value-type="float" office:value="501" table:style-name="ce76">
            <text:p><text:s text:c="3"/>501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686" table:style-name="ce77">
            <text:p><text:s text:c="3"/>686</text:p>
          </table:table-cell>
          <table:table-cell office:value-type="float" office:value="638" table:style-name="ce76">
            <text:p><text:s text:c="3"/>63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78" table:style-name="ce76">
            <text:p><text:s text:c="3"/>478</text:p>
          </table:table-cell>
          <table:table-cell office:value-type="float" office:value="473" table:style-name="ce77">
            <text:p><text:s text:c="3"/>47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9">
            <text:p><text:s text:c="3"/>1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86">
            <text:p>計</text:p>
          </table:table-cell>
          <table:table-cell office:value-type="float" office:value="24000" table:style-name="ce80">
            <text:p><text:s text:c="3"/>24,000</text:p>
          </table:table-cell>
          <table:table-cell office:value-type="float" office:value="22103" table:style-name="ce81">
            <text:p><text:s text:c="3"/>22,103</text:p>
          </table:table-cell>
          <table:table-cell office:value-type="float" office:value="805" table:style-name="ce80">
            <text:p><text:s text:c="3"/>805</text:p>
          </table:table-cell>
          <table:table-cell office:value-type="float" office:value="629" table:style-name="ce80">
            <text:p><text:s text:c="3"/>629</text:p>
          </table:table-cell>
          <table:table-cell office:value-type="float" office:value="176" table:style-name="ce80">
            <text:p><text:s text:c="3"/>176</text:p>
          </table:table-cell>
          <table:table-cell office:value-type="float" office:value="1092" table:style-name="ce81">
            <text:p><text:s text:c="3"/>1,092</text:p>
          </table:table-cell>
          <table:table-cell office:value-type="float" office:value="773" table:style-name="ce82">
            <text:p><text:s text:c="3"/>773</text:p>
          </table:table-cell>
          <table:table-cell office:value-type="float" office:value="319" table:style-name="ce66">
            <text:p><text:s text:c="3"/>319</text:p>
          </table:table-cell>
          <table:table-cell office:value-type="float" office:value="23530" table:style-name="ce80">
            <text:p><text:s text:c="3"/>23,530</text:p>
          </table:table-cell>
          <table:table-cell office:value-type="float" office:value="21655" table:style-name="ce81">
            <text:p><text:s text:c="3"/>21,655</text:p>
          </table:table-cell>
          <table:table-cell office:value-type="float" office:value="804" table:style-name="ce80">
            <text:p><text:s text:c="3"/>804</text:p>
          </table:table-cell>
          <table:table-cell office:value-type="float" office:value="629" table:style-name="ce80">
            <text:p><text:s text:c="3"/>629</text:p>
          </table:table-cell>
          <table:table-cell office:value-type="float" office:value="175" table:style-name="ce80">
            <text:p><text:s text:c="3"/>175</text:p>
          </table:table-cell>
          <table:table-cell office:value-type="float" office:value="1071" table:style-name="ce81">
            <text:p><text:s text:c="3"/>1,071</text:p>
          </table:table-cell>
          <table:table-cell office:value-type="float" office:value="773" table:style-name="ce80">
            <text:p><text:s text:c="3"/>773</text:p>
          </table:table-cell>
          <table:table-cell office:value-type="float" office:value="298" table:style-name="ce66">
            <text:p><text:s text:c="3"/>298</text:p>
          </table:table-cell>
          <table:table-cell office:value-type="float" office:value="470" table:style-name="ce80">
            <text:p><text:s text:c="3"/>470</text:p>
          </table:table-cell>
          <table:table-cell office:value-type="float" office:value="448" table:style-name="ce81">
            <text:p><text:s text:c="3"/>448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1" table:style-name="ce81">
            <text:p><text:s text:c="3"/>21</text:p>
          </table:table-cell>
          <table:table-cell office:value-type="float" office:value="0" table:style-name="ce81">
            <text:p>—</text:p>
          </table:table-cell>
          <table:table-cell office:value-type="float" office:value="21" table:style-name="ce83">
            <text:p><text:s text:c="3"/>21</text:p>
          </table:table-cell>
          <table:table-cell table:number-columns-repeated="16358" table:style-name="ce87"/>
        </table:table-row>
        <table:table-row table:style-name="ro7" table:visibility="collapse">
          <table:table-cell office:value-type="string" table:style-name="ce71">
            <text:p>10 月</text:p>
          </table:table-cell>
          <table:table-cell office:value-type="string" table:style-name="ce86">
            <text:p>男</text:p>
          </table:table-cell>
          <table:table-cell office:value-type="float" office:value="11919" table:style-name="ce69">
            <text:p><text:s text:c="3"/>11,919</text:p>
          </table:table-cell>
          <table:table-cell office:value-type="float" office:value="11387" table:style-name="ce68">
            <text:p><text:s text:c="3"/>11,387</text:p>
          </table:table-cell>
          <table:table-cell office:value-type="float" office:value="173" table:style-name="ce69">
            <text:p><text:s text:c="3"/>173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59" table:style-name="ce68">
            <text:p><text:s text:c="3"/>359</text:p>
          </table:table-cell>
          <table:table-cell office:value-type="float" office:value="103" table:style-name="ce67">
            <text:p><text:s text:c="3"/>103</text:p>
          </table:table-cell>
          <table:table-cell office:value-type="float" office:value="256" table:style-name="ce73">
            <text:p><text:s text:c="3"/>256</text:p>
          </table:table-cell>
          <table:table-cell office:value-type="float" office:value="11765" table:style-name="ce69">
            <text:p><text:s text:c="3"/>11,765</text:p>
          </table:table-cell>
          <table:table-cell office:value-type="float" office:value="11253" table:style-name="ce68">
            <text:p><text:s text:c="3"/>11,253</text:p>
          </table:table-cell>
          <table:table-cell office:value-type="float" office:value="173" table:style-name="ce69">
            <text:p><text:s text:c="3"/>173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39" table:style-name="ce68">
            <text:p><text:s text:c="3"/>339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236" table:style-name="ce73">
            <text:p><text:s text:c="3"/>236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134" table:style-name="ce68">
            <text:p><text:s text:c="3"/>13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0" table:style-name="ce68">
            <text:p>—</text:p>
          </table:table-cell>
          <table:table-cell office:value-type="float" office:value="20" table:style-name="ce83">
            <text:p><text:s text:c="3"/>20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4"/>
          <table:table-cell office:value-type="string" table:style-name="ce88">
            <text:p>女</text:p>
          </table:table-cell>
          <table:table-cell office:value-type="float" office:value="12081" table:style-name="ce76">
            <text:p><text:s text:c="3"/>12,081</text:p>
          </table:table-cell>
          <table:table-cell office:value-type="float" office:value="10716" table:style-name="ce77">
            <text:p><text:s text:c="3"/>10,716</text:p>
          </table:table-cell>
          <table:table-cell office:value-type="float" office:value="632" table:style-name="ce76">
            <text:p><text:s text:c="3"/>632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33" table:style-name="ce77">
            <text:p><text:s text:c="3"/>733</text:p>
          </table:table-cell>
          <table:table-cell office:value-type="float" office:value="670" table:style-name="ce84">
            <text:p><text:s text:c="3"/>670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11765" table:style-name="ce76">
            <text:p><text:s text:c="3"/>11,765</text:p>
          </table:table-cell>
          <table:table-cell office:value-type="float" office:value="10402" table:style-name="ce77">
            <text:p><text:s text:c="3"/>10,402</text:p>
          </table:table-cell>
          <table:table-cell office:value-type="float" office:value="631" table:style-name="ce76">
            <text:p><text:s text:c="3"/>631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732" table:style-name="ce77">
            <text:p><text:s text:c="3"/>732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316" table:style-name="ce76">
            <text:p><text:s text:c="3"/>316</text:p>
          </table:table-cell>
          <table:table-cell office:value-type="float" office:value="314" table:style-name="ce77">
            <text:p><text:s text:c="3"/>31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1"/>
          <table:table-cell office:value-type="string" table:style-name="ce86">
            <text:p>計</text:p>
          </table:table-cell>
          <table:table-cell office:value-type="float" office:value="24994" table:style-name="ce80">
            <text:p><text:s text:c="3"/>24,994</text:p>
          </table:table-cell>
          <table:table-cell office:value-type="float" office:value="23217" table:style-name="ce81">
            <text:p><text:s text:c="3"/>23,217</text:p>
          </table:table-cell>
          <table:table-cell office:value-type="float" office:value="694" table:style-name="ce80">
            <text:p><text:s text:c="3"/>694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1083" table:style-name="ce81">
            <text:p><text:s text:c="3"/>1,083</text:p>
          </table:table-cell>
          <table:table-cell office:value-type="float" office:value="718" table:style-name="ce80">
            <text:p><text:s text:c="3"/>718</text:p>
          </table:table-cell>
          <table:table-cell office:value-type="float" office:value="365" table:style-name="ce66">
            <text:p><text:s text:c="3"/>365</text:p>
          </table:table-cell>
          <table:table-cell office:value-type="float" office:value="24528" table:style-name="ce80">
            <text:p><text:s text:c="3"/>24,528</text:p>
          </table:table-cell>
          <table:table-cell office:value-type="float" office:value="22768" table:style-name="ce81">
            <text:p><text:s text:c="3"/>22,768</text:p>
          </table:table-cell>
          <table:table-cell office:value-type="float" office:value="693" table:style-name="ce80">
            <text:p><text:s text:c="3"/>693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181" table:style-name="ce80">
            <text:p><text:s text:c="3"/>181</text:p>
          </table:table-cell>
          <table:table-cell office:value-type="float" office:value="1067" table:style-name="ce81">
            <text:p><text:s text:c="3"/>1,067</text:p>
          </table:table-cell>
          <table:table-cell office:value-type="float" office:value="718" table:style-name="ce80">
            <text:p><text:s text:c="3"/>718</text:p>
          </table:table-cell>
          <table:table-cell office:value-type="float" office:value="349" table:style-name="ce66">
            <text:p><text:s text:c="3"/>349</text:p>
          </table:table-cell>
          <table:table-cell office:value-type="float" office:value="466" table:style-name="ce80">
            <text:p><text:s text:c="3"/>466</text:p>
          </table:table-cell>
          <table:table-cell office:value-type="float" office:value="449" table:style-name="ce81">
            <text:p><text:s text:c="3"/>44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0" table:style-name="ce81">
            <text:p>—</text:p>
          </table:table-cell>
          <table:table-cell office:value-type="float" office:value="16" table:style-name="ce83">
            <text:p><text:s text:c="3"/>16</text:p>
          </table:table-cell>
          <table:table-cell table:number-columns-repeated="16358" table:style-name="ce87"/>
        </table:table-row>
        <table:table-row table:style-name="ro7" table:visibility="collapse">
          <table:table-cell office:value-type="string" table:style-name="ce71">
            <text:p>11 月</text:p>
          </table:table-cell>
          <table:table-cell office:value-type="string" table:style-name="ce86">
            <text:p>男</text:p>
          </table:table-cell>
          <table:table-cell office:value-type="float" office:value="12396" table:style-name="ce69">
            <text:p><text:s text:c="3"/>12,396</text:p>
          </table:table-cell>
          <table:table-cell office:value-type="float" office:value="11868" table:style-name="ce68">
            <text:p><text:s text:c="3"/>11,868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372" table:style-name="ce68">
            <text:p><text:s text:c="3"/>372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82" table:style-name="ce73">
            <text:p><text:s text:c="3"/>282</text:p>
          </table:table-cell>
          <table:table-cell office:value-type="float" office:value="12264" table:style-name="ce69">
            <text:p><text:s text:c="3"/>12,264</text:p>
          </table:table-cell>
          <table:table-cell office:value-type="float" office:value="11750" table:style-name="ce68">
            <text:p><text:s text:c="3"/>11,750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358" table:style-name="ce68">
            <text:p><text:s text:c="3"/>358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68" table:style-name="ce73">
            <text:p><text:s text:c="3"/>268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118" table:style-name="ce68">
            <text:p><text:s text:c="3"/>11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0" table:style-name="ce68">
            <text:p>—</text:p>
          </table:table-cell>
          <table:table-cell office:value-type="float" office:value="14" table:style-name="ce83">
            <text:p><text:s text:c="3"/>14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4"/>
          <table:table-cell office:value-type="string" table:style-name="ce88">
            <text:p>女</text:p>
          </table:table-cell>
          <table:table-cell office:value-type="float" office:value="12598" table:style-name="ce76">
            <text:p><text:s text:c="3"/>12,598</text:p>
          </table:table-cell>
          <table:table-cell office:value-type="float" office:value="11349" table:style-name="ce77">
            <text:p><text:s text:c="3"/>11,349</text:p>
          </table:table-cell>
          <table:table-cell office:value-type="float" office:value="538" table:style-name="ce76">
            <text:p><text:s text:c="3"/>538</text:p>
          </table:table-cell>
          <table:table-cell office:value-type="float" office:value="436" table:style-name="ce76">
            <text:p><text:s text:c="3"/>436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11" table:style-name="ce77">
            <text:p><text:s text:c="3"/>711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12264" table:style-name="ce76">
            <text:p><text:s text:c="3"/>12,264</text:p>
          </table:table-cell>
          <table:table-cell office:value-type="float" office:value="11018" table:style-name="ce77">
            <text:p><text:s text:c="3"/>11,018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436" table:style-name="ce76">
            <text:p><text:s text:c="3"/>436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709" table:style-name="ce77">
            <text:p><text:s text:c="3"/>709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81" table:style-name="ce78">
            <text:p><text:s text:c="3"/>81</text:p>
          </table:table-cell>
          <table:table-cell office:value-type="float" office:value="334" table:style-name="ce76">
            <text:p><text:s text:c="3"/>334</text:p>
          </table:table-cell>
          <table:table-cell office:value-type="float" office:value="331" table:style-name="ce77">
            <text:p><text:s text:c="3"/>33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0" table:style-name="ce77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1"/>
          <table:table-cell office:value-type="string" table:style-name="ce86">
            <text:p>計</text:p>
          </table:table-cell>
          <table:table-cell office:value-type="float" office:value="27862" table:style-name="ce80">
            <text:p><text:s text:c="3"/>27,862</text:p>
          </table:table-cell>
          <table:table-cell office:value-type="float" office:value="25870" table:style-name="ce81">
            <text:p><text:s text:c="3"/>25,870</text:p>
          </table:table-cell>
          <table:table-cell office:value-type="float" office:value="801" table:style-name="ce80">
            <text:p><text:s text:c="3"/>801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218" table:style-name="ce80">
            <text:p><text:s text:c="3"/>218</text:p>
          </table:table-cell>
          <table:table-cell office:value-type="float" office:value="1191" table:style-name="ce81">
            <text:p><text:s text:c="3"/>1,191</text:p>
          </table:table-cell>
          <table:table-cell office:value-type="float" office:value="826" table:style-name="ce80">
            <text:p><text:s text:c="3"/>826</text:p>
          </table:table-cell>
          <table:table-cell office:value-type="float" office:value="365" table:style-name="ce66">
            <text:p><text:s text:c="3"/>365</text:p>
          </table:table-cell>
          <table:table-cell office:value-type="float" office:value="27230" table:style-name="ce80">
            <text:p><text:s text:c="3"/>27,230</text:p>
          </table:table-cell>
          <table:table-cell office:value-type="float" office:value="25255" table:style-name="ce81">
            <text:p><text:s text:c="3"/>25,255</text:p>
          </table:table-cell>
          <table:table-cell office:value-type="float" office:value="801" table:style-name="ce80">
            <text:p><text:s text:c="3"/>801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218" table:style-name="ce80">
            <text:p><text:s text:c="3"/>218</text:p>
          </table:table-cell>
          <table:table-cell office:value-type="float" office:value="1174" table:style-name="ce81">
            <text:p><text:s text:c="3"/>1,174</text:p>
          </table:table-cell>
          <table:table-cell office:value-type="float" office:value="824" table:style-name="ce80">
            <text:p><text:s text:c="3"/>824</text:p>
          </table:table-cell>
          <table:table-cell office:value-type="float" office:value="350" table:style-name="ce66">
            <text:p><text:s text:c="3"/>350</text:p>
          </table:table-cell>
          <table:table-cell office:value-type="float" office:value="632" table:style-name="ce80">
            <text:p><text:s text:c="3"/>632</text:p>
          </table:table-cell>
          <table:table-cell office:value-type="float" office:value="615" table:style-name="ce81">
            <text:p><text:s text:c="3"/>615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5" table:style-name="ce83">
            <text:p><text:s text:c="3"/>15</text:p>
          </table:table-cell>
          <table:table-cell table:number-columns-repeated="16358" table:style-name="ce87"/>
        </table:table-row>
        <table:table-row table:style-name="ro7" table:visibility="collapse">
          <table:table-cell office:value-type="string" table:style-name="ce71">
            <text:p>12 月</text:p>
          </table:table-cell>
          <table:table-cell office:value-type="string" table:style-name="ce86">
            <text:p>男</text:p>
          </table:table-cell>
          <table:table-cell office:value-type="float" office:value="13797" table:style-name="ce69">
            <text:p><text:s text:c="3"/>13,797</text:p>
          </table:table-cell>
          <table:table-cell office:value-type="float" office:value="13209" table:style-name="ce68">
            <text:p><text:s text:c="3"/>13,209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384" table:style-name="ce68">
            <text:p><text:s text:c="3"/>384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269" table:style-name="ce73">
            <text:p><text:s text:c="3"/>269</text:p>
          </table:table-cell>
          <table:table-cell office:value-type="float" office:value="13615" table:style-name="ce69">
            <text:p><text:s text:c="3"/>13,615</text:p>
          </table:table-cell>
          <table:table-cell office:value-type="float" office:value="13040" table:style-name="ce68">
            <text:p><text:s text:c="3"/>13,040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371" table:style-name="ce68">
            <text:p><text:s text:c="3"/>371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256" table:style-name="ce73">
            <text:p><text:s text:c="3"/>256</text:p>
          </table:table-cell>
          <table:table-cell office:value-type="float" office:value="182" table:style-name="ce69">
            <text:p><text:s text:c="3"/>182</text:p>
          </table:table-cell>
          <table:table-cell office:value-type="float" office:value="169" table:style-name="ce68">
            <text:p><text:s text:c="3"/>169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83">
            <text:p><text:s text:c="3"/>13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4"/>
          <table:table-cell office:value-type="string" table:style-name="ce88">
            <text:p>女</text:p>
          </table:table-cell>
          <table:table-cell office:value-type="float" office:value="14065" table:style-name="ce76">
            <text:p><text:s text:c="3"/>14,065</text:p>
          </table:table-cell>
          <table:table-cell office:value-type="float" office:value="12661" table:style-name="ce77">
            <text:p><text:s text:c="3"/>12,661</text:p>
          </table:table-cell>
          <table:table-cell office:value-type="float" office:value="597" table:style-name="ce76">
            <text:p><text:s text:c="3"/>597</text:p>
          </table:table-cell>
          <table:table-cell office:value-type="float" office:value="477" table:style-name="ce76">
            <text:p><text:s text:c="3"/>477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807" table:style-name="ce77">
            <text:p><text:s text:c="3"/>807</text:p>
          </table:table-cell>
          <table:table-cell office:value-type="float" office:value="711" table:style-name="ce76">
            <text:p><text:s text:c="3"/>711</text:p>
          </table:table-cell>
          <table:table-cell office:value-type="float" office:value="96" table:style-name="ce78">
            <text:p><text:s text:c="3"/>96</text:p>
          </table:table-cell>
          <table:table-cell office:value-type="float" office:value="13615" table:style-name="ce76">
            <text:p><text:s text:c="3"/>13,615</text:p>
          </table:table-cell>
          <table:table-cell office:value-type="float" office:value="12215" table:style-name="ce77">
            <text:p><text:s text:c="3"/>12,215</text:p>
          </table:table-cell>
          <table:table-cell office:value-type="float" office:value="597" table:style-name="ce76">
            <text:p><text:s text:c="3"/>597</text:p>
          </table:table-cell>
          <table:table-cell office:value-type="float" office:value="477" table:style-name="ce76">
            <text:p><text:s text:c="3"/>477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803" table:style-name="ce77">
            <text:p><text:s text:c="3"/>803</text:p>
          </table:table-cell>
          <table:table-cell office:value-type="float" office:value="709" table:style-name="ce76">
            <text:p><text:s text:c="3"/>709</text:p>
          </table:table-cell>
          <table:table-cell office:value-type="float" office:value="94" table:style-name="ce78">
            <text:p><text:s text:c="3"/>94</text:p>
          </table:table-cell>
          <table:table-cell office:value-type="float" office:value="450" table:style-name="ce76">
            <text:p><text:s text:c="3"/>450</text:p>
          </table:table-cell>
          <table:table-cell office:value-type="float" office:value="446" table:style-name="ce77">
            <text:p><text:s text:c="3"/>44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9">
            <text:p><text:s text:c="3"/>2</text:p>
          </table:table-cell>
          <table:table-cell table:number-columns-repeated="16358" table:style-name="ce87"/>
        </table:table-row>
        <table:table-row table:style-name="ro7">
          <table:table-cell office:value-type="string" table:number-columns-spanned="1" table:number-rows-spanned="3" table:style-name="ce303">
            <text:p/>
            <text:p>109年</text:p>
            <text:p/>
          </table:table-cell>
          <table:table-cell office:value-type="string" table:style-name="ce89">
            <text:p>計</text:p>
          </table:table-cell>
          <table:table-cell office:value-type="float" office:value="243404" table:style-name="ce54">
            <text:p><text:s text:c="3"/>243,404</text:p>
          </table:table-cell>
          <table:table-cell office:value-type="float" office:value="232823" table:style-name="ce54">
            <text:p><text:s text:c="3"/>232,823</text:p>
          </table:table-cell>
          <table:table-cell office:value-type="float" office:value="3203" table:style-name="ce54">
            <text:p><text:s text:c="3"/>3,203</text:p>
          </table:table-cell>
          <table:table-cell office:value-type="float" office:value="2363" table:style-name="ce54">
            <text:p><text:s text:c="3"/>2,363</text:p>
          </table:table-cell>
          <table:table-cell office:value-type="float" office:value="840" table:style-name="ce54">
            <text:p><text:s text:c="3"/>840</text:p>
          </table:table-cell>
          <table:table-cell office:value-type="float" office:value="7378" table:style-name="ce54">
            <text:p><text:s text:c="3"/>7,378</text:p>
          </table:table-cell>
          <table:table-cell office:value-type="float" office:value="4395" table:style-name="ce54">
            <text:p><text:s text:c="3"/>4,395</text:p>
          </table:table-cell>
          <table:table-cell office:value-type="float" office:value="2983" table:style-name="ce54">
            <text:p><text:s text:c="3"/>2,983</text:p>
          </table:table-cell>
          <table:table-cell office:value-type="float" office:value="238630" table:style-name="ce54">
            <text:p><text:s text:c="3"/>238,630</text:p>
          </table:table-cell>
          <table:table-cell office:value-type="float" office:value="228177" table:style-name="ce54">
            <text:p><text:s text:c="3"/>228,177</text:p>
          </table:table-cell>
          <table:table-cell office:value-type="float" office:value="3192" table:style-name="ce54">
            <text:p><text:s text:c="3"/>3,192</text:p>
          </table:table-cell>
          <table:table-cell office:value-type="float" office:value="2360" table:style-name="ce54">
            <text:p><text:s text:c="3"/>2,360</text:p>
          </table:table-cell>
          <table:table-cell office:value-type="float" office:value="832" table:style-name="ce54">
            <text:p><text:s text:c="3"/>832</text:p>
          </table:table-cell>
          <table:table-cell office:value-type="float" office:value="7261" table:style-name="ce54">
            <text:p><text:s text:c="3"/>7,261</text:p>
          </table:table-cell>
          <table:table-cell office:value-type="float" office:value="4391" table:style-name="ce54">
            <text:p><text:s text:c="3"/>4,391</text:p>
          </table:table-cell>
          <table:table-cell office:value-type="float" office:value="2870" table:style-name="ce54">
            <text:p><text:s text:c="3"/>2,870</text:p>
          </table:table-cell>
          <table:table-cell office:value-type="float" office:value="4774" table:style-name="ce54">
            <text:p><text:s text:c="3"/>4,774</text:p>
          </table:table-cell>
          <table:table-cell office:value-type="float" office:value="4646" table:style-name="ce54">
            <text:p><text:s text:c="3"/>4,646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117" table:style-name="ce54">
            <text:p><text:s text:c="3"/>117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13" table:style-name="ce52">
            <text:p><text:s text:c="3"/>113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20663" table:style-name="ce54">
            <text:p><text:s text:c="3"/>120,663</text:p>
          </table:table-cell>
          <table:table-cell office:value-type="float" office:value="116954" table:style-name="ce54">
            <text:p><text:s text:c="3"/>116,954</text:p>
          </table:table-cell>
          <table:table-cell office:value-type="float" office:value="752" table:style-name="ce54">
            <text:p><text:s text:c="3"/>752</text:p>
          </table:table-cell>
          <table:table-cell office:value-type="float" office:value="327" table:style-name="ce54">
            <text:p><text:s text:c="3"/>327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2957" table:style-name="ce54">
            <text:p><text:s text:c="3"/>2,957</text:p>
          </table:table-cell>
          <table:table-cell office:value-type="float" office:value="608" table:style-name="ce54">
            <text:p><text:s text:c="3"/>608</text:p>
          </table:table-cell>
          <table:table-cell office:value-type="float" office:value="2349" table:style-name="ce54">
            <text:p><text:s text:c="3"/>2,349</text:p>
          </table:table-cell>
          <table:table-cell office:value-type="float" office:value="119315" table:style-name="ce54">
            <text:p><text:s text:c="3"/>119,315</text:p>
          </table:table-cell>
          <table:table-cell office:value-type="float" office:value="115700" table:style-name="ce54">
            <text:p><text:s text:c="3"/>115,700</text:p>
          </table:table-cell>
          <table:table-cell office:value-type="float" office:value="748" table:style-name="ce54">
            <text:p><text:s text:c="3"/>748</text:p>
          </table:table-cell>
          <table:table-cell office:value-type="float" office:value="327" table:style-name="ce54">
            <text:p><text:s text:c="3"/>327</text:p>
          </table:table-cell>
          <table:table-cell office:value-type="float" office:value="421" table:style-name="ce54">
            <text:p><text:s text:c="3"/>421</text:p>
          </table:table-cell>
          <table:table-cell office:value-type="float" office:value="2867" table:style-name="ce54">
            <text:p><text:s text:c="3"/>2,867</text:p>
          </table:table-cell>
          <table:table-cell office:value-type="float" office:value="607" table:style-name="ce54">
            <text:p><text:s text:c="3"/>607</text:p>
          </table:table-cell>
          <table:table-cell office:value-type="float" office:value="2260" table:style-name="ce54">
            <text:p><text:s text:c="3"/>2,260</text:p>
          </table:table-cell>
          <table:table-cell office:value-type="float" office:value="1348" table:style-name="ce54">
            <text:p><text:s text:c="3"/>1,348</text:p>
          </table:table-cell>
          <table:table-cell office:value-type="float" office:value="1254" table:style-name="ce54">
            <text:p><text:s text:c="3"/>1,254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0" table:style-name="ce54">
            <text:p>—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90" table:style-name="ce54">
            <text:p><text:s text:c="3"/>90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89" table:style-name="ce56">
            <text:p><text:s text:c="3"/>89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2741" table:style-name="ce58">
            <text:p><text:s text:c="3"/>122,741</text:p>
          </table:table-cell>
          <table:table-cell office:value-type="float" office:value="115869" table:style-name="ce58">
            <text:p><text:s text:c="3"/>115,869</text:p>
          </table:table-cell>
          <table:table-cell office:value-type="float" office:value="2451" table:style-name="ce58">
            <text:p><text:s text:c="3"/>2,451</text:p>
          </table:table-cell>
          <table:table-cell office:value-type="float" office:value="2036" table:style-name="ce58">
            <text:p><text:s text:c="3"/>2,036</text:p>
          </table:table-cell>
          <table:table-cell office:value-type="float" office:value="415" table:style-name="ce58">
            <text:p><text:s text:c="3"/>415</text:p>
          </table:table-cell>
          <table:table-cell office:value-type="float" office:value="4421" table:style-name="ce58">
            <text:p><text:s text:c="3"/>4,421</text:p>
          </table:table-cell>
          <table:table-cell office:value-type="float" office:value="3787" table:style-name="ce58">
            <text:p><text:s text:c="3"/>3,787</text:p>
          </table:table-cell>
          <table:table-cell office:value-type="float" office:value="634" table:style-name="ce58">
            <text:p><text:s text:c="3"/>634</text:p>
          </table:table-cell>
          <table:table-cell office:value-type="float" office:value="119315" table:style-name="ce58">
            <text:p><text:s text:c="3"/>119,315</text:p>
          </table:table-cell>
          <table:table-cell office:value-type="float" office:value="112477" table:style-name="ce58">
            <text:p><text:s text:c="3"/>112,477</text:p>
          </table:table-cell>
          <table:table-cell office:value-type="float" office:value="2444" table:style-name="ce58">
            <text:p><text:s text:c="3"/>2,444</text:p>
          </table:table-cell>
          <table:table-cell office:value-type="float" office:value="2033" table:style-name="ce58">
            <text:p><text:s text:c="3"/>2,033</text:p>
          </table:table-cell>
          <table:table-cell office:value-type="float" office:value="411" table:style-name="ce58">
            <text:p><text:s text:c="3"/>411</text:p>
          </table:table-cell>
          <table:table-cell office:value-type="float" office:value="4394" table:style-name="ce58">
            <text:p><text:s text:c="3"/>4,394</text:p>
          </table:table-cell>
          <table:table-cell office:value-type="float" office:value="3784" table:style-name="ce58">
            <text:p><text:s text:c="3"/>3,784</text:p>
          </table:table-cell>
          <table:table-cell office:value-type="float" office:value="610" table:style-name="ce58">
            <text:p><text:s text:c="3"/>610</text:p>
          </table:table-cell>
          <table:table-cell office:value-type="float" office:value="3426" table:style-name="ce58">
            <text:p><text:s text:c="3"/>3,426</text:p>
          </table:table-cell>
          <table:table-cell office:value-type="float" office:value="3392" table:style-name="ce58">
            <text:p><text:s text:c="3"/>3,392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4" table:style-name="ce60">
            <text:p><text:s text:c="3"/>24</text:p>
          </table:table-cell>
          <table:table-cell table:style-name="ce90"/>
          <table:table-cell table:number-columns-repeated="16357"/>
        </table:table-row>
        <table:table-row table:style-name="ro7" table:visibility="collapse">
          <table:table-cell table:style-name="ce92"/>
          <table:table-cell office:value-type="string" table:style-name="ce93">
            <text:p>計</text:p>
          </table:table-cell>
          <table:table-cell office:value-type="float" office:value="25354" table:style-name="ce94">
            <text:p><text:s text:c="3"/>25,354</text:p>
          </table:table-cell>
          <table:table-cell office:value-type="float" office:value="23481" table:style-name="ce94">
            <text:p><text:s text:c="3"/>23,481</text:p>
          </table:table-cell>
          <table:table-cell office:value-type="float" office:value="937" table:style-name="ce94">
            <text:p><text:s text:c="3"/>937</text:p>
          </table:table-cell>
          <table:table-cell office:value-type="float" office:value="770" table:style-name="ce94">
            <text:p><text:s text:c="3"/>770</text:p>
          </table:table-cell>
          <table:table-cell office:value-type="float" office:value="167" table:style-name="ce94">
            <text:p><text:s text:c="3"/>167</text:p>
          </table:table-cell>
          <table:table-cell office:value-type="float" office:value="936" table:style-name="ce94">
            <text:p><text:s text:c="3"/>936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374" table:style-name="ce94">
            <text:p><text:s text:c="3"/>374</text:p>
          </table:table-cell>
          <table:table-cell office:value-type="float" office:value="24946" table:style-name="ce94">
            <text:p><text:s text:c="3"/>24,946</text:p>
          </table:table-cell>
          <table:table-cell office:value-type="float" office:value="23092" table:style-name="ce94">
            <text:p><text:s text:c="3"/>23,092</text:p>
          </table:table-cell>
          <table:table-cell office:value-type="float" office:value="936" table:style-name="ce94">
            <text:p><text:s text:c="3"/>936</text:p>
          </table:table-cell>
          <table:table-cell office:value-type="float" office:value="770" table:style-name="ce94">
            <text:p><text:s text:c="3"/>770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918" table:style-name="ce94">
            <text:p><text:s text:c="3"/>918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356" table:style-name="ce94">
            <text:p><text:s text:c="3"/>356</text:p>
          </table:table-cell>
          <table:table-cell office:value-type="float" office:value="408" table:style-name="ce94">
            <text:p><text:s text:c="3"/>408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5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1 月</text:p>
          </table:table-cell>
          <table:table-cell office:value-type="string" table:style-name="ce93">
            <text:p>男</text:p>
          </table:table-cell>
          <table:table-cell office:value-type="float" office:value="12611" table:style-name="ce94">
            <text:p><text:s text:c="3"/>12,611</text:p>
          </table:table-cell>
          <table:table-cell office:value-type="float" office:value="12026" table:style-name="ce94">
            <text:p><text:s text:c="3"/>12,026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382" table:style-name="ce94">
            <text:p><text:s text:c="3"/>382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297" table:style-name="ce94">
            <text:p><text:s text:c="3"/>29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11903" table:style-name="ce94">
            <text:p><text:s text:c="3"/>11,903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283" table:style-name="ce94">
            <text:p><text:s text:c="3"/>283</text:p>
          </table:table-cell>
          <table:table-cell office:value-type="float" office:value="138" table:style-name="ce94">
            <text:p><text:s text:c="3"/>138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5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12743" table:style-name="ce94">
            <text:p><text:s text:c="3"/>12,743</text:p>
          </table:table-cell>
          <table:table-cell office:value-type="float" office:value="11455" table:style-name="ce94">
            <text:p><text:s text:c="3"/>11,455</text:p>
          </table:table-cell>
          <table:table-cell office:value-type="float" office:value="734" table:style-name="ce94">
            <text:p><text:s text:c="3"/>734</text:p>
          </table:table-cell>
          <table:table-cell office:value-type="float" office:value="662" table:style-name="ce94">
            <text:p><text:s text:c="3"/>662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477" table:style-name="ce94">
            <text:p><text:s text:c="3"/>477</text:p>
          </table:table-cell>
          <table:table-cell office:value-type="float" office:value="77" table:style-name="ce94">
            <text:p><text:s text:c="3"/>7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11189" table:style-name="ce94">
            <text:p><text:s text:c="3"/>11,189</text:p>
          </table:table-cell>
          <table:table-cell office:value-type="float" office:value="734" table:style-name="ce94">
            <text:p><text:s text:c="3"/>734</text:p>
          </table:table-cell>
          <table:table-cell office:value-type="float" office:value="662" table:style-name="ce94">
            <text:p><text:s text:c="3"/>662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550" table:style-name="ce94">
            <text:p><text:s text:c="3"/>550</text:p>
          </table:table-cell>
          <table:table-cell office:value-type="float" office:value="477" table:style-name="ce94">
            <text:p><text:s text:c="3"/>477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270" table:style-name="ce94">
            <text:p><text:s text:c="3"/>270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22184" table:style-name="ce98">
            <text:p><text:s text:c="3"/>22,184</text:p>
          </table:table-cell>
          <table:table-cell office:value-type="float" office:value="20920" table:style-name="ce98">
            <text:p><text:s text:c="3"/>20,920</text:p>
          </table:table-cell>
          <table:table-cell office:value-type="float" office:value="309" table:style-name="ce98">
            <text:p><text:s text:c="3"/>309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955" table:style-name="ce98">
            <text:p><text:s text:c="3"/>955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335" table:style-name="ce98">
            <text:p><text:s text:c="3"/>335</text:p>
          </table:table-cell>
          <table:table-cell office:value-type="float" office:value="21666" table:style-name="ce98">
            <text:p><text:s text:c="3"/>21,666</text:p>
          </table:table-cell>
          <table:table-cell office:value-type="float" office:value="20417" table:style-name="ce98">
            <text:p><text:s text:c="3"/>20,417</text:p>
          </table:table-cell>
          <table:table-cell office:value-type="float" office:value="306" table:style-name="ce98">
            <text:p><text:s text:c="3"/>306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943" table:style-name="ce98">
            <text:p><text:s text:c="3"/>943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323" table:style-name="ce98">
            <text:p><text:s text:c="3"/>323</text:p>
          </table:table-cell>
          <table:table-cell office:value-type="float" office:value="518" table:style-name="ce98">
            <text:p><text:s text:c="3"/>518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9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2 月</text:p>
          </table:table-cell>
          <table:table-cell office:value-type="string" table:style-name="ce93">
            <text:p>男</text:p>
          </table:table-cell>
          <table:table-cell office:value-type="float" office:value="10983" table:style-name="ce94">
            <text:p><text:s text:c="3"/>10,983</text:p>
          </table:table-cell>
          <table:table-cell office:value-type="float" office:value="10545" table:style-name="ce94">
            <text:p><text:s text:c="3"/>10,545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366" table:style-name="ce94">
            <text:p><text:s text:c="3"/>366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10833" table:style-name="ce94">
            <text:p><text:s text:c="3"/>10,833</text:p>
          </table:table-cell>
          <table:table-cell office:value-type="float" office:value="10405" table:style-name="ce94">
            <text:p><text:s text:c="3"/>10,405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357" table:style-name="ce94">
            <text:p><text:s text:c="3"/>357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11201" table:style-name="ce94">
            <text:p><text:s text:c="3"/>11,201</text:p>
          </table:table-cell>
          <table:table-cell office:value-type="float" office:value="10375" table:style-name="ce94">
            <text:p><text:s text:c="3"/>10,375</text:p>
          </table:table-cell>
          <table:table-cell office:value-type="float" office:value="237" table:style-name="ce94">
            <text:p><text:s text:c="3"/>237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589" table:style-name="ce94">
            <text:p><text:s text:c="3"/>589</text:p>
          </table:table-cell>
          <table:table-cell office:value-type="float" office:value="519" table:style-name="ce94">
            <text:p><text:s text:c="3"/>519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10833" table:style-name="ce94">
            <text:p><text:s text:c="3"/>10,833</text:p>
          </table:table-cell>
          <table:table-cell office:value-type="float" office:value="10012" table:style-name="ce94">
            <text:p><text:s text:c="3"/>10,012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586" table:style-name="ce94">
            <text:p><text:s text:c="3"/>586</text:p>
          </table:table-cell>
          <table:table-cell office:value-type="float" office:value="519" table:style-name="ce94">
            <text:p><text:s text:c="3"/>519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8756" table:style-name="ce98">
            <text:p><text:s text:c="3"/>18,756</text:p>
          </table:table-cell>
          <table:table-cell office:value-type="float" office:value="17708" table:style-name="ce98">
            <text:p><text:s text:c="3"/>17,708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882" table:style-name="ce98">
            <text:p><text:s text:c="3"/>882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8454" table:style-name="ce98">
            <text:p><text:s text:c="3"/>18,454</text:p>
          </table:table-cell>
          <table:table-cell office:value-type="float" office:value="17413" table:style-name="ce98">
            <text:p><text:s text:c="3"/>17,413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875" table:style-name="ce98">
            <text:p><text:s text:c="3"/>875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302" table:style-name="ce98">
            <text:p><text:s text:c="3"/>302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9">
            <text:p><text:s text:c="3"/>7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3 月</text:p>
          </table:table-cell>
          <table:table-cell office:value-type="string" table:style-name="ce93">
            <text:p>男</text:p>
          </table:table-cell>
          <table:table-cell office:value-type="float" office:value="9327" table:style-name="ce94">
            <text:p><text:s text:c="3"/>9,327</text:p>
          </table:table-cell>
          <table:table-cell office:value-type="float" office:value="9015" table:style-name="ce94">
            <text:p><text:s text:c="3"/>9,015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71" table:style-name="ce94">
            <text:p><text:s text:c="3"/>271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8921" table:style-name="ce94">
            <text:p><text:s text:c="3"/>8,921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5">
            <text:p><text:s text:c="3"/>6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9429" table:style-name="ce94">
            <text:p><text:s text:c="3"/>9,429</text:p>
          </table:table-cell>
          <table:table-cell office:value-type="float" office:value="8693" table:style-name="ce94">
            <text:p><text:s text:c="3"/>8,693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611" table:style-name="ce94">
            <text:p><text:s text:c="3"/>611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8492" table:style-name="ce94">
            <text:p><text:s text:c="3"/>8,492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610" table:style-name="ce94">
            <text:p><text:s text:c="3"/>610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3878" table:style-name="ce98">
            <text:p><text:s text:c="3"/>13,878</text:p>
          </table:table-cell>
          <table:table-cell office:value-type="float" office:value="13330" table:style-name="ce98">
            <text:p><text:s text:c="3"/>13,330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426" table:style-name="ce98">
            <text:p><text:s text:c="3"/>426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69" table:style-name="ce98">
            <text:p><text:s text:c="3"/>169</text:p>
          </table:table-cell>
          <table:table-cell office:value-type="float" office:value="13614" table:style-name="ce98">
            <text:p><text:s text:c="3"/>13,614</text:p>
          </table:table-cell>
          <table:table-cell office:value-type="float" office:value="13072" table:style-name="ce98">
            <text:p><text:s text:c="3"/>13,072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420" table:style-name="ce98">
            <text:p><text:s text:c="3"/>420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264" table:style-name="ce98">
            <text:p><text:s text:c="3"/>264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4 月</text:p>
          </table:table-cell>
          <table:table-cell office:value-type="string" table:style-name="ce93">
            <text:p>男</text:p>
          </table:table-cell>
          <table:table-cell office:value-type="float" office:value="6885" table:style-name="ce94">
            <text:p><text:s text:c="3"/>6,885</text:p>
          </table:table-cell>
          <table:table-cell office:value-type="float" office:value="6698" table:style-name="ce94">
            <text:p><text:s text:c="3"/>6,698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58" table:style-name="ce94">
            <text:p><text:s text:c="3"/>158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28" table:style-name="ce94">
            <text:p><text:s text:c="3"/>128</text:p>
          </table:table-cell>
          <table:table-cell office:value-type="float" office:value="6807" table:style-name="ce94">
            <text:p><text:s text:c="3"/>6,807</text:p>
          </table:table-cell>
          <table:table-cell office:value-type="float" office:value="6625" table:style-name="ce94">
            <text:p><text:s text:c="3"/>6,625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53" table:style-name="ce94">
            <text:p><text:s text:c="3"/>153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6993" table:style-name="ce94">
            <text:p><text:s text:c="3"/>6,993</text:p>
          </table:table-cell>
          <table:table-cell office:value-type="float" office:value="6632" table:style-name="ce94">
            <text:p><text:s text:c="3"/>6,632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68" table:style-name="ce94">
            <text:p><text:s text:c="3"/>268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6807" table:style-name="ce94">
            <text:p><text:s text:c="3"/>6,807</text:p>
          </table:table-cell>
          <table:table-cell office:value-type="float" office:value="6447" table:style-name="ce94">
            <text:p><text:s text:c="3"/>6,447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67" table:style-name="ce94">
            <text:p><text:s text:c="3"/>267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30740" table:style-name="ce98">
            <text:p><text:s text:c="3"/>30,740</text:p>
          </table:table-cell>
          <table:table-cell office:value-type="float" office:value="30215" table:style-name="ce98">
            <text:p><text:s text:c="3"/>30,215</text:p>
          </table:table-cell>
          <table:table-cell office:value-type="float" office:value="146" table:style-name="ce98">
            <text:p><text:s text:c="3"/>146</text:p>
          </table:table-cell>
          <table:table-cell office:value-type="float" office:value="110" table:style-name="ce98">
            <text:p><text:s text:c="3"/>110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379" table:style-name="ce98">
            <text:p><text:s text:c="3"/>379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159" table:style-name="ce98">
            <text:p><text:s text:c="3"/>159</text:p>
          </table:table-cell>
          <table:table-cell office:value-type="float" office:value="29936" table:style-name="ce98">
            <text:p><text:s text:c="3"/>29,936</text:p>
          </table:table-cell>
          <table:table-cell office:value-type="float" office:value="29420" table:style-name="ce98">
            <text:p><text:s text:c="3"/>29,420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109" table:style-name="ce98">
            <text:p><text:s text:c="3"/>109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372" table:style-name="ce98">
            <text:p><text:s text:c="3"/>372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804" table:style-name="ce98">
            <text:p><text:s text:c="3"/>804</text:p>
          </table:table-cell>
          <table:table-cell office:value-type="float" office:value="795" table:style-name="ce98">
            <text:p><text:s text:c="3"/>79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5月</text:p>
          </table:table-cell>
          <table:table-cell office:value-type="string" table:style-name="ce93">
            <text:p>男</text:p>
          </table:table-cell>
          <table:table-cell office:value-type="float" office:value="15160" table:style-name="ce94">
            <text:p><text:s text:c="3"/>15,160</text:p>
          </table:table-cell>
          <table:table-cell office:value-type="float" office:value="14981" table:style-name="ce94">
            <text:p><text:s text:c="3"/>14,981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54" table:style-name="ce94">
            <text:p><text:s text:c="3"/>154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24" table:style-name="ce94">
            <text:p><text:s text:c="3"/>124</text:p>
          </table:table-cell>
          <table:table-cell office:value-type="float" office:value="14968" table:style-name="ce94">
            <text:p><text:s text:c="3"/>14,968</text:p>
          </table:table-cell>
          <table:table-cell office:value-type="float" office:value="14794" table:style-name="ce94">
            <text:p><text:s text:c="3"/>14,794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187" table:style-name="ce94">
            <text:p><text:s text:c="3"/>18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15580" table:style-name="ce94">
            <text:p><text:s text:c="3"/>15,580</text:p>
          </table:table-cell>
          <table:table-cell office:value-type="float" office:value="15234" table:style-name="ce94">
            <text:p><text:s text:c="3"/>15,234</text:p>
          </table:table-cell>
          <table:table-cell office:value-type="float" office:value="121" table:style-name="ce94">
            <text:p><text:s text:c="3"/>121</text:p>
          </table:table-cell>
          <table:table-cell office:value-type="float" office:value="103" table:style-name="ce94">
            <text:p><text:s text:c="3"/>103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4968" table:style-name="ce94">
            <text:p><text:s text:c="3"/>14,968</text:p>
          </table:table-cell>
          <table:table-cell office:value-type="float" office:value="14626" table:style-name="ce94">
            <text:p><text:s text:c="3"/>14,626</text:p>
          </table:table-cell>
          <table:table-cell office:value-type="float" office:value="119" table:style-name="ce94">
            <text:p><text:s text:c="3"/>119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12" table:style-name="ce94">
            <text:p><text:s text:c="3"/>612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3778" table:style-name="ce98">
            <text:p><text:s text:c="3"/>13,778</text:p>
          </table:table-cell>
          <table:table-cell office:value-type="float" office:value="13266" table:style-name="ce98">
            <text:p><text:s text:c="3"/>13,266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380" table:style-name="ce98">
            <text:p><text:s text:c="3"/>380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167" table:style-name="ce98">
            <text:p><text:s text:c="3"/>167</text:p>
          </table:table-cell>
          <table:table-cell office:value-type="float" office:value="13490" table:style-name="ce98">
            <text:p><text:s text:c="3"/>13,490</text:p>
          </table:table-cell>
          <table:table-cell office:value-type="float" office:value="12987" table:style-name="ce98">
            <text:p><text:s text:c="3"/>12,987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371" table:style-name="ce98">
            <text:p><text:s text:c="3"/>371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288" table:style-name="ce98">
            <text:p><text:s text:c="3"/>288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6 月</text:p>
          </table:table-cell>
          <table:table-cell office:value-type="string" table:style-name="ce93">
            <text:p>男</text:p>
          </table:table-cell>
          <table:table-cell office:value-type="float" office:value="6847" table:style-name="ce94">
            <text:p><text:s text:c="3"/>6,847</text:p>
          </table:table-cell>
          <table:table-cell office:value-type="float" office:value="6646" table:style-name="ce94">
            <text:p><text:s text:c="3"/>6,646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64" table:style-name="ce94">
            <text:p><text:s text:c="3"/>164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6745" table:style-name="ce94">
            <text:p><text:s text:c="3"/>6,745</text:p>
          </table:table-cell>
          <table:table-cell office:value-type="float" office:value="6553" table:style-name="ce94">
            <text:p><text:s text:c="3"/>6,553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6931" table:style-name="ce94">
            <text:p><text:s text:c="3"/>6,931</text:p>
          </table:table-cell>
          <table:table-cell office:value-type="float" office:value="6620" table:style-name="ce94">
            <text:p><text:s text:c="3"/>6,620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6745" table:style-name="ce94">
            <text:p><text:s text:c="3"/>6,745</text:p>
          </table:table-cell>
          <table:table-cell office:value-type="float" office:value="6434" table:style-name="ce94">
            <text:p><text:s text:c="3"/>6,434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6648" table:style-name="ce98">
            <text:p><text:s text:c="3"/>16,648</text:p>
          </table:table-cell>
          <table:table-cell office:value-type="float" office:value="16089" table:style-name="ce98">
            <text:p><text:s text:c="3"/>16,089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435" table:style-name="ce98">
            <text:p><text:s text:c="3"/>435</text:p>
          </table:table-cell>
          <table:table-cell office:value-type="float" office:value="186" table:style-name="ce98">
            <text:p><text:s text:c="3"/>186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16340" table:style-name="ce98">
            <text:p><text:s text:c="3"/>16,340</text:p>
          </table:table-cell>
          <table:table-cell office:value-type="float" office:value="15795" table:style-name="ce98">
            <text:p><text:s text:c="3"/>15,795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421" table:style-name="ce98">
            <text:p><text:s text:c="3"/>421</text:p>
          </table:table-cell>
          <table:table-cell office:value-type="float" office:value="185" table:style-name="ce98">
            <text:p><text:s text:c="3"/>185</text:p>
          </table:table-cell>
          <table:table-cell office:value-type="float" office:value="236" table:style-name="ce98">
            <text:p><text:s text:c="3"/>236</text:p>
          </table:table-cell>
          <table:table-cell office:value-type="float" office:value="308" table:style-name="ce98">
            <text:p><text:s text:c="3"/>308</text:p>
          </table:table-cell>
          <table:table-cell office:value-type="float" office:value="294" table:style-name="ce98">
            <text:p><text:s text:c="3"/>29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3" table:style-name="ce99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7 月</text:p>
          </table:table-cell>
          <table:table-cell office:value-type="string" table:style-name="ce93">
            <text:p>男</text:p>
          </table:table-cell>
          <table:table-cell office:value-type="float" office:value="8258" table:style-name="ce94">
            <text:p><text:s text:c="3"/>8,258</text:p>
          </table:table-cell>
          <table:table-cell office:value-type="float" office:value="7993" table:style-name="ce94">
            <text:p><text:s text:c="3"/>7,993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32" table:style-name="ce94">
            <text:p><text:s text:c="3"/>232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97" table:style-name="ce94">
            <text:p><text:s text:c="3"/>197</text:p>
          </table:table-cell>
          <table:table-cell office:value-type="float" office:value="8170" table:style-name="ce94">
            <text:p><text:s text:c="3"/>8,170</text:p>
          </table:table-cell>
          <table:table-cell office:value-type="float" office:value="7914" table:style-name="ce94">
            <text:p><text:s text:c="3"/>7,914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>
          <table:table-cell table:style-name="ce101"/>
          <table:table-cell office:value-type="string" table:style-name="ce102">
            <text:p>女</text:p>
          </table:table-cell>
          <table:table-cell office:value-type="float" office:value="8390" table:style-name="ce103">
            <text:p><text:s text:c="3"/>8,390</text:p>
          </table:table-cell>
          <table:table-cell office:value-type="float" office:value="8096" table:style-name="ce103">
            <text:p><text:s text:c="3"/>8,096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151" table:style-name="ce103">
            <text:p><text:s text:c="3"/>151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8170" table:style-name="ce103">
            <text:p><text:s text:c="3"/>8,170</text:p>
          </table:table-cell>
          <table:table-cell office:value-type="float" office:value="7881" table:style-name="ce103">
            <text:p><text:s text:c="3"/>7,881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150" table:style-name="ce103">
            <text:p><text:s text:c="3"/>150</text:p>
          </table:table-cell>
          <table:table-cell office:value-type="float" office:value="48" table:style-name="ce103">
            <text:p><text:s text:c="3"/>48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215" table:style-name="ce103">
            <text:p><text:s text:c="3"/>21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" table:style-name="ce104">
            <text:p><text:s text:c="3"/>4</text:p>
          </table:table-cell>
          <table:table-cell table:number-columns-repeated="16358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13166" table:style-name="ce98">
            <text:p><text:s text:c="3"/>13,166</text:p>
          </table:table-cell>
          <table:table-cell office:value-type="float" office:value="12638" table:style-name="ce98">
            <text:p><text:s text:c="3"/>12,638</text:p>
          </table:table-cell>
          <table:table-cell office:value-type="float" office:value="131" table:style-name="ce98">
            <text:p><text:s text:c="3"/>131</text:p>
          </table:table-cell>
          <table:table-cell office:value-type="float" office:value="84" table:style-name="ce98">
            <text:p><text:s text:c="3"/>84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397" table:style-name="ce98">
            <text:p><text:s text:c="3"/>397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259" table:style-name="ce98">
            <text:p><text:s text:c="3"/>259</text:p>
          </table:table-cell>
          <table:table-cell office:value-type="float" office:value="12844" table:style-name="ce66">
            <text:p><text:s text:c="3"/>12,844</text:p>
          </table:table-cell>
          <table:table-cell office:value-type="float" office:value="12330" table:style-name="ce98">
            <text:p><text:s text:c="3"/>12,330</text:p>
          </table:table-cell>
          <table:table-cell office:value-type="float" office:value="130" table:style-name="ce98">
            <text:p><text:s text:c="3"/>130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384" table:style-name="ce98">
            <text:p><text:s text:c="3"/>384</text:p>
          </table:table-cell>
          <table:table-cell office:value-type="float" office:value="137" table:style-name="ce98">
            <text:p><text:s text:c="3"/>137</text:p>
          </table:table-cell>
          <table:table-cell office:value-type="float" office:value="247" table:style-name="ce98">
            <text:p><text:s text:c="3"/>247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308" table:style-name="ce98">
            <text:p><text:s text:c="3"/>30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2" table:style-name="ce99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8 月</text:p>
          </table:table-cell>
          <table:table-cell office:value-type="string" table:style-name="ce72">
            <text:p>男</text:p>
          </table:table-cell>
          <table:table-cell office:value-type="float" office:value="6550" table:style-name="ce94">
            <text:p><text:s text:c="3"/>6,550</text:p>
          </table:table-cell>
          <table:table-cell office:value-type="float" office:value="6296" table:style-name="ce94">
            <text:p><text:s text:c="3"/>6,296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9" table:style-name="ce94">
            <text:p><text:s text:c="3"/>219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6422" table:style-name="ce69">
            <text:p><text:s text:c="3"/>6,422</text:p>
          </table:table-cell>
          <table:table-cell office:value-type="float" office:value="6179" table:style-name="ce94">
            <text:p><text:s text:c="3"/>6,179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128" table:style-name="ce94">
            <text:p><text:s text:c="3"/>12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5">
            <text:p><text:s text:c="3"/>11</text:p>
          </table:table-cell>
          <table:table-cell table:number-columns-repeated="16358"/>
        </table:table-row>
        <table:table-row table:style-name="ro7">
          <table:table-cell table:style-name="ce71"/>
          <table:table-cell office:value-type="string" table:style-name="ce106">
            <text:p>女</text:p>
          </table:table-cell>
          <table:table-cell office:value-type="float" office:value="6616" table:style-name="ce103">
            <text:p><text:s text:c="3"/>6,616</text:p>
          </table:table-cell>
          <table:table-cell office:value-type="float" office:value="6342" table:style-name="ce103">
            <text:p><text:s text:c="3"/>6,342</text:p>
          </table:table-cell>
          <table:table-cell office:value-type="float" office:value="96" table:style-name="ce103">
            <text:p><text:s text:c="3"/>96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119" table:style-name="ce103">
            <text:p><text:s text:c="3"/>119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6422" table:style-name="ce69">
            <text:p><text:s text:c="3"/>6,422</text:p>
          </table:table-cell>
          <table:table-cell office:value-type="float" office:value="6151" table:style-name="ce103">
            <text:p><text:s text:c="3"/>6,151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176" table:style-name="ce103">
            <text:p><text:s text:c="3"/>176</text:p>
          </table:table-cell>
          <table:table-cell office:value-type="float" office:value="118" table:style-name="ce103">
            <text:p><text:s text:c="3"/>118</text:p>
          </table:table-cell>
          <table:table-cell office:value-type="float" office:value="58" table:style-name="ce103">
            <text:p><text:s text:c="3"/>58</text:p>
          </table:table-cell>
          <table:table-cell office:value-type="float" office:value="194" table:style-name="ce103">
            <text:p><text:s text:c="3"/>194</text:p>
          </table:table-cell>
          <table:table-cell office:value-type="float" office:value="191" table:style-name="ce103">
            <text:p><text:s text:c="3"/>19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14484" table:style-name="ce98">
            <text:p><text:s text:c="3"/>14,484</text:p>
          </table:table-cell>
          <table:table-cell office:value-type="float" office:value="13938" table:style-name="ce98">
            <text:p><text:s text:c="3"/>13,938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398" table:style-name="ce98">
            <text:p><text:s text:c="3"/>398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245" table:style-name="ce98">
            <text:p><text:s text:c="3"/>245</text:p>
          </table:table-cell>
          <table:table-cell office:value-type="float" office:value="14126" table:style-name="ce66">
            <text:p><text:s text:c="3"/>14,126</text:p>
          </table:table-cell>
          <table:table-cell office:value-type="float" office:value="13590" table:style-name="ce98">
            <text:p><text:s text:c="3"/>13,590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392" table:style-name="ce98">
            <text:p><text:s text:c="3"/>392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239" table:style-name="ce98">
            <text:p><text:s text:c="3"/>239</text:p>
          </table:table-cell>
          <table:table-cell office:value-type="float" office:value="358" table:style-name="ce98">
            <text:p><text:s text:c="3"/>358</text:p>
          </table:table-cell>
          <table:table-cell office:value-type="float" office:value="348" table:style-name="ce98">
            <text:p><text:s text:c="3"/>34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9 月</text:p>
          </table:table-cell>
          <table:table-cell office:value-type="string" table:style-name="ce72">
            <text:p>男</text:p>
          </table:table-cell>
          <table:table-cell office:value-type="float" office:value="7155" table:style-name="ce94">
            <text:p><text:s text:c="3"/>7,155</text:p>
          </table:table-cell>
          <table:table-cell office:value-type="float" office:value="6877" table:style-name="ce94">
            <text:p><text:s text:c="3"/>6,877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229" table:style-name="ce94">
            <text:p><text:s text:c="3"/>22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98" table:style-name="ce94">
            <text:p><text:s text:c="3"/>198</text:p>
          </table:table-cell>
          <table:table-cell office:value-type="float" office:value="7063" table:style-name="ce69">
            <text:p><text:s text:c="3"/>7,063</text:p>
          </table:table-cell>
          <table:table-cell office:value-type="float" office:value="6792" table:style-name="ce94">
            <text:p><text:s text:c="3"/>6,792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/>
        </table:table-row>
        <table:table-row table:style-name="ro7">
          <table:table-cell table:style-name="ce71"/>
          <table:table-cell office:value-type="string" table:style-name="ce106">
            <text:p>女</text:p>
          </table:table-cell>
          <table:table-cell office:value-type="float" office:value="7329" table:style-name="ce103">
            <text:p><text:s text:c="3"/>7,329</text:p>
          </table:table-cell>
          <table:table-cell office:value-type="float" office:value="7061" table:style-name="ce103">
            <text:p><text:s text:c="3"/>7,061</text:p>
          </table:table-cell>
          <table:table-cell office:value-type="float" office:value="99" table:style-name="ce103">
            <text:p><text:s text:c="3"/>99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28" table:style-name="ce103">
            <text:p><text:s text:c="3"/>28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7063" table:style-name="ce69">
            <text:p><text:s text:c="3"/>7,063</text:p>
          </table:table-cell>
          <table:table-cell office:value-type="float" office:value="6798" table:style-name="ce103">
            <text:p><text:s text:c="3"/>6,798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27" table:style-name="ce103">
            <text:p><text:s text:c="3"/>27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266" table:style-name="ce103">
            <text:p><text:s text:c="3"/>266</text:p>
          </table:table-cell>
          <table:table-cell office:value-type="float" office:value="263" table:style-name="ce103">
            <text:p><text:s text:c="3"/>26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24768" table:style-name="ce98">
            <text:p><text:s text:c="3"/>24,768</text:p>
          </table:table-cell>
          <table:table-cell office:value-type="float" office:value="23926" table:style-name="ce98">
            <text:p><text:s text:c="3"/>23,926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47" table:style-name="ce98">
            <text:p><text:s text:c="3"/>147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619" table:style-name="ce98">
            <text:p><text:s text:c="3"/>619</text:p>
          </table:table-cell>
          <table:table-cell office:value-type="float" office:value="390" table:style-name="ce98">
            <text:p><text:s text:c="3"/>390</text:p>
          </table:table-cell>
          <table:table-cell office:value-type="float" office:value="229" table:style-name="ce98">
            <text:p><text:s text:c="3"/>229</text:p>
          </table:table-cell>
          <table:table-cell office:value-type="float" office:value="24408" table:style-name="ce66">
            <text:p><text:s text:c="3"/>24,408</text:p>
          </table:table-cell>
          <table:table-cell office:value-type="float" office:value="23575" table:style-name="ce98">
            <text:p><text:s text:c="3"/>23,575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47" table:style-name="ce98">
            <text:p><text:s text:c="3"/>147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610" table:style-name="ce98">
            <text:p><text:s text:c="3"/>610</text:p>
          </table:table-cell>
          <table:table-cell office:value-type="float" office:value="390" table:style-name="ce98">
            <text:p><text:s text:c="3"/>390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360" table:style-name="ce98">
            <text:p><text:s text:c="3"/>360</text:p>
          </table:table-cell>
          <table:table-cell office:value-type="float" office:value="351" table:style-name="ce98">
            <text:p><text:s text:c="3"/>35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10 月</text:p>
          </table:table-cell>
          <table:table-cell office:value-type="string" table:style-name="ce72">
            <text:p>男</text:p>
          </table:table-cell>
          <table:table-cell office:value-type="float" office:value="12304" table:style-name="ce94">
            <text:p><text:s text:c="3"/>12,304</text:p>
          </table:table-cell>
          <table:table-cell office:value-type="float" office:value="12005" table:style-name="ce94">
            <text:p><text:s text:c="3"/>12,005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42" table:style-name="ce94">
            <text:p><text:s text:c="3"/>242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12204" table:style-name="ce69">
            <text:p><text:s text:c="3"/>12,204</text:p>
          </table:table-cell>
          <table:table-cell office:value-type="float" office:value="11912" table:style-name="ce94">
            <text:p><text:s text:c="3"/>11,912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5">
            <text:p><text:s text:c="3"/>7</text:p>
          </table:table-cell>
          <table:table-cell table:number-columns-repeated="16358"/>
        </table:table-row>
        <table:table-row table:style-name="ro7">
          <table:table-cell table:style-name="ce74"/>
          <table:table-cell office:value-type="string" table:style-name="ce75">
            <text:p>女</text:p>
          </table:table-cell>
          <table:table-cell office:value-type="float" office:value="12464" table:style-name="ce103">
            <text:p><text:s text:c="3"/>12,464</text:p>
          </table:table-cell>
          <table:table-cell office:value-type="float" office:value="11921" table:style-name="ce103">
            <text:p><text:s text:c="3"/>11,921</text:p>
          </table:table-cell>
          <table:table-cell office:value-type="float" office:value="166" table:style-name="ce103">
            <text:p><text:s text:c="3"/>166</text:p>
          </table:table-cell>
          <table:table-cell office:value-type="float" office:value="126" table:style-name="ce103">
            <text:p><text:s text:c="3"/>126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77" table:style-name="ce103">
            <text:p><text:s text:c="3"/>377</text:p>
          </table:table-cell>
          <table:table-cell office:value-type="float" office:value="338" table:style-name="ce103">
            <text:p><text:s text:c="3"/>338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12204" table:style-name="ce76">
            <text:p><text:s text:c="3"/>12,204</text:p>
          </table:table-cell>
          <table:table-cell office:value-type="float" office:value="11663" table:style-name="ce103">
            <text:p><text:s text:c="3"/>11,663</text:p>
          </table:table-cell>
          <table:table-cell office:value-type="float" office:value="166" table:style-name="ce103">
            <text:p><text:s text:c="3"/>166</text:p>
          </table:table-cell>
          <table:table-cell office:value-type="float" office:value="126" table:style-name="ce103">
            <text:p><text:s text:c="3"/>126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75" table:style-name="ce103">
            <text:p><text:s text:c="3"/>375</text:p>
          </table:table-cell>
          <table:table-cell office:value-type="float" office:value="338" table:style-name="ce103">
            <text:p><text:s text:c="3"/>338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260" table:style-name="ce103">
            <text:p><text:s text:c="3"/>260</text:p>
          </table:table-cell>
          <table:table-cell office:value-type="float" office:value="258" table:style-name="ce103">
            <text:p><text:s text:c="3"/>25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58"/>
        </table:table-row>
        <table:table-row table:style-name="ro7">
          <table:table-cell table:style-name="ce107"/>
          <table:table-cell office:value-type="string" table:style-name="ce108">
            <text:p>計</text:p>
          </table:table-cell>
          <table:table-cell office:value-type="float" office:value="18372" table:style-name="ce94">
            <text:p><text:s text:c="3"/>18,372</text:p>
          </table:table-cell>
          <table:table-cell office:value-type="float" office:value="17219" table:style-name="ce94">
            <text:p><text:s text:c="3"/>17,219</text:p>
          </table:table-cell>
          <table:table-cell office:value-type="float" office:value="360" table:style-name="ce94">
            <text:p><text:s text:c="3"/>360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793" table:style-name="ce94">
            <text:p><text:s text:c="3"/>793</text:p>
          </table:table-cell>
          <table:table-cell office:value-type="float" office:value="545" table:style-name="ce94">
            <text:p><text:s text:c="3"/>545</text:p>
          </table:table-cell>
          <table:table-cell office:value-type="float" office:value="248" table:style-name="ce94">
            <text:p><text:s text:c="3"/>248</text:p>
          </table:table-cell>
          <table:table-cell office:value-type="float" office:value="18046" table:style-name="ce73">
            <text:p><text:s text:c="3"/>18,046</text:p>
          </table:table-cell>
          <table:table-cell office:value-type="float" office:value="16903" table:style-name="ce94">
            <text:p><text:s text:c="3"/>16,903</text:p>
          </table:table-cell>
          <table:table-cell office:value-type="float" office:value="360" table:style-name="ce94">
            <text:p><text:s text:c="3"/>360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544" table:style-name="ce94">
            <text:p><text:s text:c="3"/>544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326" table:style-name="ce94">
            <text:p><text:s text:c="3"/>326</text:p>
          </table:table-cell>
          <table:table-cell office:value-type="float" office:value="316" table:style-name="ce94">
            <text:p><text:s text:c="3"/>31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11 月</text:p>
          </table:table-cell>
          <table:table-cell office:value-type="string" table:style-name="ce72">
            <text:p>男</text:p>
          </table:table-cell>
          <table:table-cell office:value-type="float" office:value="9093" table:style-name="ce94">
            <text:p><text:s text:c="3"/>9,093</text:p>
          </table:table-cell>
          <table:table-cell office:value-type="float" office:value="8765" table:style-name="ce94">
            <text:p><text:s text:c="3"/>8,765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240" table:style-name="ce94">
            <text:p><text:s text:c="3"/>240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9023" table:style-name="ce69">
            <text:p><text:s text:c="3"/>9,023</text:p>
          </table:table-cell>
          <table:table-cell office:value-type="float" office:value="8701" table:style-name="ce94">
            <text:p><text:s text:c="3"/>8,701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5">
            <text:p><text:s text:c="3"/>6</text:p>
          </table:table-cell>
          <table:table-cell table:number-columns-repeated="16358"/>
        </table:table-row>
        <table:table-row table:style-name="ro9">
          <table:table-cell table:style-name="ce71"/>
          <table:table-cell office:value-type="string" table:style-name="ce106">
            <text:p>女</text:p>
          </table:table-cell>
          <table:table-cell office:value-type="float" office:value="9279" table:style-name="ce103">
            <text:p><text:s text:c="3"/>9,279</text:p>
          </table:table-cell>
          <table:table-cell office:value-type="float" office:value="8454" table:style-name="ce103">
            <text:p><text:s text:c="3"/>8,454</text:p>
          </table:table-cell>
          <table:table-cell office:value-type="float" office:value="272" table:style-name="ce103">
            <text:p><text:s text:c="3"/>272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553" table:style-name="ce103">
            <text:p><text:s text:c="3"/>553</text:p>
          </table:table-cell>
          <table:table-cell office:value-type="float" office:value="501" table:style-name="ce103">
            <text:p><text:s text:c="3"/>501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9023" table:style-name="ce69">
            <text:p><text:s text:c="3"/>9,023</text:p>
          </table:table-cell>
          <table:table-cell office:value-type="float" office:value="8202" table:style-name="ce94">
            <text:p><text:s text:c="3"/>8,202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218" table:style-name="ce94">
            <text:p><text:s text:c="3"/>218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549" table:style-name="ce94">
            <text:p><text:s text:c="3"/>549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252" table:style-name="ce94">
            <text:p><text:s text:c="3"/>25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 table:style-name="ce15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31276" table:style-name="ce98">
            <text:p><text:s text:c="3"/>31,276</text:p>
          </table:table-cell>
          <table:table-cell office:value-type="float" office:value="30093" table:style-name="ce98">
            <text:p><text:s text:c="3"/>30,093</text:p>
          </table:table-cell>
          <table:table-cell office:value-type="float" office:value="405" table:style-name="ce98">
            <text:p><text:s text:c="3"/>405</text:p>
          </table:table-cell>
          <table:table-cell office:value-type="float" office:value="337" table:style-name="ce98">
            <text:p><text:s text:c="3"/>337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778" table:style-name="ce98">
            <text:p><text:s text:c="3"/>778</text:p>
          </table:table-cell>
          <table:table-cell office:value-type="float" office:value="486" table:style-name="ce98">
            <text:p><text:s text:c="3"/>486</text:p>
          </table:table-cell>
          <table:table-cell office:value-type="float" office:value="292" table:style-name="ce98">
            <text:p><text:s text:c="3"/>292</text:p>
          </table:table-cell>
          <table:table-cell office:value-type="float" office:value="30760" table:style-name="ce66">
            <text:p><text:s text:c="3"/>30,760</text:p>
          </table:table-cell>
          <table:table-cell office:value-type="float" office:value="29583" table:style-name="ce98">
            <text:p><text:s text:c="3"/>29,583</text:p>
          </table:table-cell>
          <table:table-cell office:value-type="float" office:value="405" table:style-name="ce98">
            <text:p><text:s text:c="3"/>405</text:p>
          </table:table-cell>
          <table:table-cell office:value-type="float" office:value="337" table:style-name="ce98">
            <text:p><text:s text:c="3"/>337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772" table:style-name="ce98">
            <text:p><text:s text:c="3"/>772</text:p>
          </table:table-cell>
          <table:table-cell office:value-type="float" office:value="486" table:style-name="ce98">
            <text:p><text:s text:c="3"/>486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516" table:style-name="ce98">
            <text:p><text:s text:c="3"/>516</text:p>
          </table:table-cell>
          <table:table-cell office:value-type="float" office:value="510" table:style-name="ce98">
            <text:p><text:s text:c="3"/>5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100">
            <text:p>12 月</text:p>
          </table:table-cell>
          <table:table-cell office:value-type="string" table:style-name="ce72">
            <text:p>男</text:p>
          </table:table-cell>
          <table:table-cell office:value-type="float" office:value="15490" table:style-name="ce94">
            <text:p><text:s text:c="3"/>15,490</text:p>
          </table:table-cell>
          <table:table-cell office:value-type="float" office:value="15107" table:style-name="ce94">
            <text:p><text:s text:c="3"/>15,107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00" table:style-name="ce94">
            <text:p><text:s text:c="3"/>300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29" table:style-name="ce94">
            <text:p><text:s text:c="3"/>229</text:p>
          </table:table-cell>
          <table:table-cell office:value-type="float" office:value="15380" table:style-name="ce69">
            <text:p><text:s text:c="3"/>15,380</text:p>
          </table:table-cell>
          <table:table-cell office:value-type="float" office:value="15001" table:style-name="ce94">
            <text:p><text:s text:c="3"/>15,001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110" table:style-name="ce94">
            <text:p><text:s text:c="3"/>110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 table:style-name="ce15"/>
        </table:table-row>
        <table:table-row table:style-name="ro7">
          <table:table-cell table:style-name="ce74"/>
          <table:table-cell office:value-type="string" table:style-name="ce75">
            <text:p>女</text:p>
          </table:table-cell>
          <table:table-cell office:value-type="float" office:value="15786" table:style-name="ce103">
            <text:p><text:s text:c="3"/>15,786</text:p>
          </table:table-cell>
          <table:table-cell office:value-type="float" office:value="14986" table:style-name="ce103">
            <text:p><text:s text:c="3"/>14,986</text:p>
          </table:table-cell>
          <table:table-cell office:value-type="float" office:value="322" table:style-name="ce103">
            <text:p><text:s text:c="3"/>32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478" table:style-name="ce103">
            <text:p><text:s text:c="3"/>478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15380" table:style-name="ce76">
            <text:p><text:s text:c="3"/>15,380</text:p>
          </table:table-cell>
          <table:table-cell office:value-type="float" office:value="14582" table:style-name="ce103">
            <text:p><text:s text:c="3"/>14,582</text:p>
          </table:table-cell>
          <table:table-cell office:value-type="float" office:value="322" table:style-name="ce103">
            <text:p><text:s text:c="3"/>32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476" table:style-name="ce103">
            <text:p><text:s text:c="3"/>476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406" table:style-name="ce103">
            <text:p><text:s text:c="3"/>406</text:p>
          </table:table-cell>
          <table:table-cell office:value-type="float" office:value="404" table:style-name="ce103">
            <text:p><text:s text:c="3"/>40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3">
            <text:p>110年</text:p>
            <text:p>截至2月止</text:p>
          </table:table-cell>
          <table:table-cell office:value-type="string" table:style-name="ce89">
            <text:p>計</text:p>
          </table:table-cell>
          <table:table-cell office:value-type="float" office:value="36658" table:style-name="ce54">
            <text:p><text:s text:c="3"/>36,658</text:p>
          </table:table-cell>
          <table:table-cell office:value-type="float" office:value="35063" table:style-name="ce54">
            <text:p><text:s text:c="3"/>35,063</text:p>
          </table:table-cell>
          <table:table-cell office:value-type="float" office:value="632" table:style-name="ce54">
            <text:p><text:s text:c="3"/>632</text:p>
          </table:table-cell>
          <table:table-cell office:value-type="float" office:value="506" table:style-name="ce54">
            <text:p><text:s text:c="3"/>506</text:p>
          </table:table-cell>
          <table:table-cell office:value-type="float" office:value="126" table:style-name="ce54">
            <text:p><text:s text:c="3"/>126</text:p>
          </table:table-cell>
          <table:table-cell office:value-type="float" office:value="963" table:style-name="ce54">
            <text:p><text:s text:c="3"/>963</text:p>
          </table:table-cell>
          <table:table-cell office:value-type="float" office:value="503" table:style-name="ce54">
            <text:p><text:s text:c="3"/>503</text:p>
          </table:table-cell>
          <table:table-cell office:value-type="float" office:value="460" table:style-name="ce54">
            <text:p><text:s text:c="3"/>460</text:p>
          </table:table-cell>
          <table:table-cell office:value-type="float" office:value="36134" table:style-name="ce54">
            <text:p><text:s text:c="3"/>36,134</text:p>
          </table:table-cell>
          <table:table-cell office:value-type="float" office:value="34558" table:style-name="ce54">
            <text:p><text:s text:c="3"/>34,558</text:p>
          </table:table-cell>
          <table:table-cell office:value-type="float" office:value="631" table:style-name="ce54">
            <text:p><text:s text:c="3"/>631</text:p>
          </table:table-cell>
          <table:table-cell office:value-type="float" office:value="505" table:style-name="ce54">
            <text:p><text:s text:c="3"/>505</text:p>
          </table:table-cell>
          <table:table-cell office:value-type="float" office:value="126" table:style-name="ce54">
            <text:p><text:s text:c="3"/>126</text:p>
          </table:table-cell>
          <table:table-cell office:value-type="float" office:value="945" table:style-name="ce54">
            <text:p><text:s text:c="3"/>945</text:p>
          </table:table-cell>
          <table:table-cell office:value-type="float" office:value="501" table:style-name="ce54">
            <text:p><text:s text:c="3"/>501</text:p>
          </table:table-cell>
          <table:table-cell office:value-type="float" office:value="444" table:style-name="ce54">
            <text:p><text:s text:c="3"/>444</text:p>
          </table:table-cell>
          <table:table-cell office:value-type="float" office:value="524" table:style-name="ce54">
            <text:p><text:s text:c="3"/>524</text:p>
          </table:table-cell>
          <table:table-cell office:value-type="float" office:value="505" table:style-name="ce54">
            <text:p><text:s text:c="3"/>505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0" table:style-name="ce54">
            <text:p>—</text:p>
          </table:table-cell>
          <table:table-cell office:value-type="float" office:value="18" table:style-name="ce54">
            <text:p><text:s text:c="3"/>18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6" table:style-name="ce56">
            <text:p><text:s text:c="3"/>16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8233" table:style-name="ce54">
            <text:p><text:s text:c="3"/>18,233</text:p>
          </table:table-cell>
          <table:table-cell office:value-type="float" office:value="17659" table:style-name="ce54">
            <text:p><text:s text:c="3"/>17,659</text:p>
          </table:table-cell>
          <table:table-cell office:value-type="float" office:value="121" table:style-name="ce54">
            <text:p><text:s text:c="3"/>121</text:p>
          </table:table-cell>
          <table:table-cell office:value-type="float" office:value="71" table:style-name="ce54">
            <text:p><text:s text:c="3"/>71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453" table:style-name="ce54">
            <text:p><text:s text:c="3"/>453</text:p>
          </table:table-cell>
          <table:table-cell office:value-type="float" office:value="89" table:style-name="ce54">
            <text:p><text:s text:c="3"/>89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18067" table:style-name="ce54">
            <text:p><text:s text:c="3"/>18,067</text:p>
          </table:table-cell>
          <table:table-cell office:value-type="float" office:value="17506" table:style-name="ce54">
            <text:p><text:s text:c="3"/>17,506</text:p>
          </table:table-cell>
          <table:table-cell office:value-type="float" office:value="121" table:style-name="ce54">
            <text:p><text:s text:c="3"/>121</text:p>
          </table:table-cell>
          <table:table-cell office:value-type="float" office:value="71" table:style-name="ce54">
            <text:p><text:s text:c="3"/>71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440" table:style-name="ce54">
            <text:p><text:s text:c="3"/>440</text:p>
          </table:table-cell>
          <table:table-cell office:value-type="float" office:value="89" table:style-name="ce54">
            <text:p><text:s text:c="3"/>89</text:p>
          </table:table-cell>
          <table:table-cell office:value-type="float" office:value="351" table:style-name="ce54">
            <text:p><text:s text:c="3"/>351</text:p>
          </table:table-cell>
          <table:table-cell office:value-type="float" office:value="166" table:style-name="ce54">
            <text:p><text:s text:c="3"/>166</text:p>
          </table:table-cell>
          <table:table-cell office:value-type="float" office:value="153" table:style-name="ce54">
            <text:p><text:s text:c="3"/>153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0" table:style-name="ce54">
            <text:p>—</text:p>
          </table:table-cell>
          <table:table-cell office:value-type="float" office:value="13" table:style-name="ce56">
            <text:p><text:s text:c="3"/>13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8425" table:style-name="ce58">
            <text:p><text:s text:c="3"/>18,425</text:p>
          </table:table-cell>
          <table:table-cell office:value-type="float" office:value="17404" table:style-name="ce58">
            <text:p><text:s text:c="3"/>17,404</text:p>
          </table:table-cell>
          <table:table-cell office:value-type="float" office:value="511" table:style-name="ce58">
            <text:p><text:s text:c="3"/>511</text:p>
          </table:table-cell>
          <table:table-cell office:value-type="float" office:value="435" table:style-name="ce58">
            <text:p><text:s text:c="3"/>435</text:p>
          </table:table-cell>
          <table:table-cell office:value-type="float" office:value="76" table:style-name="ce58">
            <text:p><text:s text:c="3"/>76</text:p>
          </table:table-cell>
          <table:table-cell office:value-type="float" office:value="510" table:style-name="ce58">
            <text:p><text:s text:c="3"/>510</text:p>
          </table:table-cell>
          <table:table-cell office:value-type="float" office:value="414" table:style-name="ce58">
            <text:p><text:s text:c="3"/>414</text:p>
          </table:table-cell>
          <table:table-cell office:value-type="float" office:value="96" table:style-name="ce58">
            <text:p><text:s text:c="3"/>96</text:p>
          </table:table-cell>
          <table:table-cell office:value-type="float" office:value="18067" table:style-name="ce58">
            <text:p><text:s text:c="3"/>18,067</text:p>
          </table:table-cell>
          <table:table-cell office:value-type="float" office:value="17052" table:style-name="ce58">
            <text:p><text:s text:c="3"/>17,052</text:p>
          </table:table-cell>
          <table:table-cell office:value-type="float" office:value="510" table:style-name="ce58">
            <text:p><text:s text:c="3"/>510</text:p>
          </table:table-cell>
          <table:table-cell office:value-type="float" office:value="434" table:style-name="ce58">
            <text:p><text:s text:c="3"/>434</text:p>
          </table:table-cell>
          <table:table-cell office:value-type="float" office:value="76" table:style-name="ce58">
            <text:p><text:s text:c="3"/>76</text:p>
          </table:table-cell>
          <table:table-cell office:value-type="float" office:value="505" table:style-name="ce58">
            <text:p><text:s text:c="3"/>505</text:p>
          </table:table-cell>
          <table:table-cell office:value-type="float" office:value="412" table:style-name="ce58">
            <text:p><text:s text:c="3"/>412</text:p>
          </table:table-cell>
          <table:table-cell office:value-type="float" office:value="93" table:style-name="ce58">
            <text:p><text:s text:c="3"/>93</text:p>
          </table:table-cell>
          <table:table-cell office:value-type="float" office:value="358" table:style-name="ce58">
            <text:p><text:s text:c="3"/>358</text:p>
          </table:table-cell>
          <table:table-cell office:value-type="float" office:value="352" table:style-name="ce58">
            <text:p><text:s text:c="3"/>35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—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3" table:style-name="ce60">
            <text:p><text:s text:c="3"/>3</text:p>
          </table:table-cell>
          <table:table-cell table:style-name="ce90"/>
          <table:table-cell table:number-columns-repeated="16357"/>
        </table:table-row>
        <table:table-row table:style-name="ro7">
          <table:table-cell table:style-name="ce92"/>
          <table:table-cell office:value-type="string" table:style-name="ce93">
            <text:p>計</text:p>
          </table:table-cell>
          <table:table-cell office:value-type="float" office:value="21238" table:style-name="ce94">
            <text:p><text:s text:c="3"/>21,238</text:p>
          </table:table-cell>
          <table:table-cell office:value-type="float" office:value="20421" table:style-name="ce94">
            <text:p><text:s text:c="3"/>20,421</text:p>
          </table:table-cell>
          <table:table-cell office:value-type="float" office:value="336" table:style-name="ce94">
            <text:p><text:s text:c="3"/>336</text:p>
          </table:table-cell>
          <table:table-cell office:value-type="float" office:value="281" table:style-name="ce94">
            <text:p><text:s text:c="3"/>281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481" table:style-name="ce94">
            <text:p><text:s text:c="3"/>481</text:p>
          </table:table-cell>
          <table:table-cell office:value-type="float" office:value="271" table:style-name="ce94">
            <text:p><text:s text:c="3"/>271</text:p>
          </table:table-cell>
          <table:table-cell office:value-type="float" office:value="210" table:style-name="ce94">
            <text:p><text:s text:c="3"/>210</text:p>
          </table:table-cell>
          <table:table-cell office:value-type="float" office:value="20972" table:style-name="ce94">
            <text:p><text:s text:c="3"/>20,972</text:p>
          </table:table-cell>
          <table:table-cell office:value-type="float" office:value="20168" table:style-name="ce94">
            <text:p><text:s text:c="3"/>20,168</text:p>
          </table:table-cell>
          <table:table-cell office:value-type="float" office:value="336" table:style-name="ce94">
            <text:p><text:s text:c="3"/>336</text:p>
          </table:table-cell>
          <table:table-cell office:value-type="float" office:value="281" table:style-name="ce94">
            <text:p><text:s text:c="3"/>281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468" table:style-name="ce94">
            <text:p><text:s text:c="3"/>468</text:p>
          </table:table-cell>
          <table:table-cell office:value-type="float" office:value="269" table:style-name="ce94">
            <text:p><text:s text:c="3"/>269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" table:style-name="ce95">
            <text:p><text:s text:c="3"/>11</text:p>
          </table:table-cell>
          <table:table-cell table:number-columns-spanned="1" table:number-rows-spanned="3" table:style-name="ce242"/>
          <table:table-cell table:number-columns-repeated="16357"/>
        </table:table-row>
        <table:table-row table:style-name="ro7">
          <table:table-cell office:value-type="string" table:style-name="ce92">
            <text:p>1 月</text:p>
          </table:table-cell>
          <table:table-cell office:value-type="string" table:style-name="ce93">
            <text:p>男</text:p>
          </table:table-cell>
          <table:table-cell office:value-type="float" office:value="10570" table:style-name="ce94">
            <text:p><text:s text:c="3"/>10,570</text:p>
          </table:table-cell>
          <table:table-cell office:value-type="float" office:value="10301" table:style-name="ce94">
            <text:p><text:s text:c="3"/>10,301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0486" table:style-name="ce94">
            <text:p><text:s text:c="3"/>10,486</text:p>
          </table:table-cell>
          <table:table-cell office:value-type="float" office:value="10226" table:style-name="ce94">
            <text:p><text:s text:c="3"/>10,226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covered-table-cell/>
          <table:table-cell table:number-columns-repeated="16357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10668" table:style-name="ce94">
            <text:p><text:s text:c="3"/>10,668</text:p>
          </table:table-cell>
          <table:table-cell office:value-type="float" office:value="10120" table:style-name="ce94">
            <text:p><text:s text:c="3"/>10,120</text:p>
          </table:table-cell>
          <table:table-cell office:value-type="float" office:value="275" table:style-name="ce94">
            <text:p><text:s text:c="3"/>275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73" table:style-name="ce94">
            <text:p><text:s text:c="3"/>273</text:p>
          </table:table-cell>
          <table:table-cell office:value-type="float" office:value="222" table:style-name="ce94">
            <text:p><text:s text:c="3"/>222</text:p>
          </table:table-cell>
          <table:table-cell office:value-type="float" office:value="51" table:style-name="ce94">
            <text:p><text:s text:c="3"/>51</text:p>
          </table:table-cell>
          <table:table-cell office:value-type="float" office:value="10486" table:style-name="ce94">
            <text:p><text:s text:c="3"/>10,486</text:p>
          </table:table-cell>
          <table:table-cell office:value-type="float" office:value="9942" table:style-name="ce94">
            <text:p><text:s text:c="3"/>9,942</text:p>
          </table:table-cell>
          <table:table-cell office:value-type="float" office:value="275" table:style-name="ce94">
            <text:p><text:s text:c="3"/>275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69" table:style-name="ce94">
            <text:p><text:s text:c="3"/>269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82" table:style-name="ce94">
            <text:p><text:s text:c="3"/>182</text:p>
          </table:table-cell>
          <table:table-cell office:value-type="float" office:value="178" table:style-name="ce94">
            <text:p><text:s text:c="3"/>17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5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5420" table:style-name="ce98">
            <text:p><text:s text:c="3"/>15,420</text:p>
          </table:table-cell>
          <table:table-cell office:value-type="float" office:value="14642" table:style-name="ce98">
            <text:p><text:s text:c="3"/>14,642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482" table:style-name="ce98">
            <text:p><text:s text:c="3"/>482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15162" table:style-name="ce98">
            <text:p><text:s text:c="3"/>15,162</text:p>
          </table:table-cell>
          <table:table-cell office:value-type="float" office:value="14390" table:style-name="ce98">
            <text:p><text:s text:c="3"/>14,390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245" table:style-name="ce98">
            <text:p><text:s text:c="3"/>245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252" table:style-name="ce98">
            <text:p><text:s text:c="3"/>25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9">
            <text:p><text:s text:c="3"/>5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92">
            <text:p>2 月</text:p>
          </table:table-cell>
          <table:table-cell office:value-type="string" table:style-name="ce93">
            <text:p>男</text:p>
          </table:table-cell>
          <table:table-cell office:value-type="float" office:value="7663" table:style-name="ce94">
            <text:p><text:s text:c="3"/>7,663</text:p>
          </table:table-cell>
          <table:table-cell office:value-type="float" office:value="7358" table:style-name="ce94">
            <text:p><text:s text:c="3"/>7,358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45" table:style-name="ce94">
            <text:p><text:s text:c="3"/>24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7581" table:style-name="ce94">
            <text:p><text:s text:c="3"/>7,581</text:p>
          </table:table-cell>
          <table:table-cell office:value-type="float" office:value="7280" table:style-name="ce94">
            <text:p><text:s text:c="3"/>7,280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41" table:style-name="ce94">
            <text:p><text:s text:c="3"/>241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 table:style-name="ce15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7757" table:style-name="ce94">
            <text:p><text:s text:c="3"/>7,757</text:p>
          </table:table-cell>
          <table:table-cell office:value-type="float" office:value="7284" table:style-name="ce94">
            <text:p><text:s text:c="3"/>7,284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37" table:style-name="ce94">
            <text:p><text:s text:c="3"/>237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7581" table:style-name="ce94">
            <text:p><text:s text:c="3"/>7,581</text:p>
          </table:table-cell>
          <table:table-cell office:value-type="float" office:value="7110" table:style-name="ce94">
            <text:p><text:s text:c="3"/>7,110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195" table:style-name="ce94">
            <text:p><text:s text:c="3"/>19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76" table:style-name="ce94">
            <text:p><text:s text:c="3"/>176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10">
            <text:p><text:s text:c="3"/>1</text:p>
          </table:table-cell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1">
            <text:p>較上年同月　　増減 (%)<text:s/></text:p>
          </table:table-cell>
          <table:table-cell office:value-type="string" table:style-name="ce111">
            <text:p>計</text:p>
          </table:table-cell>
          <table:table-cell office:value-type="float" office:value="-30.490443562928238" table:style-name="ce112">
            <text:p>–30.49</text:p>
          </table:table-cell>
          <table:table-cell office:value-type="float" office:value="-30.009560229445508" table:style-name="ce112">
            <text:p>–30.01</text:p>
          </table:table-cell>
          <table:table-cell office:value-type="float" office:value="-4.2071197411003238" table:style-name="ce112">
            <text:p>–4.21</text:p>
          </table:table-cell>
          <table:table-cell office:value-type="float" office:value="0.4464285714285714" table:style-name="ce112">
            <text:p>0.45</text:p>
          </table:table-cell>
          <table:table-cell office:value-type="float" office:value="-16.470588235294116" table:style-name="ce112">
            <text:p>–16.47</text:p>
          </table:table-cell>
          <table:table-cell office:value-type="float" office:value="-49.528795811518322" table:style-name="ce112">
            <text:p>–49.53</text:p>
          </table:table-cell>
          <table:table-cell office:value-type="float" office:value="-62.580645161290327" table:style-name="ce112">
            <text:p>–62.58</text:p>
          </table:table-cell>
          <table:table-cell office:value-type="float" office:value="-25.373134328358208" table:style-name="ce112">
            <text:p>–25.37</text:p>
          </table:table-cell>
          <table:table-cell office:value-type="float" office:value="-30.019385211852672" table:style-name="ce112">
            <text:p>–30.02</text:p>
          </table:table-cell>
          <table:table-cell office:value-type="float" office:value="-29.519518048684919" table:style-name="ce112">
            <text:p>–29.52</text:p>
          </table:table-cell>
          <table:table-cell office:value-type="float" office:value="-3.594771241830065" table:style-name="ce112">
            <text:p>–3.59</text:p>
          </table:table-cell>
          <table:table-cell office:value-type="float" office:value="0" table:style-name="ce112">
            <text:p>—</text:p>
          </table:table-cell>
          <table:table-cell office:value-type="float" office:value="-13.414634146341465" table:style-name="ce112">
            <text:p>–13.41</text:p>
          </table:table-cell>
          <table:table-cell office:value-type="float" office:value="-49.416755037115593" table:style-name="ce112">
            <text:p>–49.42</text:p>
          </table:table-cell>
          <table:table-cell office:value-type="float" office:value="-62.580645161290327" table:style-name="ce112">
            <text:p>–62.58</text:p>
          </table:table-cell>
          <table:table-cell office:value-type="float" office:value="-24.148606811145513" table:style-name="ce112">
            <text:p>–24.15</text:p>
          </table:table-cell>
          <table:table-cell office:value-type="float" office:value="-50.19305019305019" table:style-name="ce112">
            <text:p>–50.19</text:p>
          </table:table-cell>
          <table:table-cell office:value-type="float" office:value="-49.900596421471171" table:style-name="ce113">
            <text:p>–49.90</text:p>
          </table:table-cell>
          <table:table-cell office:value-type="float" office:value="-66.666666666666657" table:style-name="ce114">
            <text:p>–66.67</text:p>
          </table:table-cell>
          <table:table-cell office:value-type="string" table:style-name="ce114">
            <text:p>--</text:p>
          </table:table-cell>
          <table:table-cell office:value-type="float" office:value="-100" table:style-name="ce114">
            <text:p>–100.00</text:p>
          </table:table-cell>
          <table:table-cell office:value-type="float" office:value="-58.333333333333336" table:style-name="ce114">
            <text:p>–58.33</text:p>
          </table:table-cell>
          <table:table-cell office:value-type="string" table:style-name="ce114">
            <text:p>--</text:p>
          </table:table-cell>
          <table:table-cell office:value-type="float" office:value="-58.333333333333336" table:style-name="ce114">
            <text:p>–58.33</text:p>
          </table:table-cell>
          <table:table-cell table:number-columns-spanned="1" table:number-rows-spanned="6" table:style-name="ce249"/>
          <table:table-cell table:number-columns-repeated="16357" table:style-name="ce115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-30.228535008649732" table:style-name="ce116">
            <text:p>–30.23</text:p>
          </table:table-cell>
          <table:table-cell office:value-type="float" office:value="-30.222854433380746" table:style-name="ce117">
            <text:p>–30.22</text:p>
          </table:table-cell>
          <table:table-cell office:value-type="float" office:value="-16.666666666666664" table:style-name="ce117">
            <text:p>–16.67</text:p>
          </table:table-cell>
          <table:table-cell office:value-type="float" office:value="-12.121212121212121" table:style-name="ce116">
            <text:p>–12.12</text:p>
          </table:table-cell>
          <table:table-cell office:value-type="float" office:value="-20.512820512820511" table:style-name="ce117">
            <text:p>–20.51</text:p>
          </table:table-cell>
          <table:table-cell office:value-type="float" office:value="-33.060109289617486" table:style-name="ce117">
            <text:p>–33.06</text:p>
          </table:table-cell>
          <table:table-cell office:value-type="float" office:value="-60.396039603960396" table:style-name="ce117">
            <text:p>–60.40</text:p>
          </table:table-cell>
          <table:table-cell office:value-type="float" office:value="-22.641509433962266" table:style-name="ce117">
            <text:p>–22.64</text:p>
          </table:table-cell>
          <table:table-cell office:value-type="float" office:value="-30.019385211852672" table:style-name="ce117">
            <text:p>–30.02</text:p>
          </table:table-cell>
          <table:table-cell office:value-type="float" office:value="-30.033637674195095" table:style-name="ce117">
            <text:p>–30.03</text:p>
          </table:table-cell>
          <table:table-cell office:value-type="float" office:value="-15.492957746478872" table:style-name="ce117">
            <text:p>–15.49</text:p>
          </table:table-cell>
          <table:table-cell office:value-type="float" office:value="-12.121212121212121" table:style-name="ce117">
            <text:p>–12.12</text:p>
          </table:table-cell>
          <table:table-cell office:value-type="float" office:value="-18.421052631578945" table:style-name="ce117">
            <text:p>–18.42</text:p>
          </table:table-cell>
          <table:table-cell office:value-type="float" office:value="-32.49299719887955" table:style-name="ce117">
            <text:p>–32.49</text:p>
          </table:table-cell>
          <table:table-cell office:value-type="float" office:value="-60.396039603960396" table:style-name="ce117">
            <text:p>–60.40</text:p>
          </table:table-cell>
          <table:table-cell office:value-type="float" office:value="-21.484375" table:style-name="ce117">
            <text:p>–21.48</text:p>
          </table:table-cell>
          <table:table-cell office:value-type="float" office:value="-45.333333333333329" table:style-name="ce117">
            <text:p>–45.33</text:p>
          </table:table-cell>
          <table:table-cell office:value-type="float" office:value="-44.285714285714285" table:style-name="ce117">
            <text:p>–44.29</text:p>
          </table:table-cell>
          <table:table-cell office:value-type="float" office:value="-100" table:style-name="ce117">
            <text:p>–100.00</text:p>
          </table:table-cell>
          <table:table-cell office:value-type="string" table:style-name="ce117">
            <text:p>--</text:p>
          </table:table-cell>
          <table:table-cell office:value-type="float" office:value="-100" table:style-name="ce117">
            <text:p>–100.00</text:p>
          </table:table-cell>
          <table:table-cell office:value-type="float" office:value="-55.555555555555557" table:style-name="ce117">
            <text:p>–55.56</text:p>
          </table:table-cell>
          <table:table-cell office:value-type="string" table:style-name="ce118">
            <text:p>--</text:p>
          </table:table-cell>
          <table:table-cell office:value-type="float" office:value="-55.555555555555557" table:style-name="ce118">
            <text:p>–55.56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-30.747254709400945" table:style-name="ce120">
            <text:p>–30.75</text:p>
          </table:table-cell>
          <table:table-cell office:value-type="float" office:value="-29.79277108433735" table:style-name="ce120">
            <text:p>–29.79</text:p>
          </table:table-cell>
          <table:table-cell office:value-type="float" office:value="-0.42194092827004215" table:style-name="ce120">
            <text:p>–0.42</text:p>
          </table:table-cell>
          <table:table-cell office:value-type="float" office:value="2.6178010471204187" table:style-name="ce120">
            <text:p>2.62</text:p>
          </table:table-cell>
          <table:table-cell office:value-type="float" office:value="-13.043478260869565" table:style-name="ce120">
            <text:p>–13.04</text:p>
          </table:table-cell>
          <table:table-cell office:value-type="float" office:value="-59.762308998302203" table:style-name="ce120">
            <text:p>–59.76</text:p>
          </table:table-cell>
          <table:table-cell office:value-type="float" office:value="-63.005780346820806" table:style-name="ce120">
            <text:p>–63.01</text:p>
          </table:table-cell>
          <table:table-cell office:value-type="float" office:value="-35.714285714285715" table:style-name="ce120">
            <text:p>–35.71</text:p>
          </table:table-cell>
          <table:table-cell office:value-type="float" office:value="-30.019385211852672" table:style-name="ce120">
            <text:p>–30.02</text:p>
          </table:table-cell>
          <table:table-cell office:value-type="float" office:value="-28.985217738713544" table:style-name="ce120">
            <text:p>–28.99</text:p>
          </table:table-cell>
          <table:table-cell office:value-type="float" office:value="0" table:style-name="ce120">
            <text:p>—</text:p>
          </table:table-cell>
          <table:table-cell office:value-type="float" office:value="2.0942408376963351" table:style-name="ce120">
            <text:p>2.09</text:p>
          </table:table-cell>
          <table:table-cell office:value-type="float" office:value="-9.0909090909090917" table:style-name="ce120">
            <text:p>–9.09</text:p>
          </table:table-cell>
          <table:table-cell office:value-type="float" office:value="-59.726962457337883" table:style-name="ce120">
            <text:p>–59.73</text:p>
          </table:table-cell>
          <table:table-cell office:value-type="float" office:value="-63.005780346820806" table:style-name="ce120">
            <text:p>–63.01</text:p>
          </table:table-cell>
          <table:table-cell office:value-type="float" office:value="-34.328358208955223" table:style-name="ce120">
            <text:p>–34.33</text:p>
          </table:table-cell>
          <table:table-cell office:value-type="float" office:value="-52.173913043478258" table:style-name="ce120">
            <text:p>–52.17</text:p>
          </table:table-cell>
          <table:table-cell office:value-type="float" office:value="-52.066115702479344" table:style-name="ce120">
            <text:p>–52.07</text:p>
          </table:table-cell>
          <table:table-cell office:value-type="float" office:value="-50" table:style-name="ce120">
            <text:p>–50.00</text:p>
          </table:table-cell>
          <table:table-cell office:value-type="string" table:style-name="ce120">
            <text:p>--</text:p>
          </table:table-cell>
          <table:table-cell office:value-type="float" office:value="-100" table:style-name="ce120">
            <text:p>–100.00</text:p>
          </table:table-cell>
          <table:table-cell office:value-type="float" office:value="-66.666666666666657" table:style-name="ce120">
            <text:p>–66.67</text:p>
          </table:table-cell>
          <table:table-cell office:value-type="string" table:style-name="ce120">
            <text:p>--</text:p>
          </table:table-cell>
          <table:table-cell office:value-type="float" office:value="-66.666666666666657" table:style-name="ce120">
            <text:p>–66.67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2">
            <text:p>較上月</text:p>
            <text:p>増減 (%)<text:s/></text:p>
          </table:table-cell>
          <table:table-cell office:value-type="string" table:style-name="ce121">
            <text:p>計</text:p>
          </table:table-cell>
          <table:table-cell office:value-type="float" office:value="-27.394293247951783" table:style-name="ce114">
            <text:p>–27.39</text:p>
          </table:table-cell>
          <table:table-cell office:value-type="float" office:value="-28.299299740463248" table:style-name="ce114">
            <text:p>–28.30</text:p>
          </table:table-cell>
          <table:table-cell office:value-type="float" office:value="-11.904761904761903" table:style-name="ce114">
            <text:p>–11.90</text:p>
          </table:table-cell>
          <table:table-cell office:value-type="float" office:value="-19.9288256227758" table:style-name="ce114">
            <text:p>–19.93</text:p>
          </table:table-cell>
          <table:table-cell office:value-type="float" office:value="29.09090909090909" table:style-name="ce114">
            <text:p>29.09</text:p>
          </table:table-cell>
          <table:table-cell office:value-type="float" office:value="0.20790020790020791" table:style-name="ce114">
            <text:p>0.21</text:p>
          </table:table-cell>
          <table:table-cell office:value-type="float" office:value="-14.391143911439114" table:style-name="ce114">
            <text:p>–14.39</text:p>
          </table:table-cell>
          <table:table-cell office:value-type="float" office:value="19.047619047619047" table:style-name="ce114">
            <text:p>19.05</text:p>
          </table:table-cell>
          <table:table-cell office:value-type="float" office:value="-27.703604806408542" table:style-name="ce114">
            <text:p>–27.70</text:p>
          </table:table-cell>
          <table:table-cell office:value-type="float" office:value="-28.649345497818324" table:style-name="ce114">
            <text:p>–28.65</text:p>
          </table:table-cell>
          <table:table-cell office:value-type="float" office:value="-12.202380952380953" table:style-name="ce114">
            <text:p>–12.20</text:p>
          </table:table-cell>
          <table:table-cell office:value-type="float" office:value="-20.284697508896798" table:style-name="ce114">
            <text:p>–20.28</text:p>
          </table:table-cell>
          <table:table-cell office:value-type="float" office:value="29.09090909090909" table:style-name="ce114">
            <text:p>29.09</text:p>
          </table:table-cell>
          <table:table-cell office:value-type="float" office:value="1.9230769230769231" table:style-name="ce114">
            <text:p>1.92</text:p>
          </table:table-cell>
          <table:table-cell office:value-type="float" office:value="-13.754646840148698" table:style-name="ce114">
            <text:p>–13.75</text:p>
          </table:table-cell>
          <table:table-cell office:value-type="float" office:value="23.115577889447238" table:style-name="ce114">
            <text:p>23.12</text:p>
          </table:table-cell>
          <table:table-cell office:value-type="float" office:value="-3.007518796992481" table:style-name="ce114">
            <text:p>–3.01</text:p>
          </table:table-cell>
          <table:table-cell office:value-type="float" office:value="-0.39525691699604742" table:style-name="ce114">
            <text:p>–0.40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float" office:value="-61.53846153846154" table:style-name="ce114">
            <text:p>–61.54</text:p>
          </table:table-cell>
          <table:table-cell office:value-type="float" office:value="-100" table:style-name="ce114">
            <text:p>–100.00</text:p>
          </table:table-cell>
          <table:table-cell office:value-type="float" office:value="-54.54545454545454" table:style-name="ce114">
            <text:p>–54.55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-27.50236518448439" table:style-name="ce117">
            <text:p>–27.50</text:p>
          </table:table-cell>
          <table:table-cell office:value-type="float" office:value="-28.570041743520047" table:style-name="ce117">
            <text:p>–28.57</text:p>
          </table:table-cell>
          <table:table-cell office:value-type="float" office:value="-1.639344262295082" table:style-name="ce117">
            <text:p>–1.64</text:p>
          </table:table-cell>
          <table:table-cell office:value-type="float" office:value="-30.952380952380953" table:style-name="ce117">
            <text:p>–30.95</text:p>
          </table:table-cell>
          <table:table-cell office:value-type="float" office:value="63.157894736842103" table:style-name="ce117">
            <text:p>63.16</text:p>
          </table:table-cell>
          <table:table-cell office:value-type="float" office:value="17.78846153846154" table:style-name="ce117">
            <text:p>17.79</text:p>
          </table:table-cell>
          <table:table-cell office:value-type="float" office:value="-18.367346938775512" table:style-name="ce117">
            <text:p>–18.37</text:p>
          </table:table-cell>
          <table:table-cell office:value-type="float" office:value="28.930817610062892" table:style-name="ce117">
            <text:p>28.93</text:p>
          </table:table-cell>
          <table:table-cell office:value-type="float" office:value="-27.703604806408542" table:style-name="ce117">
            <text:p>–27.70</text:p>
          </table:table-cell>
          <table:table-cell office:value-type="float" office:value="-28.808918443184041" table:style-name="ce117">
            <text:p>–28.81</text:p>
          </table:table-cell>
          <table:table-cell office:value-type="float" office:value="-1.639344262295082" table:style-name="ce117">
            <text:p>–1.64</text:p>
          </table:table-cell>
          <table:table-cell office:value-type="float" office:value="-30.952380952380953" table:style-name="ce117">
            <text:p>–30.95</text:p>
          </table:table-cell>
          <table:table-cell office:value-type="float" office:value="63.157894736842103" table:style-name="ce117">
            <text:p>63.16</text:p>
          </table:table-cell>
          <table:table-cell office:value-type="float" office:value="21.105527638190953" table:style-name="ce117">
            <text:p>21.11</text:p>
          </table:table-cell>
          <table:table-cell office:value-type="float" office:value="-18.367346938775512" table:style-name="ce117">
            <text:p>–18.37</text:p>
          </table:table-cell>
          <table:table-cell office:value-type="float" office:value="34" table:style-name="ce117">
            <text:p>34.00</text:p>
          </table:table-cell>
          <table:table-cell office:value-type="float" office:value="-2.3809523809523809" table:style-name="ce117">
            <text:p>–2.38</text:p>
          </table:table-cell>
          <table:table-cell office:value-type="float" office:value="4" table:style-name="ce117">
            <text:p>4.00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float" office:value="-55.555555555555557" table:style-name="ce117">
            <text:p>–55.56</text:p>
          </table:table-cell>
          <table:table-cell office:value-type="string" table:style-name="ce118">
            <text:p>--</text:p>
          </table:table-cell>
          <table:table-cell office:value-type="float" office:value="-55.555555555555557" table:style-name="ce118">
            <text:p>–55.56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22">
            <text:p>女</text:p>
          </table:table-cell>
          <table:table-cell office:value-type="float" office:value="-27.287214098237722" table:style-name="ce120">
            <text:p>–27.29</text:p>
          </table:table-cell>
          <table:table-cell office:value-type="float" office:value="-28.023715415019762" table:style-name="ce120">
            <text:p>–28.02</text:p>
          </table:table-cell>
          <table:table-cell office:value-type="float" office:value="-14.181818181818182" table:style-name="ce120">
            <text:p>–14.18</text:p>
          </table:table-cell>
          <table:table-cell office:value-type="float" office:value="-17.99163179916318" table:style-name="ce120">
            <text:p>–17.99</text:p>
          </table:table-cell>
          <table:table-cell office:value-type="float" office:value="11.111111111111111" table:style-name="ce120">
            <text:p>11.11</text:p>
          </table:table-cell>
          <table:table-cell office:value-type="float" office:value="-13.186813186813188" table:style-name="ce120">
            <text:p>–13.19</text:p>
          </table:table-cell>
          <table:table-cell office:value-type="float" office:value="-13.513513513513514" table:style-name="ce120">
            <text:p>–13.51</text:p>
          </table:table-cell>
          <table:table-cell office:value-type="float" office:value="-11.76470588235294" table:style-name="ce120">
            <text:p>–11.76</text:p>
          </table:table-cell>
          <table:table-cell office:value-type="float" office:value="-27.703604806408542" table:style-name="ce120">
            <text:p>–27.70</text:p>
          </table:table-cell>
          <table:table-cell office:value-type="float" office:value="-28.485214242607121" table:style-name="ce120">
            <text:p>–28.49</text:p>
          </table:table-cell>
          <table:table-cell office:value-type="float" office:value="-14.545454545454545" table:style-name="ce120">
            <text:p>–14.55</text:p>
          </table:table-cell>
          <table:table-cell office:value-type="float" office:value="-18.410041841004183" table:style-name="ce120">
            <text:p>–18.41</text:p>
          </table:table-cell>
          <table:table-cell office:value-type="float" office:value="11.111111111111111" table:style-name="ce120">
            <text:p>11.11</text:p>
          </table:table-cell>
          <table:table-cell office:value-type="float" office:value="-12.267657992565056" table:style-name="ce120">
            <text:p>–12.27</text:p>
          </table:table-cell>
          <table:table-cell office:value-type="float" office:value="-12.727272727272727" table:style-name="ce120">
            <text:p>–12.73</text:p>
          </table:table-cell>
          <table:table-cell office:value-type="float" office:value="-10.204081632653061" table:style-name="ce120">
            <text:p>–10.20</text:p>
          </table:table-cell>
          <table:table-cell office:value-type="float" office:value="-3.296703296703297" table:style-name="ce120">
            <text:p>–3.30</text:p>
          </table:table-cell>
          <table:table-cell office:value-type="float" office:value="-2.2471910112359552" table:style-name="ce120">
            <text:p>–2.25</text:p>
          </table:table-cell>
          <table:table-cell office:value-type="string" table:style-name="ce120">
            <text:p>--</text:p>
          </table:table-cell>
          <table:table-cell office:value-type="string" table:style-name="ce120">
            <text:p>--</text:p>
          </table:table-cell>
          <table:table-cell office:value-type="string" table:style-name="ce120">
            <text:p>--</text:p>
          </table:table-cell>
          <table:table-cell office:value-type="float" office:value="-75" table:style-name="ce120">
            <text:p>–75.00</text:p>
          </table:table-cell>
          <table:table-cell office:value-type="float" office:value="-100" table:style-name="ce120">
            <text:p>–100.00</text:p>
          </table:table-cell>
          <table:table-cell office:value-type="float" office:value="-50" table:style-name="ce120">
            <text:p>–50.00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23">
            <text:p>說明：1.本表按登記日期統計。</text:p>
          </table:table-cell>
          <table:table-cell table:number-columns-repeated="3" table:style-name="ce15"/>
          <table:table-cell table:number-columns-repeated="2" table:style-name="ce124"/>
          <table:table-cell table:style-name="ce125"/>
          <table:table-cell table:number-columns-repeated="2" table:style-name="ce126"/>
          <table:table-cell table:style-name="ce127"/>
          <table:table-cell table:number-columns-repeated="3" table:style-name="ce126"/>
          <table:table-cell table:number-columns-repeated="12" table:style-name="ce15"/>
          <table:table-cell office:value-type="string" table:style-name="ce127">
            <text:p>內政部戶政司 民國110年3月10日編製</text:p>
          </table:table-cell>
          <table:table-cell table:number-columns-repeated="16358" table:style-name="ce15"/>
        </table:table-row>
        <table:table-row table:style-name="ro5">
          <table:table-cell office:value-type="string" table:style-name="ce12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9"/>
          <table:table-cell table:number-columns-repeated="14" table:style-name="ce15"/>
          <table:table-cell table:style-name="ce124"/>
          <table:table-cell table:number-columns-repeated="16362" table:style-name="ce15"/>
        </table:table-row>
        <table:table-row table:style-name="ro5">
          <table:table-cell office:value-type="string" table:style-name="ce12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29"/>
          <table:table-cell table:number-columns-repeated="14" table:style-name="ce15"/>
          <table:table-cell table:style-name="ce124"/>
          <table:table-cell table:number-columns-repeated="16362" table:style-name="ce15"/>
        </table:table-row>
        <table:table-row table:style-name="ro5">
          <table:table-cell office:value-type="string" table:style-name="ce128">
            <text:p><text:s text:c="6"/>4.表內列有「－」者表示無數字，「0.00」表示未滿百分之0.005。</text:p>
          </table:table-cell>
          <table:table-cell table:number-columns-repeated="20" table:style-name="ce15"/>
          <table:table-cell table:style-name="ce124"/>
          <table:table-cell table:number-columns-repeated="16362" table:style-name="ce15"/>
        </table:table-row>
        <table:table-row table:style-name="ro5">
          <table:table-cell office:value-type="string" table:style-name="ce128">
            <text:p><text:s text:c="6"/>5.相同性別2人之結婚資料係自108年5月24日起統計。</text:p>
          </table:table-cell>
          <table:table-cell table:number-columns-repeated="16383" table:style-name="ce15"/>
        </table:table-row>
        <table:table-row table:style-name="ro10">
          <table:table-cell table:style-name="ce130"/>
          <table:table-cell table:number-columns-repeated="16383" table:style-name="ce15"/>
        </table:table-row>
        <table:table-row table:number-rows-repeated="1048407" table:style-name="ro10">
          <table:table-cell table:number-columns-repeated="16384"/>
        </table:table-row>
        <table:named-expressions>
          <table:named-range table:name="Print_Area" table:cell-range-address="08結-年月別.$A$1:08結-年月別.$Z$168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default-cell-style-name="ce15"/>
        <table:table-column table:style-name="co13" table:default-cell-style-name="ce15"/>
        <table:table-column table:style-name="co17" table:default-cell-style-name="ce15"/>
        <table:table-column table:style-name="co9" table:number-columns-repeated="2" table:default-cell-style-name="ce15"/>
        <table:table-column table:style-name="co18" table:default-cell-style-name="ce15"/>
        <table:table-column table:style-name="co15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11" table:default-cell-style-name="ce15"/>
        <table:table-column table:style-name="co12" table:default-cell-style-name="ce15"/>
        <table:table-column table:style-name="co10" table:default-cell-style-name="ce15"/>
        <table:table-column table:style-name="co21" table:default-cell-style-name="ce15"/>
        <table:table-column table:style-name="co18" table:default-cell-style-name="ce15"/>
        <table:table-column table:style-name="co22" table:default-cell-style-name="ce15"/>
        <table:table-column table:style-name="co5" table:default-cell-style-name="ce15"/>
        <table:table-column table:style-name="co6" table:number-columns-repeated="16357" table:default-cell-style-name="ce15"/>
        <table:table-row table:style-name="ro11">
          <table:table-cell office:value-type="string" table:number-columns-spanned="26" table:number-rows-spanned="1" table:style-name="ce274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12">
          <table:table-cell table:style-name="ce131"/>
          <table:table-cell table:number-columns-repeated="2" table:style-name="ce132"/>
          <table:table-cell table:number-columns-repeated="2" table:style-name="ce1"/>
          <table:table-cell table:number-columns-repeated="2" table:style-name="ce132"/>
          <table:table-cell table:number-columns-repeated="2" table:style-name="ce6"/>
          <table:table-cell table:style-name="ce3"/>
          <table:table-cell table:style-name="ce1"/>
          <table:table-cell office:value-type="string" table:style-name="ce131">
            <text:p>中華民國110年2月份</text:p>
          </table:table-cell>
          <table:table-cell table:style-name="ce13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31"/>
          <table:table-cell table:number-columns-repeated="4" table:style-name="ce1"/>
          <table:table-cell table:style-name="ce4"/>
          <table:table-cell table:number-columns-repeated="16358" table:style-name="ce1"/>
        </table:table-row>
        <table:table-row table:style-name="ro13">
          <table:table-cell table:style-name="ce131"/>
          <table:table-cell table:number-columns-repeated="2" table:style-name="ce132"/>
          <table:table-cell table:style-name="ce131"/>
          <table:table-cell table:style-name="ce1"/>
          <table:table-cell table:number-columns-repeated="2" table:style-name="ce132"/>
          <table:table-cell table:number-columns-repeated="2" table:style-name="ce6"/>
          <table:table-cell table:style-name="ce3"/>
          <table:table-cell table:number-columns-repeated="2" table:style-name="ce1"/>
          <table:table-cell table:style-name="ce13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31"/>
          <table:table-cell table:number-columns-repeated="4" table:style-name="ce1"/>
          <table:table-cell office:value-type="string" table:style-name="ce133">
            <text:p><text:s/>單位︰人</text:p>
          </table:table-cell>
          <table:table-cell table:number-columns-repeated="16358" table:style-name="ce1"/>
        </table:table-row>
        <table:table-row table:style-name="ro14">
          <table:table-cell office:value-type="string" table:number-columns-spanned="1" table:number-rows-spanned="5" table:style-name="ce280">
            <text:p>區 域 別</text:p>
          </table:table-cell>
          <table:table-cell office:value-type="string" table:number-columns-spanned="1" table:number-rows-spanned="5" table:style-name="ce295">
            <text:p>性<text:span text:style-name="T1"><text:s/></text:span>別</text:p>
          </table:table-cell>
          <table:table-cell office:value-type="string" table:number-columns-spanned="8" table:number-rows-spanned="1" table:style-name="ce30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76">
            <text:p>相 <text:s text:c="3"/>同 <text:s text:c="3"/>性 <text:s text:c="3"/>別</text:p>
          </table:table-cell>
          <table:covered-table-cell table:number-columns-repeated="7"/>
          <table:table-cell table:style-name="ce134"/>
          <table:table-cell table:number-columns-repeated="16357" table:style-name="ce1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295">
            <text:p>總　計</text:p>
          </table:table-cell>
          <table:table-cell office:value-type="string" table:number-columns-spanned="7" table:number-rows-spanned="1" table:style-name="ce29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5">
            <text:p>合　計</text:p>
          </table:table-cell>
          <table:table-cell office:value-type="string" table:number-columns-spanned="7" table:number-rows-spanned="1" table:style-name="ce29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5">
            <text:p><text:span text:style-name="T3">合</text:span>　計</text:p>
          </table:table-cell>
          <table:table-cell office:value-type="string" table:number-columns-spanned="7" table:number-rows-spanned="1" table:style-name="ce27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9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9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67">
            <text:p>其他</text:p>
          </table:table-cell>
          <table:table-cell table:number-columns-repeated="16358" table:style-name="ce7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300">
            <text:p>總 <text:s text:c="3"/>計</text:p>
          </table:table-cell>
          <table:table-cell office:value-type="string" table:style-name="ce8">
            <text:p>計</text:p>
          </table:table-cell>
          <table:table-cell office:value-type="float" office:value="15420" table:style-name="ce23">
            <text:p><text:s text:c="3"/>15,420</text:p>
          </table:table-cell>
          <table:table-cell office:value-type="float" office:value="14642" table:style-name="ce23">
            <text:p><text:s text:c="3"/>14,642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482" table:style-name="ce23">
            <text:p><text:s text:c="3"/>482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250" table:style-name="ce23">
            <text:p><text:s text:c="3"/>250</text:p>
          </table:table-cell>
          <table:table-cell office:value-type="float" office:value="15162" table:style-name="ce23">
            <text:p><text:s text:c="3"/>15,162</text:p>
          </table:table-cell>
          <table:table-cell office:value-type="float" office:value="14390" table:style-name="ce46">
            <text:p><text:s text:c="3"/>14,39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—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25" table:style-name="ce136"/>
          <table:table-cell table:number-columns-repeated="16333" table:style-name="ce7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7663" table:style-name="ce12">
            <text:p><text:s text:c="3"/>7,663</text:p>
          </table:table-cell>
          <table:table-cell office:value-type="float" office:value="7358" table:style-name="ce12">
            <text:p><text:s text:c="3"/>7,358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7581" table:style-name="ce12">
            <text:p><text:s text:c="3"/>7,581</text:p>
          </table:table-cell>
          <table:table-cell office:value-type="float" office:value="7280" table:style-name="ce14">
            <text:p><text:s text:c="3"/>7,280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241" table:style-name="ce14">
            <text:p><text:s text:c="3"/>241</text:p>
          </table:table-cell>
          <table:table-cell office:value-type="float" office:value="40" table:style-name="ce14">
            <text:p><text:s text:c="3"/>40</text:p>
          </table:table-cell>
          <table:table-cell office:value-type="float" office:value="201" table:style-name="ce14">
            <text:p><text:s text:c="3"/>201</text:p>
          </table:table-cell>
          <table:table-cell office:value-type="float" office:value="82" table:style-name="ce12">
            <text:p><text:s text:c="3"/>82</text:p>
          </table:table-cell>
          <table:table-cell office:value-type="float" office:value="78" table:style-name="ce14">
            <text:p><text:s text:c="3"/>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33">
            <text:p><text:s text:c="3"/>4</text:p>
          </table:table-cell>
          <table:table-cell table:number-columns-repeated="25" table:style-name="ce136"/>
          <table:table-cell table:number-columns-repeated="16333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7757" table:style-name="ce17">
            <text:p><text:s text:c="3"/>7,757</text:p>
          </table:table-cell>
          <table:table-cell office:value-type="float" office:value="7284" table:style-name="ce17">
            <text:p><text:s text:c="3"/>7,284</text:p>
          </table:table-cell>
          <table:table-cell office:value-type="float" office:value="236" table:style-name="ce17">
            <text:p><text:s text:c="3"/>236</text:p>
          </table:table-cell>
          <table:table-cell office:value-type="float" office:value="196" table:style-name="ce17">
            <text:p><text:s text:c="3"/>196</text:p>
          </table:table-cell>
          <table:table-cell office:value-type="float" office:value="40" table:style-name="ce17">
            <text:p><text:s text:c="3"/>40</text:p>
          </table:table-cell>
          <table:table-cell office:value-type="float" office:value="237" table:style-name="ce17">
            <text:p><text:s text:c="3"/>237</text:p>
          </table:table-cell>
          <table:table-cell office:value-type="float" office:value="192" table:style-name="ce17">
            <text:p><text:s text:c="3"/>192</text:p>
          </table:table-cell>
          <table:table-cell office:value-type="float" office:value="45" table:style-name="ce17">
            <text:p><text:s text:c="3"/>45</text:p>
          </table:table-cell>
          <table:table-cell office:value-type="float" office:value="7581" table:style-name="ce17">
            <text:p><text:s text:c="3"/>7,581</text:p>
          </table:table-cell>
          <table:table-cell office:value-type="float" office:value="7110" table:style-name="ce19">
            <text:p><text:s text:c="3"/>7,110</text:p>
          </table:table-cell>
          <table:table-cell office:value-type="float" office:value="235" table:style-name="ce19">
            <text:p><text:s text:c="3"/>235</text:p>
          </table:table-cell>
          <table:table-cell office:value-type="float" office:value="195" table:style-name="ce19">
            <text:p><text:s text:c="3"/>195</text:p>
          </table:table-cell>
          <table:table-cell office:value-type="float" office:value="40" table:style-name="ce19">
            <text:p><text:s text:c="3"/>40</text:p>
          </table:table-cell>
          <table:table-cell office:value-type="float" office:value="236" table:style-name="ce19">
            <text:p><text:s text:c="3"/>236</text:p>
          </table:table-cell>
          <table:table-cell office:value-type="float" office:value="192" table:style-name="ce19">
            <text:p><text:s text:c="3"/>192</text:p>
          </table:table-cell>
          <table:table-cell office:value-type="float" office:value="44" table:style-name="ce19">
            <text:p><text:s text:c="3"/>44</text:p>
          </table:table-cell>
          <table:table-cell office:value-type="float" office:value="176" table:style-name="ce17">
            <text:p><text:s text:c="3"/>176</text:p>
          </table:table-cell>
          <table:table-cell office:value-type="float" office:value="174" table:style-name="ce19">
            <text:p><text:s text:c="3"/>174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35">
            <text:p><text:s text:c="3"/>1</text:p>
          </table:table-cell>
          <table:table-cell table:number-columns-repeated="25" table:style-name="ce136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00">
            <text:p>新北市</text:p>
          </table:table-cell>
          <table:table-cell office:value-type="string" table:style-name="ce8">
            <text:p>計</text:p>
          </table:table-cell>
          <table:table-cell office:value-type="float" office:value="2502" table:style-name="ce12">
            <text:p><text:s text:c="3"/>2,502</text:p>
          </table:table-cell>
          <table:table-cell office:value-type="float" office:value="2354" table:style-name="ce12">
            <text:p><text:s text:c="3"/>2,354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2450" table:style-name="ce12">
            <text:p><text:s text:c="3"/>2,450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63" table:style-name="ce14">
            <text:p><text:s text:c="3"/>63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47">
            <text:p><text:s text:c="3"/>1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245" table:style-name="ce12">
            <text:p><text:s text:c="3"/>1,245</text:p>
          </table:table-cell>
          <table:table-cell office:value-type="float" office:value="1201" table:style-name="ce12">
            <text:p><text:s text:c="3"/>1,20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225" table:style-name="ce12">
            <text:p><text:s text:c="3"/>1,225</text:p>
          </table:table-cell>
          <table:table-cell office:value-type="float" office:value="1182" table:style-name="ce12">
            <text:p><text:s text:c="3"/>1,18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57" table:style-name="ce17">
            <text:p><text:s text:c="3"/>1,257</text:p>
          </table:table-cell>
          <table:table-cell office:value-type="float" office:value="1153" table:style-name="ce17">
            <text:p><text:s text:c="3"/>1,153</text:p>
          </table:table-cell>
          <table:table-cell office:value-type="float" office:value="53" table:style-name="ce17">
            <text:p><text:s text:c="3"/>53</text:p>
          </table:table-cell>
          <table:table-cell office:value-type="float" office:value="39" table:style-name="ce17">
            <text:p><text:s text:c="3"/>39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35" table:style-name="ce17">
            <text:p><text:s text:c="3"/>35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1225" table:style-name="ce17">
            <text:p><text:s text:c="3"/>1,225</text:p>
          </table:table-cell>
          <table:table-cell office:value-type="float" office:value="1121" table:style-name="ce17">
            <text:p><text:s text:c="3"/>1,121</text:p>
          </table:table-cell>
          <table:table-cell office:value-type="float" office:value="53" table:style-name="ce17">
            <text:p><text:s text:c="3"/>53</text:p>
          </table:table-cell>
          <table:table-cell office:value-type="float" office:value="39" table:style-name="ce17">
            <text:p><text:s text:c="3"/>39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35" table:style-name="ce17">
            <text:p><text:s text:c="3"/>35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32" table:style-name="ce17">
            <text:p><text:s text:c="3"/>32</text:p>
          </table:table-cell>
          <table:table-cell office:value-type="float" office:value="32" table:style-name="ce17">
            <text:p><text:s text:c="3"/>32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0">
            <text:p>臺北市</text:p>
          </table:table-cell>
          <table:table-cell office:value-type="string" table:style-name="ce8">
            <text:p>計</text:p>
          </table:table-cell>
          <table:table-cell office:value-type="float" office:value="1648" table:style-name="ce12">
            <text:p><text:s text:c="3"/>1,648</text:p>
          </table:table-cell>
          <table:table-cell office:value-type="float" office:value="1517" table:style-name="ce12">
            <text:p><text:s text:c="3"/>1,517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1630" table:style-name="ce12">
            <text:p><text:s text:c="3"/>1,630</text:p>
          </table:table-cell>
          <table:table-cell office:value-type="float" office:value="1499" table:style-name="ce12">
            <text:p><text:s text:c="3"/>1,499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87" table:style-name="ce14">
            <text:p><text:s text:c="3"/>87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821" table:style-name="ce12">
            <text:p><text:s text:c="3"/>821</text:p>
          </table:table-cell>
          <table:table-cell office:value-type="float" office:value="746" table:style-name="ce12">
            <text:p><text:s text:c="3"/>746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815" table:style-name="ce12">
            <text:p><text:s text:c="3"/>815</text:p>
          </table:table-cell>
          <table:table-cell office:value-type="float" office:value="740" table:style-name="ce12">
            <text:p><text:s text:c="3"/>740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827" table:style-name="ce17">
            <text:p><text:s text:c="3"/>827</text:p>
          </table:table-cell>
          <table:table-cell office:value-type="float" office:value="771" table:style-name="ce17">
            <text:p><text:s text:c="3"/>771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815" table:style-name="ce17">
            <text:p><text:s text:c="3"/>815</text:p>
          </table:table-cell>
          <table:table-cell office:value-type="float" office:value="759" table:style-name="ce17">
            <text:p><text:s text:c="3"/>759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8">
            <text:p>計</text:p>
          </table:table-cell>
          <table:table-cell office:value-type="float" office:value="1388" table:style-name="ce12">
            <text:p><text:s text:c="3"/>1,388</text:p>
          </table:table-cell>
          <table:table-cell office:value-type="float" office:value="1290" table:style-name="ce12">
            <text:p><text:s text:c="3"/>1,290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372" table:style-name="ce12">
            <text:p><text:s text:c="3"/>1,372</text:p>
          </table:table-cell>
          <table:table-cell office:value-type="float" office:value="1276" table:style-name="ce12">
            <text:p><text:s text:c="3"/>1,276</text:p>
          </table:table-cell>
          <table:table-cell office:value-type="float" office:value="42" table:style-name="ce14">
            <text:p><text:s text:c="3"/>42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54" table:style-name="ce14">
            <text:p><text:s text:c="3"/>54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桃園市</text:p>
          </table:table-cell>
          <table:table-cell office:value-type="string" table:style-name="ce62">
            <text:p>男</text:p>
          </table:table-cell>
          <table:table-cell office:value-type="float" office:value="698" table:style-name="ce12">
            <text:p><text:s text:c="3"/>698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686" table:style-name="ce12">
            <text:p><text:s text:c="3"/>686</text:p>
          </table:table-cell>
          <table:table-cell office:value-type="float" office:value="651" table:style-name="ce12">
            <text:p><text:s text:c="3"/>65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6">
            <text:p>女</text:p>
          </table:table-cell>
          <table:table-cell office:value-type="float" office:value="690" table:style-name="ce17">
            <text:p><text:s text:c="3"/>690</text:p>
          </table:table-cell>
          <table:table-cell office:value-type="float" office:value="628" table:style-name="ce17">
            <text:p><text:s text:c="3"/>628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9" table:style-name="ce17">
            <text:p><text:s text:c="3"/>29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686" table:style-name="ce17">
            <text:p><text:s text:c="3"/>686</text:p>
          </table:table-cell>
          <table:table-cell office:value-type="float" office:value="625" table:style-name="ce17">
            <text:p><text:s text:c="3"/>625</text:p>
          </table:table-cell>
          <table:table-cell office:value-type="float" office:value="32" table:style-name="ce17">
            <text:p><text:s text:c="3"/>32</text:p>
          </table:table-cell>
          <table:table-cell office:value-type="float" office:value="27" table:style-name="ce17">
            <text:p><text:s text:c="3"/>27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9" table:style-name="ce17">
            <text:p><text:s text:c="3"/>29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8">
            <text:p>計</text:p>
          </table:table-cell>
          <table:table-cell office:value-type="float" office:value="2024" table:style-name="ce12">
            <text:p><text:s text:c="3"/>2,024</text:p>
          </table:table-cell>
          <table:table-cell office:value-type="float" office:value="1948" table:style-name="ce12">
            <text:p><text:s text:c="3"/>1,948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000" table:style-name="ce12">
            <text:p><text:s text:c="3"/>2,000</text:p>
          </table:table-cell>
          <table:table-cell office:value-type="float" office:value="1924" table:style-name="ce12">
            <text:p><text:s text:c="3"/>1,924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5" table:style-name="ce14">
            <text:p><text:s text:c="3"/>55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臺中市</text:p>
          </table:table-cell>
          <table:table-cell office:value-type="string" table:style-name="ce62">
            <text:p>男</text:p>
          </table:table-cell>
          <table:table-cell office:value-type="float" office:value="1004" table:style-name="ce12">
            <text:p><text:s text:c="3"/>1,004</text:p>
          </table:table-cell>
          <table:table-cell office:value-type="float" office:value="969" table:style-name="ce12">
            <text:p><text:s text:c="3"/>96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000" table:style-name="ce12">
            <text:p><text:s text:c="3"/>1,000</text:p>
          </table:table-cell>
          <table:table-cell office:value-type="float" office:value="965" table:style-name="ce12">
            <text:p><text:s text:c="3"/>96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6">
            <text:p>女</text:p>
          </table:table-cell>
          <table:table-cell office:value-type="float" office:value="1020" table:style-name="ce17">
            <text:p><text:s text:c="3"/>1,020</text:p>
          </table:table-cell>
          <table:table-cell office:value-type="float" office:value="979" table:style-name="ce17">
            <text:p><text:s text:c="3"/>979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1000" table:style-name="ce17">
            <text:p><text:s text:c="3"/>1,000</text:p>
          </table:table-cell>
          <table:table-cell office:value-type="float" office:value="959" table:style-name="ce17">
            <text:p><text:s text:c="3"/>959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20" table:style-name="ce17">
            <text:p><text:s text:c="3"/>20</text:p>
          </table:table-cell>
          <table:table-cell office:value-type="float" office:value="20" table:style-name="ce17">
            <text:p><text:s text:c="3"/>20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8">
            <text:p>計</text:p>
          </table:table-cell>
          <table:table-cell office:value-type="float" office:value="1378" table:style-name="ce12">
            <text:p><text:s text:c="3"/>1,378</text:p>
          </table:table-cell>
          <table:table-cell office:value-type="float" office:value="1312" table:style-name="ce12">
            <text:p><text:s text:c="3"/>1,312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348" table:style-name="ce12">
            <text:p><text:s text:c="3"/>1,348</text:p>
          </table:table-cell>
          <table:table-cell office:value-type="float" office:value="1284" table:style-name="ce12">
            <text:p><text:s text:c="3"/>1,284</text:p>
          </table:table-cell>
          <table:table-cell office:value-type="float" office:value="24" table:style-name="ce14">
            <text:p><text:s text:c="3"/>24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0" table:style-name="ce14">
            <text:p><text:s text:c="3"/>40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34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臺南市</text:p>
          </table:table-cell>
          <table:table-cell office:value-type="string" table:style-name="ce62">
            <text:p>男</text:p>
          </table:table-cell>
          <table:table-cell office:value-type="float" office:value="678" table:style-name="ce12">
            <text:p><text:s text:c="3"/>678</text:p>
          </table:table-cell>
          <table:table-cell office:value-type="float" office:value="655" table:style-name="ce12">
            <text:p><text:s text:c="3"/>65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674" table:style-name="ce12">
            <text:p><text:s text:c="3"/>674</text:p>
          </table:table-cell>
          <table:table-cell office:value-type="float" office:value="652" table:style-name="ce12">
            <text:p><text:s text:c="3"/>65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6">
            <text:p>女</text:p>
          </table:table-cell>
          <table:table-cell office:value-type="float" office:value="700" table:style-name="ce17">
            <text:p><text:s text:c="3"/>700</text:p>
          </table:table-cell>
          <table:table-cell office:value-type="float" office:value="657" table:style-name="ce17">
            <text:p><text:s text:c="3"/>657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20" table:style-name="ce17">
            <text:p><text:s text:c="3"/>20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674" table:style-name="ce17">
            <text:p><text:s text:c="3"/>674</text:p>
          </table:table-cell>
          <table:table-cell office:value-type="float" office:value="632" table:style-name="ce17">
            <text:p><text:s text:c="3"/>632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20" table:style-name="ce17">
            <text:p><text:s text:c="3"/>20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0" table:style-name="ce17">
            <text:p><text:s text:c="3"/>20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6">
            <text:p><text:s text:c="3"/>1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8">
            <text:p>計</text:p>
          </table:table-cell>
          <table:table-cell office:value-type="float" office:value="1984" table:style-name="ce12">
            <text:p><text:s text:c="3"/>1,984</text:p>
          </table:table-cell>
          <table:table-cell office:value-type="float" office:value="1912" table:style-name="ce12">
            <text:p><text:s text:c="3"/>1,91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940" table:style-name="ce12">
            <text:p><text:s text:c="3"/>1,940</text:p>
          </table:table-cell>
          <table:table-cell office:value-type="float" office:value="1869" table:style-name="ce12">
            <text:p><text:s text:c="3"/>1,86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41">
            <text:p>高雄市</text:p>
          </table:table-cell>
          <table:table-cell office:value-type="string" table:style-name="ce62">
            <text:p>男</text:p>
          </table:table-cell>
          <table:table-cell office:value-type="float" office:value="986" table:style-name="ce12">
            <text:p><text:s text:c="3"/>986</text:p>
          </table:table-cell>
          <table:table-cell office:value-type="float" office:value="955" table:style-name="ce12">
            <text:p><text:s text:c="3"/>955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970" table:style-name="ce12">
            <text:p><text:s text:c="3"/>970</text:p>
          </table:table-cell>
          <table:table-cell office:value-type="float" office:value="940" table:style-name="ce12">
            <text:p><text:s text:c="3"/>94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6">
            <text:p>女</text:p>
          </table:table-cell>
          <table:table-cell office:value-type="float" office:value="998" table:style-name="ce17">
            <text:p><text:s text:c="3"/>998</text:p>
          </table:table-cell>
          <table:table-cell office:value-type="float" office:value="957" table:style-name="ce17">
            <text:p><text:s text:c="3"/>957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970" table:style-name="ce17">
            <text:p><text:s text:c="3"/>970</text:p>
          </table:table-cell>
          <table:table-cell office:value-type="float" office:value="929" table:style-name="ce17">
            <text:p><text:s text:c="3"/>929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65">
            <text:p>計</text:p>
          </table:table-cell>
          <table:table-cell office:value-type="float" office:value="4406" table:style-name="ce142">
            <text:p><text:s text:c="3"/>4,406</text:p>
          </table:table-cell>
          <table:table-cell office:value-type="float" office:value="4225" table:style-name="ce142">
            <text:p><text:s text:c="3"/>4,225</text:p>
          </table:table-cell>
          <table:table-cell office:value-type="float" office:value="71" table:style-name="ce142">
            <text:p><text:s text:c="3"/>71</text:p>
          </table:table-cell>
          <table:table-cell office:value-type="float" office:value="53" table:style-name="ce142">
            <text:p><text:s text:c="3"/>53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68" table:style-name="ce142">
            <text:p><text:s text:c="3"/>68</text:p>
          </table:table-cell>
          <table:table-cell office:value-type="float" office:value="42" table:style-name="ce142">
            <text:p><text:s text:c="3"/>42</text:p>
          </table:table-cell>
          <table:table-cell office:value-type="float" office:value="4332" table:style-name="ce142">
            <text:p><text:s text:c="3"/>4,332</text:p>
          </table:table-cell>
          <table:table-cell office:value-type="float" office:value="4151" table:style-name="ce142">
            <text:p><text:s text:c="3"/>4,151</text:p>
          </table:table-cell>
          <table:table-cell office:value-type="float" office:value="71" table:style-name="ce142">
            <text:p><text:s text:c="3"/>71</text:p>
          </table:table-cell>
          <table:table-cell office:value-type="float" office:value="53" table:style-name="ce142">
            <text:p><text:s text:c="3"/>53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110" table:style-name="ce142">
            <text:p><text:s text:c="3"/>110</text:p>
          </table:table-cell>
          <table:table-cell office:value-type="float" office:value="68" table:style-name="ce142">
            <text:p><text:s text:c="3"/>68</text:p>
          </table:table-cell>
          <table:table-cell office:value-type="float" office:value="42" table:style-name="ce142">
            <text:p><text:s text:c="3"/>42</text:p>
          </table:table-cell>
          <table:table-cell office:value-type="float" office:value="74" table:style-name="ce142">
            <text:p><text:s text:c="3"/>74</text:p>
          </table:table-cell>
          <table:table-cell office:value-type="float" office:value="74" table:style-name="ce142">
            <text:p><text:s text:c="3"/>74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1">
            <text:p>臺灣省</text:p>
          </table:table-cell>
          <table:table-cell office:value-type="string" table:style-name="ce106">
            <text:p>男</text:p>
          </table:table-cell>
          <table:table-cell office:value-type="float" office:value="2186" table:style-name="ce144">
            <text:p><text:s text:c="3"/>2,186</text:p>
          </table:table-cell>
          <table:table-cell office:value-type="float" office:value="2127" table:style-name="ce144">
            <text:p><text:s text:c="3"/>2,127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39" table:style-name="ce144">
            <text:p><text:s text:c="3"/>39</text:p>
          </table:table-cell>
          <table:table-cell office:value-type="float" office:value="2166" table:style-name="ce144">
            <text:p><text:s text:c="3"/>2,166</text:p>
          </table:table-cell>
          <table:table-cell office:value-type="float" office:value="2107" table:style-name="ce144">
            <text:p><text:s text:c="3"/>2,107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48" table:style-name="ce144">
            <text:p><text:s text:c="3"/>48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39" table:style-name="ce144">
            <text:p><text:s text:c="3"/>39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75">
            <text:p>女</text:p>
          </table:table-cell>
          <table:table-cell office:value-type="float" office:value="2220" table:style-name="ce146">
            <text:p><text:s text:c="3"/>2,220</text:p>
          </table:table-cell>
          <table:table-cell office:value-type="float" office:value="2098" table:style-name="ce146">
            <text:p><text:s text:c="3"/>2,098</text:p>
          </table:table-cell>
          <table:table-cell office:value-type="float" office:value="60" table:style-name="ce146">
            <text:p><text:s text:c="3"/>60</text:p>
          </table:table-cell>
          <table:table-cell office:value-type="float" office:value="50" table:style-name="ce146">
            <text:p><text:s text:c="3"/>5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62" table:style-name="ce17">
            <text:p><text:s text:c="3"/>62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2166" table:style-name="ce146">
            <text:p><text:s text:c="3"/>2,166</text:p>
          </table:table-cell>
          <table:table-cell office:value-type="float" office:value="2044" table:style-name="ce146">
            <text:p><text:s text:c="3"/>2,044</text:p>
          </table:table-cell>
          <table:table-cell office:value-type="float" office:value="60" table:style-name="ce146">
            <text:p><text:s text:c="3"/>60</text:p>
          </table:table-cell>
          <table:table-cell office:value-type="float" office:value="50" table:style-name="ce146">
            <text:p><text:s text:c="3"/>5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62" table:style-name="ce146">
            <text:p><text:s text:c="3"/>62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54" table:style-name="ce146">
            <text:p><text:s text:c="3"/>54</text:p>
          </table:table-cell>
          <table:table-cell office:value-type="float" office:value="54" table:style-name="ce146">
            <text:p><text:s text:c="3"/>54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08">
            <text:p>計</text:p>
          </table:table-cell>
          <table:table-cell office:value-type="float" office:value="314" table:style-name="ce69">
            <text:p><text:s text:c="3"/>314</text:p>
          </table:table-cell>
          <table:table-cell office:value-type="float" office:value="292" table:style-name="ce69">
            <text:p><text:s text:c="3"/>292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06" table:style-name="ce69">
            <text:p><text:s text:c="3"/>306</text:p>
          </table:table-cell>
          <table:table-cell office:value-type="float" office:value="284" table:style-name="ce69">
            <text:p><text:s text:c="3"/>284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0">
            <text:p>宜蘭縣</text:p>
          </table:table-cell>
          <table:table-cell office:value-type="string" table:style-name="ce106">
            <text:p>男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150" table:style-name="ce69">
            <text:p><text:s text:c="3"/>15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148" table:style-name="ce69">
            <text:p><text:s text:c="3"/>14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75">
            <text:p>女</text:p>
          </table:table-cell>
          <table:table-cell office:value-type="float" office:value="159" table:style-name="ce76">
            <text:p><text:s text:c="3"/>159</text:p>
          </table:table-cell>
          <table:table-cell office:value-type="float" office:value="142" table:style-name="ce76">
            <text:p><text:s text:c="3"/>142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0" table:style-name="ce76">
            <text:p>—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136" table:style-name="ce76">
            <text:p><text:s text:c="3"/>136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新竹縣</text:p>
          </table:table-cell>
          <table:table-cell office:value-type="string" table:style-name="ce108">
            <text:p>計</text:p>
          </table:table-cell>
          <table:table-cell office:value-type="float" office:value="370" table:style-name="ce69">
            <text:p><text:s text:c="3"/>370</text:p>
          </table:table-cell>
          <table:table-cell office:value-type="float" office:value="348" table:style-name="ce69">
            <text:p><text:s text:c="3"/>34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64" table:style-name="ce69">
            <text:p><text:s text:c="3"/>364</text:p>
          </table:table-cell>
          <table:table-cell office:value-type="float" office:value="342" table:style-name="ce69">
            <text:p><text:s text:c="3"/>342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84" table:style-name="ce69">
            <text:p><text:s text:c="3"/>184</text:p>
          </table:table-cell>
          <table:table-cell office:value-type="float" office:value="177" table:style-name="ce69">
            <text:p><text:s text:c="3"/>17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82" table:style-name="ce69">
            <text:p><text:s text:c="3"/>182</text:p>
          </table:table-cell>
          <table:table-cell office:value-type="float" office:value="175" table:style-name="ce69">
            <text:p><text:s text:c="3"/>17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86" table:style-name="ce76">
            <text:p><text:s text:c="3"/>186</text:p>
          </table:table-cell>
          <table:table-cell office:value-type="float" office:value="171" table:style-name="ce76">
            <text:p><text:s text:c="3"/>171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82" table:style-name="ce76">
            <text:p><text:s text:c="3"/>182</text:p>
          </table:table-cell>
          <table:table-cell office:value-type="float" office:value="167" table:style-name="ce76">
            <text:p><text:s text:c="3"/>167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苗栗縣</text:p>
          </table:table-cell>
          <table:table-cell office:value-type="string" table:style-name="ce108">
            <text:p>計</text:p>
          </table:table-cell>
          <table:table-cell office:value-type="float" office:value="324" table:style-name="ce69">
            <text:p><text:s text:c="3"/>324</text:p>
          </table:table-cell>
          <table:table-cell office:value-type="float" office:value="316" table:style-name="ce69">
            <text:p><text:s text:c="3"/>31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16" table:style-name="ce69">
            <text:p><text:s text:c="3"/>316</text:p>
          </table:table-cell>
          <table:table-cell office:value-type="float" office:value="308" table:style-name="ce69">
            <text:p><text:s text:c="3"/>308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60" table:style-name="ce69">
            <text:p><text:s text:c="3"/>160</text:p>
          </table:table-cell>
          <table:table-cell office:value-type="float" office:value="157" table:style-name="ce69">
            <text:p><text:s text:c="3"/>15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159" table:style-name="ce76">
            <text:p><text:s text:c="3"/>159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58" table:style-name="ce76">
            <text:p><text:s text:c="3"/>158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彰化縣</text:p>
          </table:table-cell>
          <table:table-cell office:value-type="string" table:style-name="ce108">
            <text:p>計</text:p>
          </table:table-cell>
          <table:table-cell office:value-type="float" office:value="766" table:style-name="ce69">
            <text:p><text:s text:c="3"/>766</text:p>
          </table:table-cell>
          <table:table-cell office:value-type="float" office:value="738" table:style-name="ce69">
            <text:p><text:s text:c="3"/>738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56" table:style-name="ce69">
            <text:p><text:s text:c="3"/>756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8" table:style-name="ce67">
            <text:p><text:s text:c="3"/>1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382" table:style-name="ce69">
            <text:p><text:s text:c="3"/>382</text:p>
          </table:table-cell>
          <table:table-cell office:value-type="float" office:value="370" table:style-name="ce69">
            <text:p><text:s text:c="3"/>37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378" table:style-name="ce69">
            <text:p><text:s text:c="3"/>378</text:p>
          </table:table-cell>
          <table:table-cell office:value-type="float" office:value="366" table:style-name="ce69">
            <text:p><text:s text:c="3"/>36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84" table:style-name="ce76">
            <text:p><text:s text:c="3"/>384</text:p>
          </table:table-cell>
          <table:table-cell office:value-type="float" office:value="368" table:style-name="ce76">
            <text:p><text:s text:c="3"/>3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78" table:style-name="ce76">
            <text:p><text:s text:c="3"/>378</text:p>
          </table:table-cell>
          <table:table-cell office:value-type="float" office:value="362" table:style-name="ce76">
            <text:p><text:s text:c="3"/>362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南投縣</text:p>
          </table:table-cell>
          <table:table-cell office:value-type="string" table:style-name="ce108">
            <text:p>計</text:p>
          </table:table-cell>
          <table:table-cell office:value-type="float" office:value="278" table:style-name="ce69">
            <text:p><text:s text:c="3"/>278</text:p>
          </table:table-cell>
          <table:table-cell office:value-type="float" office:value="269" table:style-name="ce69">
            <text:p><text:s text:c="3"/>26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76" table:style-name="ce69">
            <text:p><text:s text:c="3"/>276</text:p>
          </table:table-cell>
          <table:table-cell office:value-type="float" office:value="267" table:style-name="ce69">
            <text:p><text:s text:c="3"/>267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0" table:style-name="ce69">
            <text:p><text:s text:c="3"/>140</text:p>
          </table:table-cell>
          <table:table-cell office:value-type="float" office:value="137" table:style-name="ce69">
            <text:p><text:s text:c="3"/>13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38" table:style-name="ce69">
            <text:p><text:s text:c="3"/>138</text:p>
          </table:table-cell>
          <table:table-cell office:value-type="float" office:value="135" table:style-name="ce69">
            <text:p><text:s text:c="3"/>135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132" table:style-name="ce76">
            <text:p><text:s text:c="3"/>13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132" table:style-name="ce76">
            <text:p><text:s text:c="3"/>13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0">
            <text:p>雲林縣</text:p>
          </table:table-cell>
          <table:table-cell office:value-type="string" table:style-name="ce65">
            <text:p>計</text:p>
          </table:table-cell>
          <table:table-cell office:value-type="float" office:value="386" table:style-name="ce80">
            <text:p><text:s text:c="3"/>386</text:p>
          </table:table-cell>
          <table:table-cell office:value-type="float" office:value="374" table:style-name="ce80">
            <text:p><text:s text:c="3"/>374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386" table:style-name="ce80">
            <text:p><text:s text:c="3"/>386</text:p>
          </table:table-cell>
          <table:table-cell office:value-type="float" office:value="374" table:style-name="ce69">
            <text:p><text:s text:c="3"/>374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93" table:style-name="ce69">
            <text:p><text:s text:c="3"/>193</text:p>
          </table:table-cell>
          <table:table-cell office:value-type="float" office:value="191" table:style-name="ce69">
            <text:p><text:s text:c="3"/>19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3" table:style-name="ce69">
            <text:p><text:s text:c="3"/>193</text:p>
          </table:table-cell>
          <table:table-cell office:value-type="float" office:value="191" table:style-name="ce69">
            <text:p><text:s text:c="3"/>19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93" table:style-name="ce76">
            <text:p><text:s text:c="3"/>193</text:p>
          </table:table-cell>
          <table:table-cell office:value-type="float" office:value="183" table:style-name="ce76">
            <text:p><text:s text:c="3"/>183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193" table:style-name="ce76">
            <text:p><text:s text:c="3"/>193</text:p>
          </table:table-cell>
          <table:table-cell office:value-type="float" office:value="183" table:style-name="ce76">
            <text:p><text:s text:c="3"/>183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嘉義縣</text:p>
          </table:table-cell>
          <table:table-cell office:value-type="string" table:style-name="ce108">
            <text:p>計</text:p>
          </table:table-cell>
          <table:table-cell office:value-type="float" office:value="306" table:style-name="ce69">
            <text:p><text:s text:c="3"/>306</text:p>
          </table:table-cell>
          <table:table-cell office:value-type="float" office:value="298" table:style-name="ce69">
            <text:p><text:s text:c="3"/>29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04" table:style-name="ce69">
            <text:p><text:s text:c="3"/>304</text:p>
          </table:table-cell>
          <table:table-cell office:value-type="float" office:value="296" table:style-name="ce69">
            <text:p><text:s text:c="3"/>296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52" table:style-name="ce69">
            <text:p><text:s text:c="3"/>152</text:p>
          </table:table-cell>
          <table:table-cell office:value-type="float" office:value="151" table:style-name="ce69">
            <text:p><text:s text:c="3"/>15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52" table:style-name="ce76">
            <text:p><text:s text:c="3"/>152</text:p>
          </table:table-cell>
          <table:table-cell office:value-type="float" office:value="145" table:style-name="ce76">
            <text:p><text:s text:c="3"/>14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152" table:style-name="ce76">
            <text:p><text:s text:c="3"/>152</text:p>
          </table:table-cell>
          <table:table-cell office:value-type="float" office:value="145" table:style-name="ce76">
            <text:p><text:s text:c="3"/>14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屏東縣</text:p>
          </table:table-cell>
          <table:table-cell office:value-type="string" table:style-name="ce108">
            <text:p>計</text:p>
          </table:table-cell>
          <table:table-cell office:value-type="float" office:value="558" table:style-name="ce69">
            <text:p><text:s text:c="3"/>558</text:p>
          </table:table-cell>
          <table:table-cell office:value-type="float" office:value="539" table:style-name="ce69">
            <text:p><text:s text:c="3"/>539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52" table:style-name="ce69">
            <text:p><text:s text:c="3"/>552</text:p>
          </table:table-cell>
          <table:table-cell office:value-type="float" office:value="533" table:style-name="ce69">
            <text:p><text:s text:c="3"/>533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276" table:style-name="ce69">
            <text:p><text:s text:c="3"/>276</text:p>
          </table:table-cell>
          <table:table-cell office:value-type="float" office:value="270" table:style-name="ce69">
            <text:p><text:s text:c="3"/>27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76" table:style-name="ce69">
            <text:p><text:s text:c="3"/>276</text:p>
          </table:table-cell>
          <table:table-cell office:value-type="float" office:value="270" table:style-name="ce69">
            <text:p><text:s text:c="3"/>27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282" table:style-name="ce76">
            <text:p><text:s text:c="3"/>282</text:p>
          </table:table-cell>
          <table:table-cell office:value-type="float" office:value="269" table:style-name="ce76">
            <text:p><text:s text:c="3"/>269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276" table:style-name="ce76">
            <text:p><text:s text:c="3"/>276</text:p>
          </table:table-cell>
          <table:table-cell office:value-type="float" office:value="263" table:style-name="ce76">
            <text:p><text:s text:c="3"/>263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臺東縣</text:p>
          </table:table-cell>
          <table:table-cell office:value-type="string" table:style-name="ce108">
            <text:p>計</text:p>
          </table:table-cell>
          <table:table-cell office:value-type="float" office:value="118" table:style-name="ce69">
            <text:p><text:s text:c="3"/>118</text:p>
          </table:table-cell>
          <table:table-cell office:value-type="float" office:value="113" table:style-name="ce69">
            <text:p><text:s text:c="3"/>11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14" table:style-name="ce69">
            <text:p><text:s text:c="3"/>114</text:p>
          </table:table-cell>
          <table:table-cell office:value-type="float" office:value="109" table:style-name="ce69">
            <text:p><text:s text:c="3"/>109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56" table:style-name="ce76">
            <text:p><text:s text:c="3"/>5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57" table:style-name="ce76">
            <text:p><text:s text:c="3"/>57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花蓮縣</text:p>
          </table:table-cell>
          <table:table-cell office:value-type="string" table:style-name="ce108">
            <text:p>計</text:p>
          </table:table-cell>
          <table:table-cell office:value-type="float" office:value="222" table:style-name="ce69">
            <text:p><text:s text:c="3"/>222</text:p>
          </table:table-cell>
          <table:table-cell office:value-type="float" office:value="215" table:style-name="ce69">
            <text:p><text:s text:c="3"/>21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18" table:style-name="ce69">
            <text:p><text:s text:c="3"/>218</text:p>
          </table:table-cell>
          <table:table-cell office:value-type="float" office:value="211" table:style-name="ce69">
            <text:p><text:s text:c="3"/>21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09" table:style-name="ce69">
            <text:p><text:s text:c="3"/>109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09" table:style-name="ce69">
            <text:p><text:s text:c="3"/>109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13" table:style-name="ce76">
            <text:p><text:s text:c="3"/>113</text:p>
          </table:table-cell>
          <table:table-cell office:value-type="float" office:value="109" table:style-name="ce76">
            <text:p><text:s text:c="3"/>10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109" table:style-name="ce76">
            <text:p><text:s text:c="3"/>109</text:p>
          </table:table-cell>
          <table:table-cell office:value-type="float" office:value="105" table:style-name="ce76">
            <text:p><text:s text:c="3"/>10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澎湖縣</text:p>
          </table:table-cell>
          <table:table-cell office:value-type="string" table:style-name="ce108">
            <text:p>計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8" table:style-name="ce76">
            <text:p><text:s text:c="3"/>38</text:p>
          </table:table-cell>
          <table:table-cell office:value-type="float" office:value="37" table:style-name="ce76">
            <text:p><text:s text:c="3"/>3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35" table:style-name="ce76">
            <text:p><text:s text:c="3"/>3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基隆市</text:p>
          </table:table-cell>
          <table:table-cell office:value-type="string" table:style-name="ce108">
            <text:p>計</text:p>
          </table:table-cell>
          <table:table-cell office:value-type="float" office:value="224" table:style-name="ce69">
            <text:p><text:s text:c="3"/>224</text:p>
          </table:table-cell>
          <table:table-cell office:value-type="float" office:value="208" table:style-name="ce69">
            <text:p><text:s text:c="3"/>20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16" table:style-name="ce69">
            <text:p><text:s text:c="3"/>216</text:p>
          </table:table-cell>
          <table:table-cell office:value-type="float" office:value="200" table:style-name="ce69">
            <text:p><text:s text:c="3"/>200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08" table:style-name="ce69">
            <text:p><text:s text:c="3"/>108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12" table:style-name="ce76">
            <text:p><text:s text:c="3"/>112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108" table:style-name="ce76">
            <text:p><text:s text:c="3"/>108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新竹市</text:p>
          </table:table-cell>
          <table:table-cell office:value-type="string" table:style-name="ce108">
            <text:p>計</text:p>
          </table:table-cell>
          <table:table-cell office:value-type="float" office:value="306" table:style-name="ce69">
            <text:p><text:s text:c="3"/>306</text:p>
          </table:table-cell>
          <table:table-cell office:value-type="float" office:value="291" table:style-name="ce69">
            <text:p><text:s text:c="3"/>29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94" table:style-name="ce69">
            <text:p><text:s text:c="3"/>294</text:p>
          </table:table-cell>
          <table:table-cell office:value-type="float" office:value="279" table:style-name="ce69">
            <text:p><text:s text:c="3"/>279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142" table:style-name="ce69">
            <text:p><text:s text:c="3"/>14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142" table:style-name="ce69">
            <text:p><text:s text:c="3"/>14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59" table:style-name="ce76">
            <text:p><text:s text:c="3"/>159</text:p>
          </table:table-cell>
          <table:table-cell office:value-type="float" office:value="149" table:style-name="ce76">
            <text:p><text:s text:c="3"/>149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47" table:style-name="ce76">
            <text:p><text:s text:c="3"/>147</text:p>
          </table:table-cell>
          <table:table-cell office:value-type="float" office:value="137" table:style-name="ce76">
            <text:p><text:s text:c="3"/>137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嘉義市</text:p>
          </table:table-cell>
          <table:table-cell office:value-type="string" table:style-name="ce108">
            <text:p>計</text:p>
          </table:table-cell>
          <table:table-cell office:value-type="float" office:value="160" table:style-name="ce69">
            <text:p><text:s text:c="3"/>160</text:p>
          </table:table-cell>
          <table:table-cell office:value-type="float" office:value="152" table:style-name="ce69">
            <text:p><text:s text:c="3"/>15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150" table:style-name="ce69">
            <text:p><text:s text:c="3"/>150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81" table:style-name="ce76">
            <text:p><text:s text:c="3"/>81</text:p>
          </table:table-cell>
          <table:table-cell office:value-type="float" office:value="76" table:style-name="ce76">
            <text:p><text:s text:c="3"/>7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福建省</text:p>
          </table:table-cell>
          <table:table-cell office:value-type="string" table:style-name="ce8">
            <text:p>計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45" table:style-name="ce17">
            <text:p><text:s text:c="3"/>45</text:p>
          </table:table-cell>
          <table:table-cell office:value-type="float" office:value="41" table:style-name="ce17">
            <text:p><text:s text:c="3"/>41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45" table:style-name="ce17">
            <text:p><text:s text:c="3"/>45</text:p>
          </table:table-cell>
          <table:table-cell office:value-type="float" office:value="41" table:style-name="ce17">
            <text:p><text:s text:c="3"/>41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金門縣</text:p>
          </table:table-cell>
          <table:table-cell office:value-type="string" table:style-name="ce108">
            <text:p>計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" table:style-name="ce69">
            <text:p><text:s text:c="3"/>3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" table:style-name="ce69">
            <text:p><text:s text:c="3"/>3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連江縣</text:p>
          </table:table-cell>
          <table:table-cell office:value-type="string" table:style-name="ce108">
            <text:p>計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說明：1.本表按登記日期統計。</text:p>
          </table:table-cell>
          <table:table-cell table:number-columns-repeated="3" table:style-name="ce15"/>
          <table:table-cell table:number-columns-repeated="2" table:style-name="ce124"/>
          <table:table-cell table:style-name="ce153"/>
          <table:table-cell table:number-columns-repeated="2" table:style-name="ce154"/>
          <table:table-cell table:style-name="ce155"/>
          <table:table-cell table:number-columns-repeated="15" table:style-name="ce15"/>
          <table:table-cell office:value-type="string" table:style-name="ce155">
            <text:p>內政部戶政司 民國110年3月10日編製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15"/>
          <table:table-cell table:number-columns-repeated="2" table:style-name="ce156"/>
          <table:table-cell table:number-columns-repeated="16380" table:style-name="ce15"/>
        </table:table-row>
        <table:table-row table:style-name="ro7">
          <table:table-cell office:value-type="string" table:style-name="ce12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15"/>
          <table:table-cell table:number-columns-repeated="2" table:style-name="ce156"/>
          <table:table-cell table:number-columns-repeated="16380" table:style-name="ce15"/>
        </table:table-row>
        <table:table-row table:style-name="ro18">
          <table:table-cell table:style-name="ce128"/>
          <table:table-cell table:number-columns-repeated="16383" table:style-name="ce15"/>
        </table:table-row>
        <table:table-row table:style-name="ro10">
          <table:table-cell table:style-name="ce128"/>
          <table:table-cell table:number-columns-repeated="16383" table:style-name="ce15"/>
        </table:table-row>
        <table:table-row table:number-rows-repeated="102" table:style-name="ro10">
          <table:table-cell table:number-columns-repeated="16384"/>
        </table:table-row>
        <table:table-row table:style-name="ro19">
          <table:table-cell office:value-type="string" table:style-name="ce129">
            <text:p>較上月</text:p>
            <text:p>増減 (%)<text:s/></text:p>
          </table:table-cell>
          <table:table-cell table:number-columns-repeated="16383"/>
        </table:table-row>
        <table:table-row table:number-rows-repeated="1048385" table:style-name="ro10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15"/>
        <table:table-column table:style-name="co24" table:default-cell-style-name="ce15"/>
        <table:table-column table:style-name="co3" table:number-columns-repeated="3" table:default-cell-style-name="ce15"/>
        <table:table-column table:style-name="co16" table:default-cell-style-name="ce15"/>
        <table:table-column table:style-name="co9" table:number-columns-repeated="3" table:default-cell-style-name="ce15"/>
        <table:table-column table:style-name="co16" table:number-columns-repeated="3" table:default-cell-style-name="ce15"/>
        <table:table-column table:style-name="co9" table:number-columns-repeated="3" table:default-cell-style-name="ce15"/>
        <table:table-column table:style-name="co16" table:number-columns-repeated="6" table:default-cell-style-name="ce15"/>
        <table:table-column table:style-name="co25" table:default-cell-style-name="ce15"/>
        <table:table-column table:style-name="co3" table:number-columns-repeated="2" table:default-cell-style-name="ce15"/>
        <table:table-column table:style-name="co16" table:default-cell-style-name="ce15"/>
        <table:table-column table:style-name="co9" table:number-columns-repeated="3" table:default-cell-style-name="ce15"/>
        <table:table-column table:style-name="co16" table:number-columns-repeated="3" table:default-cell-style-name="ce15"/>
        <table:table-column table:style-name="co9" table:number-columns-repeated="3" table:default-cell-style-name="ce15"/>
        <table:table-column table:style-name="co16" table:number-columns-repeated="6" table:default-cell-style-name="ce15"/>
        <table:table-column table:style-name="co25" table:default-cell-style-name="ce15"/>
        <table:table-column table:style-name="co3" table:number-columns-repeated="2" table:default-cell-style-name="ce15"/>
        <table:table-column table:style-name="co16" table:default-cell-style-name="ce15"/>
        <table:table-column table:style-name="co9" table:number-columns-repeated="3" table:default-cell-style-name="ce15"/>
        <table:table-column table:style-name="co16" table:number-columns-repeated="3" table:default-cell-style-name="ce15"/>
        <table:table-column table:style-name="co9" table:number-columns-repeated="3" table:default-cell-style-name="ce15"/>
        <table:table-column table:style-name="co16" table:number-columns-repeated="6" table:default-cell-style-name="ce15"/>
        <table:table-column table:style-name="co6" table:number-columns-repeated="16325" table:default-cell-style-name="ce15"/>
        <table:table-row table:style-name="ro11">
          <table:table-cell office:value-type="string" table:number-columns-spanned="21" table:number-rows-spanned="1" table:style-name="ce29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9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9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1"/>
        </table:table-row>
        <table:table-row table:style-name="ro7">
          <table:table-cell table:number-columns-repeated="6" table:style-name="ce2"/>
          <table:table-cell table:number-columns-repeated="5" table:style-name="ce6"/>
          <table:table-cell table:number-columns-repeated="9" table:style-name="ce1"/>
          <table:table-cell table:style-name="ce4"/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6325" table:style-name="ce1"/>
        </table:table-row>
        <table:table-row table:style-name="ro20">
          <table:table-cell office:value-type="string" table:number-columns-spanned="1" table:number-rows-spanned="4" table:style-name="ce280">
            <text:p>年 <text:s/>月 <text:s/>別</text:p>
          </table:table-cell>
          <table:table-cell office:value-type="string" table:number-columns-spanned="1" table:number-rows-spanned="4" table:style-name="ce295">
            <text:p>性別</text:p>
          </table:table-cell>
          <table:table-cell table:style-name="ce6"/>
          <table:table-cell table:number-columns-repeated="3" table:style-name="ce2"/>
          <table:table-cell office:value-type="string" table:number-columns-spanned="8" table:number-rows-spanned="1" table:style-name="ce266">
            <text:p>總 <text:s text:c="34"/>計</text:p>
          </table:table-cell>
          <table:covered-table-cell table:number-columns-repeated="7"/>
          <table:table-cell table:number-columns-repeated="6" table:style-name="ce157"/>
          <table:table-cell table:style-name="ce158"/>
          <table:table-cell office:value-type="string" table:style-name="ce159">
            <text:p><text:s text:c="46"/>不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3"/>
          <table:table-cell office:value-type="string" table:style-name="ce162">
            <text:p><text:s text:c="46"/>相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4"/>
          <table:table-cell table:number-columns-repeated="16325" table:style-name="ce1"/>
        </table:table-row>
        <table:table-row table:style-name="ro15">
          <table:covered-table-cell/>
          <table:covered-table-cell/>
          <table:table-cell table:style-name="ce165"/>
          <table:table-cell office:value-type="string" table:number-columns-spanned="3" table:number-rows-spanned="1" table:style-name="ce29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5">
            <text:p>外　　　裔　　、　　外　　　國　　　籍</text:p>
          </table:table-cell>
          <table:covered-table-cell table:number-columns-repeated="8"/>
          <table:table-cell table:style-name="ce165"/>
          <table:table-cell office:value-type="string" table:number-columns-spanned="3" table:number-rows-spanned="1" table:style-name="ce29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5">
            <text:p>外　　　裔　　、　　外　　　國　　　籍</text:p>
          </table:table-cell>
          <table:covered-table-cell table:number-columns-repeated="8"/>
          <table:table-cell table:style-name="ce166"/>
          <table:table-cell office:value-type="string" table:number-columns-spanned="3" table:number-rows-spanned="1" table:style-name="ce29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87">
            <text:p>外　　　裔　　、　　外　　　國　　　籍</text:p>
          </table:table-cell>
          <table:covered-table-cell table:number-columns-repeated="8"/>
          <table:table-cell table:number-columns-repeated="16325" table:style-name="ce7"/>
        </table:table-row>
        <table:table-row table:style-name="ro4">
          <table:covered-table-cell/>
          <table:covered-table-cell/>
          <table:table-cell office:value-type="string" table:style-name="ce167">
            <text:p>總 <text:s/>計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3" table:number-rows-spanned="1" table:style-name="ce29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5">
            <text:p>其他</text:p>
          </table:table-cell>
          <table:covered-table-cell table:number-columns-repeated="2"/>
          <table:table-cell office:value-type="string" table:style-name="ce167">
            <text:p><text:span text:style-name="T3">合</text:span><text:s text:c="2"/>計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3" table:number-rows-spanned="1" table:style-name="ce29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5">
            <text:p>其他</text:p>
          </table:table-cell>
          <table:covered-table-cell table:number-columns-repeated="2"/>
          <table:table-cell office:value-type="string" table:style-name="ce168">
            <text:p><text:span text:style-name="T3">合</text:span><text:s text:c="2"/>計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3" table:number-rows-spanned="1" table:style-name="ce29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87">
            <text:p>其他</text:p>
          </table:table-cell>
          <table:covered-table-cell table:number-columns-repeated="2"/>
          <table:table-cell table:number-columns-repeated="16325" table:style-name="ce7"/>
        </table:table-row>
        <table:table-row table:style-name="ro21">
          <table:covered-table-cell/>
          <table:covered-table-cell/>
          <table:table-cell table:style-name="ce16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0">
            <text:p>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1">
            <text:p>未設籍</text:p>
          </table:table-cell>
          <table:table-cell table:style-name="ce16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0">
            <text:p>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table:style-name="ce1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0">
            <text:p>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1">
            <text:p>未設籍</text:p>
          </table:table-cell>
          <table:table-cell table:number-columns-repeated="16325" table:style-name="ce7"/>
        </table:table-row>
        <table:table-row table:style-name="ro7">
          <table:table-cell office:value-type="string" table:number-columns-spanned="1" table:number-rows-spanned="3" table:style-name="ce300">
            <text:p>96 年</text:p>
          </table:table-cell>
          <table:table-cell office:value-type="string" table:style-name="ce173">
            <text:p>計</text:p>
          </table:table-cell>
          <table:table-cell office:value-type="float" office:value="270082" table:style-name="ce174">
            <text:p>270,082</text:p>
          </table:table-cell>
          <table:table-cell office:value-type="float" office:value="245382" table:style-name="ce174">
            <text:p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5">
            <text:p><text:s text:c="3"/>2,599</text:p>
          </table:table-cell>
          <table:table-cell office:value-type="float" office:value="270082" table:style-name="ce174">
            <text:p>270,082</text:p>
          </table:table-cell>
          <table:table-cell office:value-type="float" office:value="245382" table:style-name="ce174">
            <text:p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5">
            <text:p><text:s text:c="3"/>2,599</text:p>
          </table:table-cell>
          <table:table-cell table:style-name="ce176"/>
          <table:table-cell table:number-columns-repeated="17" table:style-name="ce175"/>
          <table:table-cell table:style-name="ce177"/>
          <table:table-cell table:number-columns-repeated="16325" table:style-name="ce7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179">
            <text:p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80">
            <text:p><text:s text:c="3"/>2,590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2582" table:style-name="ce180">
            <text:p><text:s text:c="3"/>2,582</text:p>
          </table:table-cell>
          <table:table-cell office:value-type="float" office:value="452" table:style-name="ce180">
            <text:p><text:s text:c="3"/>452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446" table:style-name="ce180">
            <text:p><text:s text:c="3"/>446</text:p>
          </table:table-cell>
          <table:table-cell office:value-type="float" office:value="2138" table:style-name="ce180">
            <text:p><text:s text:c="3"/>2,138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2136" table:style-name="ce181">
            <text:p><text:s text:c="3"/>2,136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179">
            <text:p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80">
            <text:p><text:s text:c="3"/>2,590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2582" table:style-name="ce180">
            <text:p><text:s text:c="3"/>2,582</text:p>
          </table:table-cell>
          <table:table-cell office:value-type="float" office:value="452" table:style-name="ce180">
            <text:p><text:s text:c="3"/>452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446" table:style-name="ce180">
            <text:p><text:s text:c="3"/>446</text:p>
          </table:table-cell>
          <table:table-cell office:value-type="float" office:value="2138" table:style-name="ce180">
            <text:p><text:s text:c="3"/>2,138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2136" table:style-name="ce181">
            <text:p><text:s text:c="3"/>2,136</text:p>
          </table:table-cell>
          <table:table-cell table:style-name="ce182"/>
          <table:table-cell table:style-name="ce180"/>
          <table:table-cell table:number-columns-repeated="8" table:style-name="ce178"/>
          <table:table-cell table:number-columns-repeated="8" table:style-name="ce180"/>
          <table:table-cell table:style-name="ce183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041" table:style-name="ce185">
            <text:p><text:s text:c="3"/>135,041</text:p>
          </table:table-cell>
          <table:table-cell office:value-type="float" office:value="113482" table:style-name="ce186">
            <text:p><text:s text:c="3"/>113,482</text:p>
          </table:table-cell>
          <table:table-cell office:value-type="float" office:value="113460" table:style-name="ce187">
            <text:p><text:s text:c="3"/>113,460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4350" table:style-name="ce187">
            <text:p><text:s text:c="3"/>14,350</text:p>
          </table:table-cell>
          <table:table-cell office:value-type="float" office:value="235" table:style-name="ce187">
            <text:p><text:s text:c="3"/>235</text:p>
          </table:table-cell>
          <table:table-cell office:value-type="float" office:value="14115" table:style-name="ce187">
            <text:p><text:s text:c="3"/>14,115</text:p>
          </table:table-cell>
          <table:table-cell office:value-type="float" office:value="245" table:style-name="ce187">
            <text:p><text:s text:c="3"/>245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238" table:style-name="ce187">
            <text:p><text:s text:c="3"/>238</text:p>
          </table:table-cell>
          <table:table-cell office:value-type="float" office:value="6964" table:style-name="ce186">
            <text:p><text:s text:c="3"/>6,964</text:p>
          </table:table-cell>
          <table:table-cell office:value-type="float" office:value="154" table:style-name="ce186">
            <text:p><text:s text:c="3"/>154</text:p>
          </table:table-cell>
          <table:table-cell office:value-type="float" office:value="6810" table:style-name="ce186">
            <text:p><text:s text:c="3"/>6,810</text:p>
          </table:table-cell>
          <table:table-cell office:value-type="float" office:value="6500" table:style-name="ce186">
            <text:p><text:s text:c="3"/>6,500</text:p>
          </table:table-cell>
          <table:table-cell office:value-type="float" office:value="153" table:style-name="ce186">
            <text:p><text:s text:c="3"/>153</text:p>
          </table:table-cell>
          <table:table-cell office:value-type="float" office:value="6347" table:style-name="ce186">
            <text:p><text:s text:c="3"/>6,347</text:p>
          </table:table-cell>
          <table:table-cell office:value-type="float" office:value="464" table:style-name="ce186">
            <text:p><text:s text:c="3"/>464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463" table:style-name="ce188">
            <text:p><text:s text:c="3"/>463</text:p>
          </table:table-cell>
          <table:table-cell office:value-type="float" office:value="135041" table:style-name="ce185">
            <text:p><text:s text:c="3"/>135,041</text:p>
          </table:table-cell>
          <table:table-cell office:value-type="float" office:value="113482" table:style-name="ce186">
            <text:p><text:s text:c="3"/>113,482</text:p>
          </table:table-cell>
          <table:table-cell office:value-type="float" office:value="113460" table:style-name="ce187">
            <text:p><text:s text:c="3"/>113,460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4350" table:style-name="ce187">
            <text:p><text:s text:c="3"/>14,350</text:p>
          </table:table-cell>
          <table:table-cell office:value-type="float" office:value="235" table:style-name="ce187">
            <text:p><text:s text:c="3"/>235</text:p>
          </table:table-cell>
          <table:table-cell office:value-type="float" office:value="14115" table:style-name="ce187">
            <text:p><text:s text:c="3"/>14,115</text:p>
          </table:table-cell>
          <table:table-cell office:value-type="float" office:value="245" table:style-name="ce187">
            <text:p><text:s text:c="3"/>245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238" table:style-name="ce187">
            <text:p><text:s text:c="3"/>238</text:p>
          </table:table-cell>
          <table:table-cell office:value-type="float" office:value="6964" table:style-name="ce186">
            <text:p><text:s text:c="3"/>6,964</text:p>
          </table:table-cell>
          <table:table-cell office:value-type="float" office:value="154" table:style-name="ce186">
            <text:p><text:s text:c="3"/>154</text:p>
          </table:table-cell>
          <table:table-cell office:value-type="float" office:value="6810" table:style-name="ce186">
            <text:p><text:s text:c="3"/>6,810</text:p>
          </table:table-cell>
          <table:table-cell office:value-type="float" office:value="6500" table:style-name="ce186">
            <text:p><text:s text:c="3"/>6,500</text:p>
          </table:table-cell>
          <table:table-cell office:value-type="float" office:value="153" table:style-name="ce186">
            <text:p><text:s text:c="3"/>153</text:p>
          </table:table-cell>
          <table:table-cell office:value-type="float" office:value="6347" table:style-name="ce186">
            <text:p><text:s text:c="3"/>6,347</text:p>
          </table:table-cell>
          <table:table-cell office:value-type="float" office:value="464" table:style-name="ce186">
            <text:p><text:s text:c="3"/>464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463" table:style-name="ce188">
            <text:p><text:s text:c="3"/>463</text:p>
          </table:table-cell>
          <table:table-cell table:style-name="ce189"/>
          <table:table-cell table:style-name="ce186"/>
          <table:table-cell table:number-columns-repeated="8" table:style-name="ce187"/>
          <table:table-cell table:number-columns-repeated="8" table:style-name="ce186"/>
          <table:table-cell table:style-name="ce19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0">
            <text:p>97 年</text:p>
          </table:table-cell>
          <table:table-cell office:value-type="string" table:style-name="ce173">
            <text:p>計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5">
            <text:p><text:s text:c="3"/>2,947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5">
            <text:p><text:s text:c="3"/>2,947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151334" table:style-name="ce41">
            <text:p><text:s text:c="3"/>151,3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358" table:style-name="ce41">
            <text:p><text:s text:c="3"/>358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887" table:style-name="ce41">
            <text:p><text:s text:c="3"/>2,88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0" table:style-name="ce41">
            <text:p>—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151334" table:style-name="ce41">
            <text:p><text:s text:c="3"/>151,3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358" table:style-name="ce41">
            <text:p><text:s text:c="3"/>358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887" table:style-name="ce41">
            <text:p><text:s text:c="3"/>2,88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0" table:style-name="ce41">
            <text:p>—</text:p>
          </table:table-cell>
          <table:table-cell office:value-type="float" office:value="2427" table:style-name="ce41">
            <text:p><text:s text:c="3"/>2,427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36653" table:style-name="ce41">
            <text:p><text:s text:c="3"/>136,653</text:p>
          </table:table-cell>
          <table:table-cell office:value-type="float" office:value="136634" table:style-name="ce41">
            <text:p><text:s text:c="3"/>136,63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903" table:style-name="ce41">
            <text:p><text:s text:c="3"/>11,903</text:p>
          </table:table-cell>
          <table:table-cell office:value-type="float" office:value="347" table:style-name="ce41">
            <text:p><text:s text:c="3"/>347</text:p>
          </table:table-cell>
          <table:table-cell office:value-type="float" office:value="11556" table:style-name="ce41">
            <text:p><text:s text:c="3"/>11,556</text:p>
          </table:table-cell>
          <table:table-cell office:value-type="float" office:value="248" table:style-name="ce41">
            <text:p><text:s text:c="3"/>24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6062" table:style-name="ce41">
            <text:p><text:s text:c="3"/>6,062</text:p>
          </table:table-cell>
          <table:table-cell office:value-type="float" office:value="333" table:style-name="ce41">
            <text:p><text:s text:c="3"/>333</text:p>
          </table:table-cell>
          <table:table-cell office:value-type="float" office:value="5729" table:style-name="ce41">
            <text:p><text:s text:c="3"/>5,729</text:p>
          </table:table-cell>
          <table:table-cell office:value-type="float" office:value="5541" table:style-name="ce41">
            <text:p><text:s text:c="3"/>5,541</text:p>
          </table:table-cell>
          <table:table-cell office:value-type="float" office:value="332" table:style-name="ce41">
            <text:p><text:s text:c="3"/>332</text:p>
          </table:table-cell>
          <table:table-cell office:value-type="float" office:value="5209" table:style-name="ce41">
            <text:p><text:s text:c="3"/>5,209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36653" table:style-name="ce41">
            <text:p><text:s text:c="3"/>136,653</text:p>
          </table:table-cell>
          <table:table-cell office:value-type="float" office:value="136634" table:style-name="ce41">
            <text:p><text:s text:c="3"/>136,63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903" table:style-name="ce41">
            <text:p><text:s text:c="3"/>11,903</text:p>
          </table:table-cell>
          <table:table-cell office:value-type="float" office:value="347" table:style-name="ce41">
            <text:p><text:s text:c="3"/>347</text:p>
          </table:table-cell>
          <table:table-cell office:value-type="float" office:value="11556" table:style-name="ce41">
            <text:p><text:s text:c="3"/>11,556</text:p>
          </table:table-cell>
          <table:table-cell office:value-type="float" office:value="248" table:style-name="ce41">
            <text:p><text:s text:c="3"/>24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6062" table:style-name="ce41">
            <text:p><text:s text:c="3"/>6,062</text:p>
          </table:table-cell>
          <table:table-cell office:value-type="float" office:value="333" table:style-name="ce41">
            <text:p><text:s text:c="3"/>333</text:p>
          </table:table-cell>
          <table:table-cell office:value-type="float" office:value="5729" table:style-name="ce41">
            <text:p><text:s text:c="3"/>5,729</text:p>
          </table:table-cell>
          <table:table-cell office:value-type="float" office:value="5541" table:style-name="ce41">
            <text:p><text:s text:c="3"/>5,541</text:p>
          </table:table-cell>
          <table:table-cell office:value-type="float" office:value="332" table:style-name="ce41">
            <text:p><text:s text:c="3"/>332</text:p>
          </table:table-cell>
          <table:table-cell office:value-type="float" office:value="5209" table:style-name="ce41">
            <text:p><text:s text:c="3"/>5,209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20" table:style-name="ce41">
            <text:p><text:s text:c="3"/>520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0">
            <text:p>98 年</text:p>
          </table:table-cell>
          <table:table-cell office:value-type="string" table:style-name="ce173">
            <text:p>計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5">
            <text:p><text:s text:c="3"/>2,920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5">
            <text:p><text:s text:c="3"/>2,920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17099" table:style-name="ce191">
            <text:p><text:s text:c="3"/>117,099</text:p>
          </table:table-cell>
          <table:table-cell office:value-type="float" office:value="113426" table:style-name="ce191">
            <text:p><text:s text:c="3"/>113,426</text:p>
          </table:table-cell>
          <table:table-cell office:value-type="float" office:value="113401" table:style-name="ce191">
            <text:p><text:s text:c="3"/>113,401</text:p>
          </table:table-cell>
          <table:table-cell office:value-type="float" office:value="25" table:style-name="ce191">
            <text:p><text:s text:c="3"/>25</text:p>
          </table:table-cell>
          <table:table-cell office:value-type="float" office:value="452" table:style-name="ce191">
            <text:p><text:s text:c="3"/>45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443" table:style-name="ce191">
            <text:p><text:s text:c="3"/>443</text:p>
          </table:table-cell>
          <table:table-cell office:value-type="float" office:value="239" table:style-name="ce191">
            <text:p><text:s text:c="3"/>239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233" table:style-name="ce191">
            <text:p><text:s text:c="3"/>233</text:p>
          </table:table-cell>
          <table:table-cell office:value-type="float" office:value="2982" table:style-name="ce191">
            <text:p><text:s text:c="3"/>2,98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2973" table:style-name="ce191">
            <text:p><text:s text:c="3"/>2,973</text:p>
          </table:table-cell>
          <table:table-cell office:value-type="float" office:value="502" table:style-name="ce191">
            <text:p><text:s text:c="3"/>502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495" table:style-name="ce191">
            <text:p><text:s text:c="3"/>495</text:p>
          </table:table-cell>
          <table:table-cell office:value-type="float" office:value="2480" table:style-name="ce191">
            <text:p><text:s text:c="3"/>2,48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478" table:style-name="ce191">
            <text:p><text:s text:c="3"/>2,478</text:p>
          </table:table-cell>
          <table:table-cell office:value-type="float" office:value="117099" table:style-name="ce191">
            <text:p><text:s text:c="3"/>117,099</text:p>
          </table:table-cell>
          <table:table-cell office:value-type="float" office:value="113426" table:style-name="ce191">
            <text:p><text:s text:c="3"/>113,426</text:p>
          </table:table-cell>
          <table:table-cell office:value-type="float" office:value="113401" table:style-name="ce191">
            <text:p><text:s text:c="3"/>113,401</text:p>
          </table:table-cell>
          <table:table-cell office:value-type="float" office:value="25" table:style-name="ce191">
            <text:p><text:s text:c="3"/>25</text:p>
          </table:table-cell>
          <table:table-cell office:value-type="float" office:value="452" table:style-name="ce191">
            <text:p><text:s text:c="3"/>45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443" table:style-name="ce191">
            <text:p><text:s text:c="3"/>443</text:p>
          </table:table-cell>
          <table:table-cell office:value-type="float" office:value="239" table:style-name="ce191">
            <text:p><text:s text:c="3"/>239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233" table:style-name="ce191">
            <text:p><text:s text:c="3"/>233</text:p>
          </table:table-cell>
          <table:table-cell office:value-type="float" office:value="2982" table:style-name="ce191">
            <text:p><text:s text:c="3"/>2,98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2973" table:style-name="ce191">
            <text:p><text:s text:c="3"/>2,973</text:p>
          </table:table-cell>
          <table:table-cell office:value-type="float" office:value="502" table:style-name="ce191">
            <text:p><text:s text:c="3"/>502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495" table:style-name="ce191">
            <text:p><text:s text:c="3"/>495</text:p>
          </table:table-cell>
          <table:table-cell office:value-type="float" office:value="2480" table:style-name="ce191">
            <text:p><text:s text:c="3"/>2,48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478" table:style-name="ce191">
            <text:p><text:s text:c="3"/>2,478</text:p>
          </table:table-cell>
          <table:table-cell table:style-name="ce192"/>
          <table:table-cell table:number-columns-repeated="17" table:style-name="ce191"/>
          <table:table-cell table:style-name="ce193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099" table:style-name="ce185">
            <text:p><text:s text:c="3"/>117,099</text:p>
          </table:table-cell>
          <table:table-cell office:value-type="float" office:value="98858" table:style-name="ce185">
            <text:p><text:s text:c="3"/>98,858</text:p>
          </table:table-cell>
          <table:table-cell office:value-type="float" office:value="98832" table:style-name="ce185">
            <text:p><text:s text:c="3"/>98,832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12344" table:style-name="ce185">
            <text:p><text:s text:c="3"/>12,344</text:p>
          </table:table-cell>
          <table:table-cell office:value-type="float" office:value="550" table:style-name="ce185">
            <text:p><text:s text:c="3"/>550</text:p>
          </table:table-cell>
          <table:table-cell office:value-type="float" office:value="11794" table:style-name="ce185">
            <text:p><text:s text:c="3"/>11,794</text:p>
          </table:table-cell>
          <table:table-cell office:value-type="float" office:value="259" table:style-name="ce185">
            <text:p><text:s text:c="3"/>259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52" table:style-name="ce185">
            <text:p><text:s text:c="3"/>252</text:p>
          </table:table-cell>
          <table:table-cell office:value-type="float" office:value="5638" table:style-name="ce185">
            <text:p><text:s text:c="3"/>5,638</text:p>
          </table:table-cell>
          <table:table-cell office:value-type="float" office:value="438" table:style-name="ce185">
            <text:p><text:s text:c="3"/>438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5194" table:style-name="ce185">
            <text:p><text:s text:c="3"/>5,194</text:p>
          </table:table-cell>
          <table:table-cell office:value-type="float" office:value="436" table:style-name="ce185">
            <text:p><text:s text:c="3"/>436</text:p>
          </table:table-cell>
          <table:table-cell office:value-type="float" office:value="4758" table:style-name="ce185">
            <text:p><text:s text:c="3"/>4,758</text:p>
          </table:table-cell>
          <table:table-cell office:value-type="float" office:value="444" table:style-name="ce185">
            <text:p><text:s text:c="3"/>44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42" table:style-name="ce185">
            <text:p><text:s text:c="3"/>442</text:p>
          </table:table-cell>
          <table:table-cell office:value-type="float" office:value="117099" table:style-name="ce185">
            <text:p><text:s text:c="3"/>117,099</text:p>
          </table:table-cell>
          <table:table-cell office:value-type="float" office:value="98858" table:style-name="ce185">
            <text:p><text:s text:c="3"/>98,858</text:p>
          </table:table-cell>
          <table:table-cell office:value-type="float" office:value="98832" table:style-name="ce185">
            <text:p><text:s text:c="3"/>98,832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12344" table:style-name="ce185">
            <text:p><text:s text:c="3"/>12,344</text:p>
          </table:table-cell>
          <table:table-cell office:value-type="float" office:value="550" table:style-name="ce185">
            <text:p><text:s text:c="3"/>550</text:p>
          </table:table-cell>
          <table:table-cell office:value-type="float" office:value="11794" table:style-name="ce185">
            <text:p><text:s text:c="3"/>11,794</text:p>
          </table:table-cell>
          <table:table-cell office:value-type="float" office:value="259" table:style-name="ce185">
            <text:p><text:s text:c="3"/>259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52" table:style-name="ce185">
            <text:p><text:s text:c="3"/>252</text:p>
          </table:table-cell>
          <table:table-cell office:value-type="float" office:value="5638" table:style-name="ce185">
            <text:p><text:s text:c="3"/>5,638</text:p>
          </table:table-cell>
          <table:table-cell office:value-type="float" office:value="438" table:style-name="ce185">
            <text:p><text:s text:c="3"/>438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5194" table:style-name="ce185">
            <text:p><text:s text:c="3"/>5,194</text:p>
          </table:table-cell>
          <table:table-cell office:value-type="float" office:value="436" table:style-name="ce185">
            <text:p><text:s text:c="3"/>436</text:p>
          </table:table-cell>
          <table:table-cell office:value-type="float" office:value="4758" table:style-name="ce185">
            <text:p><text:s text:c="3"/>4,758</text:p>
          </table:table-cell>
          <table:table-cell office:value-type="float" office:value="444" table:style-name="ce185">
            <text:p><text:s text:c="3"/>44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42" table:style-name="ce185">
            <text:p><text:s text:c="3"/>442</text:p>
          </table:table-cell>
          <table:table-cell table:style-name="ce189"/>
          <table:table-cell table:number-columns-repeated="17" table:style-name="ce185"/>
          <table:table-cell table:style-name="ce194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0">
            <text:p>99 年</text:p>
          </table:table-cell>
          <table:table-cell office:value-type="string" table:style-name="ce173">
            <text:p>計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5">
            <text:p><text:s text:c="3"/>2,952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5">
            <text:p><text:s text:c="3"/>2,952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135001" table:style-name="ce41">
            <text:p><text:s text:c="3"/>135,001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537" table:style-name="ce41">
            <text:p><text:s text:c="3"/>537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2965" table:style-name="ce41">
            <text:p><text:s text:c="3"/>2,96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533" table:style-name="ce41">
            <text:p><text:s text:c="3"/>533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432" table:style-name="ce41">
            <text:p><text:s text:c="3"/>2,432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135001" table:style-name="ce41">
            <text:p><text:s text:c="3"/>135,001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537" table:style-name="ce41">
            <text:p><text:s text:c="3"/>537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2965" table:style-name="ce41">
            <text:p><text:s text:c="3"/>2,96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533" table:style-name="ce41">
            <text:p><text:s text:c="3"/>533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432" table:style-name="ce41">
            <text:p><text:s text:c="3"/>2,432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1067" table:style-name="ce44">
            <text:p><text:s text:c="3"/>121,067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896" table:style-name="ce44">
            <text:p><text:s text:c="3"/>896</text:p>
          </table:table-cell>
          <table:table-cell office:value-type="float" office:value="11349" table:style-name="ce44">
            <text:p><text:s text:c="3"/>11,349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264" table:style-name="ce44">
            <text:p><text:s text:c="3"/>264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572" table:style-name="ce44">
            <text:p><text:s text:c="3"/>572</text:p>
          </table:table-cell>
          <table:table-cell office:value-type="float" office:value="4612" table:style-name="ce44">
            <text:p><text:s text:c="3"/>4,612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71" table:style-name="ce44">
            <text:p><text:s text:c="3"/>571</text:p>
          </table:table-cell>
          <table:table-cell office:value-type="float" office:value="4092" table:style-name="ce44">
            <text:p><text:s text:c="3"/>4,092</text:p>
          </table:table-cell>
          <table:table-cell office:value-type="float" office:value="521" table:style-name="ce44">
            <text:p><text:s text:c="3"/>52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520" table:style-name="ce44">
            <text:p><text:s text:c="3"/>520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1067" table:style-name="ce44">
            <text:p><text:s text:c="3"/>121,067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896" table:style-name="ce44">
            <text:p><text:s text:c="3"/>896</text:p>
          </table:table-cell>
          <table:table-cell office:value-type="float" office:value="11349" table:style-name="ce44">
            <text:p><text:s text:c="3"/>11,349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264" table:style-name="ce44">
            <text:p><text:s text:c="3"/>264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572" table:style-name="ce44">
            <text:p><text:s text:c="3"/>572</text:p>
          </table:table-cell>
          <table:table-cell office:value-type="float" office:value="4612" table:style-name="ce44">
            <text:p><text:s text:c="3"/>4,612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71" table:style-name="ce44">
            <text:p><text:s text:c="3"/>571</text:p>
          </table:table-cell>
          <table:table-cell office:value-type="float" office:value="4092" table:style-name="ce44">
            <text:p><text:s text:c="3"/>4,092</text:p>
          </table:table-cell>
          <table:table-cell office:value-type="float" office:value="521" table:style-name="ce44">
            <text:p><text:s text:c="3"/>52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520" table:style-name="ce44">
            <text:p><text:s text:c="3"/>520</text:p>
          </table:table-cell>
          <table:table-cell table:style-name="ce45"/>
          <table:table-cell table:number-columns-repeated="17" table:style-name="ce44"/>
          <table:table-cell table:style-name="ce195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0年</text:p>
          </table:table-cell>
          <table:table-cell office:value-type="string" table:style-name="ce173">
            <text:p>計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5">
            <text:p><text:s text:c="3"/>3,157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5">
            <text:p><text:s text:c="3"/>3,157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65327" table:style-name="ce180">
            <text:p><text:s text:c="3"/>165,327</text:p>
          </table:table-cell>
          <table:table-cell office:value-type="float" office:value="161237" table:style-name="ce180">
            <text:p><text:s text:c="3"/>161,237</text:p>
          </table:table-cell>
          <table:table-cell office:value-type="float" office:value="161189" table:style-name="ce180">
            <text:p><text:s text:c="3"/>161,189</text:p>
          </table:table-cell>
          <table:table-cell office:value-type="float" office:value="48" table:style-name="ce180">
            <text:p><text:s text:c="3"/>48</text:p>
          </table:table-cell>
          <table:table-cell office:value-type="float" office:value="686" table:style-name="ce180">
            <text:p><text:s text:c="3"/>686</text:p>
          </table:table-cell>
          <table:table-cell office:value-type="float" office:value="33" table:style-name="ce180">
            <text:p><text:s text:c="3"/>33</text:p>
          </table:table-cell>
          <table:table-cell office:value-type="float" office:value="653" table:style-name="ce180">
            <text:p><text:s text:c="3"/>653</text:p>
          </table:table-cell>
          <table:table-cell office:value-type="float" office:value="309" table:style-name="ce180">
            <text:p><text:s text:c="3"/>309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296" table:style-name="ce180">
            <text:p><text:s text:c="3"/>296</text:p>
          </table:table-cell>
          <table:table-cell office:value-type="float" office:value="3095" table:style-name="ce180">
            <text:p><text:s text:c="3"/>3,095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67" table:style-name="ce180">
            <text:p><text:s text:c="3"/>3,067</text:p>
          </table:table-cell>
          <table:table-cell office:value-type="float" office:value="520" table:style-name="ce180">
            <text:p><text:s text:c="3"/>520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2575" table:style-name="ce180">
            <text:p><text:s text:c="3"/>2,575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2569" table:style-name="ce180">
            <text:p><text:s text:c="3"/>2,569</text:p>
          </table:table-cell>
          <table:table-cell office:value-type="float" office:value="165327" table:style-name="ce180">
            <text:p><text:s text:c="3"/>165,327</text:p>
          </table:table-cell>
          <table:table-cell office:value-type="float" office:value="161237" table:style-name="ce180">
            <text:p><text:s text:c="3"/>161,237</text:p>
          </table:table-cell>
          <table:table-cell office:value-type="float" office:value="161189" table:style-name="ce180">
            <text:p><text:s text:c="3"/>161,189</text:p>
          </table:table-cell>
          <table:table-cell office:value-type="float" office:value="48" table:style-name="ce180">
            <text:p><text:s text:c="3"/>48</text:p>
          </table:table-cell>
          <table:table-cell office:value-type="float" office:value="686" table:style-name="ce180">
            <text:p><text:s text:c="3"/>686</text:p>
          </table:table-cell>
          <table:table-cell office:value-type="float" office:value="33" table:style-name="ce180">
            <text:p><text:s text:c="3"/>33</text:p>
          </table:table-cell>
          <table:table-cell office:value-type="float" office:value="653" table:style-name="ce180">
            <text:p><text:s text:c="3"/>653</text:p>
          </table:table-cell>
          <table:table-cell office:value-type="float" office:value="309" table:style-name="ce180">
            <text:p><text:s text:c="3"/>309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296" table:style-name="ce180">
            <text:p><text:s text:c="3"/>296</text:p>
          </table:table-cell>
          <table:table-cell office:value-type="float" office:value="3095" table:style-name="ce180">
            <text:p><text:s text:c="3"/>3,095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67" table:style-name="ce180">
            <text:p><text:s text:c="3"/>3,067</text:p>
          </table:table-cell>
          <table:table-cell office:value-type="float" office:value="520" table:style-name="ce180">
            <text:p><text:s text:c="3"/>520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2575" table:style-name="ce180">
            <text:p><text:s text:c="3"/>2,575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2569" table:style-name="ce180">
            <text:p><text:s text:c="3"/>2,569</text:p>
          </table:table-cell>
          <table:table-cell table:style-name="ce181"/>
          <table:table-cell table:number-columns-repeated="17" table:style-name="ce180"/>
          <table:table-cell table:style-name="ce19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65327" table:style-name="ce186">
            <text:p><text:s text:c="3"/>165,327</text:p>
          </table:table-cell>
          <table:table-cell office:value-type="float" office:value="147901" table:style-name="ce186">
            <text:p><text:s text:c="3"/>147,901</text:p>
          </table:table-cell>
          <table:table-cell office:value-type="float" office:value="147865" table:style-name="ce186">
            <text:p><text:s text:c="3"/>147,865</text:p>
          </table:table-cell>
          <table:table-cell office:value-type="float" office:value="36" table:style-name="ce186">
            <text:p><text:s text:c="3"/>36</text:p>
          </table:table-cell>
          <table:table-cell office:value-type="float" office:value="12114" table:style-name="ce186">
            <text:p><text:s text:c="3"/>12,114</text:p>
          </table:table-cell>
          <table:table-cell office:value-type="float" office:value="1159" table:style-name="ce186">
            <text:p><text:s text:c="3"/>1,159</text:p>
          </table:table-cell>
          <table:table-cell office:value-type="float" office:value="10955" table:style-name="ce186">
            <text:p><text:s text:c="3"/>10,955</text:p>
          </table:table-cell>
          <table:table-cell office:value-type="float" office:value="354" table:style-name="ce186">
            <text:p><text:s text:c="3"/>354</text:p>
          </table:table-cell>
          <table:table-cell office:value-type="float" office:value="18" table:style-name="ce186">
            <text:p><text:s text:c="3"/>18</text:p>
          </table:table-cell>
          <table:table-cell office:value-type="float" office:value="336" table:style-name="ce186">
            <text:p><text:s text:c="3"/>336</text:p>
          </table:table-cell>
          <table:table-cell office:value-type="float" office:value="4958" table:style-name="ce186">
            <text:p><text:s text:c="3"/>4,958</text:p>
          </table:table-cell>
          <table:table-cell office:value-type="float" office:value="886" table:style-name="ce186">
            <text:p><text:s text:c="3"/>886</text:p>
          </table:table-cell>
          <table:table-cell office:value-type="float" office:value="4072" table:style-name="ce186">
            <text:p><text:s text:c="3"/>4,072</text:p>
          </table:table-cell>
          <table:table-cell office:value-type="float" office:value="4367" table:style-name="ce186">
            <text:p><text:s text:c="3"/>4,367</text:p>
          </table:table-cell>
          <table:table-cell office:value-type="float" office:value="883" table:style-name="ce186">
            <text:p><text:s text:c="3"/>883</text:p>
          </table:table-cell>
          <table:table-cell office:value-type="float" office:value="3484" table:style-name="ce186">
            <text:p><text:s text:c="3"/>3,484</text:p>
          </table:table-cell>
          <table:table-cell office:value-type="float" office:value="591" table:style-name="ce186">
            <text:p><text:s text:c="3"/>591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588" table:style-name="ce186">
            <text:p><text:s text:c="3"/>588</text:p>
          </table:table-cell>
          <table:table-cell office:value-type="float" office:value="165327" table:style-name="ce186">
            <text:p><text:s text:c="3"/>165,327</text:p>
          </table:table-cell>
          <table:table-cell office:value-type="float" office:value="147901" table:style-name="ce186">
            <text:p><text:s text:c="3"/>147,901</text:p>
          </table:table-cell>
          <table:table-cell office:value-type="float" office:value="147865" table:style-name="ce186">
            <text:p><text:s text:c="3"/>147,865</text:p>
          </table:table-cell>
          <table:table-cell office:value-type="float" office:value="36" table:style-name="ce186">
            <text:p><text:s text:c="3"/>36</text:p>
          </table:table-cell>
          <table:table-cell office:value-type="float" office:value="12114" table:style-name="ce186">
            <text:p><text:s text:c="3"/>12,114</text:p>
          </table:table-cell>
          <table:table-cell office:value-type="float" office:value="1159" table:style-name="ce186">
            <text:p><text:s text:c="3"/>1,159</text:p>
          </table:table-cell>
          <table:table-cell office:value-type="float" office:value="10955" table:style-name="ce186">
            <text:p><text:s text:c="3"/>10,955</text:p>
          </table:table-cell>
          <table:table-cell office:value-type="float" office:value="354" table:style-name="ce186">
            <text:p><text:s text:c="3"/>354</text:p>
          </table:table-cell>
          <table:table-cell office:value-type="float" office:value="18" table:style-name="ce186">
            <text:p><text:s text:c="3"/>18</text:p>
          </table:table-cell>
          <table:table-cell office:value-type="float" office:value="336" table:style-name="ce186">
            <text:p><text:s text:c="3"/>336</text:p>
          </table:table-cell>
          <table:table-cell office:value-type="float" office:value="4958" table:style-name="ce186">
            <text:p><text:s text:c="3"/>4,958</text:p>
          </table:table-cell>
          <table:table-cell office:value-type="float" office:value="886" table:style-name="ce186">
            <text:p><text:s text:c="3"/>886</text:p>
          </table:table-cell>
          <table:table-cell office:value-type="float" office:value="4072" table:style-name="ce186">
            <text:p><text:s text:c="3"/>4,072</text:p>
          </table:table-cell>
          <table:table-cell office:value-type="float" office:value="4367" table:style-name="ce186">
            <text:p><text:s text:c="3"/>4,367</text:p>
          </table:table-cell>
          <table:table-cell office:value-type="float" office:value="883" table:style-name="ce186">
            <text:p><text:s text:c="3"/>883</text:p>
          </table:table-cell>
          <table:table-cell office:value-type="float" office:value="3484" table:style-name="ce186">
            <text:p><text:s text:c="3"/>3,484</text:p>
          </table:table-cell>
          <table:table-cell office:value-type="float" office:value="591" table:style-name="ce186">
            <text:p><text:s text:c="3"/>591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588" table:style-name="ce186">
            <text:p><text:s text:c="3"/>588</text:p>
          </table:table-cell>
          <table:table-cell table:style-name="ce188"/>
          <table:table-cell table:number-columns-repeated="17" table:style-name="ce186"/>
          <table:table-cell table:style-name="ce197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1年</text:p>
          </table:table-cell>
          <table:table-cell office:value-type="string" table:style-name="ce173">
            <text:p>計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5">
            <text:p><text:s text:c="3"/>3,097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5">
            <text:p><text:s text:c="3"/>3,097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3384" table:style-name="ce180">
            <text:p><text:s text:c="3"/>143,384</text:p>
          </table:table-cell>
          <table:table-cell office:value-type="float" office:value="139047" table:style-name="ce180">
            <text:p><text:s text:c="3"/>139,047</text:p>
          </table:table-cell>
          <table:table-cell office:value-type="float" office:value="139001" table:style-name="ce180">
            <text:p><text:s text:c="3"/>139,001</text:p>
          </table:table-cell>
          <table:table-cell office:value-type="float" office:value="46" table:style-name="ce180">
            <text:p><text:s text:c="3"/>46</text:p>
          </table:table-cell>
          <table:table-cell office:value-type="float" office:value="766" table:style-name="ce180">
            <text:p><text:s text:c="3"/>766</text:p>
          </table:table-cell>
          <table:table-cell office:value-type="float" office:value="47" table:style-name="ce180">
            <text:p><text:s text:c="3"/>47</text:p>
          </table:table-cell>
          <table:table-cell office:value-type="float" office:value="719" table:style-name="ce180">
            <text:p><text:s text:c="3"/>719</text:p>
          </table:table-cell>
          <table:table-cell office:value-type="float" office:value="350" table:style-name="ce180">
            <text:p><text:s text:c="3"/>350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337" table:style-name="ce180">
            <text:p><text:s text:c="3"/>337</text:p>
          </table:table-cell>
          <table:table-cell office:value-type="float" office:value="3221" table:style-name="ce180">
            <text:p><text:s text:c="3"/>3,221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3190" table:style-name="ce180">
            <text:p><text:s text:c="3"/>3,190</text:p>
          </table:table-cell>
          <table:table-cell office:value-type="float" office:value="664" table:style-name="ce180">
            <text:p><text:s text:c="3"/>664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638" table:style-name="ce180">
            <text:p><text:s text:c="3"/>638</text:p>
          </table:table-cell>
          <table:table-cell office:value-type="float" office:value="2557" table:style-name="ce180">
            <text:p><text:s text:c="3"/>2,55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552" table:style-name="ce180">
            <text:p><text:s text:c="3"/>2,552</text:p>
          </table:table-cell>
          <table:table-cell office:value-type="float" office:value="143384" table:style-name="ce180">
            <text:p><text:s text:c="3"/>143,384</text:p>
          </table:table-cell>
          <table:table-cell office:value-type="float" office:value="139047" table:style-name="ce180">
            <text:p><text:s text:c="3"/>139,047</text:p>
          </table:table-cell>
          <table:table-cell office:value-type="float" office:value="139001" table:style-name="ce180">
            <text:p><text:s text:c="3"/>139,001</text:p>
          </table:table-cell>
          <table:table-cell office:value-type="float" office:value="46" table:style-name="ce180">
            <text:p><text:s text:c="3"/>46</text:p>
          </table:table-cell>
          <table:table-cell office:value-type="float" office:value="766" table:style-name="ce180">
            <text:p><text:s text:c="3"/>766</text:p>
          </table:table-cell>
          <table:table-cell office:value-type="float" office:value="47" table:style-name="ce180">
            <text:p><text:s text:c="3"/>47</text:p>
          </table:table-cell>
          <table:table-cell office:value-type="float" office:value="719" table:style-name="ce180">
            <text:p><text:s text:c="3"/>719</text:p>
          </table:table-cell>
          <table:table-cell office:value-type="float" office:value="350" table:style-name="ce180">
            <text:p><text:s text:c="3"/>350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337" table:style-name="ce180">
            <text:p><text:s text:c="3"/>337</text:p>
          </table:table-cell>
          <table:table-cell office:value-type="float" office:value="3221" table:style-name="ce180">
            <text:p><text:s text:c="3"/>3,221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3190" table:style-name="ce180">
            <text:p><text:s text:c="3"/>3,190</text:p>
          </table:table-cell>
          <table:table-cell office:value-type="float" office:value="664" table:style-name="ce180">
            <text:p><text:s text:c="3"/>664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638" table:style-name="ce180">
            <text:p><text:s text:c="3"/>638</text:p>
          </table:table-cell>
          <table:table-cell office:value-type="float" office:value="2557" table:style-name="ce180">
            <text:p><text:s text:c="3"/>2,55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552" table:style-name="ce180">
            <text:p><text:s text:c="3"/>2,552</text:p>
          </table:table-cell>
          <table:table-cell table:style-name="ce181"/>
          <table:table-cell table:number-columns-repeated="17" table:style-name="ce180"/>
          <table:table-cell table:style-name="ce19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3384" table:style-name="ce186">
            <text:p><text:s text:c="3"/>143,384</text:p>
          </table:table-cell>
          <table:table-cell office:value-type="float" office:value="127121" table:style-name="ce186">
            <text:p><text:s text:c="3"/>127,121</text:p>
          </table:table-cell>
          <table:table-cell office:value-type="float" office:value="127084" table:style-name="ce186">
            <text:p><text:s text:c="3"/>127,084</text:p>
          </table:table-cell>
          <table:table-cell office:value-type="float" office:value="37" table:style-name="ce186">
            <text:p><text:s text:c="3"/>37</text:p>
          </table:table-cell>
          <table:table-cell office:value-type="float" office:value="11268" table:style-name="ce186">
            <text:p><text:s text:c="3"/>11,268</text:p>
          </table:table-cell>
          <table:table-cell office:value-type="float" office:value="1152" table:style-name="ce186">
            <text:p><text:s text:c="3"/>1,152</text:p>
          </table:table-cell>
          <table:table-cell office:value-type="float" office:value="10116" table:style-name="ce186">
            <text:p><text:s text:c="3"/>10,116</text:p>
          </table:table-cell>
          <table:table-cell office:value-type="float" office:value="329" table:style-name="ce186">
            <text:p><text:s text:c="3"/>329</text:p>
          </table:table-cell>
          <table:table-cell office:value-type="float" office:value="17" table:style-name="ce186">
            <text:p><text:s text:c="3"/>17</text:p>
          </table:table-cell>
          <table:table-cell office:value-type="float" office:value="312" table:style-name="ce186">
            <text:p><text:s text:c="3"/>312</text:p>
          </table:table-cell>
          <table:table-cell office:value-type="float" office:value="4666" table:style-name="ce186">
            <text:p><text:s text:c="3"/>4,666</text:p>
          </table:table-cell>
          <table:table-cell office:value-type="float" office:value="919" table:style-name="ce186">
            <text:p><text:s text:c="3"/>919</text:p>
          </table:table-cell>
          <table:table-cell office:value-type="float" office:value="3747" table:style-name="ce186">
            <text:p><text:s text:c="3"/>3,747</text:p>
          </table:table-cell>
          <table:table-cell office:value-type="float" office:value="4120" table:style-name="ce186">
            <text:p><text:s text:c="3"/>4,120</text:p>
          </table:table-cell>
          <table:table-cell office:value-type="float" office:value="918" table:style-name="ce186">
            <text:p><text:s text:c="3"/>918</text:p>
          </table:table-cell>
          <table:table-cell office:value-type="float" office:value="3202" table:style-name="ce186">
            <text:p><text:s text:c="3"/>3,202</text:p>
          </table:table-cell>
          <table:table-cell office:value-type="float" office:value="546" table:style-name="ce186">
            <text:p><text:s text:c="3"/>546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545" table:style-name="ce186">
            <text:p><text:s text:c="3"/>545</text:p>
          </table:table-cell>
          <table:table-cell office:value-type="float" office:value="143384" table:style-name="ce186">
            <text:p><text:s text:c="3"/>143,384</text:p>
          </table:table-cell>
          <table:table-cell office:value-type="float" office:value="127121" table:style-name="ce186">
            <text:p><text:s text:c="3"/>127,121</text:p>
          </table:table-cell>
          <table:table-cell office:value-type="float" office:value="127084" table:style-name="ce186">
            <text:p><text:s text:c="3"/>127,084</text:p>
          </table:table-cell>
          <table:table-cell office:value-type="float" office:value="37" table:style-name="ce186">
            <text:p><text:s text:c="3"/>37</text:p>
          </table:table-cell>
          <table:table-cell office:value-type="float" office:value="11268" table:style-name="ce186">
            <text:p><text:s text:c="3"/>11,268</text:p>
          </table:table-cell>
          <table:table-cell office:value-type="float" office:value="1152" table:style-name="ce186">
            <text:p><text:s text:c="3"/>1,152</text:p>
          </table:table-cell>
          <table:table-cell office:value-type="float" office:value="10116" table:style-name="ce186">
            <text:p><text:s text:c="3"/>10,116</text:p>
          </table:table-cell>
          <table:table-cell office:value-type="float" office:value="329" table:style-name="ce186">
            <text:p><text:s text:c="3"/>329</text:p>
          </table:table-cell>
          <table:table-cell office:value-type="float" office:value="17" table:style-name="ce186">
            <text:p><text:s text:c="3"/>17</text:p>
          </table:table-cell>
          <table:table-cell office:value-type="float" office:value="312" table:style-name="ce186">
            <text:p><text:s text:c="3"/>312</text:p>
          </table:table-cell>
          <table:table-cell office:value-type="float" office:value="4666" table:style-name="ce186">
            <text:p><text:s text:c="3"/>4,666</text:p>
          </table:table-cell>
          <table:table-cell office:value-type="float" office:value="919" table:style-name="ce186">
            <text:p><text:s text:c="3"/>919</text:p>
          </table:table-cell>
          <table:table-cell office:value-type="float" office:value="3747" table:style-name="ce186">
            <text:p><text:s text:c="3"/>3,747</text:p>
          </table:table-cell>
          <table:table-cell office:value-type="float" office:value="4120" table:style-name="ce186">
            <text:p><text:s text:c="3"/>4,120</text:p>
          </table:table-cell>
          <table:table-cell office:value-type="float" office:value="918" table:style-name="ce186">
            <text:p><text:s text:c="3"/>918</text:p>
          </table:table-cell>
          <table:table-cell office:value-type="float" office:value="3202" table:style-name="ce186">
            <text:p><text:s text:c="3"/>3,202</text:p>
          </table:table-cell>
          <table:table-cell office:value-type="float" office:value="546" table:style-name="ce186">
            <text:p><text:s text:c="3"/>546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545" table:style-name="ce186">
            <text:p><text:s text:c="3"/>545</text:p>
          </table:table-cell>
          <table:table-cell table:style-name="ce188"/>
          <table:table-cell table:number-columns-repeated="17" table:style-name="ce186"/>
          <table:table-cell table:style-name="ce197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2年</text:p>
          </table:table-cell>
          <table:table-cell office:value-type="string" table:style-name="ce173">
            <text:p>計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5">
            <text:p><text:s text:c="3"/>3,121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5">
            <text:p><text:s text:c="3"/>3,121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7636" table:style-name="ce180">
            <text:p><text:s text:c="3"/>147,636</text:p>
          </table:table-cell>
          <table:table-cell office:value-type="float" office:value="143446" table:style-name="ce180">
            <text:p><text:s text:c="3"/>143,446</text:p>
          </table:table-cell>
          <table:table-cell office:value-type="float" office:value="143401" table:style-name="ce180">
            <text:p><text:s text:c="3"/>143,401</text:p>
          </table:table-cell>
          <table:table-cell office:value-type="float" office:value="45" table:style-name="ce180">
            <text:p><text:s text:c="3"/>45</text:p>
          </table:table-cell>
          <table:table-cell office:value-type="float" office:value="738" table:style-name="ce180">
            <text:p><text:s text:c="3"/>738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703" table:style-name="ce180">
            <text:p><text:s text:c="3"/>703</text:p>
          </table:table-cell>
          <table:table-cell office:value-type="float" office:value="336" table:style-name="ce180">
            <text:p><text:s text:c="3"/>336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28" table:style-name="ce180">
            <text:p><text:s text:c="3"/>328</text:p>
          </table:table-cell>
          <table:table-cell office:value-type="float" office:value="3116" table:style-name="ce180">
            <text:p><text:s text:c="3"/>3,116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88" table:style-name="ce180">
            <text:p><text:s text:c="3"/>3,088</text:p>
          </table:table-cell>
          <table:table-cell office:value-type="float" office:value="616" table:style-name="ce180">
            <text:p><text:s text:c="3"/>616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593" table:style-name="ce180">
            <text:p><text:s text:c="3"/>593</text:p>
          </table:table-cell>
          <table:table-cell office:value-type="float" office:value="2500" table:style-name="ce180">
            <text:p><text:s text:c="3"/>2,500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495" table:style-name="ce180">
            <text:p><text:s text:c="3"/>2,495</text:p>
          </table:table-cell>
          <table:table-cell office:value-type="float" office:value="147636" table:style-name="ce180">
            <text:p><text:s text:c="3"/>147,636</text:p>
          </table:table-cell>
          <table:table-cell office:value-type="float" office:value="143446" table:style-name="ce180">
            <text:p><text:s text:c="3"/>143,446</text:p>
          </table:table-cell>
          <table:table-cell office:value-type="float" office:value="143401" table:style-name="ce180">
            <text:p><text:s text:c="3"/>143,401</text:p>
          </table:table-cell>
          <table:table-cell office:value-type="float" office:value="45" table:style-name="ce180">
            <text:p><text:s text:c="3"/>45</text:p>
          </table:table-cell>
          <table:table-cell office:value-type="float" office:value="738" table:style-name="ce180">
            <text:p><text:s text:c="3"/>738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703" table:style-name="ce180">
            <text:p><text:s text:c="3"/>703</text:p>
          </table:table-cell>
          <table:table-cell office:value-type="float" office:value="336" table:style-name="ce180">
            <text:p><text:s text:c="3"/>336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28" table:style-name="ce180">
            <text:p><text:s text:c="3"/>328</text:p>
          </table:table-cell>
          <table:table-cell office:value-type="float" office:value="3116" table:style-name="ce180">
            <text:p><text:s text:c="3"/>3,116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88" table:style-name="ce180">
            <text:p><text:s text:c="3"/>3,088</text:p>
          </table:table-cell>
          <table:table-cell office:value-type="float" office:value="616" table:style-name="ce180">
            <text:p><text:s text:c="3"/>616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593" table:style-name="ce180">
            <text:p><text:s text:c="3"/>593</text:p>
          </table:table-cell>
          <table:table-cell office:value-type="float" office:value="2500" table:style-name="ce180">
            <text:p><text:s text:c="3"/>2,500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495" table:style-name="ce180">
            <text:p><text:s text:c="3"/>2,495</text:p>
          </table:table-cell>
          <table:table-cell table:style-name="ce181"/>
          <table:table-cell table:number-columns-repeated="17" table:style-name="ce180"/>
          <table:table-cell table:style-name="ce19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7636" table:style-name="ce186">
            <text:p><text:s text:c="3"/>147,636</text:p>
          </table:table-cell>
          <table:table-cell office:value-type="float" office:value="132334" table:style-name="ce186">
            <text:p><text:s text:c="3"/>132,334</text:p>
          </table:table-cell>
          <table:table-cell office:value-type="float" office:value="132300" table:style-name="ce186">
            <text:p><text:s text:c="3"/>132,300</text:p>
          </table:table-cell>
          <table:table-cell office:value-type="float" office:value="34" table:style-name="ce186">
            <text:p><text:s text:c="3"/>34</text:p>
          </table:table-cell>
          <table:table-cell office:value-type="float" office:value="10091" table:style-name="ce186">
            <text:p><text:s text:c="3"/>10,091</text:p>
          </table:table-cell>
          <table:table-cell office:value-type="float" office:value="1116" table:style-name="ce186">
            <text:p><text:s text:c="3"/>1,116</text:p>
          </table:table-cell>
          <table:table-cell office:value-type="float" office:value="8975" table:style-name="ce186">
            <text:p><text:s text:c="3"/>8,975</text:p>
          </table:table-cell>
          <table:table-cell office:value-type="float" office:value="377" table:style-name="ce186">
            <text:p><text:s text:c="3"/>377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358" table:style-name="ce186">
            <text:p><text:s text:c="3"/>358</text:p>
          </table:table-cell>
          <table:table-cell office:value-type="float" office:value="4834" table:style-name="ce186">
            <text:p><text:s text:c="3"/>4,834</text:p>
          </table:table-cell>
          <table:table-cell office:value-type="float" office:value="1005" table:style-name="ce186">
            <text:p><text:s text:c="3"/>1,005</text:p>
          </table:table-cell>
          <table:table-cell office:value-type="float" office:value="3829" table:style-name="ce186">
            <text:p><text:s text:c="3"/>3,829</text:p>
          </table:table-cell>
          <table:table-cell office:value-type="float" office:value="4207" table:style-name="ce186">
            <text:p><text:s text:c="3"/>4,207</text:p>
          </table:table-cell>
          <table:table-cell office:value-type="float" office:value="1004" table:style-name="ce186">
            <text:p><text:s text:c="3"/>1,004</text:p>
          </table:table-cell>
          <table:table-cell office:value-type="float" office:value="3203" table:style-name="ce186">
            <text:p><text:s text:c="3"/>3,203</text:p>
          </table:table-cell>
          <table:table-cell office:value-type="float" office:value="627" table:style-name="ce186">
            <text:p><text:s text:c="3"/>627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626" table:style-name="ce186">
            <text:p><text:s text:c="3"/>626</text:p>
          </table:table-cell>
          <table:table-cell office:value-type="float" office:value="147636" table:style-name="ce186">
            <text:p><text:s text:c="3"/>147,636</text:p>
          </table:table-cell>
          <table:table-cell office:value-type="float" office:value="132334" table:style-name="ce186">
            <text:p><text:s text:c="3"/>132,334</text:p>
          </table:table-cell>
          <table:table-cell office:value-type="float" office:value="132300" table:style-name="ce186">
            <text:p><text:s text:c="3"/>132,300</text:p>
          </table:table-cell>
          <table:table-cell office:value-type="float" office:value="34" table:style-name="ce186">
            <text:p><text:s text:c="3"/>34</text:p>
          </table:table-cell>
          <table:table-cell office:value-type="float" office:value="10091" table:style-name="ce186">
            <text:p><text:s text:c="3"/>10,091</text:p>
          </table:table-cell>
          <table:table-cell office:value-type="float" office:value="1116" table:style-name="ce186">
            <text:p><text:s text:c="3"/>1,116</text:p>
          </table:table-cell>
          <table:table-cell office:value-type="float" office:value="8975" table:style-name="ce186">
            <text:p><text:s text:c="3"/>8,975</text:p>
          </table:table-cell>
          <table:table-cell office:value-type="float" office:value="377" table:style-name="ce186">
            <text:p><text:s text:c="3"/>377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358" table:style-name="ce186">
            <text:p><text:s text:c="3"/>358</text:p>
          </table:table-cell>
          <table:table-cell office:value-type="float" office:value="4834" table:style-name="ce186">
            <text:p><text:s text:c="3"/>4,834</text:p>
          </table:table-cell>
          <table:table-cell office:value-type="float" office:value="1005" table:style-name="ce186">
            <text:p><text:s text:c="3"/>1,005</text:p>
          </table:table-cell>
          <table:table-cell office:value-type="float" office:value="3829" table:style-name="ce186">
            <text:p><text:s text:c="3"/>3,829</text:p>
          </table:table-cell>
          <table:table-cell office:value-type="float" office:value="4207" table:style-name="ce186">
            <text:p><text:s text:c="3"/>4,207</text:p>
          </table:table-cell>
          <table:table-cell office:value-type="float" office:value="1004" table:style-name="ce186">
            <text:p><text:s text:c="3"/>1,004</text:p>
          </table:table-cell>
          <table:table-cell office:value-type="float" office:value="3203" table:style-name="ce186">
            <text:p><text:s text:c="3"/>3,203</text:p>
          </table:table-cell>
          <table:table-cell office:value-type="float" office:value="627" table:style-name="ce186">
            <text:p><text:s text:c="3"/>627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626" table:style-name="ce186">
            <text:p><text:s text:c="3"/>626</text:p>
          </table:table-cell>
          <table:table-cell table:style-name="ce188"/>
          <table:table-cell table:number-columns-repeated="17" table:style-name="ce186"/>
          <table:table-cell table:style-name="ce197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3年</text:p>
          </table:table-cell>
          <table:table-cell office:value-type="string" table:style-name="ce173">
            <text:p>計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278762" table:style-name="ce23">
            <text:p><text:s text:c="3"/>278,762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1199" table:style-name="ce23">
            <text:p><text:s text:c="3"/>1,199</text:p>
          </table:table-cell>
          <table:table-cell office:value-type="float" office:value="8845" table:style-name="ce23">
            <text:p><text:s text:c="3"/>8,845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1258" table:style-name="ce23">
            <text:p><text:s text:c="3"/>1,258</text:p>
          </table:table-cell>
          <table:table-cell office:value-type="float" office:value="7457" table:style-name="ce23">
            <text:p><text:s text:c="3"/>7,457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1249" table:style-name="ce23">
            <text:p><text:s text:c="3"/>1,249</text:p>
          </table:table-cell>
          <table:table-cell office:value-type="float" office:value="4217" table:style-name="ce23">
            <text:p><text:s text:c="3"/>4,217</text:p>
          </table:table-cell>
          <table:table-cell office:value-type="float" office:value="3249" table:style-name="ce23">
            <text:p><text:s text:c="3"/>3,24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240" table:style-name="ce23">
            <text:p><text:s text:c="3"/>3,240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278762" table:style-name="ce23">
            <text:p><text:s text:c="3"/>278,762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1199" table:style-name="ce23">
            <text:p><text:s text:c="3"/>1,199</text:p>
          </table:table-cell>
          <table:table-cell office:value-type="float" office:value="8845" table:style-name="ce23">
            <text:p><text:s text:c="3"/>8,845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1258" table:style-name="ce23">
            <text:p><text:s text:c="3"/>1,258</text:p>
          </table:table-cell>
          <table:table-cell office:value-type="float" office:value="7457" table:style-name="ce23">
            <text:p><text:s text:c="3"/>7,457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1249" table:style-name="ce23">
            <text:p><text:s text:c="3"/>1,249</text:p>
          </table:table-cell>
          <table:table-cell office:value-type="float" office:value="4217" table:style-name="ce23">
            <text:p><text:s text:c="3"/>4,217</text:p>
          </table:table-cell>
          <table:table-cell office:value-type="float" office:value="3249" table:style-name="ce23">
            <text:p><text:s text:c="3"/>3,24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240" table:style-name="ce23">
            <text:p><text:s text:c="3"/>3,240</text:p>
          </table:table-cell>
          <table:table-cell table:style-name="ce46"/>
          <table:table-cell table:number-columns-repeated="17" table:style-name="ce23"/>
          <table:table-cell table:style-name="ce4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44691" table:style-name="ce12">
            <text:p><text:s text:c="3"/>144,691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99" table:style-name="ce12">
            <text:p><text:s text:c="3"/>699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430" table:style-name="ce12">
            <text:p><text:s text:c="3"/>430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299" table:style-name="ce12">
            <text:p><text:s text:c="3"/>3,299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667" table:style-name="ce12">
            <text:p><text:s text:c="3"/>667</text:p>
          </table:table-cell>
          <table:table-cell office:value-type="float" office:value="2637" table:style-name="ce12">
            <text:p><text:s text:c="3"/>2,63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632" table:style-name="ce12">
            <text:p><text:s text:c="3"/>2,632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44691" table:style-name="ce12">
            <text:p><text:s text:c="3"/>144,691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99" table:style-name="ce12">
            <text:p><text:s text:c="3"/>699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430" table:style-name="ce12">
            <text:p><text:s text:c="3"/>430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299" table:style-name="ce12">
            <text:p><text:s text:c="3"/>3,299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667" table:style-name="ce12">
            <text:p><text:s text:c="3"/>667</text:p>
          </table:table-cell>
          <table:table-cell office:value-type="float" office:value="2637" table:style-name="ce12">
            <text:p><text:s text:c="3"/>2,63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632" table:style-name="ce12">
            <text:p><text:s text:c="3"/>2,632</text:p>
          </table:table-cell>
          <table:table-cell table:style-name="ce14"/>
          <table:table-cell table:number-columns-repeated="17" table:style-name="ce12"/>
          <table:table-cell table:style-name="ce34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134071" table:style-name="ce17">
            <text:p><text:s text:c="3"/>134,07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1171" table:style-name="ce17">
            <text:p><text:s text:c="3"/>1,171</text:p>
          </table:table-cell>
          <table:table-cell office:value-type="float" office:value="8146" table:style-name="ce17">
            <text:p><text:s text:c="3"/>8,146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466" table:style-name="ce17">
            <text:p><text:s text:c="3"/>466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1214" table:style-name="ce17">
            <text:p><text:s text:c="3"/>1,214</text:p>
          </table:table-cell>
          <table:table-cell office:value-type="float" office:value="4158" table:style-name="ce17">
            <text:p><text:s text:c="3"/>4,158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1210" table:style-name="ce17">
            <text:p><text:s text:c="3"/>1,210</text:p>
          </table:table-cell>
          <table:table-cell office:value-type="float" office:value="3550" table:style-name="ce17">
            <text:p><text:s text:c="3"/>3,550</text:p>
          </table:table-cell>
          <table:table-cell office:value-type="float" office:value="612" table:style-name="ce17">
            <text:p><text:s text:c="3"/>612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608" table:style-name="ce17">
            <text:p><text:s text:c="3"/>608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134071" table:style-name="ce17">
            <text:p><text:s text:c="3"/>134,07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1171" table:style-name="ce17">
            <text:p><text:s text:c="3"/>1,171</text:p>
          </table:table-cell>
          <table:table-cell office:value-type="float" office:value="8146" table:style-name="ce17">
            <text:p><text:s text:c="3"/>8,146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466" table:style-name="ce17">
            <text:p><text:s text:c="3"/>466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1214" table:style-name="ce17">
            <text:p><text:s text:c="3"/>1,214</text:p>
          </table:table-cell>
          <table:table-cell office:value-type="float" office:value="4158" table:style-name="ce17">
            <text:p><text:s text:c="3"/>4,158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1210" table:style-name="ce17">
            <text:p><text:s text:c="3"/>1,210</text:p>
          </table:table-cell>
          <table:table-cell office:value-type="float" office:value="3550" table:style-name="ce17">
            <text:p><text:s text:c="3"/>3,550</text:p>
          </table:table-cell>
          <table:table-cell office:value-type="float" office:value="612" table:style-name="ce17">
            <text:p><text:s text:c="3"/>612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608" table:style-name="ce17">
            <text:p><text:s text:c="3"/>608</text:p>
          </table:table-cell>
          <table:table-cell table:style-name="ce19"/>
          <table:table-cell table:number-columns-repeated="17" table:style-name="ce17"/>
          <table:table-cell table:style-name="ce36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4年</text:p>
          </table:table-cell>
          <table:table-cell office:value-type="string" table:style-name="ce167">
            <text:p>計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288625" table:style-name="ce50">
            <text:p><text:s text:c="3"/>288,625</text:p>
          </table:table-cell>
          <table:table-cell office:value-type="float" office:value="79" table:style-name="ce50">
            <text:p><text:s text:c="3"/>79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74" table:style-name="ce50">
            <text:p><text:s text:c="3"/>1,174</text:p>
          </table:table-cell>
          <table:table-cell office:value-type="float" office:value="8148" table:style-name="ce50">
            <text:p><text:s text:c="3"/>8,148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48" table:style-name="ce50">
            <text:p><text:s text:c="3"/>48</text:p>
          </table:table-cell>
          <table:table-cell office:value-type="float" office:value="1085" table:style-name="ce50">
            <text:p><text:s text:c="3"/>1,085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1267" table:style-name="ce50">
            <text:p><text:s text:c="3"/>1,267</text:p>
          </table:table-cell>
          <table:table-cell office:value-type="float" office:value="8266" table:style-name="ce50">
            <text:p><text:s text:c="3"/>8,266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1253" table:style-name="ce50">
            <text:p><text:s text:c="3"/>1,253</text:p>
          </table:table-cell>
          <table:table-cell office:value-type="float" office:value="4999" table:style-name="ce50">
            <text:p><text:s text:c="3"/>4,999</text:p>
          </table:table-cell>
          <table:table-cell office:value-type="float" office:value="3281" table:style-name="ce50">
            <text:p><text:s text:c="3"/>3,281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3267" table:style-name="ce50">
            <text:p><text:s text:c="3"/>3,267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288625" table:style-name="ce50">
            <text:p><text:s text:c="3"/>288,625</text:p>
          </table:table-cell>
          <table:table-cell office:value-type="float" office:value="79" table:style-name="ce50">
            <text:p><text:s text:c="3"/>79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74" table:style-name="ce50">
            <text:p><text:s text:c="3"/>1,174</text:p>
          </table:table-cell>
          <table:table-cell office:value-type="float" office:value="8148" table:style-name="ce50">
            <text:p><text:s text:c="3"/>8,148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48" table:style-name="ce50">
            <text:p><text:s text:c="3"/>48</text:p>
          </table:table-cell>
          <table:table-cell office:value-type="float" office:value="1085" table:style-name="ce50">
            <text:p><text:s text:c="3"/>1,085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1267" table:style-name="ce50">
            <text:p><text:s text:c="3"/>1,267</text:p>
          </table:table-cell>
          <table:table-cell office:value-type="float" office:value="8266" table:style-name="ce50">
            <text:p><text:s text:c="3"/>8,266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1253" table:style-name="ce50">
            <text:p><text:s text:c="3"/>1,253</text:p>
          </table:table-cell>
          <table:table-cell office:value-type="float" office:value="4999" table:style-name="ce50">
            <text:p><text:s text:c="3"/>4,999</text:p>
          </table:table-cell>
          <table:table-cell office:value-type="float" office:value="3281" table:style-name="ce50">
            <text:p><text:s text:c="3"/>3,281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3267" table:style-name="ce50">
            <text:p><text:s text:c="3"/>3,267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49607" table:style-name="ce54">
            <text:p><text:s text:c="3"/>149,607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34" table:style-name="ce54">
            <text:p><text:s text:c="3"/>34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500" table:style-name="ce54">
            <text:p><text:s text:c="3"/>50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29" table:style-name="ce54">
            <text:p><text:s text:c="3"/>29</text:p>
          </table:table-cell>
          <table:table-cell office:value-type="float" office:value="3343" table:style-name="ce54">
            <text:p><text:s text:c="3"/>3,343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1" table:style-name="ce54">
            <text:p><text:s text:c="3"/>21</text:p>
          </table:table-cell>
          <table:table-cell office:value-type="float" office:value="721" table:style-name="ce54">
            <text:p><text:s text:c="3"/>721</text:p>
          </table:table-cell>
          <table:table-cell office:value-type="float" office:value="2630" table:style-name="ce54">
            <text:p><text:s text:c="3"/>2,630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622" table:style-name="ce54">
            <text:p><text:s text:c="3"/>2,622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49607" table:style-name="ce54">
            <text:p><text:s text:c="3"/>149,607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34" table:style-name="ce54">
            <text:p><text:s text:c="3"/>34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500" table:style-name="ce54">
            <text:p><text:s text:c="3"/>50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29" table:style-name="ce54">
            <text:p><text:s text:c="3"/>29</text:p>
          </table:table-cell>
          <table:table-cell office:value-type="float" office:value="3343" table:style-name="ce54">
            <text:p><text:s text:c="3"/>3,343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1" table:style-name="ce54">
            <text:p><text:s text:c="3"/>21</text:p>
          </table:table-cell>
          <table:table-cell office:value-type="float" office:value="721" table:style-name="ce54">
            <text:p><text:s text:c="3"/>721</text:p>
          </table:table-cell>
          <table:table-cell office:value-type="float" office:value="2630" table:style-name="ce54">
            <text:p><text:s text:c="3"/>2,630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622" table:style-name="ce54">
            <text:p><text:s text:c="3"/>2,622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139018" table:style-name="ce58">
            <text:p><text:s text:c="3"/>139,018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7388" table:style-name="ce58">
            <text:p><text:s text:c="3"/>7,38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585" table:style-name="ce58">
            <text:p><text:s text:c="3"/>585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1238" table:style-name="ce58">
            <text:p><text:s text:c="3"/>1,238</text:p>
          </table:table-cell>
          <table:table-cell office:value-type="float" office:value="4923" table:style-name="ce58">
            <text:p><text:s text:c="3"/>4,923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1232" table:style-name="ce58">
            <text:p><text:s text:c="3"/>1,232</text:p>
          </table:table-cell>
          <table:table-cell office:value-type="float" office:value="4278" table:style-name="ce58">
            <text:p><text:s text:c="3"/>4,278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45" table:style-name="ce58">
            <text:p><text:s text:c="3"/>645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139018" table:style-name="ce58">
            <text:p><text:s text:c="3"/>139,018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7388" table:style-name="ce58">
            <text:p><text:s text:c="3"/>7,38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585" table:style-name="ce58">
            <text:p><text:s text:c="3"/>585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1238" table:style-name="ce58">
            <text:p><text:s text:c="3"/>1,238</text:p>
          </table:table-cell>
          <table:table-cell office:value-type="float" office:value="4923" table:style-name="ce58">
            <text:p><text:s text:c="3"/>4,923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1232" table:style-name="ce58">
            <text:p><text:s text:c="3"/>1,232</text:p>
          </table:table-cell>
          <table:table-cell office:value-type="float" office:value="4278" table:style-name="ce58">
            <text:p><text:s text:c="3"/>4,278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45" table:style-name="ce58">
            <text:p><text:s text:c="3"/>645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5年</text:p>
          </table:table-cell>
          <table:table-cell office:value-type="string" table:style-name="ce49">
            <text:p>計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275285" table:style-name="ce50">
            <text:p><text:s text:c="3"/>275,285</text:p>
          </table:table-cell>
          <table:table-cell office:value-type="float" office:value="78" table:style-name="ce50">
            <text:p><text:s text:c="3"/>78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35" table:style-name="ce50">
            <text:p><text:s text:c="3"/>1,135</text:p>
          </table:table-cell>
          <table:table-cell office:value-type="float" office:value="7538" table:style-name="ce50">
            <text:p><text:s text:c="3"/>7,538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63" table:style-name="ce50">
            <text:p><text:s text:c="3"/>63</text:p>
          </table:table-cell>
          <table:table-cell office:value-type="float" office:value="1077" table:style-name="ce50">
            <text:p><text:s text:c="3"/>1,077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1362" table:style-name="ce50">
            <text:p><text:s text:c="3"/>1,362</text:p>
          </table:table-cell>
          <table:table-cell office:value-type="float" office:value="9184" table:style-name="ce50">
            <text:p><text:s text:c="3"/>9,184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1345" table:style-name="ce50">
            <text:p><text:s text:c="3"/>1,345</text:p>
          </table:table-cell>
          <table:table-cell office:value-type="float" office:value="5766" table:style-name="ce50">
            <text:p><text:s text:c="3"/>5,766</text:p>
          </table:table-cell>
          <table:table-cell office:value-type="float" office:value="3435" table:style-name="ce50">
            <text:p><text:s text:c="3"/>3,435</text:p>
          </table:table-cell>
          <table:table-cell office:value-type="float" office:value="17" table:style-name="ce50">
            <text:p><text:s text:c="3"/>17</text:p>
          </table:table-cell>
          <table:table-cell office:value-type="float" office:value="3418" table:style-name="ce50">
            <text:p><text:s text:c="3"/>3,418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275285" table:style-name="ce50">
            <text:p><text:s text:c="3"/>275,285</text:p>
          </table:table-cell>
          <table:table-cell office:value-type="float" office:value="78" table:style-name="ce50">
            <text:p><text:s text:c="3"/>78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35" table:style-name="ce50">
            <text:p><text:s text:c="3"/>1,135</text:p>
          </table:table-cell>
          <table:table-cell office:value-type="float" office:value="7538" table:style-name="ce50">
            <text:p><text:s text:c="3"/>7,538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63" table:style-name="ce50">
            <text:p><text:s text:c="3"/>63</text:p>
          </table:table-cell>
          <table:table-cell office:value-type="float" office:value="1077" table:style-name="ce50">
            <text:p><text:s text:c="3"/>1,077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1362" table:style-name="ce50">
            <text:p><text:s text:c="3"/>1,362</text:p>
          </table:table-cell>
          <table:table-cell office:value-type="float" office:value="9184" table:style-name="ce50">
            <text:p><text:s text:c="3"/>9,184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1345" table:style-name="ce50">
            <text:p><text:s text:c="3"/>1,345</text:p>
          </table:table-cell>
          <table:table-cell office:value-type="float" office:value="5766" table:style-name="ce50">
            <text:p><text:s text:c="3"/>5,766</text:p>
          </table:table-cell>
          <table:table-cell office:value-type="float" office:value="3435" table:style-name="ce50">
            <text:p><text:s text:c="3"/>3,435</text:p>
          </table:table-cell>
          <table:table-cell office:value-type="float" office:value="17" table:style-name="ce50">
            <text:p><text:s text:c="3"/>17</text:p>
          </table:table-cell>
          <table:table-cell office:value-type="float" office:value="3418" table:style-name="ce50">
            <text:p><text:s text:c="3"/>3,418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42901" table:style-name="ce54">
            <text:p><text:s text:c="3"/>142,901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464" table:style-name="ce54">
            <text:p><text:s text:c="3"/>464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3569" table:style-name="ce54">
            <text:p><text:s text:c="3"/>3,569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804" table:style-name="ce54">
            <text:p><text:s text:c="3"/>804</text:p>
          </table:table-cell>
          <table:table-cell office:value-type="float" office:value="2774" table:style-name="ce54">
            <text:p><text:s text:c="3"/>2,774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2765" table:style-name="ce54">
            <text:p><text:s text:c="3"/>2,765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42901" table:style-name="ce54">
            <text:p><text:s text:c="3"/>142,901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464" table:style-name="ce54">
            <text:p><text:s text:c="3"/>464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3569" table:style-name="ce54">
            <text:p><text:s text:c="3"/>3,569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804" table:style-name="ce54">
            <text:p><text:s text:c="3"/>804</text:p>
          </table:table-cell>
          <table:table-cell office:value-type="float" office:value="2774" table:style-name="ce54">
            <text:p><text:s text:c="3"/>2,774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2765" table:style-name="ce54">
            <text:p><text:s text:c="3"/>2,765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132384" table:style-name="ce58">
            <text:p><text:s text:c="3"/>132,384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1094" table:style-name="ce58">
            <text:p><text:s text:c="3"/>1,094</text:p>
          </table:table-cell>
          <table:table-cell office:value-type="float" office:value="6755" table:style-name="ce58">
            <text:p><text:s text:c="3"/>6,755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1334" table:style-name="ce58">
            <text:p><text:s text:c="3"/>1,334</text:p>
          </table:table-cell>
          <table:table-cell office:value-type="float" office:value="5615" table:style-name="ce58">
            <text:p><text:s text:c="3"/>5,615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1326" table:style-name="ce58">
            <text:p><text:s text:c="3"/>1,326</text:p>
          </table:table-cell>
          <table:table-cell office:value-type="float" office:value="4962" table:style-name="ce58">
            <text:p><text:s text:c="3"/>4,962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653" table:style-name="ce58">
            <text:p><text:s text:c="3"/>653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132384" table:style-name="ce58">
            <text:p><text:s text:c="3"/>132,384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1094" table:style-name="ce58">
            <text:p><text:s text:c="3"/>1,094</text:p>
          </table:table-cell>
          <table:table-cell office:value-type="float" office:value="6755" table:style-name="ce58">
            <text:p><text:s text:c="3"/>6,755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1334" table:style-name="ce58">
            <text:p><text:s text:c="3"/>1,334</text:p>
          </table:table-cell>
          <table:table-cell office:value-type="float" office:value="5615" table:style-name="ce58">
            <text:p><text:s text:c="3"/>5,615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1326" table:style-name="ce58">
            <text:p><text:s text:c="3"/>1,326</text:p>
          </table:table-cell>
          <table:table-cell office:value-type="float" office:value="4962" table:style-name="ce58">
            <text:p><text:s text:c="3"/>4,962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653" table:style-name="ce58">
            <text:p><text:s text:c="3"/>653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6年</text:p>
          </table:table-cell>
          <table:table-cell office:value-type="string" table:style-name="ce49">
            <text:p>計</text:p>
          </table:table-cell>
          <table:table-cell office:value-type="float" office:value="276068" table:style-name="ce50">
            <text:p><text:s text:c="3"/>276,068</text:p>
          </table:table-cell>
          <table:table-cell office:value-type="float" office:value="254971" table:style-name="ce50">
            <text:p><text:s text:c="3"/>254,971</text:p>
          </table:table-cell>
          <table:table-cell office:value-type="float" office:value="254912" table:style-name="ce50">
            <text:p><text:s text:c="3"/>254,912</text:p>
          </table:table-cell>
          <table:table-cell office:value-type="float" office:value="59" table:style-name="ce50">
            <text:p><text:s text:c="3"/>59</text:p>
          </table:table-cell>
          <table:table-cell office:value-type="float" office:value="7634" table:style-name="ce50">
            <text:p><text:s text:c="3"/>7,634</text:p>
          </table:table-cell>
          <table:table-cell office:value-type="float" office:value="1132" table:style-name="ce50">
            <text:p><text:s text:c="3"/>1,132</text:p>
          </table:table-cell>
          <table:table-cell office:value-type="float" office:value="6502" table:style-name="ce50">
            <text:p><text:s text:c="3"/>6,502</text:p>
          </table:table-cell>
          <table:table-cell office:value-type="float" office:value="1316" table:style-name="ce50">
            <text:p><text:s text:c="3"/>1,316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1252" table:style-name="ce50">
            <text:p><text:s text:c="3"/>1,252</text:p>
          </table:table-cell>
          <table:table-cell office:value-type="float" office:value="12147" table:style-name="ce50">
            <text:p><text:s text:c="3"/>12,147</text:p>
          </table:table-cell>
          <table:table-cell office:value-type="float" office:value="1455" table:style-name="ce50">
            <text:p><text:s text:c="3"/>1,455</text:p>
          </table:table-cell>
          <table:table-cell office:value-type="float" office:value="10692" table:style-name="ce50">
            <text:p><text:s text:c="3"/>10,692</text:p>
          </table:table-cell>
          <table:table-cell office:value-type="float" office:value="8569" table:style-name="ce50">
            <text:p><text:s text:c="3"/>8,569</text:p>
          </table:table-cell>
          <table:table-cell office:value-type="float" office:value="1440" table:style-name="ce50">
            <text:p><text:s text:c="3"/>1,440</text:p>
          </table:table-cell>
          <table:table-cell office:value-type="float" office:value="7129" table:style-name="ce50">
            <text:p><text:s text:c="3"/>7,129</text:p>
          </table:table-cell>
          <table:table-cell office:value-type="float" office:value="3578" table:style-name="ce50">
            <text:p><text:s text:c="3"/>3,578</text:p>
          </table:table-cell>
          <table:table-cell office:value-type="float" office:value="15" table:style-name="ce50">
            <text:p><text:s text:c="3"/>15</text:p>
          </table:table-cell>
          <table:table-cell office:value-type="float" office:value="3563" table:style-name="ce50">
            <text:p><text:s text:c="3"/>3,563</text:p>
          </table:table-cell>
          <table:table-cell office:value-type="float" office:value="276068" table:style-name="ce50">
            <text:p><text:s text:c="3"/>276,068</text:p>
          </table:table-cell>
          <table:table-cell office:value-type="float" office:value="254971" table:style-name="ce50">
            <text:p><text:s text:c="3"/>254,971</text:p>
          </table:table-cell>
          <table:table-cell office:value-type="float" office:value="254912" table:style-name="ce50">
            <text:p><text:s text:c="3"/>254,912</text:p>
          </table:table-cell>
          <table:table-cell office:value-type="float" office:value="59" table:style-name="ce50">
            <text:p><text:s text:c="3"/>59</text:p>
          </table:table-cell>
          <table:table-cell office:value-type="float" office:value="7634" table:style-name="ce50">
            <text:p><text:s text:c="3"/>7,634</text:p>
          </table:table-cell>
          <table:table-cell office:value-type="float" office:value="1132" table:style-name="ce50">
            <text:p><text:s text:c="3"/>1,132</text:p>
          </table:table-cell>
          <table:table-cell office:value-type="float" office:value="6502" table:style-name="ce50">
            <text:p><text:s text:c="3"/>6,502</text:p>
          </table:table-cell>
          <table:table-cell office:value-type="float" office:value="1316" table:style-name="ce50">
            <text:p><text:s text:c="3"/>1,316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1252" table:style-name="ce50">
            <text:p><text:s text:c="3"/>1,252</text:p>
          </table:table-cell>
          <table:table-cell office:value-type="float" office:value="12147" table:style-name="ce50">
            <text:p><text:s text:c="3"/>12,147</text:p>
          </table:table-cell>
          <table:table-cell office:value-type="float" office:value="1455" table:style-name="ce50">
            <text:p><text:s text:c="3"/>1,455</text:p>
          </table:table-cell>
          <table:table-cell office:value-type="float" office:value="10692" table:style-name="ce50">
            <text:p><text:s text:c="3"/>10,692</text:p>
          </table:table-cell>
          <table:table-cell office:value-type="float" office:value="8569" table:style-name="ce50">
            <text:p><text:s text:c="3"/>8,569</text:p>
          </table:table-cell>
          <table:table-cell office:value-type="float" office:value="1440" table:style-name="ce50">
            <text:p><text:s text:c="3"/>1,440</text:p>
          </table:table-cell>
          <table:table-cell office:value-type="float" office:value="7129" table:style-name="ce50">
            <text:p><text:s text:c="3"/>7,129</text:p>
          </table:table-cell>
          <table:table-cell office:value-type="float" office:value="3578" table:style-name="ce50">
            <text:p><text:s text:c="3"/>3,578</text:p>
          </table:table-cell>
          <table:table-cell office:value-type="float" office:value="15" table:style-name="ce50">
            <text:p><text:s text:c="3"/>15</text:p>
          </table:table-cell>
          <table:table-cell office:value-type="float" office:value="3563" table:style-name="ce50">
            <text:p><text:s text:c="3"/>3,563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8034" table:style-name="ce54">
            <text:p><text:s text:c="3"/>138,034</text:p>
          </table:table-cell>
          <table:table-cell office:value-type="float" office:value="132730" table:style-name="ce54">
            <text:p><text:s text:c="3"/>132,730</text:p>
          </table:table-cell>
          <table:table-cell office:value-type="float" office:value="132698" table:style-name="ce54">
            <text:p><text:s text:c="3"/>132,69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608" table:style-name="ce54">
            <text:p><text:s text:c="3"/>60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576" table:style-name="ce54">
            <text:p><text:s text:c="3"/>576</text:p>
          </table:table-cell>
          <table:table-cell office:value-type="float" office:value="3873" table:style-name="ce54">
            <text:p><text:s text:c="3"/>3,873</text:p>
          </table:table-cell>
          <table:table-cell office:value-type="float" office:value="36" table:style-name="ce54">
            <text:p><text:s text:c="3"/>36</text:p>
          </table:table-cell>
          <table:table-cell office:value-type="float" office:value="3837" table:style-name="ce54">
            <text:p><text:s text:c="3"/>3,837</text:p>
          </table:table-cell>
          <table:table-cell office:value-type="float" office:value="981" table:style-name="ce54">
            <text:p><text:s text:c="3"/>98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957" table:style-name="ce54">
            <text:p><text:s text:c="3"/>957</text:p>
          </table:table-cell>
          <table:table-cell office:value-type="float" office:value="2892" table:style-name="ce54">
            <text:p><text:s text:c="3"/>2,892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2880" table:style-name="ce54">
            <text:p><text:s text:c="3"/>2,880</text:p>
          </table:table-cell>
          <table:table-cell office:value-type="float" office:value="138034" table:style-name="ce54">
            <text:p><text:s text:c="3"/>138,034</text:p>
          </table:table-cell>
          <table:table-cell office:value-type="float" office:value="132730" table:style-name="ce54">
            <text:p><text:s text:c="3"/>132,730</text:p>
          </table:table-cell>
          <table:table-cell office:value-type="float" office:value="132698" table:style-name="ce54">
            <text:p><text:s text:c="3"/>132,69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608" table:style-name="ce54">
            <text:p><text:s text:c="3"/>60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576" table:style-name="ce54">
            <text:p><text:s text:c="3"/>576</text:p>
          </table:table-cell>
          <table:table-cell office:value-type="float" office:value="3873" table:style-name="ce54">
            <text:p><text:s text:c="3"/>3,873</text:p>
          </table:table-cell>
          <table:table-cell office:value-type="float" office:value="36" table:style-name="ce54">
            <text:p><text:s text:c="3"/>36</text:p>
          </table:table-cell>
          <table:table-cell office:value-type="float" office:value="3837" table:style-name="ce54">
            <text:p><text:s text:c="3"/>3,837</text:p>
          </table:table-cell>
          <table:table-cell office:value-type="float" office:value="981" table:style-name="ce54">
            <text:p><text:s text:c="3"/>98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957" table:style-name="ce54">
            <text:p><text:s text:c="3"/>957</text:p>
          </table:table-cell>
          <table:table-cell office:value-type="float" office:value="2892" table:style-name="ce54">
            <text:p><text:s text:c="3"/>2,892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2880" table:style-name="ce54">
            <text:p><text:s text:c="3"/>2,880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22241" table:style-name="ce58">
            <text:p><text:s text:c="3"/>122,241</text:p>
          </table:table-cell>
          <table:table-cell office:value-type="float" office:value="122214" table:style-name="ce58">
            <text:p><text:s text:c="3"/>122,214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6811" table:style-name="ce58">
            <text:p><text:s text:c="3"/>6,811</text:p>
          </table:table-cell>
          <table:table-cell office:value-type="float" office:value="1088" table:style-name="ce58">
            <text:p><text:s text:c="3"/>1,088</text:p>
          </table:table-cell>
          <table:table-cell office:value-type="float" office:value="5723" table:style-name="ce58">
            <text:p><text:s text:c="3"/>5,723</text:p>
          </table:table-cell>
          <table:table-cell office:value-type="float" office:value="708" table:style-name="ce58">
            <text:p><text:s text:c="3"/>70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676" table:style-name="ce58">
            <text:p><text:s text:c="3"/>676</text:p>
          </table:table-cell>
          <table:table-cell office:value-type="float" office:value="8274" table:style-name="ce58">
            <text:p><text:s text:c="3"/>8,274</text:p>
          </table:table-cell>
          <table:table-cell office:value-type="float" office:value="1419" table:style-name="ce58">
            <text:p><text:s text:c="3"/>1,419</text:p>
          </table:table-cell>
          <table:table-cell office:value-type="float" office:value="6855" table:style-name="ce58">
            <text:p><text:s text:c="3"/>6,855</text:p>
          </table:table-cell>
          <table:table-cell office:value-type="float" office:value="7588" table:style-name="ce58">
            <text:p><text:s text:c="3"/>7,588</text:p>
          </table:table-cell>
          <table:table-cell office:value-type="float" office:value="1416" table:style-name="ce58">
            <text:p><text:s text:c="3"/>1,416</text:p>
          </table:table-cell>
          <table:table-cell office:value-type="float" office:value="6172" table:style-name="ce58">
            <text:p><text:s text:c="3"/>6,172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683" table:style-name="ce58">
            <text:p><text:s text:c="3"/>683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22241" table:style-name="ce58">
            <text:p><text:s text:c="3"/>122,241</text:p>
          </table:table-cell>
          <table:table-cell office:value-type="float" office:value="122214" table:style-name="ce58">
            <text:p><text:s text:c="3"/>122,214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6811" table:style-name="ce58">
            <text:p><text:s text:c="3"/>6,811</text:p>
          </table:table-cell>
          <table:table-cell office:value-type="float" office:value="1088" table:style-name="ce58">
            <text:p><text:s text:c="3"/>1,088</text:p>
          </table:table-cell>
          <table:table-cell office:value-type="float" office:value="5723" table:style-name="ce58">
            <text:p><text:s text:c="3"/>5,723</text:p>
          </table:table-cell>
          <table:table-cell office:value-type="float" office:value="708" table:style-name="ce58">
            <text:p><text:s text:c="3"/>70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676" table:style-name="ce58">
            <text:p><text:s text:c="3"/>676</text:p>
          </table:table-cell>
          <table:table-cell office:value-type="float" office:value="8274" table:style-name="ce58">
            <text:p><text:s text:c="3"/>8,274</text:p>
          </table:table-cell>
          <table:table-cell office:value-type="float" office:value="1419" table:style-name="ce58">
            <text:p><text:s text:c="3"/>1,419</text:p>
          </table:table-cell>
          <table:table-cell office:value-type="float" office:value="6855" table:style-name="ce58">
            <text:p><text:s text:c="3"/>6,855</text:p>
          </table:table-cell>
          <table:table-cell office:value-type="float" office:value="7588" table:style-name="ce58">
            <text:p><text:s text:c="3"/>7,588</text:p>
          </table:table-cell>
          <table:table-cell office:value-type="float" office:value="1416" table:style-name="ce58">
            <text:p><text:s text:c="3"/>1,416</text:p>
          </table:table-cell>
          <table:table-cell office:value-type="float" office:value="6172" table:style-name="ce58">
            <text:p><text:s text:c="3"/>6,172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683" table:style-name="ce58">
            <text:p><text:s text:c="3"/>683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7年</text:p>
          </table:table-cell>
          <table:table-cell office:value-type="string" table:style-name="ce49">
            <text:p>計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250142" table:style-name="ce50">
            <text:p><text:s text:c="3"/>250,142</text:p>
          </table:table-cell>
          <table:table-cell office:value-type="float" office:value="56" table:style-name="ce50">
            <text:p><text:s text:c="3"/>5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087" table:style-name="ce50">
            <text:p><text:s text:c="3"/>1,087</text:p>
          </table:table-cell>
          <table:table-cell office:value-type="float" office:value="5857" table:style-name="ce50">
            <text:p><text:s text:c="3"/>5,857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77" table:style-name="ce50">
            <text:p><text:s text:c="3"/>77</text:p>
          </table:table-cell>
          <table:table-cell office:value-type="float" office:value="1195" table:style-name="ce50">
            <text:p><text:s text:c="3"/>1,195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1658" table:style-name="ce50">
            <text:p><text:s text:c="3"/>1,658</text:p>
          </table:table-cell>
          <table:table-cell office:value-type="float" office:value="10734" table:style-name="ce50">
            <text:p><text:s text:c="3"/>10,734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1637" table:style-name="ce50">
            <text:p><text:s text:c="3"/>1,637</text:p>
          </table:table-cell>
          <table:table-cell office:value-type="float" office:value="7112" table:style-name="ce50">
            <text:p><text:s text:c="3"/>7,112</text:p>
          </table:table-cell>
          <table:table-cell office:value-type="float" office:value="3643" table:style-name="ce50">
            <text:p><text:s text:c="3"/>3,643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3622" table:style-name="ce50">
            <text:p><text:s text:c="3"/>3,622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250142" table:style-name="ce50">
            <text:p><text:s text:c="3"/>250,142</text:p>
          </table:table-cell>
          <table:table-cell office:value-type="float" office:value="56" table:style-name="ce50">
            <text:p><text:s text:c="3"/>5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087" table:style-name="ce50">
            <text:p><text:s text:c="3"/>1,087</text:p>
          </table:table-cell>
          <table:table-cell office:value-type="float" office:value="5857" table:style-name="ce50">
            <text:p><text:s text:c="3"/>5,857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77" table:style-name="ce50">
            <text:p><text:s text:c="3"/>77</text:p>
          </table:table-cell>
          <table:table-cell office:value-type="float" office:value="1195" table:style-name="ce50">
            <text:p><text:s text:c="3"/>1,195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1658" table:style-name="ce50">
            <text:p><text:s text:c="3"/>1,658</text:p>
          </table:table-cell>
          <table:table-cell office:value-type="float" office:value="10734" table:style-name="ce50">
            <text:p><text:s text:c="3"/>10,734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1637" table:style-name="ce50">
            <text:p><text:s text:c="3"/>1,637</text:p>
          </table:table-cell>
          <table:table-cell office:value-type="float" office:value="7112" table:style-name="ce50">
            <text:p><text:s text:c="3"/>7,112</text:p>
          </table:table-cell>
          <table:table-cell office:value-type="float" office:value="3643" table:style-name="ce50">
            <text:p><text:s text:c="3"/>3,643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3622" table:style-name="ce50">
            <text:p><text:s text:c="3"/>3,622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29977" table:style-name="ce54">
            <text:p><text:s text:c="3"/>129,977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525" table:style-name="ce54">
            <text:p><text:s text:c="3"/>525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54" table:style-name="ce54">
            <text:p><text:s text:c="3"/>54</text:p>
          </table:table-cell>
          <table:table-cell office:value-type="float" office:value="3940" table:style-name="ce54">
            <text:p><text:s text:c="3"/>3,940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1108" table:style-name="ce54">
            <text:p><text:s text:c="3"/>1,108</text:p>
          </table:table-cell>
          <table:table-cell office:value-type="float" office:value="2845" table:style-name="ce54">
            <text:p><text:s text:c="3"/>2,845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2832" table:style-name="ce54">
            <text:p><text:s text:c="3"/>2,832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29977" table:style-name="ce54">
            <text:p><text:s text:c="3"/>129,977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525" table:style-name="ce54">
            <text:p><text:s text:c="3"/>525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54" table:style-name="ce54">
            <text:p><text:s text:c="3"/>54</text:p>
          </table:table-cell>
          <table:table-cell office:value-type="float" office:value="3940" table:style-name="ce54">
            <text:p><text:s text:c="3"/>3,940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1108" table:style-name="ce54">
            <text:p><text:s text:c="3"/>1,108</text:p>
          </table:table-cell>
          <table:table-cell office:value-type="float" office:value="2845" table:style-name="ce54">
            <text:p><text:s text:c="3"/>2,845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2832" table:style-name="ce54">
            <text:p><text:s text:c="3"/>2,832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120165" table:style-name="ce58">
            <text:p><text:s text:c="3"/>120,165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1037" table:style-name="ce58">
            <text:p><text:s text:c="3"/>1,037</text:p>
          </table:table-cell>
          <table:table-cell office:value-type="float" office:value="5074" table:style-name="ce58">
            <text:p><text:s text:c="3"/>5,074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670" table:style-name="ce58">
            <text:p><text:s text:c="3"/>670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1604" table:style-name="ce58">
            <text:p><text:s text:c="3"/>1,604</text:p>
          </table:table-cell>
          <table:table-cell office:value-type="float" office:value="6794" table:style-name="ce58">
            <text:p><text:s text:c="3"/>6,794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1596" table:style-name="ce58">
            <text:p><text:s text:c="3"/>1,596</text:p>
          </table:table-cell>
          <table:table-cell office:value-type="float" office:value="6004" table:style-name="ce58">
            <text:p><text:s text:c="3"/>6,004</text:p>
          </table:table-cell>
          <table:table-cell office:value-type="float" office:value="798" table:style-name="ce58">
            <text:p><text:s text:c="3"/>79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790" table:style-name="ce58">
            <text:p><text:s text:c="3"/>790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120165" table:style-name="ce58">
            <text:p><text:s text:c="3"/>120,165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1037" table:style-name="ce58">
            <text:p><text:s text:c="3"/>1,037</text:p>
          </table:table-cell>
          <table:table-cell office:value-type="float" office:value="5074" table:style-name="ce58">
            <text:p><text:s text:c="3"/>5,074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670" table:style-name="ce58">
            <text:p><text:s text:c="3"/>670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1604" table:style-name="ce58">
            <text:p><text:s text:c="3"/>1,604</text:p>
          </table:table-cell>
          <table:table-cell office:value-type="float" office:value="6794" table:style-name="ce58">
            <text:p><text:s text:c="3"/>6,794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1596" table:style-name="ce58">
            <text:p><text:s text:c="3"/>1,596</text:p>
          </table:table-cell>
          <table:table-cell office:value-type="float" office:value="6004" table:style-name="ce58">
            <text:p><text:s text:c="3"/>6,004</text:p>
          </table:table-cell>
          <table:table-cell office:value-type="float" office:value="798" table:style-name="ce58">
            <text:p><text:s text:c="3"/>79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790" table:style-name="ce58">
            <text:p><text:s text:c="3"/>790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8年</text:p>
          </table:table-cell>
          <table:table-cell office:value-type="string" table:style-name="ce49">
            <text:p>計</text:p>
          </table:table-cell>
          <table:table-cell office:value-type="float" office:value="269048" table:style-name="ce50">
            <text:p><text:s text:c="3"/>269,048</text:p>
          </table:table-cell>
          <table:table-cell office:value-type="float" office:value="247832" table:style-name="ce50">
            <text:p><text:s text:c="3"/>247,832</text:p>
          </table:table-cell>
          <table:table-cell office:value-type="float" office:value="247771" table:style-name="ce50">
            <text:p><text:s text:c="3"/>247,771</text:p>
          </table:table-cell>
          <table:table-cell office:value-type="float" office:value="61" table:style-name="ce50">
            <text:p><text:s text:c="3"/>61</text:p>
          </table:table-cell>
          <table:table-cell office:value-type="float" office:value="6698" table:style-name="ce50">
            <text:p><text:s text:c="3"/>6,698</text:p>
          </table:table-cell>
          <table:table-cell office:value-type="float" office:value="1061" table:style-name="ce50">
            <text:p><text:s text:c="3"/>1,061</text:p>
          </table:table-cell>
          <table:table-cell office:value-type="float" office:value="5637" table:style-name="ce50">
            <text:p><text:s text:c="3"/>5,637</text:p>
          </table:table-cell>
          <table:table-cell office:value-type="float" office:value="1631" table:style-name="ce50">
            <text:p><text:s text:c="3"/>1,631</text:p>
          </table:table-cell>
          <table:table-cell office:value-type="float" office:value="85" table:style-name="ce50">
            <text:p><text:s text:c="3"/>85</text:p>
          </table:table-cell>
          <table:table-cell office:value-type="float" office:value="1546" table:style-name="ce50">
            <text:p><text:s text:c="3"/>1,546</text:p>
          </table:table-cell>
          <table:table-cell office:value-type="float" office:value="12887" table:style-name="ce50">
            <text:p><text:s text:c="3"/>12,887</text:p>
          </table:table-cell>
          <table:table-cell office:value-type="float" office:value="1701" table:style-name="ce50">
            <text:p><text:s text:c="3"/>1,701</text:p>
          </table:table-cell>
          <table:table-cell office:value-type="float" office:value="11186" table:style-name="ce50">
            <text:p><text:s text:c="3"/>11,186</text:p>
          </table:table-cell>
          <table:table-cell office:value-type="float" office:value="9007" table:style-name="ce50">
            <text:p><text:s text:c="3"/>9,007</text:p>
          </table:table-cell>
          <table:table-cell office:value-type="float" office:value="1667" table:style-name="ce50">
            <text:p><text:s text:c="3"/>1,667</text:p>
          </table:table-cell>
          <table:table-cell office:value-type="float" office:value="7340" table:style-name="ce50">
            <text:p><text:s text:c="3"/>7,340</text:p>
          </table:table-cell>
          <table:table-cell office:value-type="float" office:value="3880" table:style-name="ce50">
            <text:p><text:s text:c="3"/>3,880</text:p>
          </table:table-cell>
          <table:table-cell office:value-type="float" office:value="34" table:style-name="ce50">
            <text:p><text:s text:c="3"/>34</text:p>
          </table:table-cell>
          <table:table-cell office:value-type="float" office:value="3846" table:style-name="ce50">
            <text:p><text:s text:c="3"/>3,846</text:p>
          </table:table-cell>
          <table:table-cell office:value-type="float" office:value="263170" table:style-name="ce50">
            <text:p><text:s text:c="3"/>263,170</text:p>
          </table:table-cell>
          <table:table-cell office:value-type="float" office:value="242113" table:style-name="ce50">
            <text:p><text:s text:c="3"/>242,113</text:p>
          </table:table-cell>
          <table:table-cell office:value-type="float" office:value="242053" table:style-name="ce50">
            <text:p><text:s text:c="3"/>242,053</text:p>
          </table:table-cell>
          <table:table-cell office:value-type="float" office:value="60" table:style-name="ce50">
            <text:p><text:s text:c="3"/>60</text:p>
          </table:table-cell>
          <table:table-cell office:value-type="float" office:value="6696" table:style-name="ce50">
            <text:p><text:s text:c="3"/>6,696</text:p>
          </table:table-cell>
          <table:table-cell office:value-type="float" office:value="1059" table:style-name="ce50">
            <text:p><text:s text:c="3"/>1,059</text:p>
          </table:table-cell>
          <table:table-cell office:value-type="float" office:value="5637" table:style-name="ce50">
            <text:p><text:s text:c="3"/>5,637</text:p>
          </table:table-cell>
          <table:table-cell office:value-type="float" office:value="1621" table:style-name="ce50">
            <text:p><text:s text:c="3"/>1,621</text:p>
          </table:table-cell>
          <table:table-cell office:value-type="float" office:value="75" table:style-name="ce50">
            <text:p><text:s text:c="3"/>75</text:p>
          </table:table-cell>
          <table:table-cell office:value-type="float" office:value="1546" table:style-name="ce50">
            <text:p><text:s text:c="3"/>1,546</text:p>
          </table:table-cell>
          <table:table-cell office:value-type="float" office:value="12740" table:style-name="ce50">
            <text:p><text:s text:c="3"/>12,740</text:p>
          </table:table-cell>
          <table:table-cell office:value-type="float" office:value="1690" table:style-name="ce50">
            <text:p><text:s text:c="3"/>1,690</text:p>
          </table:table-cell>
          <table:table-cell office:value-type="float" office:value="11050" table:style-name="ce50">
            <text:p><text:s text:c="3"/>11,050</text:p>
          </table:table-cell>
          <table:table-cell office:value-type="float" office:value="8998" table:style-name="ce50">
            <text:p><text:s text:c="3"/>8,998</text:p>
          </table:table-cell>
          <table:table-cell office:value-type="float" office:value="1658" table:style-name="ce50">
            <text:p><text:s text:c="3"/>1,658</text:p>
          </table:table-cell>
          <table:table-cell office:value-type="float" office:value="7340" table:style-name="ce50">
            <text:p><text:s text:c="3"/>7,340</text:p>
          </table:table-cell>
          <table:table-cell office:value-type="float" office:value="3742" table:style-name="ce50">
            <text:p><text:s text:c="3"/>3,742</text:p>
          </table:table-cell>
          <table:table-cell office:value-type="float" office:value="32" table:style-name="ce50">
            <text:p><text:s text:c="3"/>32</text:p>
          </table:table-cell>
          <table:table-cell office:value-type="float" office:value="3710" table:style-name="ce50">
            <text:p><text:s text:c="3"/>3,710</text:p>
          </table:table-cell>
          <table:table-cell office:value-type="float" office:value="5878" table:style-name="ce51">
            <text:p><text:s text:c="3"/>5,878</text:p>
          </table:table-cell>
          <table:table-cell office:value-type="float" office:value="5719" table:style-name="ce50">
            <text:p><text:s text:c="3"/>5,719</text:p>
          </table:table-cell>
          <table:table-cell office:value-type="float" office:value="5718" table:style-name="ce50">
            <text:p><text:s text:c="3"/>5,718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0" table:style-name="ce50">
            <text:p>—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0" table:style-name="ce50">
            <text:p>—</text:p>
          </table:table-cell>
          <table:table-cell office:value-type="float" office:value="147" table:style-name="ce50">
            <text:p><text:s text:c="3"/>147</text:p>
          </table:table-cell>
          <table:table-cell office:value-type="float" office:value="11" table:style-name="ce50">
            <text:p><text:s text:c="3"/>11</text:p>
          </table:table-cell>
          <table:table-cell office:value-type="float" office:value="136" table:style-name="ce50">
            <text:p><text:s text:c="3"/>136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0" table:style-name="ce50">
            <text:p>—</text:p>
          </table:table-cell>
          <table:table-cell office:value-type="float" office:value="138" table:style-name="ce50">
            <text:p><text:s text:c="3"/>138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136" table:style-name="ce52">
            <text:p><text:s text:c="3"/>136</text:p>
          </table:table-cell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3441" table:style-name="ce54">
            <text:p><text:s text:c="3"/>133,441</text:p>
          </table:table-cell>
          <table:table-cell office:value-type="float" office:value="127493" table:style-name="ce54">
            <text:p><text:s text:c="3"/>127,493</text:p>
          </table:table-cell>
          <table:table-cell office:value-type="float" office:value="127449" table:style-name="ce54">
            <text:p><text:s text:c="3"/>127,449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938" table:style-name="ce54">
            <text:p><text:s text:c="3"/>938</text:p>
          </table:table-cell>
          <table:table-cell office:value-type="float" office:value="755" table:style-name="ce54">
            <text:p><text:s text:c="3"/>755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722" table:style-name="ce54">
            <text:p><text:s text:c="3"/>722</text:p>
          </table:table-cell>
          <table:table-cell office:value-type="float" office:value="4199" table:style-name="ce54">
            <text:p><text:s text:c="3"/>4,199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4133" table:style-name="ce54">
            <text:p><text:s text:c="3"/>4,133</text:p>
          </table:table-cell>
          <table:table-cell office:value-type="float" office:value="1168" table:style-name="ce54">
            <text:p><text:s text:c="3"/>1,168</text:p>
          </table:table-cell>
          <table:table-cell office:value-type="float" office:value="40" table:style-name="ce54">
            <text:p><text:s text:c="3"/>40</text:p>
          </table:table-cell>
          <table:table-cell office:value-type="float" office:value="1128" table:style-name="ce54">
            <text:p><text:s text:c="3"/>1,128</text:p>
          </table:table-cell>
          <table:table-cell office:value-type="float" office:value="3031" table:style-name="ce54">
            <text:p><text:s text:c="3"/>3,031</text:p>
          </table:table-cell>
          <table:table-cell office:value-type="float" office:value="26" table:style-name="ce54">
            <text:p><text:s text:c="3"/>26</text:p>
          </table:table-cell>
          <table:table-cell office:value-type="float" office:value="3005" table:style-name="ce54">
            <text:p><text:s text:c="3"/>3,005</text:p>
          </table:table-cell>
          <table:table-cell office:value-type="float" office:value="131585" table:style-name="ce54">
            <text:p><text:s text:c="3"/>131,585</text:p>
          </table:table-cell>
          <table:table-cell office:value-type="float" office:value="125759" table:style-name="ce54">
            <text:p><text:s text:c="3"/>125,759</text:p>
          </table:table-cell>
          <table:table-cell office:value-type="float" office:value="125716" table:style-name="ce54">
            <text:p><text:s text:c="3"/>125,716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938" table:style-name="ce54">
            <text:p><text:s text:c="3"/>938</text:p>
          </table:table-cell>
          <table:table-cell office:value-type="float" office:value="753" table:style-name="ce54">
            <text:p><text:s text:c="3"/>753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722" table:style-name="ce54">
            <text:p><text:s text:c="3"/>722</text:p>
          </table:table-cell>
          <table:table-cell office:value-type="float" office:value="4079" table:style-name="ce54">
            <text:p><text:s text:c="3"/>4,079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017" table:style-name="ce54">
            <text:p><text:s text:c="3"/>4,017</text:p>
          </table:table-cell>
          <table:table-cell office:value-type="float" office:value="1166" table:style-name="ce54">
            <text:p><text:s text:c="3"/>1,166</text:p>
          </table:table-cell>
          <table:table-cell office:value-type="float" office:value="38" table:style-name="ce54">
            <text:p><text:s text:c="3"/>38</text:p>
          </table:table-cell>
          <table:table-cell office:value-type="float" office:value="1128" table:style-name="ce54">
            <text:p><text:s text:c="3"/>1,128</text:p>
          </table:table-cell>
          <table:table-cell office:value-type="float" office:value="2913" table:style-name="ce54">
            <text:p><text:s text:c="3"/>2,913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2889" table:style-name="ce54">
            <text:p><text:s text:c="3"/>2,889</text:p>
          </table:table-cell>
          <table:table-cell office:value-type="float" office:value="1856" table:style-name="ce55">
            <text:p><text:s text:c="3"/>1,856</text:p>
          </table:table-cell>
          <table:table-cell office:value-type="float" office:value="1734" table:style-name="ce54">
            <text:p><text:s text:c="3"/>1,734</text:p>
          </table:table-cell>
          <table:table-cell office:value-type="float" office:value="1733" table:style-name="ce54">
            <text:p><text:s text:c="3"/>1,733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16" table:style-name="ce54">
            <text:p><text:s text:c="3"/>116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118" table:style-name="ce54">
            <text:p><text:s text:c="3"/>118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16" table:style-name="ce56">
            <text:p><text:s text:c="3"/>116</text:p>
          </table:table-cell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35607" table:style-name="ce58">
            <text:p><text:s text:c="3"/>135,607</text:p>
          </table:table-cell>
          <table:table-cell office:value-type="float" office:value="120339" table:style-name="ce58">
            <text:p><text:s text:c="3"/>120,339</text:p>
          </table:table-cell>
          <table:table-cell office:value-type="float" office:value="120322" table:style-name="ce58">
            <text:p><text:s text:c="3"/>120,322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5704" table:style-name="ce58">
            <text:p><text:s text:c="3"/>5,704</text:p>
          </table:table-cell>
          <table:table-cell office:value-type="float" office:value="1005" table:style-name="ce58">
            <text:p><text:s text:c="3"/>1,005</text:p>
          </table:table-cell>
          <table:table-cell office:value-type="float" office:value="4699" table:style-name="ce58">
            <text:p><text:s text:c="3"/>4,699</text:p>
          </table:table-cell>
          <table:table-cell office:value-type="float" office:value="876" table:style-name="ce58">
            <text:p><text:s text:c="3"/>876</text:p>
          </table:table-cell>
          <table:table-cell office:value-type="float" office:value="52" table:style-name="ce58">
            <text:p><text:s text:c="3"/>52</text:p>
          </table:table-cell>
          <table:table-cell office:value-type="float" office:value="824" table:style-name="ce58">
            <text:p><text:s text:c="3"/>824</text:p>
          </table:table-cell>
          <table:table-cell office:value-type="float" office:value="8688" table:style-name="ce58">
            <text:p><text:s text:c="3"/>8,688</text:p>
          </table:table-cell>
          <table:table-cell office:value-type="float" office:value="1635" table:style-name="ce58">
            <text:p><text:s text:c="3"/>1,635</text:p>
          </table:table-cell>
          <table:table-cell office:value-type="float" office:value="7053" table:style-name="ce58">
            <text:p><text:s text:c="3"/>7,053</text:p>
          </table:table-cell>
          <table:table-cell office:value-type="float" office:value="7839" table:style-name="ce58">
            <text:p><text:s text:c="3"/>7,839</text:p>
          </table:table-cell>
          <table:table-cell office:value-type="float" office:value="1627" table:style-name="ce58">
            <text:p><text:s text:c="3"/>1,627</text:p>
          </table:table-cell>
          <table:table-cell office:value-type="float" office:value="6212" table:style-name="ce58">
            <text:p><text:s text:c="3"/>6,212</text:p>
          </table:table-cell>
          <table:table-cell office:value-type="float" office:value="849" table:style-name="ce58">
            <text:p><text:s text:c="3"/>849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841" table:style-name="ce58">
            <text:p><text:s text:c="3"/>841</text:p>
          </table:table-cell>
          <table:table-cell office:value-type="float" office:value="131585" table:style-name="ce58">
            <text:p><text:s text:c="3"/>131,585</text:p>
          </table:table-cell>
          <table:table-cell office:value-type="float" office:value="116354" table:style-name="ce58">
            <text:p><text:s text:c="3"/>116,354</text:p>
          </table:table-cell>
          <table:table-cell office:value-type="float" office:value="116337" table:style-name="ce58">
            <text:p><text:s text:c="3"/>116,337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5702" table:style-name="ce58">
            <text:p><text:s text:c="3"/>5,702</text:p>
          </table:table-cell>
          <table:table-cell office:value-type="float" office:value="1003" table:style-name="ce58">
            <text:p><text:s text:c="3"/>1,003</text:p>
          </table:table-cell>
          <table:table-cell office:value-type="float" office:value="4699" table:style-name="ce58">
            <text:p><text:s text:c="3"/>4,699</text:p>
          </table:table-cell>
          <table:table-cell office:value-type="float" office:value="868" table:style-name="ce58">
            <text:p><text:s text:c="3"/>868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824" table:style-name="ce58">
            <text:p><text:s text:c="3"/>824</text:p>
          </table:table-cell>
          <table:table-cell office:value-type="float" office:value="8661" table:style-name="ce58">
            <text:p><text:s text:c="3"/>8,661</text:p>
          </table:table-cell>
          <table:table-cell office:value-type="float" office:value="1628" table:style-name="ce58">
            <text:p><text:s text:c="3"/>1,628</text:p>
          </table:table-cell>
          <table:table-cell office:value-type="float" office:value="7033" table:style-name="ce58">
            <text:p><text:s text:c="3"/>7,033</text:p>
          </table:table-cell>
          <table:table-cell office:value-type="float" office:value="7832" table:style-name="ce58">
            <text:p><text:s text:c="3"/>7,832</text:p>
          </table:table-cell>
          <table:table-cell office:value-type="float" office:value="1620" table:style-name="ce58">
            <text:p><text:s text:c="3"/>1,620</text:p>
          </table:table-cell>
          <table:table-cell office:value-type="float" office:value="6212" table:style-name="ce58">
            <text:p><text:s text:c="3"/>6,212</text:p>
          </table:table-cell>
          <table:table-cell office:value-type="float" office:value="829" table:style-name="ce58">
            <text:p><text:s text:c="3"/>829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821" table:style-name="ce58">
            <text:p><text:s text:c="3"/>821</text:p>
          </table:table-cell>
          <table:table-cell office:value-type="float" office:value="4022" table:style-name="ce59">
            <text:p><text:s text:c="3"/>4,022</text:p>
          </table:table-cell>
          <table:table-cell office:value-type="float" office:value="3985" table:style-name="ce58">
            <text:p><text:s text:c="3"/>3,985</text:p>
          </table:table-cell>
          <table:table-cell office:value-type="float" office:value="3985" table:style-name="ce58">
            <text:p><text:s text:c="3"/>3,985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0" table:style-name="ce58">
            <text:p>—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0" table:style-name="ce58">
            <text:p>—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0" table:style-name="ce58">
            <text:p>—</text:p>
          </table:table-cell>
          <table:table-cell office:value-type="float" office:value="20" table:style-name="ce60">
            <text:p><text:s text:c="3"/>20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65">
            <text:p>計</text:p>
          </table:table-cell>
          <table:table-cell office:value-type="float" office:value="27804" table:style-name="ce80">
            <text:p><text:s text:c="3"/>27,804</text:p>
          </table:table-cell>
          <table:table-cell office:value-type="float" office:value="25797" table:style-name="ce80">
            <text:p><text:s text:c="3"/>25,797</text:p>
          </table:table-cell>
          <table:table-cell office:value-type="float" office:value="25792" table:style-name="ce80">
            <text:p><text:s text:c="3"/>25,792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691" table:style-name="ce80">
            <text:p><text:s text:c="3"/>691</text:p>
          </table:table-cell>
          <table:table-cell office:value-type="float" office:value="108" table:style-name="ce80">
            <text:p><text:s text:c="3"/>108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1211" table:style-name="ce80">
            <text:p><text:s text:c="3"/>1,211</text:p>
          </table:table-cell>
          <table:table-cell office:value-type="float" office:value="160" table:style-name="ce80">
            <text:p><text:s text:c="3"/>160</text:p>
          </table:table-cell>
          <table:table-cell office:value-type="float" office:value="1051" table:style-name="ce80">
            <text:p><text:s text:c="3"/>1,051</text:p>
          </table:table-cell>
          <table:table-cell office:value-type="float" office:value="870" table:style-name="ce80">
            <text:p><text:s text:c="3"/>870</text:p>
          </table:table-cell>
          <table:table-cell office:value-type="float" office:value="154" table:style-name="ce80">
            <text:p><text:s text:c="3"/>154</text:p>
          </table:table-cell>
          <table:table-cell office:value-type="float" office:value="716" table:style-name="ce80">
            <text:p><text:s text:c="3"/>716</text:p>
          </table:table-cell>
          <table:table-cell office:value-type="float" office:value="341" table:style-name="ce80">
            <text:p><text:s text:c="3"/>341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335" table:style-name="ce80">
            <text:p><text:s text:c="3"/>335</text:p>
          </table:table-cell>
          <table:table-cell office:value-type="float" office:value="27804" table:style-name="ce200">
            <text:p><text:s text:c="3"/>27,804</text:p>
          </table:table-cell>
          <table:table-cell office:value-type="float" office:value="25797" table:style-name="ce201">
            <text:p><text:s text:c="3"/>25,797</text:p>
          </table:table-cell>
          <table:table-cell office:value-type="float" office:value="25792" table:style-name="ce201">
            <text:p><text:s text:c="3"/>25,79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691" table:style-name="ce201">
            <text:p><text:s text:c="3"/>691</text:p>
          </table:table-cell>
          <table:table-cell office:value-type="float" office:value="108" table:style-name="ce201">
            <text:p><text:s text:c="3"/>108</text:p>
          </table:table-cell>
          <table:table-cell office:value-type="float" office:value="583" table:style-name="ce201">
            <text:p><text:s text:c="3"/>583</text:p>
          </table:table-cell>
          <table:table-cell office:value-type="float" office:value="105" table:style-name="ce201">
            <text:p><text:s text:c="3"/>10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00" table:style-name="ce201">
            <text:p><text:s text:c="3"/>100</text:p>
          </table:table-cell>
          <table:table-cell office:value-type="float" office:value="1211" table:style-name="ce201">
            <text:p><text:s text:c="3"/>1,211</text:p>
          </table:table-cell>
          <table:table-cell office:value-type="float" office:value="160" table:style-name="ce201">
            <text:p><text:s text:c="3"/>160</text:p>
          </table:table-cell>
          <table:table-cell office:value-type="float" office:value="1051" table:style-name="ce201">
            <text:p><text:s text:c="3"/>1,051</text:p>
          </table:table-cell>
          <table:table-cell office:value-type="float" office:value="870" table:style-name="ce201">
            <text:p><text:s text:c="3"/>870</text:p>
          </table:table-cell>
          <table:table-cell office:value-type="float" office:value="154" table:style-name="ce201">
            <text:p><text:s text:c="3"/>154</text:p>
          </table:table-cell>
          <table:table-cell office:value-type="float" office:value="716" table:style-name="ce201">
            <text:p><text:s text:c="3"/>716</text:p>
          </table:table-cell>
          <table:table-cell office:value-type="float" office:value="341" table:style-name="ce201">
            <text:p><text:s text:c="3"/>341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35" table:style-name="ce201">
            <text:p><text:s text:c="3"/>335</text:p>
          </table:table-cell>
          <table:table-cell table:style-name="ce200"/>
          <table:table-cell table:number-columns-repeated="17" table:style-name="ce201"/>
          <table:table-cell table:style-name="ce202"/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199">
            <text:p>1 月</text:p>
          </table:table-cell>
          <table:table-cell office:value-type="string" table:style-name="ce72">
            <text:p>男</text:p>
          </table:table-cell>
          <table:table-cell office:value-type="float" office:value="13902" table:style-name="ce69">
            <text:p><text:s text:c="3"/>13,902</text:p>
          </table:table-cell>
          <table:table-cell office:value-type="float" office:value="13387" table:style-name="ce69">
            <text:p><text:s text:c="3"/>13,387</text:p>
          </table:table-cell>
          <table:table-cell office:value-type="float" office:value="13383" table:style-name="ce69">
            <text:p><text:s text:c="3"/>13,38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4" table:style-name="ce69">
            <text:p><text:s text:c="3"/>84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0" table:style-name="ce69">
            <text:p>—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9" table:style-name="ce69">
            <text:p><text:s text:c="3"/>38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82" table:style-name="ce69">
            <text:p><text:s text:c="3"/>382</text:p>
          </table:table-cell>
          <table:table-cell office:value-type="float" office:value="123" table:style-name="ce69">
            <text:p><text:s text:c="3"/>12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20" table:style-name="ce69">
            <text:p><text:s text:c="3"/>120</text:p>
          </table:table-cell>
          <table:table-cell office:value-type="float" office:value="266" table:style-name="ce69">
            <text:p><text:s text:c="3"/>26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62" table:style-name="ce69">
            <text:p><text:s text:c="3"/>262</text:p>
          </table:table-cell>
          <table:table-cell office:value-type="float" office:value="13902" table:style-name="ce203">
            <text:p><text:s text:c="3"/>13,902</text:p>
          </table:table-cell>
          <table:table-cell office:value-type="float" office:value="13387" table:style-name="ce204">
            <text:p><text:s text:c="3"/>13,387</text:p>
          </table:table-cell>
          <table:table-cell office:value-type="float" office:value="13383" table:style-name="ce205">
            <text:p><text:s text:c="3"/>13,383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86" table:style-name="ce205">
            <text:p><text:s text:c="3"/>86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84" table:style-name="ce205">
            <text:p><text:s text:c="3"/>84</text:p>
          </table:table-cell>
          <table:table-cell office:value-type="float" office:value="40" table:style-name="ce206">
            <text:p><text:s text:c="3"/>40</text:p>
          </table:table-cell>
          <table:table-cell office:value-type="float" office:value="0" table:style-name="ce205">
            <text:p>—</text:p>
          </table:table-cell>
          <table:table-cell office:value-type="float" office:value="40" table:style-name="ce207">
            <text:p><text:s text:c="3"/>40</text:p>
          </table:table-cell>
          <table:table-cell office:value-type="float" office:value="389" table:style-name="ce204">
            <text:p><text:s text:c="3"/>389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382" table:style-name="ce204">
            <text:p><text:s text:c="3"/>382</text:p>
          </table:table-cell>
          <table:table-cell office:value-type="float" office:value="123" table:style-name="ce204">
            <text:p><text:s text:c="3"/>12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20" table:style-name="ce204">
            <text:p><text:s text:c="3"/>120</text:p>
          </table:table-cell>
          <table:table-cell office:value-type="float" office:value="266" table:style-name="ce204">
            <text:p><text:s text:c="3"/>26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62" table:style-name="ce204">
            <text:p><text:s text:c="3"/>262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75">
            <text:p>女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2410" table:style-name="ce76">
            <text:p><text:s text:c="3"/>12,410</text:p>
          </table:table-cell>
          <table:table-cell office:value-type="float" office:value="12409" table:style-name="ce76">
            <text:p><text:s text:c="3"/>12,40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05" table:style-name="ce76">
            <text:p><text:s text:c="3"/>605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499" table:style-name="ce76">
            <text:p><text:s text:c="3"/>499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822" table:style-name="ce76">
            <text:p><text:s text:c="3"/>822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669" table:style-name="ce76">
            <text:p><text:s text:c="3"/>669</text:p>
          </table:table-cell>
          <table:table-cell office:value-type="float" office:value="747" table:style-name="ce76">
            <text:p><text:s text:c="3"/>747</text:p>
          </table:table-cell>
          <table:table-cell office:value-type="float" office:value="151" table:style-name="ce76">
            <text:p><text:s text:c="3"/>151</text:p>
          </table:table-cell>
          <table:table-cell office:value-type="float" office:value="596" table:style-name="ce76">
            <text:p><text:s text:c="3"/>596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3902" table:style-name="ce209">
            <text:p><text:s text:c="3"/>13,902</text:p>
          </table:table-cell>
          <table:table-cell office:value-type="float" office:value="12410" table:style-name="ce210">
            <text:p><text:s text:c="3"/>12,410</text:p>
          </table:table-cell>
          <table:table-cell office:value-type="float" office:value="12409" table:style-name="ce211">
            <text:p><text:s text:c="3"/>12,409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605" table:style-name="ce211">
            <text:p><text:s text:c="3"/>605</text:p>
          </table:table-cell>
          <table:table-cell office:value-type="float" office:value="106" table:style-name="ce211">
            <text:p><text:s text:c="3"/>106</text:p>
          </table:table-cell>
          <table:table-cell office:value-type="float" office:value="499" table:style-name="ce211">
            <text:p><text:s text:c="3"/>499</text:p>
          </table:table-cell>
          <table:table-cell office:value-type="float" office:value="65" table:style-name="ce212">
            <text:p><text:s text:c="3"/>65</text:p>
          </table:table-cell>
          <table:table-cell office:value-type="float" office:value="5" table:style-name="ce211">
            <text:p><text:s text:c="3"/>5</text:p>
          </table:table-cell>
          <table:table-cell office:value-type="float" office:value="60" table:style-name="ce213">
            <text:p><text:s text:c="3"/>60</text:p>
          </table:table-cell>
          <table:table-cell office:value-type="float" office:value="822" table:style-name="ce210">
            <text:p><text:s text:c="3"/>822</text:p>
          </table:table-cell>
          <table:table-cell office:value-type="float" office:value="153" table:style-name="ce210">
            <text:p><text:s text:c="3"/>153</text:p>
          </table:table-cell>
          <table:table-cell office:value-type="float" office:value="669" table:style-name="ce210">
            <text:p><text:s text:c="3"/>669</text:p>
          </table:table-cell>
          <table:table-cell office:value-type="float" office:value="747" table:style-name="ce210">
            <text:p><text:s text:c="3"/>747</text:p>
          </table:table-cell>
          <table:table-cell office:value-type="float" office:value="151" table:style-name="ce210">
            <text:p><text:s text:c="3"/>151</text:p>
          </table:table-cell>
          <table:table-cell office:value-type="float" office:value="596" table:style-name="ce210">
            <text:p><text:s text:c="3"/>596</text:p>
          </table:table-cell>
          <table:table-cell office:value-type="float" office:value="75" table:style-name="ce210">
            <text:p><text:s text:c="3"/>75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73" table:style-name="ce210">
            <text:p><text:s text:c="3"/>73</text:p>
          </table:table-cell>
          <table:table-cell table:style-name="ce209"/>
          <table:table-cell table:style-name="ce210"/>
          <table:table-cell table:number-columns-repeated="5" table:style-name="ce211"/>
          <table:table-cell table:style-name="ce212"/>
          <table:table-cell table:style-name="ce211"/>
          <table:table-cell table:style-name="ce213"/>
          <table:table-cell table:number-columns-repeated="8" table:style-name="ce210"/>
          <table:table-cell table:style-name="ce214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65">
            <text:p>計</text:p>
          </table:table-cell>
          <table:table-cell office:value-type="float" office:value="19972" table:style-name="ce80">
            <text:p><text:s text:c="3"/>19,972</text:p>
          </table:table-cell>
          <table:table-cell office:value-type="float" office:value="18535" table:style-name="ce80">
            <text:p><text:s text:c="3"/>18,535</text:p>
          </table:table-cell>
          <table:table-cell office:value-type="float" office:value="18531" table:style-name="ce80">
            <text:p><text:s text:c="3"/>18,531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483" table:style-name="ce80">
            <text:p><text:s text:c="3"/>483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406" table:style-name="ce80">
            <text:p><text:s text:c="3"/>406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97" table:style-name="ce80">
            <text:p><text:s text:c="3"/>97</text:p>
          </table:table-cell>
          <table:table-cell office:value-type="float" office:value="854" table:style-name="ce80">
            <text:p><text:s text:c="3"/>854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736" table:style-name="ce80">
            <text:p><text:s text:c="3"/>736</text:p>
          </table:table-cell>
          <table:table-cell office:value-type="float" office:value="543" table:style-name="ce80">
            <text:p><text:s text:c="3"/>543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428" table:style-name="ce80">
            <text:p><text:s text:c="3"/>428</text:p>
          </table:table-cell>
          <table:table-cell office:value-type="float" office:value="311" table:style-name="ce80">
            <text:p><text:s text:c="3"/>311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308" table:style-name="ce80">
            <text:p><text:s text:c="3"/>308</text:p>
          </table:table-cell>
          <table:table-cell office:value-type="float" office:value="19972" table:style-name="ce200">
            <text:p><text:s text:c="3"/>19,972</text:p>
          </table:table-cell>
          <table:table-cell office:value-type="float" office:value="18535" table:style-name="ce201">
            <text:p><text:s text:c="3"/>18,535</text:p>
          </table:table-cell>
          <table:table-cell office:value-type="float" office:value="18531" table:style-name="ce201">
            <text:p><text:s text:c="3"/>18,53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83" table:style-name="ce201">
            <text:p><text:s text:c="3"/>483</text:p>
          </table:table-cell>
          <table:table-cell office:value-type="float" office:value="77" table:style-name="ce201">
            <text:p><text:s text:c="3"/>77</text:p>
          </table:table-cell>
          <table:table-cell office:value-type="float" office:value="406" table:style-name="ce201">
            <text:p><text:s text:c="3"/>406</text:p>
          </table:table-cell>
          <table:table-cell office:value-type="float" office:value="100" table:style-name="ce201">
            <text:p><text:s text:c="3"/>10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97" table:style-name="ce201">
            <text:p><text:s text:c="3"/>97</text:p>
          </table:table-cell>
          <table:table-cell office:value-type="float" office:value="854" table:style-name="ce201">
            <text:p><text:s text:c="3"/>854</text:p>
          </table:table-cell>
          <table:table-cell office:value-type="float" office:value="118" table:style-name="ce201">
            <text:p><text:s text:c="3"/>118</text:p>
          </table:table-cell>
          <table:table-cell office:value-type="float" office:value="736" table:style-name="ce201">
            <text:p><text:s text:c="3"/>736</text:p>
          </table:table-cell>
          <table:table-cell office:value-type="float" office:value="543" table:style-name="ce201">
            <text:p><text:s text:c="3"/>543</text:p>
          </table:table-cell>
          <table:table-cell office:value-type="float" office:value="115" table:style-name="ce201">
            <text:p><text:s text:c="3"/>115</text:p>
          </table:table-cell>
          <table:table-cell office:value-type="float" office:value="428" table:style-name="ce201">
            <text:p><text:s text:c="3"/>428</text:p>
          </table:table-cell>
          <table:table-cell office:value-type="float" office:value="311" table:style-name="ce201">
            <text:p><text:s text:c="3"/>31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08" table:style-name="ce201">
            <text:p><text:s text:c="3"/>308</text:p>
          </table:table-cell>
          <table:table-cell table:style-name="ce200"/>
          <table:table-cell table:number-columns-repeated="17" table:style-name="ce201"/>
          <table:table-cell table:style-name="ce202"/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2 月</text:p>
          </table:table-cell>
          <table:table-cell office:value-type="string" table:style-name="ce72">
            <text:p>男</text:p>
          </table:table-cell>
          <table:table-cell office:value-type="float" office:value="9986" table:style-name="ce69">
            <text:p><text:s text:c="3"/>9,986</text:p>
          </table:table-cell>
          <table:table-cell office:value-type="float" office:value="9558" table:style-name="ce69">
            <text:p><text:s text:c="3"/>9,558</text:p>
          </table:table-cell>
          <table:table-cell office:value-type="float" office:value="9555" table:style-name="ce69">
            <text:p><text:s text:c="3"/>9,55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312" table:style-name="ce69">
            <text:p><text:s text:c="3"/>31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05" table:style-name="ce69">
            <text:p><text:s text:c="3"/>305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249" table:style-name="ce69">
            <text:p><text:s text:c="3"/>24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46" table:style-name="ce69">
            <text:p><text:s text:c="3"/>246</text:p>
          </table:table-cell>
          <table:table-cell office:value-type="float" office:value="9986" table:style-name="ce203">
            <text:p><text:s text:c="3"/>9,986</text:p>
          </table:table-cell>
          <table:table-cell office:value-type="float" office:value="9558" table:style-name="ce204">
            <text:p><text:s text:c="3"/>9,558</text:p>
          </table:table-cell>
          <table:table-cell office:value-type="float" office:value="9555" table:style-name="ce205">
            <text:p><text:s text:c="3"/>9,555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66" table:style-name="ce205">
            <text:p><text:s text:c="3"/>66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0" table:style-name="ce205">
            <text:p><text:s text:c="3"/>60</text:p>
          </table:table-cell>
          <table:table-cell office:value-type="float" office:value="50" table:style-name="ce206">
            <text:p><text:s text:c="3"/>50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49" table:style-name="ce207">
            <text:p><text:s text:c="3"/>49</text:p>
          </table:table-cell>
          <table:table-cell office:value-type="float" office:value="312" table:style-name="ce204">
            <text:p><text:s text:c="3"/>312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305" table:style-name="ce204">
            <text:p><text:s text:c="3"/>305</text:p>
          </table:table-cell>
          <table:table-cell office:value-type="float" office:value="63" table:style-name="ce204">
            <text:p><text:s text:c="3"/>63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59" table:style-name="ce204">
            <text:p><text:s text:c="3"/>59</text:p>
          </table:table-cell>
          <table:table-cell office:value-type="float" office:value="249" table:style-name="ce204">
            <text:p><text:s text:c="3"/>24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46" table:style-name="ce204">
            <text:p><text:s text:c="3"/>246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75">
            <text:p>女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8977" table:style-name="ce76">
            <text:p><text:s text:c="3"/>8,977</text:p>
          </table:table-cell>
          <table:table-cell office:value-type="float" office:value="8976" table:style-name="ce76">
            <text:p><text:s text:c="3"/>8,97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17" table:style-name="ce76">
            <text:p><text:s text:c="3"/>417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346" table:style-name="ce76">
            <text:p><text:s text:c="3"/>346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542" table:style-name="ce76">
            <text:p><text:s text:c="3"/>542</text:p>
          </table:table-cell>
          <table:table-cell office:value-type="float" office:value="111" table:style-name="ce76">
            <text:p><text:s text:c="3"/>111</text:p>
          </table:table-cell>
          <table:table-cell office:value-type="float" office:value="431" table:style-name="ce76">
            <text:p><text:s text:c="3"/>431</text:p>
          </table:table-cell>
          <table:table-cell office:value-type="float" office:value="480" table:style-name="ce76">
            <text:p><text:s text:c="3"/>480</text:p>
          </table:table-cell>
          <table:table-cell office:value-type="float" office:value="111" table:style-name="ce76">
            <text:p><text:s text:c="3"/>111</text:p>
          </table:table-cell>
          <table:table-cell office:value-type="float" office:value="369" table:style-name="ce76">
            <text:p><text:s text:c="3"/>369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0" table:style-name="ce76">
            <text:p>—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9986" table:style-name="ce209">
            <text:p><text:s text:c="3"/>9,986</text:p>
          </table:table-cell>
          <table:table-cell office:value-type="float" office:value="8977" table:style-name="ce210">
            <text:p><text:s text:c="3"/>8,977</text:p>
          </table:table-cell>
          <table:table-cell office:value-type="float" office:value="8976" table:style-name="ce211">
            <text:p><text:s text:c="3"/>8,976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17" table:style-name="ce211">
            <text:p><text:s text:c="3"/>417</text:p>
          </table:table-cell>
          <table:table-cell office:value-type="float" office:value="71" table:style-name="ce211">
            <text:p><text:s text:c="3"/>71</text:p>
          </table:table-cell>
          <table:table-cell office:value-type="float" office:value="346" table:style-name="ce211">
            <text:p><text:s text:c="3"/>346</text:p>
          </table:table-cell>
          <table:table-cell office:value-type="float" office:value="50" table:style-name="ce212">
            <text:p><text:s text:c="3"/>50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48" table:style-name="ce213">
            <text:p><text:s text:c="3"/>48</text:p>
          </table:table-cell>
          <table:table-cell office:value-type="float" office:value="542" table:style-name="ce210">
            <text:p><text:s text:c="3"/>542</text:p>
          </table:table-cell>
          <table:table-cell office:value-type="float" office:value="111" table:style-name="ce210">
            <text:p><text:s text:c="3"/>111</text:p>
          </table:table-cell>
          <table:table-cell office:value-type="float" office:value="431" table:style-name="ce210">
            <text:p><text:s text:c="3"/>431</text:p>
          </table:table-cell>
          <table:table-cell office:value-type="float" office:value="480" table:style-name="ce210">
            <text:p><text:s text:c="3"/>480</text:p>
          </table:table-cell>
          <table:table-cell office:value-type="float" office:value="111" table:style-name="ce210">
            <text:p><text:s text:c="3"/>111</text:p>
          </table:table-cell>
          <table:table-cell office:value-type="float" office:value="369" table:style-name="ce210">
            <text:p><text:s text:c="3"/>369</text:p>
          </table:table-cell>
          <table:table-cell office:value-type="float" office:value="62" table:style-name="ce210">
            <text:p><text:s text:c="3"/>62</text:p>
          </table:table-cell>
          <table:table-cell office:value-type="float" office:value="0" table:style-name="ce210">
            <text:p>—</text:p>
          </table:table-cell>
          <table:table-cell office:value-type="float" office:value="62" table:style-name="ce210">
            <text:p><text:s text:c="3"/>62</text:p>
          </table:table-cell>
          <table:table-cell table:style-name="ce209"/>
          <table:table-cell table:style-name="ce210"/>
          <table:table-cell table:number-columns-repeated="5" table:style-name="ce211"/>
          <table:table-cell table:style-name="ce212"/>
          <table:table-cell table:style-name="ce211"/>
          <table:table-cell table:style-name="ce213"/>
          <table:table-cell table:number-columns-repeated="8" table:style-name="ce210"/>
          <table:table-cell table:style-name="ce214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106">
            <text:p>計</text:p>
          </table:table-cell>
          <table:table-cell office:value-type="float" office:value="22360" table:style-name="ce69">
            <text:p><text:s text:c="3"/>22,360</text:p>
          </table:table-cell>
          <table:table-cell office:value-type="float" office:value="20640" table:style-name="ce69">
            <text:p><text:s text:c="3"/>20,640</text:p>
          </table:table-cell>
          <table:table-cell office:value-type="float" office:value="20640" table:style-name="ce69">
            <text:p><text:s text:c="3"/>20,640</text:p>
          </table:table-cell>
          <table:table-cell office:value-type="float" office:value="0" table:style-name="ce69">
            <text:p>—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402" table:style-name="ce69">
            <text:p><text:s text:c="3"/>402</text:p>
          </table:table-cell>
          <table:table-cell office:value-type="float" office:value="118" table:style-name="ce69">
            <text:p><text:s text:c="3"/>11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1107" table:style-name="ce69">
            <text:p><text:s text:c="3"/>1,107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949" table:style-name="ce69">
            <text:p><text:s text:c="3"/>949</text:p>
          </table:table-cell>
          <table:table-cell office:value-type="float" office:value="814" table:style-name="ce69">
            <text:p><text:s text:c="3"/>814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659" table:style-name="ce69">
            <text:p><text:s text:c="3"/>659</text:p>
          </table:table-cell>
          <table:table-cell office:value-type="float" office:value="293" table:style-name="ce69">
            <text:p><text:s text:c="3"/>29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90" table:style-name="ce69">
            <text:p><text:s text:c="3"/>290</text:p>
          </table:table-cell>
          <table:table-cell office:value-type="float" office:value="22360" table:style-name="ce203">
            <text:p><text:s text:c="3"/>22,360</text:p>
          </table:table-cell>
          <table:table-cell office:value-type="float" office:value="20640" table:style-name="ce201">
            <text:p><text:s text:c="3"/>20,640</text:p>
          </table:table-cell>
          <table:table-cell office:value-type="float" office:value="20640" table:style-name="ce218">
            <text:p><text:s text:c="3"/>20,640</text:p>
          </table:table-cell>
          <table:table-cell office:value-type="float" office:value="0" table:style-name="ce218">
            <text:p>—</text:p>
          </table:table-cell>
          <table:table-cell office:value-type="float" office:value="495" table:style-name="ce218">
            <text:p><text:s text:c="3"/>495</text:p>
          </table:table-cell>
          <table:table-cell office:value-type="float" office:value="93" table:style-name="ce218">
            <text:p><text:s text:c="3"/>93</text:p>
          </table:table-cell>
          <table:table-cell office:value-type="float" office:value="402" table:style-name="ce218">
            <text:p><text:s text:c="3"/>402</text:p>
          </table:table-cell>
          <table:table-cell office:value-type="float" office:value="118" table:style-name="ce219">
            <text:p><text:s text:c="3"/>118</text:p>
          </table:table-cell>
          <table:table-cell office:value-type="float" office:value="6" table:style-name="ce218">
            <text:p><text:s text:c="3"/>6</text:p>
          </table:table-cell>
          <table:table-cell office:value-type="float" office:value="112" table:style-name="ce220">
            <text:p><text:s text:c="3"/>112</text:p>
          </table:table-cell>
          <table:table-cell office:value-type="float" office:value="1107" table:style-name="ce201">
            <text:p><text:s text:c="3"/>1,107</text:p>
          </table:table-cell>
          <table:table-cell office:value-type="float" office:value="158" table:style-name="ce201">
            <text:p><text:s text:c="3"/>158</text:p>
          </table:table-cell>
          <table:table-cell office:value-type="float" office:value="949" table:style-name="ce201">
            <text:p><text:s text:c="3"/>949</text:p>
          </table:table-cell>
          <table:table-cell office:value-type="float" office:value="814" table:style-name="ce201">
            <text:p><text:s text:c="3"/>814</text:p>
          </table:table-cell>
          <table:table-cell office:value-type="float" office:value="155" table:style-name="ce201">
            <text:p><text:s text:c="3"/>155</text:p>
          </table:table-cell>
          <table:table-cell office:value-type="float" office:value="659" table:style-name="ce201">
            <text:p><text:s text:c="3"/>659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90" table:style-name="ce201">
            <text:p><text:s text:c="3"/>290</text:p>
          </table:table-cell>
          <table:table-cell table:style-name="ce200"/>
          <table:table-cell table:style-name="ce201"/>
          <table:table-cell table:number-columns-repeated="5" table:style-name="ce218"/>
          <table:table-cell table:style-name="ce219"/>
          <table:table-cell table:style-name="ce218"/>
          <table:table-cell table:style-name="ce220"/>
          <table:table-cell table:number-columns-repeated="8" table:style-name="ce201"/>
          <table:table-cell table:style-name="ce202"/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3 月</text:p>
          </table:table-cell>
          <table:table-cell office:value-type="string" table:style-name="ce106">
            <text:p>男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10710" table:style-name="ce69">
            <text:p><text:s text:c="3"/>10,710</text:p>
          </table:table-cell>
          <table:table-cell office:value-type="float" office:value="10710" table:style-name="ce69">
            <text:p><text:s text:c="3"/>10,710</text:p>
          </table:table-cell>
          <table:table-cell office:value-type="float" office:value="0" table:style-name="ce69">
            <text:p>—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338" table:style-name="ce69">
            <text:p><text:s text:c="3"/>33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34" table:style-name="ce69">
            <text:p><text:s text:c="3"/>334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234" table:style-name="ce69">
            <text:p><text:s text:c="3"/>23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32" table:style-name="ce69">
            <text:p><text:s text:c="3"/>232</text:p>
          </table:table-cell>
          <table:table-cell office:value-type="float" office:value="11180" table:style-name="ce203">
            <text:p><text:s text:c="3"/>11,180</text:p>
          </table:table-cell>
          <table:table-cell office:value-type="float" office:value="10710" table:style-name="ce204">
            <text:p><text:s text:c="3"/>10,710</text:p>
          </table:table-cell>
          <table:table-cell office:value-type="float" office:value="10710" table:style-name="ce205">
            <text:p><text:s text:c="3"/>10,710</text:p>
          </table:table-cell>
          <table:table-cell office:value-type="float" office:value="0" table:style-name="ce205">
            <text:p>—</text:p>
          </table:table-cell>
          <table:table-cell office:value-type="float" office:value="74" table:style-name="ce205">
            <text:p><text:s text:c="3"/>74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71" table:style-name="ce205">
            <text:p><text:s text:c="3"/>71</text:p>
          </table:table-cell>
          <table:table-cell office:value-type="float" office:value="58" table:style-name="ce206">
            <text:p><text:s text:c="3"/>58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56" table:style-name="ce207">
            <text:p><text:s text:c="3"/>56</text:p>
          </table:table-cell>
          <table:table-cell office:value-type="float" office:value="338" table:style-name="ce204">
            <text:p><text:s text:c="3"/>338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334" table:style-name="ce204">
            <text:p><text:s text:c="3"/>334</text:p>
          </table:table-cell>
          <table:table-cell office:value-type="float" office:value="104" table:style-name="ce204">
            <text:p><text:s text:c="3"/>10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02" table:style-name="ce204">
            <text:p><text:s text:c="3"/>102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32" table:style-name="ce204">
            <text:p><text:s text:c="3"/>232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106">
            <text:p>女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9930" table:style-name="ce69">
            <text:p><text:s text:c="3"/>9,930</text:p>
          </table:table-cell>
          <table:table-cell office:value-type="float" office:value="9930" table:style-name="ce76">
            <text:p><text:s text:c="3"/>9,930</text:p>
          </table:table-cell>
          <table:table-cell office:value-type="float" office:value="0" table:style-name="ce69">
            <text:p>—</text:p>
          </table:table-cell>
          <table:table-cell office:value-type="float" office:value="421" table:style-name="ce69">
            <text:p><text:s text:c="3"/>421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331" table:style-name="ce69">
            <text:p><text:s text:c="3"/>331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769" table:style-name="ce69">
            <text:p><text:s text:c="3"/>769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615" table:style-name="ce69">
            <text:p><text:s text:c="3"/>615</text:p>
          </table:table-cell>
          <table:table-cell office:value-type="float" office:value="710" table:style-name="ce69">
            <text:p><text:s text:c="3"/>710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557" table:style-name="ce69">
            <text:p><text:s text:c="3"/>557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11180" table:style-name="ce203">
            <text:p><text:s text:c="3"/>11,180</text:p>
          </table:table-cell>
          <table:table-cell office:value-type="float" office:value="9930" table:style-name="ce210">
            <text:p><text:s text:c="3"/>9,930</text:p>
          </table:table-cell>
          <table:table-cell office:value-type="float" office:value="9930" table:style-name="ce211">
            <text:p><text:s text:c="3"/>9,930</text:p>
          </table:table-cell>
          <table:table-cell office:value-type="float" office:value="0" table:style-name="ce211">
            <text:p>—</text:p>
          </table:table-cell>
          <table:table-cell office:value-type="float" office:value="421" table:style-name="ce211">
            <text:p><text:s text:c="3"/>421</text:p>
          </table:table-cell>
          <table:table-cell office:value-type="float" office:value="90" table:style-name="ce211">
            <text:p><text:s text:c="3"/>90</text:p>
          </table:table-cell>
          <table:table-cell office:value-type="float" office:value="331" table:style-name="ce211">
            <text:p><text:s text:c="3"/>331</text:p>
          </table:table-cell>
          <table:table-cell office:value-type="float" office:value="60" table:style-name="ce212">
            <text:p><text:s text:c="3"/>60</text:p>
          </table:table-cell>
          <table:table-cell office:value-type="float" office:value="4" table:style-name="ce211">
            <text:p><text:s text:c="3"/>4</text:p>
          </table:table-cell>
          <table:table-cell office:value-type="float" office:value="56" table:style-name="ce213">
            <text:p><text:s text:c="3"/>56</text:p>
          </table:table-cell>
          <table:table-cell office:value-type="float" office:value="769" table:style-name="ce210">
            <text:p><text:s text:c="3"/>769</text:p>
          </table:table-cell>
          <table:table-cell office:value-type="float" office:value="154" table:style-name="ce210">
            <text:p><text:s text:c="3"/>154</text:p>
          </table:table-cell>
          <table:table-cell office:value-type="float" office:value="615" table:style-name="ce210">
            <text:p><text:s text:c="3"/>615</text:p>
          </table:table-cell>
          <table:table-cell office:value-type="float" office:value="710" table:style-name="ce210">
            <text:p><text:s text:c="3"/>710</text:p>
          </table:table-cell>
          <table:table-cell office:value-type="float" office:value="153" table:style-name="ce210">
            <text:p><text:s text:c="3"/>153</text:p>
          </table:table-cell>
          <table:table-cell office:value-type="float" office:value="557" table:style-name="ce210">
            <text:p><text:s text:c="3"/>557</text:p>
          </table:table-cell>
          <table:table-cell office:value-type="float" office:value="59" table:style-name="ce210">
            <text:p><text:s text:c="3"/>59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58" table:style-name="ce210">
            <text:p><text:s text:c="3"/>58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65">
            <text:p>計</text:p>
          </table:table-cell>
          <table:table-cell office:value-type="float" office:value="18774" table:style-name="ce80">
            <text:p><text:s text:c="3"/>18,774</text:p>
          </table:table-cell>
          <table:table-cell office:value-type="float" office:value="17056" table:style-name="ce80">
            <text:p><text:s text:c="3"/>17,056</text:p>
          </table:table-cell>
          <table:table-cell office:value-type="float" office:value="17051" table:style-name="ce80">
            <text:p><text:s text:c="3"/>17,051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531" table:style-name="ce80">
            <text:p><text:s text:c="3"/>531</text:p>
          </table:table-cell>
          <table:table-cell office:value-type="float" office:value="81" table:style-name="ce80">
            <text:p><text:s text:c="3"/>81</text:p>
          </table:table-cell>
          <table:table-cell office:value-type="float" office:value="450" table:style-name="ce80">
            <text:p><text:s text:c="3"/>450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1065" table:style-name="ce80">
            <text:p><text:s text:c="3"/>1,065</text:p>
          </table:table-cell>
          <table:table-cell office:value-type="float" office:value="144" table:style-name="ce80">
            <text:p><text:s text:c="3"/>144</text:p>
          </table:table-cell>
          <table:table-cell office:value-type="float" office:value="921" table:style-name="ce80">
            <text:p><text:s text:c="3"/>921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142" table:style-name="ce80">
            <text:p><text:s text:c="3"/>142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298" table:style-name="ce80">
            <text:p><text:s text:c="3"/>298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296" table:style-name="ce80">
            <text:p><text:s text:c="3"/>296</text:p>
          </table:table-cell>
          <table:table-cell office:value-type="float" office:value="18774" table:style-name="ce200">
            <text:p><text:s text:c="3"/>18,774</text:p>
          </table:table-cell>
          <table:table-cell office:value-type="float" office:value="17056" table:style-name="ce201">
            <text:p><text:s text:c="3"/>17,056</text:p>
          </table:table-cell>
          <table:table-cell office:value-type="float" office:value="17051" table:style-name="ce201">
            <text:p><text:s text:c="3"/>17,05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31" table:style-name="ce201">
            <text:p><text:s text:c="3"/>531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450" table:style-name="ce201">
            <text:p><text:s text:c="3"/>450</text:p>
          </table:table-cell>
          <table:table-cell office:value-type="float" office:value="122" table:style-name="ce201">
            <text:p><text:s text:c="3"/>122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18" table:style-name="ce201">
            <text:p><text:s text:c="3"/>118</text:p>
          </table:table-cell>
          <table:table-cell office:value-type="float" office:value="1065" table:style-name="ce201">
            <text:p><text:s text:c="3"/>1,065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921" table:style-name="ce201">
            <text:p><text:s text:c="3"/>921</text:p>
          </table:table-cell>
          <table:table-cell office:value-type="float" office:value="767" table:style-name="ce201">
            <text:p><text:s text:c="3"/>76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1">
            <text:p><text:s text:c="3"/>296</text:p>
          </table:table-cell>
          <table:table-cell table:style-name="ce200"/>
          <table:table-cell table:number-columns-repeated="17" table:style-name="ce201"/>
          <table:table-cell table:style-name="ce202"/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199">
            <text:p>4 月</text:p>
          </table:table-cell>
          <table:table-cell office:value-type="string" table:style-name="ce72">
            <text:p>男</text:p>
          </table:table-cell>
          <table:table-cell office:value-type="float" office:value="9387" table:style-name="ce69">
            <text:p><text:s text:c="3"/>9,387</text:p>
          </table:table-cell>
          <table:table-cell office:value-type="float" office:value="8940" table:style-name="ce69">
            <text:p><text:s text:c="3"/>8,940</text:p>
          </table:table-cell>
          <table:table-cell office:value-type="float" office:value="8938" table:style-name="ce69">
            <text:p><text:s text:c="3"/>8,93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313" table:style-name="ce69">
            <text:p><text:s text:c="3"/>313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07" table:style-name="ce69">
            <text:p><text:s text:c="3"/>307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223" table:style-name="ce69">
            <text:p><text:s text:c="3"/>22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21" table:style-name="ce69">
            <text:p><text:s text:c="3"/>221</text:p>
          </table:table-cell>
          <table:table-cell office:value-type="float" office:value="9387" table:style-name="ce203">
            <text:p><text:s text:c="3"/>9,387</text:p>
          </table:table-cell>
          <table:table-cell office:value-type="float" office:value="8940" table:style-name="ce204">
            <text:p><text:s text:c="3"/>8,940</text:p>
          </table:table-cell>
          <table:table-cell office:value-type="float" office:value="8938" table:style-name="ce205">
            <text:p><text:s text:c="3"/>8,938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76" table:style-name="ce205">
            <text:p><text:s text:c="3"/>76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2" table:style-name="ce205">
            <text:p><text:s text:c="3"/>72</text:p>
          </table:table-cell>
          <table:table-cell office:value-type="float" office:value="58" table:style-name="ce206">
            <text:p><text:s text:c="3"/>58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56" table:style-name="ce207">
            <text:p><text:s text:c="3"/>56</text:p>
          </table:table-cell>
          <table:table-cell office:value-type="float" office:value="313" table:style-name="ce204">
            <text:p><text:s text:c="3"/>313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307" table:style-name="ce204">
            <text:p><text:s text:c="3"/>307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86" table:style-name="ce204">
            <text:p><text:s text:c="3"/>86</text:p>
          </table:table-cell>
          <table:table-cell office:value-type="float" office:value="223" table:style-name="ce204">
            <text:p><text:s text:c="3"/>22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21" table:style-name="ce204">
            <text:p><text:s text:c="3"/>221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75">
            <text:p>女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116" table:style-name="ce76">
            <text:p><text:s text:c="3"/>8,116</text:p>
          </table:table-cell>
          <table:table-cell office:value-type="float" office:value="8113" table:style-name="ce76">
            <text:p><text:s text:c="3"/>8,11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455" table:style-name="ce76">
            <text:p><text:s text:c="3"/>455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378" table:style-name="ce76">
            <text:p><text:s text:c="3"/>378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752" table:style-name="ce76">
            <text:p><text:s text:c="3"/>752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614" table:style-name="ce76">
            <text:p><text:s text:c="3"/>614</text:p>
          </table:table-cell>
          <table:table-cell office:value-type="float" office:value="677" table:style-name="ce76">
            <text:p><text:s text:c="3"/>677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539" table:style-name="ce76">
            <text:p><text:s text:c="3"/>539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0" table:style-name="ce76">
            <text:p>—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9387" table:style-name="ce209">
            <text:p><text:s text:c="3"/>9,387</text:p>
          </table:table-cell>
          <table:table-cell office:value-type="float" office:value="8116" table:style-name="ce210">
            <text:p><text:s text:c="3"/>8,116</text:p>
          </table:table-cell>
          <table:table-cell office:value-type="float" office:value="8113" table:style-name="ce211">
            <text:p><text:s text:c="3"/>8,113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455" table:style-name="ce211">
            <text:p><text:s text:c="3"/>455</text:p>
          </table:table-cell>
          <table:table-cell office:value-type="float" office:value="77" table:style-name="ce211">
            <text:p><text:s text:c="3"/>77</text:p>
          </table:table-cell>
          <table:table-cell office:value-type="float" office:value="378" table:style-name="ce211">
            <text:p><text:s text:c="3"/>378</text:p>
          </table:table-cell>
          <table:table-cell office:value-type="float" office:value="64" table:style-name="ce212">
            <text:p><text:s text:c="3"/>64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62" table:style-name="ce213">
            <text:p><text:s text:c="3"/>62</text:p>
          </table:table-cell>
          <table:table-cell office:value-type="float" office:value="752" table:style-name="ce210">
            <text:p><text:s text:c="3"/>752</text:p>
          </table:table-cell>
          <table:table-cell office:value-type="float" office:value="138" table:style-name="ce210">
            <text:p><text:s text:c="3"/>138</text:p>
          </table:table-cell>
          <table:table-cell office:value-type="float" office:value="614" table:style-name="ce210">
            <text:p><text:s text:c="3"/>614</text:p>
          </table:table-cell>
          <table:table-cell office:value-type="float" office:value="677" table:style-name="ce210">
            <text:p><text:s text:c="3"/>677</text:p>
          </table:table-cell>
          <table:table-cell office:value-type="float" office:value="138" table:style-name="ce210">
            <text:p><text:s text:c="3"/>138</text:p>
          </table:table-cell>
          <table:table-cell office:value-type="float" office:value="539" table:style-name="ce210">
            <text:p><text:s text:c="3"/>539</text:p>
          </table:table-cell>
          <table:table-cell office:value-type="float" office:value="75" table:style-name="ce210">
            <text:p><text:s text:c="3"/>75</text:p>
          </table:table-cell>
          <table:table-cell office:value-type="float" office:value="0" table:style-name="ce210">
            <text:p>—</text:p>
          </table:table-cell>
          <table:table-cell office:value-type="float" office:value="75" table:style-name="ce210">
            <text:p><text:s text:c="3"/>75</text:p>
          </table:table-cell>
          <table:table-cell table:style-name="ce209"/>
          <table:table-cell table:style-name="ce210"/>
          <table:table-cell table:number-columns-repeated="5" table:style-name="ce211"/>
          <table:table-cell table:style-name="ce212"/>
          <table:table-cell table:style-name="ce211"/>
          <table:table-cell table:style-name="ce213"/>
          <table:table-cell table:number-columns-repeated="8" table:style-name="ce210"/>
          <table:table-cell table:style-name="ce214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65">
            <text:p>計</text:p>
          </table:table-cell>
          <table:table-cell office:value-type="float" office:value="26212" table:style-name="ce80">
            <text:p><text:s text:c="3"/>26,212</text:p>
          </table:table-cell>
          <table:table-cell office:value-type="float" office:value="24421" table:style-name="ce80">
            <text:p><text:s text:c="3"/>24,421</text:p>
          </table:table-cell>
          <table:table-cell office:value-type="float" office:value="24411" table:style-name="ce80">
            <text:p><text:s text:c="3"/>24,411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573" table:style-name="ce80">
            <text:p><text:s text:c="3"/>573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455" table:style-name="ce80">
            <text:p><text:s text:c="3"/>455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104" table:style-name="ce80">
            <text:p><text:s text:c="3"/>104</text:p>
          </table:table-cell>
          <table:table-cell office:value-type="float" office:value="1105" table:style-name="ce80">
            <text:p><text:s text:c="3"/>1,105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936" table:style-name="ce80">
            <text:p><text:s text:c="3"/>936</text:p>
          </table:table-cell>
          <table:table-cell office:value-type="float" office:value="755" table:style-name="ce80">
            <text:p><text:s text:c="3"/>755</text:p>
          </table:table-cell>
          <table:table-cell office:value-type="float" office:value="167" table:style-name="ce80">
            <text:p><text:s text:c="3"/>167</text:p>
          </table:table-cell>
          <table:table-cell office:value-type="float" office:value="588" table:style-name="ce80">
            <text:p><text:s text:c="3"/>588</text:p>
          </table:table-cell>
          <table:table-cell office:value-type="float" office:value="350" table:style-name="ce80">
            <text:p><text:s text:c="3"/>350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348" table:style-name="ce80">
            <text:p><text:s text:c="3"/>348</text:p>
          </table:table-cell>
          <table:table-cell office:value-type="float" office:value="24664" table:style-name="ce200">
            <text:p><text:s text:c="3"/>24,664</text:p>
          </table:table-cell>
          <table:table-cell office:value-type="float" office:value="22898" table:style-name="ce201">
            <text:p><text:s text:c="3"/>22,898</text:p>
          </table:table-cell>
          <table:table-cell office:value-type="float" office:value="22889" table:style-name="ce201">
            <text:p><text:s text:c="3"/>22,889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573" table:style-name="ce201">
            <text:p><text:s text:c="3"/>573</text:p>
          </table:table-cell>
          <table:table-cell office:value-type="float" office:value="118" table:style-name="ce201">
            <text:p><text:s text:c="3"/>118</text:p>
          </table:table-cell>
          <table:table-cell office:value-type="float" office:value="455" table:style-name="ce201">
            <text:p><text:s text:c="3"/>455</text:p>
          </table:table-cell>
          <table:table-cell office:value-type="float" office:value="110" table:style-name="ce201">
            <text:p><text:s text:c="3"/>110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1083" table:style-name="ce201">
            <text:p><text:s text:c="3"/>1,083</text:p>
          </table:table-cell>
          <table:table-cell office:value-type="float" office:value="167" table:style-name="ce201">
            <text:p><text:s text:c="3"/>167</text:p>
          </table:table-cell>
          <table:table-cell office:value-type="float" office:value="916" table:style-name="ce201">
            <text:p><text:s text:c="3"/>916</text:p>
          </table:table-cell>
          <table:table-cell office:value-type="float" office:value="753" table:style-name="ce201">
            <text:p><text:s text:c="3"/>753</text:p>
          </table:table-cell>
          <table:table-cell office:value-type="float" office:value="165" table:style-name="ce201">
            <text:p><text:s text:c="3"/>165</text:p>
          </table:table-cell>
          <table:table-cell office:value-type="float" office:value="588" table:style-name="ce201">
            <text:p><text:s text:c="3"/>588</text:p>
          </table:table-cell>
          <table:table-cell office:value-type="float" office:value="330" table:style-name="ce201">
            <text:p><text:s text:c="3"/>330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28" table:style-name="ce201">
            <text:p><text:s text:c="3"/>328</text:p>
          </table:table-cell>
          <table:table-cell office:value-type="float" office:value="1548" table:style-name="ce200">
            <text:p><text:s text:c="3"/>1,548</text:p>
          </table:table-cell>
          <table:table-cell office:value-type="float" office:value="1523" table:style-name="ce201">
            <text:p><text:s text:c="3"/>1,523</text:p>
          </table:table-cell>
          <table:table-cell office:value-type="float" office:value="1522" table:style-name="ce201">
            <text:p><text:s text:c="3"/>1,52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0" table:style-name="ce201">
            <text:p>—</text:p>
          </table:table-cell>
          <table:table-cell office:value-type="float" office:value="22" table:style-name="ce201">
            <text:p><text:s text:c="3"/>2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0" table:style-name="ce201">
            <text:p>—</text:p>
          </table:table-cell>
          <table:table-cell office:value-type="float" office:value="20" table:style-name="ce202">
            <text:p><text:s text:c="3"/>20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5 月</text:p>
          </table:table-cell>
          <table:table-cell office:value-type="string" table:style-name="ce72">
            <text:p>男</text:p>
          </table:table-cell>
          <table:table-cell office:value-type="float" office:value="12862" table:style-name="ce69">
            <text:p><text:s text:c="3"/>12,862</text:p>
          </table:table-cell>
          <table:table-cell office:value-type="float" office:value="12347" table:style-name="ce69">
            <text:p><text:s text:c="3"/>12,347</text:p>
          </table:table-cell>
          <table:table-cell office:value-type="float" office:value="12338" table:style-name="ce69">
            <text:p><text:s text:c="3"/>12,33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76" table:style-name="ce69">
            <text:p><text:s text:c="3"/>37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71" table:style-name="ce69">
            <text:p><text:s text:c="3"/>371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77" table:style-name="ce69">
            <text:p><text:s text:c="3"/>27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75" table:style-name="ce69">
            <text:p><text:s text:c="3"/>275</text:p>
          </table:table-cell>
          <table:table-cell office:value-type="float" office:value="12332" table:style-name="ce203">
            <text:p><text:s text:c="3"/>12,332</text:p>
          </table:table-cell>
          <table:table-cell office:value-type="float" office:value="11834" table:style-name="ce204">
            <text:p><text:s text:c="3"/>11,834</text:p>
          </table:table-cell>
          <table:table-cell office:value-type="float" office:value="11826" table:style-name="ce205">
            <text:p><text:s text:c="3"/>11,826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79" table:style-name="ce205">
            <text:p><text:s text:c="3"/>79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71" table:style-name="ce205">
            <text:p><text:s text:c="3"/>71</text:p>
          </table:table-cell>
          <table:table-cell office:value-type="float" office:value="59" table:style-name="ce206">
            <text:p><text:s text:c="3"/>59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55" table:style-name="ce207">
            <text:p><text:s text:c="3"/>55</text:p>
          </table:table-cell>
          <table:table-cell office:value-type="float" office:value="360" table:style-name="ce204">
            <text:p><text:s text:c="3"/>360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355" table:style-name="ce204">
            <text:p><text:s text:c="3"/>355</text:p>
          </table:table-cell>
          <table:table-cell office:value-type="float" office:value="99" table:style-name="ce204">
            <text:p><text:s text:c="3"/>9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96" table:style-name="ce204">
            <text:p><text:s text:c="3"/>96</text:p>
          </table:table-cell>
          <table:table-cell office:value-type="float" office:value="261" table:style-name="ce204">
            <text:p><text:s text:c="3"/>261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59" table:style-name="ce204">
            <text:p><text:s text:c="3"/>259</text:p>
          </table:table-cell>
          <table:table-cell office:value-type="float" office:value="530" table:style-name="ce203">
            <text:p><text:s text:c="3"/>530</text:p>
          </table:table-cell>
          <table:table-cell office:value-type="float" office:value="513" table:style-name="ce204">
            <text:p><text:s text:c="3"/>513</text:p>
          </table:table-cell>
          <table:table-cell office:value-type="float" office:value="512" table:style-name="ce205">
            <text:p><text:s text:c="3"/>512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8">
            <text:p><text:s text:c="3"/>16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75">
            <text:p>女</text:p>
          </table:table-cell>
          <table:table-cell office:value-type="float" office:value="13350" table:style-name="ce76">
            <text:p><text:s text:c="3"/>13,350</text:p>
          </table:table-cell>
          <table:table-cell office:value-type="float" office:value="12074" table:style-name="ce76">
            <text:p><text:s text:c="3"/>12,074</text:p>
          </table:table-cell>
          <table:table-cell office:value-type="float" office:value="12073" table:style-name="ce76">
            <text:p><text:s text:c="3"/>12,07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94" table:style-name="ce76">
            <text:p><text:s text:c="3"/>494</text:p>
          </table:table-cell>
          <table:table-cell office:value-type="float" office:value="110" table:style-name="ce76">
            <text:p><text:s text:c="3"/>110</text:p>
          </table:table-cell>
          <table:table-cell office:value-type="float" office:value="384" table:style-name="ce76">
            <text:p><text:s text:c="3"/>384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729" table:style-name="ce76">
            <text:p><text:s text:c="3"/>729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565" table:style-name="ce76">
            <text:p><text:s text:c="3"/>565</text:p>
          </table:table-cell>
          <table:table-cell office:value-type="float" office:value="656" table:style-name="ce76">
            <text:p><text:s text:c="3"/>656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492" table:style-name="ce76">
            <text:p><text:s text:c="3"/>492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0" table:style-name="ce76">
            <text:p>—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2332" table:style-name="ce209">
            <text:p><text:s text:c="3"/>12,332</text:p>
          </table:table-cell>
          <table:table-cell office:value-type="float" office:value="11064" table:style-name="ce210">
            <text:p><text:s text:c="3"/>11,064</text:p>
          </table:table-cell>
          <table:table-cell office:value-type="float" office:value="11063" table:style-name="ce211">
            <text:p><text:s text:c="3"/>11,063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94" table:style-name="ce211">
            <text:p><text:s text:c="3"/>494</text:p>
          </table:table-cell>
          <table:table-cell office:value-type="float" office:value="110" table:style-name="ce211">
            <text:p><text:s text:c="3"/>110</text:p>
          </table:table-cell>
          <table:table-cell office:value-type="float" office:value="384" table:style-name="ce211">
            <text:p><text:s text:c="3"/>384</text:p>
          </table:table-cell>
          <table:table-cell office:value-type="float" office:value="51" table:style-name="ce212">
            <text:p><text:s text:c="3"/>51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49" table:style-name="ce213">
            <text:p><text:s text:c="3"/>49</text:p>
          </table:table-cell>
          <table:table-cell office:value-type="float" office:value="723" table:style-name="ce210">
            <text:p><text:s text:c="3"/>723</text:p>
          </table:table-cell>
          <table:table-cell office:value-type="float" office:value="162" table:style-name="ce210">
            <text:p><text:s text:c="3"/>162</text:p>
          </table:table-cell>
          <table:table-cell office:value-type="float" office:value="561" table:style-name="ce210">
            <text:p><text:s text:c="3"/>561</text:p>
          </table:table-cell>
          <table:table-cell office:value-type="float" office:value="654" table:style-name="ce210">
            <text:p><text:s text:c="3"/>654</text:p>
          </table:table-cell>
          <table:table-cell office:value-type="float" office:value="162" table:style-name="ce210">
            <text:p><text:s text:c="3"/>162</text:p>
          </table:table-cell>
          <table:table-cell office:value-type="float" office:value="492" table:style-name="ce210">
            <text:p><text:s text:c="3"/>492</text:p>
          </table:table-cell>
          <table:table-cell office:value-type="float" office:value="69" table:style-name="ce210">
            <text:p><text:s text:c="3"/>69</text:p>
          </table:table-cell>
          <table:table-cell office:value-type="float" office:value="0" table:style-name="ce210">
            <text:p>—</text:p>
          </table:table-cell>
          <table:table-cell office:value-type="float" office:value="69" table:style-name="ce210">
            <text:p><text:s text:c="3"/>69</text:p>
          </table:table-cell>
          <table:table-cell office:value-type="float" office:value="1018" table:style-name="ce209">
            <text:p><text:s text:c="3"/>1,018</text:p>
          </table:table-cell>
          <table:table-cell office:value-type="float" office:value="1010" table:style-name="ce210">
            <text:p><text:s text:c="3"/>1,010</text:p>
          </table:table-cell>
          <table:table-cell office:value-type="float" office:value="1010" table:style-name="ce211">
            <text:p><text:s text:c="3"/>1,010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2" table:style-name="ce212">
            <text:p><text:s text:c="3"/>2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6" table:style-name="ce210">
            <text:p><text:s text:c="3"/>6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4" table:style-name="ce210">
            <text:p><text:s text:c="3"/>4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4" table:style-name="ce210">
            <text:p><text:s text:c="3"/>4</text:p>
          </table:table-cell>
          <table:table-cell office:value-type="float" office:value="0" table:style-name="ce210">
            <text:p>—</text:p>
          </table:table-cell>
          <table:table-cell office:value-type="float" office:value="4" table:style-name="ce214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106">
            <text:p>計</text:p>
          </table:table-cell>
          <table:table-cell office:value-type="float" office:value="22652" table:style-name="ce69">
            <text:p><text:s text:c="3"/>22,652</text:p>
          </table:table-cell>
          <table:table-cell office:value-type="float" office:value="21004" table:style-name="ce69">
            <text:p><text:s text:c="3"/>21,004</text:p>
          </table:table-cell>
          <table:table-cell office:value-type="float" office:value="20999" table:style-name="ce69">
            <text:p><text:s text:c="3"/>20,99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04" table:style-name="ce69">
            <text:p><text:s text:c="3"/>504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429" table:style-name="ce69">
            <text:p><text:s text:c="3"/>429</text:p>
          </table:table-cell>
          <table:table-cell office:value-type="float" office:value="105" table:style-name="ce69">
            <text:p><text:s text:c="3"/>10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1039" table:style-name="ce69">
            <text:p><text:s text:c="3"/>1,039</text:p>
          </table:table-cell>
          <table:table-cell office:value-type="float" office:value="148" table:style-name="ce69">
            <text:p><text:s text:c="3"/>148</text:p>
          </table:table-cell>
          <table:table-cell office:value-type="float" office:value="891" table:style-name="ce69">
            <text:p><text:s text:c="3"/>891</text:p>
          </table:table-cell>
          <table:table-cell office:value-type="float" office:value="719" table:style-name="ce69">
            <text:p><text:s text:c="3"/>719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575" table:style-name="ce69">
            <text:p><text:s text:c="3"/>575</text:p>
          </table:table-cell>
          <table:table-cell office:value-type="float" office:value="320" table:style-name="ce69">
            <text:p><text:s text:c="3"/>32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16" table:style-name="ce69">
            <text:p><text:s text:c="3"/>316</text:p>
          </table:table-cell>
          <table:table-cell office:value-type="float" office:value="21620" table:style-name="ce203">
            <text:p><text:s text:c="3"/>21,620</text:p>
          </table:table-cell>
          <table:table-cell office:value-type="float" office:value="19991" table:style-name="ce201">
            <text:p><text:s text:c="3"/>19,991</text:p>
          </table:table-cell>
          <table:table-cell office:value-type="float" office:value="19986" table:style-name="ce218">
            <text:p><text:s text:c="3"/>19,986</text:p>
          </table:table-cell>
          <table:table-cell office:value-type="float" office:value="5" table:style-name="ce218">
            <text:p><text:s text:c="3"/>5</text:p>
          </table:table-cell>
          <table:table-cell office:value-type="float" office:value="503" table:style-name="ce218">
            <text:p><text:s text:c="3"/>503</text:p>
          </table:table-cell>
          <table:table-cell office:value-type="float" office:value="74" table:style-name="ce218">
            <text:p><text:s text:c="3"/>74</text:p>
          </table:table-cell>
          <table:table-cell office:value-type="float" office:value="429" table:style-name="ce218">
            <text:p><text:s text:c="3"/>429</text:p>
          </table:table-cell>
          <table:table-cell office:value-type="float" office:value="104" table:style-name="ce219">
            <text:p><text:s text:c="3"/>104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102" table:style-name="ce220">
            <text:p><text:s text:c="3"/>102</text:p>
          </table:table-cell>
          <table:table-cell office:value-type="float" office:value="1022" table:style-name="ce201">
            <text:p><text:s text:c="3"/>1,022</text:p>
          </table:table-cell>
          <table:table-cell office:value-type="float" office:value="146" table:style-name="ce201">
            <text:p><text:s text:c="3"/>146</text:p>
          </table:table-cell>
          <table:table-cell office:value-type="float" office:value="876" table:style-name="ce201">
            <text:p><text:s text:c="3"/>876</text:p>
          </table:table-cell>
          <table:table-cell office:value-type="float" office:value="717" table:style-name="ce201">
            <text:p><text:s text:c="3"/>71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575" table:style-name="ce201">
            <text:p><text:s text:c="3"/>575</text:p>
          </table:table-cell>
          <table:table-cell office:value-type="float" office:value="305" table:style-name="ce201">
            <text:p><text:s text:c="3"/>305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01" table:style-name="ce201">
            <text:p><text:s text:c="3"/>301</text:p>
          </table:table-cell>
          <table:table-cell office:value-type="float" office:value="1032" table:style-name="ce200">
            <text:p><text:s text:c="3"/>1,032</text:p>
          </table:table-cell>
          <table:table-cell office:value-type="float" office:value="1013" table:style-name="ce201">
            <text:p><text:s text:c="3"/>1,013</text:p>
          </table:table-cell>
          <table:table-cell office:value-type="float" office:value="1013" table:style-name="ce218">
            <text:p><text:s text:c="3"/>1,013</text:p>
          </table:table-cell>
          <table:table-cell office:value-type="float" office:value="0" table:style-name="ce218">
            <text:p>—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0" table:style-name="ce218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0" table:style-name="ce220">
            <text:p>—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2">
            <text:p><text:s text:c="3"/>15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6 月</text:p>
          </table:table-cell>
          <table:table-cell office:value-type="string" table:style-name="ce106">
            <text:p>男</text:p>
          </table:table-cell>
          <table:table-cell office:value-type="float" office:value="11110" table:style-name="ce69">
            <text:p><text:s text:c="3"/>11,110</text:p>
          </table:table-cell>
          <table:table-cell office:value-type="float" office:value="10640" table:style-name="ce69">
            <text:p><text:s text:c="3"/>10,640</text:p>
          </table:table-cell>
          <table:table-cell office:value-type="float" office:value="10636" table:style-name="ce69">
            <text:p><text:s text:c="3"/>10,63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0" table:style-name="ce69">
            <text:p>—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51" table:style-name="ce69">
            <text:p><text:s text:c="3"/>35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45" table:style-name="ce69">
            <text:p><text:s text:c="3"/>345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50" table:style-name="ce69">
            <text:p><text:s text:c="3"/>250</text:p>
          </table:table-cell>
          <table:table-cell office:value-type="float" office:value="10810" table:style-name="ce203">
            <text:p><text:s text:c="3"/>10,810</text:p>
          </table:table-cell>
          <table:table-cell office:value-type="float" office:value="10353" table:style-name="ce204">
            <text:p><text:s text:c="3"/>10,353</text:p>
          </table:table-cell>
          <table:table-cell office:value-type="float" office:value="10349" table:style-name="ce205">
            <text:p><text:s text:c="3"/>10,349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8" table:style-name="ce205">
            <text:p><text:s text:c="3"/>78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4" table:style-name="ce205">
            <text:p><text:s text:c="3"/>74</text:p>
          </table:table-cell>
          <table:table-cell office:value-type="float" office:value="41" table:style-name="ce206">
            <text:p><text:s text:c="3"/>41</text:p>
          </table:table-cell>
          <table:table-cell office:value-type="float" office:value="0" table:style-name="ce205">
            <text:p>—</text:p>
          </table:table-cell>
          <table:table-cell office:value-type="float" office:value="41" table:style-name="ce207">
            <text:p><text:s text:c="3"/>41</text:p>
          </table:table-cell>
          <table:table-cell office:value-type="float" office:value="338" table:style-name="ce204">
            <text:p><text:s text:c="3"/>338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333" table:style-name="ce204">
            <text:p><text:s text:c="3"/>333</text:p>
          </table:table-cell>
          <table:table-cell office:value-type="float" office:value="97" table:style-name="ce204">
            <text:p><text:s text:c="3"/>9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95" table:style-name="ce204">
            <text:p><text:s text:c="3"/>95</text:p>
          </table:table-cell>
          <table:table-cell office:value-type="float" office:value="241" table:style-name="ce204">
            <text:p><text:s text:c="3"/>24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38" table:style-name="ce204">
            <text:p><text:s text:c="3"/>238</text:p>
          </table:table-cell>
          <table:table-cell office:value-type="float" office:value="300" table:style-name="ce203">
            <text:p><text:s text:c="3"/>300</text:p>
          </table:table-cell>
          <table:table-cell office:value-type="float" office:value="287" table:style-name="ce204">
            <text:p><text:s text:c="3"/>287</text:p>
          </table:table-cell>
          <table:table-cell office:value-type="float" office:value="287" table:style-name="ce205">
            <text:p><text:s text:c="3"/>287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0" table:style-name="ce204">
            <text:p>—</text:p>
          </table:table-cell>
          <table:table-cell office:value-type="float" office:value="12" table:style-name="ce208">
            <text:p><text:s text:c="3"/>12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106">
            <text:p>女</text:p>
          </table:table-cell>
          <table:table-cell office:value-type="float" office:value="11542" table:style-name="ce69">
            <text:p><text:s text:c="3"/>11,542</text:p>
          </table:table-cell>
          <table:table-cell office:value-type="float" office:value="10364" table:style-name="ce69">
            <text:p><text:s text:c="3"/>10,364</text:p>
          </table:table-cell>
          <table:table-cell office:value-type="float" office:value="10363" table:style-name="ce76">
            <text:p><text:s text:c="3"/>10,36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26" table:style-name="ce69">
            <text:p><text:s text:c="3"/>426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355" table:style-name="ce69">
            <text:p><text:s text:c="3"/>355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1" table:style-name="ce69">
            <text:p><text:s text:c="3"/>61</text:p>
          </table:table-cell>
          <table:table-cell office:value-type="float" office:value="688" table:style-name="ce69">
            <text:p><text:s text:c="3"/>688</text:p>
          </table:table-cell>
          <table:table-cell office:value-type="float" office:value="142" table:style-name="ce69">
            <text:p><text:s text:c="3"/>142</text:p>
          </table:table-cell>
          <table:table-cell office:value-type="float" office:value="546" table:style-name="ce69">
            <text:p><text:s text:c="3"/>546</text:p>
          </table:table-cell>
          <table:table-cell office:value-type="float" office:value="621" table:style-name="ce69">
            <text:p><text:s text:c="3"/>621</text:p>
          </table:table-cell>
          <table:table-cell office:value-type="float" office:value="141" table:style-name="ce69">
            <text:p><text:s text:c="3"/>141</text:p>
          </table:table-cell>
          <table:table-cell office:value-type="float" office:value="480" table:style-name="ce69">
            <text:p><text:s text:c="3"/>480</text:p>
          </table:table-cell>
          <table:table-cell office:value-type="float" office:value="67" table:style-name="ce69">
            <text:p><text:s text:c="3"/>6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10810" table:style-name="ce203">
            <text:p><text:s text:c="3"/>10,810</text:p>
          </table:table-cell>
          <table:table-cell office:value-type="float" office:value="9638" table:style-name="ce210">
            <text:p><text:s text:c="3"/>9,638</text:p>
          </table:table-cell>
          <table:table-cell office:value-type="float" office:value="9637" table:style-name="ce211">
            <text:p><text:s text:c="3"/>9,637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25" table:style-name="ce211">
            <text:p><text:s text:c="3"/>425</text:p>
          </table:table-cell>
          <table:table-cell office:value-type="float" office:value="70" table:style-name="ce211">
            <text:p><text:s text:c="3"/>70</text:p>
          </table:table-cell>
          <table:table-cell office:value-type="float" office:value="355" table:style-name="ce211">
            <text:p><text:s text:c="3"/>355</text:p>
          </table:table-cell>
          <table:table-cell office:value-type="float" office:value="63" table:style-name="ce212">
            <text:p><text:s text:c="3"/>63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61" table:style-name="ce213">
            <text:p><text:s text:c="3"/>61</text:p>
          </table:table-cell>
          <table:table-cell office:value-type="float" office:value="684" table:style-name="ce210">
            <text:p><text:s text:c="3"/>684</text:p>
          </table:table-cell>
          <table:table-cell office:value-type="float" office:value="141" table:style-name="ce210">
            <text:p><text:s text:c="3"/>141</text:p>
          </table:table-cell>
          <table:table-cell office:value-type="float" office:value="543" table:style-name="ce210">
            <text:p><text:s text:c="3"/>543</text:p>
          </table:table-cell>
          <table:table-cell office:value-type="float" office:value="620" table:style-name="ce210">
            <text:p><text:s text:c="3"/>620</text:p>
          </table:table-cell>
          <table:table-cell office:value-type="float" office:value="140" table:style-name="ce210">
            <text:p><text:s text:c="3"/>140</text:p>
          </table:table-cell>
          <table:table-cell office:value-type="float" office:value="480" table:style-name="ce210">
            <text:p><text:s text:c="3"/>480</text:p>
          </table:table-cell>
          <table:table-cell office:value-type="float" office:value="64" table:style-name="ce210">
            <text:p><text:s text:c="3"/>64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63" table:style-name="ce210">
            <text:p><text:s text:c="3"/>63</text:p>
          </table:table-cell>
          <table:table-cell office:value-type="float" office:value="732" table:style-name="ce203">
            <text:p><text:s text:c="3"/>732</text:p>
          </table:table-cell>
          <table:table-cell office:value-type="float" office:value="726" table:style-name="ce204">
            <text:p><text:s text:c="3"/>726</text:p>
          </table:table-cell>
          <table:table-cell office:value-type="float" office:value="726" table:style-name="ce205">
            <text:p><text:s text:c="3"/>726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8">
            <text:p><text:s text:c="3"/>3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65">
            <text:p>計</text:p>
          </table:table-cell>
          <table:table-cell office:value-type="float" office:value="20864" table:style-name="ce80">
            <text:p><text:s text:c="3"/>20,864</text:p>
          </table:table-cell>
          <table:table-cell office:value-type="float" office:value="18989" table:style-name="ce80">
            <text:p><text:s text:c="3"/>18,989</text:p>
          </table:table-cell>
          <table:table-cell office:value-type="float" office:value="18981" table:style-name="ce80">
            <text:p><text:s text:c="3"/>18,981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525" table:style-name="ce80">
            <text:p><text:s text:c="3"/>525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09" table:style-name="ce80">
            <text:p><text:s text:c="3"/>109</text:p>
          </table:table-cell>
          <table:table-cell office:value-type="float" office:value="1135" table:style-name="ce80">
            <text:p><text:s text:c="3"/>1,135</text:p>
          </table:table-cell>
          <table:table-cell office:value-type="float" office:value="140" table:style-name="ce80">
            <text:p><text:s text:c="3"/>140</text:p>
          </table:table-cell>
          <table:table-cell office:value-type="float" office:value="995" table:style-name="ce80">
            <text:p><text:s text:c="3"/>995</text:p>
          </table:table-cell>
          <table:table-cell office:value-type="float" office:value="802" table:style-name="ce80">
            <text:p><text:s text:c="3"/>802</text:p>
          </table:table-cell>
          <table:table-cell office:value-type="float" office:value="138" table:style-name="ce80">
            <text:p><text:s text:c="3"/>138</text:p>
          </table:table-cell>
          <table:table-cell office:value-type="float" office:value="664" table:style-name="ce80">
            <text:p><text:s text:c="3"/>664</text:p>
          </table:table-cell>
          <table:table-cell office:value-type="float" office:value="333" table:style-name="ce80">
            <text:p><text:s text:c="3"/>333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331" table:style-name="ce80">
            <text:p><text:s text:c="3"/>331</text:p>
          </table:table-cell>
          <table:table-cell office:value-type="float" office:value="20196" table:style-name="ce200">
            <text:p><text:s text:c="3"/>20,196</text:p>
          </table:table-cell>
          <table:table-cell office:value-type="float" office:value="18348" table:style-name="ce201">
            <text:p><text:s text:c="3"/>18,348</text:p>
          </table:table-cell>
          <table:table-cell office:value-type="float" office:value="18340" table:style-name="ce201">
            <text:p><text:s text:c="3"/>18,340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100" table:style-name="ce201">
            <text:p><text:s text:c="3"/>100</text:p>
          </table:table-cell>
          <table:table-cell office:value-type="float" office:value="525" table:style-name="ce201">
            <text:p><text:s text:c="3"/>525</text:p>
          </table:table-cell>
          <table:table-cell office:value-type="float" office:value="115" table:style-name="ce201">
            <text:p><text:s text:c="3"/>115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09" table:style-name="ce201">
            <text:p><text:s text:c="3"/>109</text:p>
          </table:table-cell>
          <table:table-cell office:value-type="float" office:value="1108" table:style-name="ce201">
            <text:p><text:s text:c="3"/>1,108</text:p>
          </table:table-cell>
          <table:table-cell office:value-type="float" office:value="137" table:style-name="ce201">
            <text:p><text:s text:c="3"/>137</text:p>
          </table:table-cell>
          <table:table-cell office:value-type="float" office:value="971" table:style-name="ce201">
            <text:p><text:s text:c="3"/>971</text:p>
          </table:table-cell>
          <table:table-cell office:value-type="float" office:value="800" table:style-name="ce201">
            <text:p><text:s text:c="3"/>800</text:p>
          </table:table-cell>
          <table:table-cell office:value-type="float" office:value="136" table:style-name="ce201">
            <text:p><text:s text:c="3"/>136</text:p>
          </table:table-cell>
          <table:table-cell office:value-type="float" office:value="664" table:style-name="ce201">
            <text:p><text:s text:c="3"/>664</text:p>
          </table:table-cell>
          <table:table-cell office:value-type="float" office:value="308" table:style-name="ce201">
            <text:p><text:s text:c="3"/>30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668" table:style-name="ce200">
            <text:p><text:s text:c="3"/>668</text:p>
          </table:table-cell>
          <table:table-cell office:value-type="float" office:value="641" table:style-name="ce201">
            <text:p><text:s text:c="3"/>641</text:p>
          </table:table-cell>
          <table:table-cell office:value-type="float" office:value="641" table:style-name="ce201">
            <text:p><text:s text:c="3"/>64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4" table:style-name="ce202">
            <text:p><text:s text:c="3"/>24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199">
            <text:p>7 月</text:p>
          </table:table-cell>
          <table:table-cell office:value-type="string" table:style-name="ce72">
            <text:p>男</text:p>
          </table:table-cell>
          <table:table-cell office:value-type="float" office:value="10350" table:style-name="ce69">
            <text:p><text:s text:c="3"/>10,350</text:p>
          </table:table-cell>
          <table:table-cell office:value-type="float" office:value="9847" table:style-name="ce69">
            <text:p><text:s text:c="3"/>9,847</text:p>
          </table:table-cell>
          <table:table-cell office:value-type="float" office:value="9842" table:style-name="ce69">
            <text:p><text:s text:c="3"/>9,84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346" table:style-name="ce69">
            <text:p><text:s text:c="3"/>34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42" table:style-name="ce69">
            <text:p><text:s text:c="3"/>342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89" table:style-name="ce69">
            <text:p><text:s text:c="3"/>89</text:p>
          </table:table-cell>
          <table:table-cell office:value-type="float" office:value="254" table:style-name="ce69">
            <text:p><text:s text:c="3"/>25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10098" table:style-name="ce203">
            <text:p><text:s text:c="3"/>10,098</text:p>
          </table:table-cell>
          <table:table-cell office:value-type="float" office:value="9615" table:style-name="ce204">
            <text:p><text:s text:c="3"/>9,615</text:p>
          </table:table-cell>
          <table:table-cell office:value-type="float" office:value="9610" table:style-name="ce205">
            <text:p><text:s text:c="3"/>9,610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102" table:style-name="ce205">
            <text:p><text:s text:c="3"/>102</text:p>
          </table:table-cell>
          <table:table-cell office:value-type="float" office:value="7" table:style-name="ce205">
            <text:p><text:s text:c="3"/>7</text:p>
          </table:table-cell>
          <table:table-cell office:value-type="float" office:value="95" table:style-name="ce205">
            <text:p><text:s text:c="3"/>95</text:p>
          </table:table-cell>
          <table:table-cell office:value-type="float" office:value="55" table:style-name="ce206">
            <text:p><text:s text:c="3"/>55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52" table:style-name="ce207">
            <text:p><text:s text:c="3"/>52</text:p>
          </table:table-cell>
          <table:table-cell office:value-type="float" office:value="326" table:style-name="ce204">
            <text:p><text:s text:c="3"/>326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23" table:style-name="ce204">
            <text:p><text:s text:c="3"/>323</text:p>
          </table:table-cell>
          <table:table-cell office:value-type="float" office:value="92" table:style-name="ce204">
            <text:p><text:s text:c="3"/>92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89" table:style-name="ce204">
            <text:p><text:s text:c="3"/>89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0" table:style-name="ce204">
            <text:p>—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252" table:style-name="ce203">
            <text:p><text:s text:c="3"/>252</text:p>
          </table:table-cell>
          <table:table-cell office:value-type="float" office:value="232" table:style-name="ce204">
            <text:p><text:s text:c="3"/>232</text:p>
          </table:table-cell>
          <table:table-cell office:value-type="float" office:value="232" table:style-name="ce205">
            <text:p><text:s text:c="3"/>232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8">
            <text:p><text:s text:c="3"/>19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75">
            <text:p>女</text:p>
          </table:table-cell>
          <table:table-cell office:value-type="float" office:value="10514" table:style-name="ce76">
            <text:p><text:s text:c="3"/>10,514</text:p>
          </table:table-cell>
          <table:table-cell office:value-type="float" office:value="9142" table:style-name="ce76">
            <text:p><text:s text:c="3"/>9,142</text:p>
          </table:table-cell>
          <table:table-cell office:value-type="float" office:value="9139" table:style-name="ce76">
            <text:p><text:s text:c="3"/>9,139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23" table:style-name="ce76">
            <text:p><text:s text:c="3"/>523</text:p>
          </table:table-cell>
          <table:table-cell office:value-type="float" office:value="93" table:style-name="ce76">
            <text:p><text:s text:c="3"/>93</text:p>
          </table:table-cell>
          <table:table-cell office:value-type="float" office:value="430" table:style-name="ce76">
            <text:p><text:s text:c="3"/>430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7" table:style-name="ce76">
            <text:p><text:s text:c="3"/>57</text:p>
          </table:table-cell>
          <table:table-cell office:value-type="float" office:value="789" table:style-name="ce76">
            <text:p><text:s text:c="3"/>789</text:p>
          </table:table-cell>
          <table:table-cell office:value-type="float" office:value="136" table:style-name="ce76">
            <text:p><text:s text:c="3"/>136</text:p>
          </table:table-cell>
          <table:table-cell office:value-type="float" office:value="653" table:style-name="ce76">
            <text:p><text:s text:c="3"/>653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135" table:style-name="ce76">
            <text:p><text:s text:c="3"/>135</text:p>
          </table:table-cell>
          <table:table-cell office:value-type="float" office:value="575" table:style-name="ce76">
            <text:p><text:s text:c="3"/>575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10098" table:style-name="ce209">
            <text:p><text:s text:c="3"/>10,098</text:p>
          </table:table-cell>
          <table:table-cell office:value-type="float" office:value="8733" table:style-name="ce210">
            <text:p><text:s text:c="3"/>8,733</text:p>
          </table:table-cell>
          <table:table-cell office:value-type="float" office:value="8730" table:style-name="ce211">
            <text:p><text:s text:c="3"/>8,730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523" table:style-name="ce211">
            <text:p><text:s text:c="3"/>523</text:p>
          </table:table-cell>
          <table:table-cell office:value-type="float" office:value="93" table:style-name="ce211">
            <text:p><text:s text:c="3"/>93</text:p>
          </table:table-cell>
          <table:table-cell office:value-type="float" office:value="430" table:style-name="ce211">
            <text:p><text:s text:c="3"/>430</text:p>
          </table:table-cell>
          <table:table-cell office:value-type="float" office:value="60" table:style-name="ce212">
            <text:p><text:s text:c="3"/>60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57" table:style-name="ce213">
            <text:p><text:s text:c="3"/>57</text:p>
          </table:table-cell>
          <table:table-cell office:value-type="float" office:value="782" table:style-name="ce210">
            <text:p><text:s text:c="3"/>782</text:p>
          </table:table-cell>
          <table:table-cell office:value-type="float" office:value="134" table:style-name="ce210">
            <text:p><text:s text:c="3"/>134</text:p>
          </table:table-cell>
          <table:table-cell office:value-type="float" office:value="648" table:style-name="ce210">
            <text:p><text:s text:c="3"/>648</text:p>
          </table:table-cell>
          <table:table-cell office:value-type="float" office:value="708" table:style-name="ce210">
            <text:p><text:s text:c="3"/>708</text:p>
          </table:table-cell>
          <table:table-cell office:value-type="float" office:value="133" table:style-name="ce210">
            <text:p><text:s text:c="3"/>133</text:p>
          </table:table-cell>
          <table:table-cell office:value-type="float" office:value="575" table:style-name="ce210">
            <text:p><text:s text:c="3"/>575</text:p>
          </table:table-cell>
          <table:table-cell office:value-type="float" office:value="74" table:style-name="ce210">
            <text:p><text:s text:c="3"/>74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73" table:style-name="ce210">
            <text:p><text:s text:c="3"/>73</text:p>
          </table:table-cell>
          <table:table-cell office:value-type="float" office:value="416" table:style-name="ce209">
            <text:p><text:s text:c="3"/>416</text:p>
          </table:table-cell>
          <table:table-cell office:value-type="float" office:value="409" table:style-name="ce210">
            <text:p><text:s text:c="3"/>409</text:p>
          </table:table-cell>
          <table:table-cell office:value-type="float" office:value="409" table:style-name="ce211">
            <text:p><text:s text:c="3"/>409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7" table:style-name="ce210">
            <text:p><text:s text:c="3"/>7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5" table:style-name="ce210">
            <text:p><text:s text:c="3"/>5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5" table:style-name="ce210">
            <text:p><text:s text:c="3"/>5</text:p>
          </table:table-cell>
          <table:table-cell office:value-type="float" office:value="0" table:style-name="ce210">
            <text:p>—</text:p>
          </table:table-cell>
          <table:table-cell office:value-type="float" office:value="5" table:style-name="ce214">
            <text:p><text:s text:c="3"/>5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65">
            <text:p>計</text:p>
          </table:table-cell>
          <table:table-cell office:value-type="float" office:value="10242" table:style-name="ce80">
            <text:p><text:s text:c="3"/>10,242</text:p>
          </table:table-cell>
          <table:table-cell office:value-type="float" office:value="8659" table:style-name="ce80">
            <text:p><text:s text:c="3"/>8,659</text:p>
          </table:table-cell>
          <table:table-cell office:value-type="float" office:value="8656" table:style-name="ce80">
            <text:p><text:s text:c="3"/>8,656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491" table:style-name="ce80">
            <text:p><text:s text:c="3"/>491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442" table:style-name="ce80">
            <text:p><text:s text:c="3"/>442</text:p>
          </table:table-cell>
          <table:table-cell office:value-type="float" office:value="111" table:style-name="ce80">
            <text:p><text:s text:c="3"/>111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981" table:style-name="ce80">
            <text:p><text:s text:c="3"/>981</text:p>
          </table:table-cell>
          <table:table-cell office:value-type="float" office:value="89" table:style-name="ce80">
            <text:p><text:s text:c="3"/>89</text:p>
          </table:table-cell>
          <table:table-cell office:value-type="float" office:value="892" table:style-name="ce80">
            <text:p><text:s text:c="3"/>892</text:p>
          </table:table-cell>
          <table:table-cell office:value-type="float" office:value="688" table:style-name="ce80">
            <text:p><text:s text:c="3"/>688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600" table:style-name="ce80">
            <text:p><text:s text:c="3"/>600</text:p>
          </table:table-cell>
          <table:table-cell office:value-type="float" office:value="293" table:style-name="ce80">
            <text:p><text:s text:c="3"/>293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92" table:style-name="ce80">
            <text:p><text:s text:c="3"/>292</text:p>
          </table:table-cell>
          <table:table-cell office:value-type="float" office:value="9836" table:style-name="ce200">
            <text:p><text:s text:c="3"/>9,836</text:p>
          </table:table-cell>
          <table:table-cell office:value-type="float" office:value="8270" table:style-name="ce201">
            <text:p><text:s text:c="3"/>8,270</text:p>
          </table:table-cell>
          <table:table-cell office:value-type="float" office:value="8267" table:style-name="ce201">
            <text:p><text:s text:c="3"/>8,26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91" table:style-name="ce201">
            <text:p><text:s text:c="3"/>491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442" table:style-name="ce201">
            <text:p><text:s text:c="3"/>442</text:p>
          </table:table-cell>
          <table:table-cell office:value-type="float" office:value="110" table:style-name="ce201">
            <text:p><text:s text:c="3"/>11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05" table:style-name="ce201">
            <text:p><text:s text:c="3"/>105</text:p>
          </table:table-cell>
          <table:table-cell office:value-type="float" office:value="965" table:style-name="ce201">
            <text:p><text:s text:c="3"/>965</text:p>
          </table:table-cell>
          <table:table-cell office:value-type="float" office:value="88" table:style-name="ce201">
            <text:p><text:s text:c="3"/>88</text:p>
          </table:table-cell>
          <table:table-cell office:value-type="float" office:value="877" table:style-name="ce201">
            <text:p><text:s text:c="3"/>877</text:p>
          </table:table-cell>
          <table:table-cell office:value-type="float" office:value="687" table:style-name="ce201">
            <text:p><text:s text:c="3"/>687</text:p>
          </table:table-cell>
          <table:table-cell office:value-type="float" office:value="87" table:style-name="ce201">
            <text:p><text:s text:c="3"/>87</text:p>
          </table:table-cell>
          <table:table-cell office:value-type="float" office:value="600" table:style-name="ce201">
            <text:p><text:s text:c="3"/>600</text:p>
          </table:table-cell>
          <table:table-cell office:value-type="float" office:value="278" table:style-name="ce201">
            <text:p><text:s text:c="3"/>27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77" table:style-name="ce201">
            <text:p><text:s text:c="3"/>277</text:p>
          </table:table-cell>
          <table:table-cell office:value-type="float" office:value="406" table:style-name="ce200">
            <text:p><text:s text:c="3"/>406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2">
            <text:p><text:s text:c="3"/>15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8 月</text:p>
          </table:table-cell>
          <table:table-cell office:value-type="string" table:style-name="ce72">
            <text:p>男</text:p>
          </table:table-cell>
          <table:table-cell office:value-type="float" office:value="5046" table:style-name="ce69">
            <text:p><text:s text:c="3"/>5,046</text:p>
          </table:table-cell>
          <table:table-cell office:value-type="float" office:value="4587" table:style-name="ce69">
            <text:p><text:s text:c="3"/>4,587</text:p>
          </table:table-cell>
          <table:table-cell office:value-type="float" office:value="4585" table:style-name="ce69">
            <text:p><text:s text:c="3"/>4,58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322" table:style-name="ce69">
            <text:p><text:s text:c="3"/>32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15" table:style-name="ce69">
            <text:p><text:s text:c="3"/>315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0" table:style-name="ce69">
            <text:p>—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4918" table:style-name="ce203">
            <text:p><text:s text:c="3"/>4,918</text:p>
          </table:table-cell>
          <table:table-cell office:value-type="float" office:value="4474" table:style-name="ce204">
            <text:p><text:s text:c="3"/>4,474</text:p>
          </table:table-cell>
          <table:table-cell office:value-type="float" office:value="4472" table:style-name="ce205">
            <text:p><text:s text:c="3"/>4,47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73" table:style-name="ce205">
            <text:p><text:s text:c="3"/>73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70" table:style-name="ce205">
            <text:p><text:s text:c="3"/>70</text:p>
          </table:table-cell>
          <table:table-cell office:value-type="float" office:value="63" table:style-name="ce206">
            <text:p><text:s text:c="3"/>63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60" table:style-name="ce207">
            <text:p><text:s text:c="3"/>60</text:p>
          </table:table-cell>
          <table:table-cell office:value-type="float" office:value="308" table:style-name="ce204">
            <text:p><text:s text:c="3"/>308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302" table:style-name="ce204">
            <text:p><text:s text:c="3"/>302</text:p>
          </table:table-cell>
          <table:table-cell office:value-type="float" office:value="96" table:style-name="ce204">
            <text:p><text:s text:c="3"/>9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212" table:style-name="ce204">
            <text:p><text:s text:c="3"/>212</text:p>
          </table:table-cell>
          <table:table-cell office:value-type="float" office:value="0" table:style-name="ce204">
            <text:p>—</text:p>
          </table:table-cell>
          <table:table-cell office:value-type="float" office:value="212" table:style-name="ce204">
            <text:p><text:s text:c="3"/>212</text:p>
          </table:table-cell>
          <table:table-cell office:value-type="float" office:value="128" table:style-name="ce203">
            <text:p><text:s text:c="3"/>128</text:p>
          </table:table-cell>
          <table:table-cell office:value-type="float" office:value="113" table:style-name="ce204">
            <text:p><text:s text:c="3"/>113</text:p>
          </table:table-cell>
          <table:table-cell office:value-type="float" office:value="113" table:style-name="ce205">
            <text:p><text:s text:c="3"/>113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8">
            <text:p><text:s text:c="3"/>13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75">
            <text:p>女</text:p>
          </table:table-cell>
          <table:table-cell office:value-type="float" office:value="5196" table:style-name="ce76">
            <text:p><text:s text:c="3"/>5,196</text:p>
          </table:table-cell>
          <table:table-cell office:value-type="float" office:value="4072" table:style-name="ce76">
            <text:p><text:s text:c="3"/>4,072</text:p>
          </table:table-cell>
          <table:table-cell office:value-type="float" office:value="4071" table:style-name="ce76">
            <text:p><text:s text:c="3"/>4,07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18" table:style-name="ce76">
            <text:p><text:s text:c="3"/>418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372" table:style-name="ce76">
            <text:p><text:s text:c="3"/>372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659" table:style-name="ce76">
            <text:p><text:s text:c="3"/>659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577" table:style-name="ce76">
            <text:p><text:s text:c="3"/>577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81" table:style-name="ce76">
            <text:p><text:s text:c="3"/>81</text:p>
          </table:table-cell>
          <table:table-cell office:value-type="float" office:value="510" table:style-name="ce76">
            <text:p><text:s text:c="3"/>510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7" table:style-name="ce76">
            <text:p><text:s text:c="3"/>67</text:p>
          </table:table-cell>
          <table:table-cell office:value-type="float" office:value="4918" table:style-name="ce209">
            <text:p><text:s text:c="3"/>4,918</text:p>
          </table:table-cell>
          <table:table-cell office:value-type="float" office:value="3796" table:style-name="ce210">
            <text:p><text:s text:c="3"/>3,796</text:p>
          </table:table-cell>
          <table:table-cell office:value-type="float" office:value="3795" table:style-name="ce211">
            <text:p><text:s text:c="3"/>3,795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18" table:style-name="ce211">
            <text:p><text:s text:c="3"/>418</text:p>
          </table:table-cell>
          <table:table-cell office:value-type="float" office:value="46" table:style-name="ce211">
            <text:p><text:s text:c="3"/>46</text:p>
          </table:table-cell>
          <table:table-cell office:value-type="float" office:value="372" table:style-name="ce211">
            <text:p><text:s text:c="3"/>372</text:p>
          </table:table-cell>
          <table:table-cell office:value-type="float" office:value="47" table:style-name="ce212">
            <text:p><text:s text:c="3"/>47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45" table:style-name="ce213">
            <text:p><text:s text:c="3"/>45</text:p>
          </table:table-cell>
          <table:table-cell office:value-type="float" office:value="657" table:style-name="ce210">
            <text:p><text:s text:c="3"/>657</text:p>
          </table:table-cell>
          <table:table-cell office:value-type="float" office:value="82" table:style-name="ce210">
            <text:p><text:s text:c="3"/>82</text:p>
          </table:table-cell>
          <table:table-cell office:value-type="float" office:value="575" table:style-name="ce210">
            <text:p><text:s text:c="3"/>575</text:p>
          </table:table-cell>
          <table:table-cell office:value-type="float" office:value="591" table:style-name="ce210">
            <text:p><text:s text:c="3"/>591</text:p>
          </table:table-cell>
          <table:table-cell office:value-type="float" office:value="81" table:style-name="ce210">
            <text:p><text:s text:c="3"/>81</text:p>
          </table:table-cell>
          <table:table-cell office:value-type="float" office:value="510" table:style-name="ce210">
            <text:p><text:s text:c="3"/>510</text:p>
          </table:table-cell>
          <table:table-cell office:value-type="float" office:value="66" table:style-name="ce210">
            <text:p><text:s text:c="3"/>66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65" table:style-name="ce210">
            <text:p><text:s text:c="3"/>65</text:p>
          </table:table-cell>
          <table:table-cell office:value-type="float" office:value="278" table:style-name="ce209">
            <text:p><text:s text:c="3"/>278</text:p>
          </table:table-cell>
          <table:table-cell office:value-type="float" office:value="276" table:style-name="ce210">
            <text:p><text:s text:c="3"/>276</text:p>
          </table:table-cell>
          <table:table-cell office:value-type="float" office:value="276" table:style-name="ce211">
            <text:p><text:s text:c="3"/>276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106">
            <text:p>計</text:p>
          </table:table-cell>
          <table:table-cell office:value-type="float" office:value="23312" table:style-name="ce69">
            <text:p><text:s text:c="3"/>23,312</text:p>
          </table:table-cell>
          <table:table-cell office:value-type="float" office:value="21541" table:style-name="ce69">
            <text:p><text:s text:c="3"/>21,541</text:p>
          </table:table-cell>
          <table:table-cell office:value-type="float" office:value="21535" table:style-name="ce69">
            <text:p><text:s text:c="3"/>21,535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581" table:style-name="ce69">
            <text:p><text:s text:c="3"/>581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485" table:style-name="ce69">
            <text:p><text:s text:c="3"/>485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1024" table:style-name="ce69">
            <text:p><text:s text:c="3"/>1,024</text:p>
          </table:table-cell>
          <table:table-cell office:value-type="float" office:value="148" table:style-name="ce69">
            <text:p><text:s text:c="3"/>148</text:p>
          </table:table-cell>
          <table:table-cell office:value-type="float" office:value="876" table:style-name="ce69">
            <text:p><text:s text:c="3"/>876</text:p>
          </table:table-cell>
          <table:table-cell office:value-type="float" office:value="732" table:style-name="ce69">
            <text:p><text:s text:c="3"/>732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588" table:style-name="ce69">
            <text:p><text:s text:c="3"/>588</text:p>
          </table:table-cell>
          <table:table-cell office:value-type="float" office:value="292" table:style-name="ce69">
            <text:p><text:s text:c="3"/>29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88" table:style-name="ce69">
            <text:p><text:s text:c="3"/>288</text:p>
          </table:table-cell>
          <table:table-cell office:value-type="float" office:value="22656" table:style-name="ce203">
            <text:p><text:s text:c="3"/>22,656</text:p>
          </table:table-cell>
          <table:table-cell office:value-type="float" office:value="20900" table:style-name="ce201">
            <text:p><text:s text:c="3"/>20,900</text:p>
          </table:table-cell>
          <table:table-cell office:value-type="float" office:value="20894" table:style-name="ce218">
            <text:p><text:s text:c="3"/>20,894</text:p>
          </table:table-cell>
          <table:table-cell office:value-type="float" office:value="6" table:style-name="ce218">
            <text:p><text:s text:c="3"/>6</text:p>
          </table:table-cell>
          <table:table-cell office:value-type="float" office:value="580" table:style-name="ce218">
            <text:p><text:s text:c="3"/>580</text:p>
          </table:table-cell>
          <table:table-cell office:value-type="float" office:value="95" table:style-name="ce218">
            <text:p><text:s text:c="3"/>95</text:p>
          </table:table-cell>
          <table:table-cell office:value-type="float" office:value="485" table:style-name="ce218">
            <text:p><text:s text:c="3"/>485</text:p>
          </table:table-cell>
          <table:table-cell office:value-type="float" office:value="163" table:style-name="ce219">
            <text:p><text:s text:c="3"/>163</text:p>
          </table:table-cell>
          <table:table-cell office:value-type="float" office:value="10" table:style-name="ce218">
            <text:p><text:s text:c="3"/>10</text:p>
          </table:table-cell>
          <table:table-cell office:value-type="float" office:value="153" table:style-name="ce220">
            <text:p><text:s text:c="3"/>153</text:p>
          </table:table-cell>
          <table:table-cell office:value-type="float" office:value="1013" table:style-name="ce201">
            <text:p><text:s text:c="3"/>1,013</text:p>
          </table:table-cell>
          <table:table-cell office:value-type="float" office:value="148" table:style-name="ce201">
            <text:p><text:s text:c="3"/>148</text:p>
          </table:table-cell>
          <table:table-cell office:value-type="float" office:value="865" table:style-name="ce201">
            <text:p><text:s text:c="3"/>865</text:p>
          </table:table-cell>
          <table:table-cell office:value-type="float" office:value="732" table:style-name="ce201">
            <text:p><text:s text:c="3"/>732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588" table:style-name="ce201">
            <text:p><text:s text:c="3"/>588</text:p>
          </table:table-cell>
          <table:table-cell office:value-type="float" office:value="281" table:style-name="ce201">
            <text:p><text:s text:c="3"/>28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77" table:style-name="ce201">
            <text:p><text:s text:c="3"/>277</text:p>
          </table:table-cell>
          <table:table-cell office:value-type="float" office:value="656" table:style-name="ce200">
            <text:p><text:s text:c="3"/>656</text:p>
          </table:table-cell>
          <table:table-cell office:value-type="float" office:value="641" table:style-name="ce201">
            <text:p><text:s text:c="3"/>641</text:p>
          </table:table-cell>
          <table:table-cell office:value-type="float" office:value="641" table:style-name="ce218">
            <text:p><text:s text:c="3"/>641</text:p>
          </table:table-cell>
          <table:table-cell office:value-type="float" office:value="0" table:style-name="ce218">
            <text:p>—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0" table:style-name="ce218">
            <text:p>—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0" table:style-name="ce220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2">
            <text:p><text:s text:c="3"/>11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9 月</text:p>
          </table:table-cell>
          <table:table-cell office:value-type="string" table:style-name="ce106">
            <text:p>男</text:p>
          </table:table-cell>
          <table:table-cell office:value-type="float" office:value="11506" table:style-name="ce69">
            <text:p><text:s text:c="3"/>11,506</text:p>
          </table:table-cell>
          <table:table-cell office:value-type="float" office:value="11013" table:style-name="ce69">
            <text:p><text:s text:c="3"/>11,013</text:p>
          </table:table-cell>
          <table:table-cell office:value-type="float" office:value="11010" table:style-name="ce69">
            <text:p><text:s text:c="3"/>11,01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337" table:style-name="ce69">
            <text:p><text:s text:c="3"/>337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329" table:style-name="ce69">
            <text:p><text:s text:c="3"/>329</text:p>
          </table:table-cell>
          <table:table-cell office:value-type="float" office:value="94" table:style-name="ce69">
            <text:p><text:s text:c="3"/>9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43" table:style-name="ce69">
            <text:p><text:s text:c="3"/>24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39" table:style-name="ce69">
            <text:p><text:s text:c="3"/>239</text:p>
          </table:table-cell>
          <table:table-cell office:value-type="float" office:value="11328" table:style-name="ce203">
            <text:p><text:s text:c="3"/>11,328</text:p>
          </table:table-cell>
          <table:table-cell office:value-type="float" office:value="10845" table:style-name="ce204">
            <text:p><text:s text:c="3"/>10,845</text:p>
          </table:table-cell>
          <table:table-cell office:value-type="float" office:value="10842" table:style-name="ce205">
            <text:p><text:s text:c="3"/>10,842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79" table:style-name="ce205">
            <text:p><text:s text:c="3"/>79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73" table:style-name="ce205">
            <text:p><text:s text:c="3"/>73</text:p>
          </table:table-cell>
          <table:table-cell office:value-type="float" office:value="77" table:style-name="ce206">
            <text:p><text:s text:c="3"/>77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71" table:style-name="ce207">
            <text:p><text:s text:c="3"/>71</text:p>
          </table:table-cell>
          <table:table-cell office:value-type="float" office:value="327" table:style-name="ce204">
            <text:p><text:s text:c="3"/>327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319" table:style-name="ce204">
            <text:p><text:s text:c="3"/>319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233" table:style-name="ce204">
            <text:p><text:s text:c="3"/>233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29" table:style-name="ce204">
            <text:p><text:s text:c="3"/>229</text:p>
          </table:table-cell>
          <table:table-cell office:value-type="float" office:value="178" table:style-name="ce203">
            <text:p><text:s text:c="3"/>178</text:p>
          </table:table-cell>
          <table:table-cell office:value-type="float" office:value="168" table:style-name="ce204">
            <text:p><text:s text:c="3"/>168</text:p>
          </table:table-cell>
          <table:table-cell office:value-type="float" office:value="168" table:style-name="ce205">
            <text:p><text:s text:c="3"/>168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10" table:style-name="ce208">
            <text:p><text:s text:c="3"/>10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106">
            <text:p>女</text:p>
          </table:table-cell>
          <table:table-cell office:value-type="float" office:value="11806" table:style-name="ce69">
            <text:p><text:s text:c="3"/>11,806</text:p>
          </table:table-cell>
          <table:table-cell office:value-type="float" office:value="10528" table:style-name="ce69">
            <text:p><text:s text:c="3"/>10,528</text:p>
          </table:table-cell>
          <table:table-cell office:value-type="float" office:value="10525" table:style-name="ce76">
            <text:p><text:s text:c="3"/>10,52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02" table:style-name="ce69">
            <text:p><text:s text:c="3"/>502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412" table:style-name="ce69">
            <text:p><text:s text:c="3"/>412</text:p>
          </table:table-cell>
          <table:table-cell office:value-type="float" office:value="89" table:style-name="ce69">
            <text:p><text:s text:c="3"/>8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82" table:style-name="ce69">
            <text:p><text:s text:c="3"/>82</text:p>
          </table:table-cell>
          <table:table-cell office:value-type="float" office:value="687" table:style-name="ce69">
            <text:p><text:s text:c="3"/>687</text:p>
          </table:table-cell>
          <table:table-cell office:value-type="float" office:value="140" table:style-name="ce69">
            <text:p><text:s text:c="3"/>140</text:p>
          </table:table-cell>
          <table:table-cell office:value-type="float" office:value="547" table:style-name="ce69">
            <text:p><text:s text:c="3"/>547</text:p>
          </table:table-cell>
          <table:table-cell office:value-type="float" office:value="638" table:style-name="ce69">
            <text:p><text:s text:c="3"/>638</text:p>
          </table:table-cell>
          <table:table-cell office:value-type="float" office:value="140" table:style-name="ce69">
            <text:p><text:s text:c="3"/>140</text:p>
          </table:table-cell>
          <table:table-cell office:value-type="float" office:value="498" table:style-name="ce69">
            <text:p><text:s text:c="3"/>498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0" table:style-name="ce69">
            <text:p>—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11328" table:style-name="ce203">
            <text:p><text:s text:c="3"/>11,328</text:p>
          </table:table-cell>
          <table:table-cell office:value-type="float" office:value="10055" table:style-name="ce210">
            <text:p><text:s text:c="3"/>10,055</text:p>
          </table:table-cell>
          <table:table-cell office:value-type="float" office:value="10052" table:style-name="ce211">
            <text:p><text:s text:c="3"/>10,052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501" table:style-name="ce211">
            <text:p><text:s text:c="3"/>501</text:p>
          </table:table-cell>
          <table:table-cell office:value-type="float" office:value="89" table:style-name="ce211">
            <text:p><text:s text:c="3"/>89</text:p>
          </table:table-cell>
          <table:table-cell office:value-type="float" office:value="412" table:style-name="ce211">
            <text:p><text:s text:c="3"/>412</text:p>
          </table:table-cell>
          <table:table-cell office:value-type="float" office:value="86" table:style-name="ce212">
            <text:p><text:s text:c="3"/>86</text:p>
          </table:table-cell>
          <table:table-cell office:value-type="float" office:value="4" table:style-name="ce211">
            <text:p><text:s text:c="3"/>4</text:p>
          </table:table-cell>
          <table:table-cell office:value-type="float" office:value="82" table:style-name="ce213">
            <text:p><text:s text:c="3"/>82</text:p>
          </table:table-cell>
          <table:table-cell office:value-type="float" office:value="686" table:style-name="ce210">
            <text:p><text:s text:c="3"/>686</text:p>
          </table:table-cell>
          <table:table-cell office:value-type="float" office:value="140" table:style-name="ce210">
            <text:p><text:s text:c="3"/>140</text:p>
          </table:table-cell>
          <table:table-cell office:value-type="float" office:value="546" table:style-name="ce210">
            <text:p><text:s text:c="3"/>546</text:p>
          </table:table-cell>
          <table:table-cell office:value-type="float" office:value="638" table:style-name="ce210">
            <text:p><text:s text:c="3"/>638</text:p>
          </table:table-cell>
          <table:table-cell office:value-type="float" office:value="140" table:style-name="ce210">
            <text:p><text:s text:c="3"/>140</text:p>
          </table:table-cell>
          <table:table-cell office:value-type="float" office:value="498" table:style-name="ce210">
            <text:p><text:s text:c="3"/>498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0" table:style-name="ce210">
            <text:p>—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478" table:style-name="ce203">
            <text:p><text:s text:c="3"/>478</text:p>
          </table:table-cell>
          <table:table-cell office:value-type="float" office:value="473" table:style-name="ce204">
            <text:p><text:s text:c="3"/>473</text:p>
          </table:table-cell>
          <table:table-cell office:value-type="float" office:value="473" table:style-name="ce205">
            <text:p><text:s text:c="3"/>473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5">
            <text:p>—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0" table:style-name="ce207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8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65">
            <text:p>計</text:p>
          </table:table-cell>
          <table:table-cell office:value-type="float" office:value="24000" table:style-name="ce80">
            <text:p><text:s text:c="3"/>24,000</text:p>
          </table:table-cell>
          <table:table-cell office:value-type="float" office:value="22103" table:style-name="ce80">
            <text:p><text:s text:c="3"/>22,103</text:p>
          </table:table-cell>
          <table:table-cell office:value-type="float" office:value="22098" table:style-name="ce80">
            <text:p><text:s text:c="3"/>22,098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629" table:style-name="ce80">
            <text:p><text:s text:c="3"/>629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541" table:style-name="ce80">
            <text:p><text:s text:c="3"/>541</text:p>
          </table:table-cell>
          <table:table-cell office:value-type="float" office:value="176" table:style-name="ce80">
            <text:p><text:s text:c="3"/>176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166" table:style-name="ce80">
            <text:p><text:s text:c="3"/>166</text:p>
          </table:table-cell>
          <table:table-cell office:value-type="float" office:value="1092" table:style-name="ce80">
            <text:p><text:s text:c="3"/>1,092</text:p>
          </table:table-cell>
          <table:table-cell office:value-type="float" office:value="129" table:style-name="ce80">
            <text:p><text:s text:c="3"/>129</text:p>
          </table:table-cell>
          <table:table-cell office:value-type="float" office:value="963" table:style-name="ce80">
            <text:p><text:s text:c="3"/>963</text:p>
          </table:table-cell>
          <table:table-cell office:value-type="float" office:value="773" table:style-name="ce80">
            <text:p><text:s text:c="3"/>773</text:p>
          </table:table-cell>
          <table:table-cell office:value-type="float" office:value="126" table:style-name="ce80">
            <text:p><text:s text:c="3"/>126</text:p>
          </table:table-cell>
          <table:table-cell office:value-type="float" office:value="647" table:style-name="ce80">
            <text:p><text:s text:c="3"/>647</text:p>
          </table:table-cell>
          <table:table-cell office:value-type="float" office:value="319" table:style-name="ce80">
            <text:p><text:s text:c="3"/>319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316" table:style-name="ce80">
            <text:p><text:s text:c="3"/>316</text:p>
          </table:table-cell>
          <table:table-cell office:value-type="float" office:value="23530" table:style-name="ce200">
            <text:p><text:s text:c="3"/>23,530</text:p>
          </table:table-cell>
          <table:table-cell office:value-type="float" office:value="21655" table:style-name="ce201">
            <text:p><text:s text:c="3"/>21,655</text:p>
          </table:table-cell>
          <table:table-cell office:value-type="float" office:value="21650" table:style-name="ce201">
            <text:p><text:s text:c="3"/>21,65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629" table:style-name="ce201">
            <text:p><text:s text:c="3"/>629</text:p>
          </table:table-cell>
          <table:table-cell office:value-type="float" office:value="88" table:style-name="ce201">
            <text:p><text:s text:c="3"/>88</text:p>
          </table:table-cell>
          <table:table-cell office:value-type="float" office:value="541" table:style-name="ce201">
            <text:p><text:s text:c="3"/>541</text:p>
          </table:table-cell>
          <table:table-cell office:value-type="float" office:value="175" table:style-name="ce201">
            <text:p><text:s text:c="3"/>175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166" table:style-name="ce201">
            <text:p><text:s text:c="3"/>166</text:p>
          </table:table-cell>
          <table:table-cell office:value-type="float" office:value="1071" table:style-name="ce201">
            <text:p><text:s text:c="3"/>1,071</text:p>
          </table:table-cell>
          <table:table-cell office:value-type="float" office:value="128" table:style-name="ce201">
            <text:p><text:s text:c="3"/>128</text:p>
          </table:table-cell>
          <table:table-cell office:value-type="float" office:value="943" table:style-name="ce201">
            <text:p><text:s text:c="3"/>943</text:p>
          </table:table-cell>
          <table:table-cell office:value-type="float" office:value="773" table:style-name="ce201">
            <text:p><text:s text:c="3"/>773</text:p>
          </table:table-cell>
          <table:table-cell office:value-type="float" office:value="126" table:style-name="ce201">
            <text:p><text:s text:c="3"/>126</text:p>
          </table:table-cell>
          <table:table-cell office:value-type="float" office:value="647" table:style-name="ce201">
            <text:p><text:s text:c="3"/>647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1">
            <text:p><text:s text:c="3"/>296</text:p>
          </table:table-cell>
          <table:table-cell office:value-type="float" office:value="470" table:style-name="ce200">
            <text:p><text:s text:c="3"/>470</text:p>
          </table:table-cell>
          <table:table-cell office:value-type="float" office:value="448" table:style-name="ce201">
            <text:p><text:s text:c="3"/>448</text:p>
          </table:table-cell>
          <table:table-cell office:value-type="float" office:value="448" table:style-name="ce201">
            <text:p><text:s text:c="3"/>44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0" table:style-name="ce202">
            <text:p><text:s text:c="3"/>20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199">
            <text:p>10 月</text:p>
          </table:table-cell>
          <table:table-cell office:value-type="string" table:style-name="ce72">
            <text:p>男</text:p>
          </table:table-cell>
          <table:table-cell office:value-type="float" office:value="11919" table:style-name="ce69">
            <text:p><text:s text:c="3"/>11,919</text:p>
          </table:table-cell>
          <table:table-cell office:value-type="float" office:value="11387" table:style-name="ce69">
            <text:p><text:s text:c="3"/>11,387</text:p>
          </table:table-cell>
          <table:table-cell office:value-type="float" office:value="11384" table:style-name="ce69">
            <text:p><text:s text:c="3"/>11,38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359" table:style-name="ce69">
            <text:p><text:s text:c="3"/>35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54" table:style-name="ce69">
            <text:p><text:s text:c="3"/>354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256" table:style-name="ce69">
            <text:p><text:s text:c="3"/>25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11765" table:style-name="ce203">
            <text:p><text:s text:c="3"/>11,765</text:p>
          </table:table-cell>
          <table:table-cell office:value-type="float" office:value="11253" table:style-name="ce204">
            <text:p><text:s text:c="3"/>11,253</text:p>
          </table:table-cell>
          <table:table-cell office:value-type="float" office:value="11250" table:style-name="ce205">
            <text:p><text:s text:c="3"/>11,250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99" table:style-name="ce205">
            <text:p><text:s text:c="3"/>99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97" table:style-name="ce205">
            <text:p><text:s text:c="3"/>97</text:p>
          </table:table-cell>
          <table:table-cell office:value-type="float" office:value="74" table:style-name="ce206">
            <text:p><text:s text:c="3"/>74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0" table:style-name="ce207">
            <text:p><text:s text:c="3"/>70</text:p>
          </table:table-cell>
          <table:table-cell office:value-type="float" office:value="339" table:style-name="ce204">
            <text:p><text:s text:c="3"/>339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335" table:style-name="ce204">
            <text:p><text:s text:c="3"/>335</text:p>
          </table:table-cell>
          <table:table-cell office:value-type="float" office:value="103" table:style-name="ce204">
            <text:p><text:s text:c="3"/>10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01" table:style-name="ce204">
            <text:p><text:s text:c="3"/>101</text:p>
          </table:table-cell>
          <table:table-cell office:value-type="float" office:value="236" table:style-name="ce204">
            <text:p><text:s text:c="3"/>23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154" table:style-name="ce203">
            <text:p><text:s text:c="3"/>154</text:p>
          </table:table-cell>
          <table:table-cell office:value-type="float" office:value="134" table:style-name="ce204">
            <text:p><text:s text:c="3"/>134</text:p>
          </table:table-cell>
          <table:table-cell office:value-type="float" office:value="134" table:style-name="ce205">
            <text:p><text:s text:c="3"/>134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8">
            <text:p><text:s text:c="3"/>19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75">
            <text:p>女</text:p>
          </table:table-cell>
          <table:table-cell office:value-type="float" office:value="12081" table:style-name="ce76">
            <text:p><text:s text:c="3"/>12,081</text:p>
          </table:table-cell>
          <table:table-cell office:value-type="float" office:value="10716" table:style-name="ce76">
            <text:p><text:s text:c="3"/>10,716</text:p>
          </table:table-cell>
          <table:table-cell office:value-type="float" office:value="10714" table:style-name="ce76">
            <text:p><text:s text:c="3"/>10,71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444" table:style-name="ce76">
            <text:p><text:s text:c="3"/>444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733" table:style-name="ce76">
            <text:p><text:s text:c="3"/>733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609" table:style-name="ce76">
            <text:p><text:s text:c="3"/>609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546" table:style-name="ce76">
            <text:p><text:s text:c="3"/>546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0" table:style-name="ce76">
            <text:p>—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11765" table:style-name="ce209">
            <text:p><text:s text:c="3"/>11,765</text:p>
          </table:table-cell>
          <table:table-cell office:value-type="float" office:value="10402" table:style-name="ce210">
            <text:p><text:s text:c="3"/>10,402</text:p>
          </table:table-cell>
          <table:table-cell office:value-type="float" office:value="10400" table:style-name="ce211">
            <text:p><text:s text:c="3"/>10,400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530" table:style-name="ce211">
            <text:p><text:s text:c="3"/>530</text:p>
          </table:table-cell>
          <table:table-cell office:value-type="float" office:value="86" table:style-name="ce211">
            <text:p><text:s text:c="3"/>86</text:p>
          </table:table-cell>
          <table:table-cell office:value-type="float" office:value="444" table:style-name="ce211">
            <text:p><text:s text:c="3"/>444</text:p>
          </table:table-cell>
          <table:table-cell office:value-type="float" office:value="101" table:style-name="ce212">
            <text:p><text:s text:c="3"/>101</text:p>
          </table:table-cell>
          <table:table-cell office:value-type="float" office:value="5" table:style-name="ce211">
            <text:p><text:s text:c="3"/>5</text:p>
          </table:table-cell>
          <table:table-cell office:value-type="float" office:value="96" table:style-name="ce213">
            <text:p><text:s text:c="3"/>96</text:p>
          </table:table-cell>
          <table:table-cell office:value-type="float" office:value="732" table:style-name="ce210">
            <text:p><text:s text:c="3"/>732</text:p>
          </table:table-cell>
          <table:table-cell office:value-type="float" office:value="124" table:style-name="ce210">
            <text:p><text:s text:c="3"/>124</text:p>
          </table:table-cell>
          <table:table-cell office:value-type="float" office:value="608" table:style-name="ce210">
            <text:p><text:s text:c="3"/>608</text:p>
          </table:table-cell>
          <table:table-cell office:value-type="float" office:value="670" table:style-name="ce210">
            <text:p><text:s text:c="3"/>670</text:p>
          </table:table-cell>
          <table:table-cell office:value-type="float" office:value="124" table:style-name="ce210">
            <text:p><text:s text:c="3"/>124</text:p>
          </table:table-cell>
          <table:table-cell office:value-type="float" office:value="546" table:style-name="ce210">
            <text:p><text:s text:c="3"/>546</text:p>
          </table:table-cell>
          <table:table-cell office:value-type="float" office:value="62" table:style-name="ce210">
            <text:p><text:s text:c="3"/>62</text:p>
          </table:table-cell>
          <table:table-cell office:value-type="float" office:value="0" table:style-name="ce210">
            <text:p>—</text:p>
          </table:table-cell>
          <table:table-cell office:value-type="float" office:value="62" table:style-name="ce210">
            <text:p><text:s text:c="3"/>62</text:p>
          </table:table-cell>
          <table:table-cell office:value-type="float" office:value="316" table:style-name="ce209">
            <text:p><text:s text:c="3"/>316</text:p>
          </table:table-cell>
          <table:table-cell office:value-type="float" office:value="314" table:style-name="ce210">
            <text:p><text:s text:c="3"/>314</text:p>
          </table:table-cell>
          <table:table-cell office:value-type="float" office:value="314" table:style-name="ce211">
            <text:p><text:s text:c="3"/>314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1" table:style-name="ce212">
            <text:p><text:s text:c="3"/>1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4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65">
            <text:p>計</text:p>
          </table:table-cell>
          <table:table-cell office:value-type="float" office:value="24994" table:style-name="ce80">
            <text:p><text:s text:c="3"/>24,994</text:p>
          </table:table-cell>
          <table:table-cell office:value-type="float" office:value="23217" table:style-name="ce80">
            <text:p><text:s text:c="3"/>23,217</text:p>
          </table:table-cell>
          <table:table-cell office:value-type="float" office:value="23211" table:style-name="ce80">
            <text:p><text:s text:c="3"/>23,211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424" table:style-name="ce80">
            <text:p><text:s text:c="3"/>424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170" table:style-name="ce80">
            <text:p><text:s text:c="3"/>170</text:p>
          </table:table-cell>
          <table:table-cell office:value-type="float" office:value="1083" table:style-name="ce80">
            <text:p><text:s text:c="3"/>1,083</text:p>
          </table:table-cell>
          <table:table-cell office:value-type="float" office:value="126" table:style-name="ce80">
            <text:p><text:s text:c="3"/>126</text:p>
          </table:table-cell>
          <table:table-cell office:value-type="float" office:value="957" table:style-name="ce80">
            <text:p><text:s text:c="3"/>957</text:p>
          </table:table-cell>
          <table:table-cell office:value-type="float" office:value="718" table:style-name="ce80">
            <text:p><text:s text:c="3"/>718</text:p>
          </table:table-cell>
          <table:table-cell office:value-type="float" office:value="125" table:style-name="ce80">
            <text:p><text:s text:c="3"/>125</text:p>
          </table:table-cell>
          <table:table-cell office:value-type="float" office:value="593" table:style-name="ce80">
            <text:p><text:s text:c="3"/>593</text:p>
          </table:table-cell>
          <table:table-cell office:value-type="float" office:value="365" table:style-name="ce80">
            <text:p><text:s text:c="3"/>36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364" table:style-name="ce80">
            <text:p><text:s text:c="3"/>364</text:p>
          </table:table-cell>
          <table:table-cell office:value-type="float" office:value="24528" table:style-name="ce200">
            <text:p><text:s text:c="3"/>24,528</text:p>
          </table:table-cell>
          <table:table-cell office:value-type="float" office:value="22768" table:style-name="ce201">
            <text:p><text:s text:c="3"/>22,768</text:p>
          </table:table-cell>
          <table:table-cell office:value-type="float" office:value="22762" table:style-name="ce201">
            <text:p><text:s text:c="3"/>22,762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512" table:style-name="ce201">
            <text:p><text:s text:c="3"/>512</text:p>
          </table:table-cell>
          <table:table-cell office:value-type="float" office:value="88" table:style-name="ce201">
            <text:p><text:s text:c="3"/>88</text:p>
          </table:table-cell>
          <table:table-cell office:value-type="float" office:value="424" table:style-name="ce201">
            <text:p><text:s text:c="3"/>424</text:p>
          </table:table-cell>
          <table:table-cell office:value-type="float" office:value="181" table:style-name="ce201">
            <text:p><text:s text:c="3"/>181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70" table:style-name="ce201">
            <text:p><text:s text:c="3"/>170</text:p>
          </table:table-cell>
          <table:table-cell office:value-type="float" office:value="1067" table:style-name="ce201">
            <text:p><text:s text:c="3"/>1,067</text:p>
          </table:table-cell>
          <table:table-cell office:value-type="float" office:value="126" table:style-name="ce201">
            <text:p><text:s text:c="3"/>126</text:p>
          </table:table-cell>
          <table:table-cell office:value-type="float" office:value="941" table:style-name="ce201">
            <text:p><text:s text:c="3"/>941</text:p>
          </table:table-cell>
          <table:table-cell office:value-type="float" office:value="718" table:style-name="ce201">
            <text:p><text:s text:c="3"/>718</text:p>
          </table:table-cell>
          <table:table-cell office:value-type="float" office:value="125" table:style-name="ce201">
            <text:p><text:s text:c="3"/>125</text:p>
          </table:table-cell>
          <table:table-cell office:value-type="float" office:value="593" table:style-name="ce201">
            <text:p><text:s text:c="3"/>593</text:p>
          </table:table-cell>
          <table:table-cell office:value-type="float" office:value="349" table:style-name="ce201">
            <text:p><text:s text:c="3"/>34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48" table:style-name="ce201">
            <text:p><text:s text:c="3"/>348</text:p>
          </table:table-cell>
          <table:table-cell office:value-type="float" office:value="466" table:style-name="ce200">
            <text:p><text:s text:c="3"/>466</text:p>
          </table:table-cell>
          <table:table-cell office:value-type="float" office:value="449" table:style-name="ce201">
            <text:p><text:s text:c="3"/>449</text:p>
          </table:table-cell>
          <table:table-cell office:value-type="float" office:value="449" table:style-name="ce201">
            <text:p><text:s text:c="3"/>44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2">
            <text:p><text:s text:c="3"/>16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11 月</text:p>
          </table:table-cell>
          <table:table-cell office:value-type="string" table:style-name="ce72">
            <text:p>男</text:p>
          </table:table-cell>
          <table:table-cell office:value-type="float" office:value="12396" table:style-name="ce69">
            <text:p><text:s text:c="3"/>12,396</text:p>
          </table:table-cell>
          <table:table-cell office:value-type="float" office:value="11868" table:style-name="ce69">
            <text:p><text:s text:c="3"/>11,868</text:p>
          </table:table-cell>
          <table:table-cell office:value-type="float" office:value="11862" table:style-name="ce69">
            <text:p><text:s text:c="3"/>11,86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372" table:style-name="ce69">
            <text:p><text:s text:c="3"/>37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0" table:style-name="ce69">
            <text:p><text:s text:c="3"/>370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282" table:style-name="ce69">
            <text:p><text:s text:c="3"/>282</text:p>
          </table:table-cell>
          <table:table-cell office:value-type="float" office:value="0" table:style-name="ce69">
            <text:p>—</text:p>
          </table:table-cell>
          <table:table-cell office:value-type="float" office:value="282" table:style-name="ce69">
            <text:p><text:s text:c="3"/>282</text:p>
          </table:table-cell>
          <table:table-cell office:value-type="float" office:value="12264" table:style-name="ce203">
            <text:p><text:s text:c="3"/>12,264</text:p>
          </table:table-cell>
          <table:table-cell office:value-type="float" office:value="11750" table:style-name="ce204">
            <text:p><text:s text:c="3"/>11,750</text:p>
          </table:table-cell>
          <table:table-cell office:value-type="float" office:value="11744" table:style-name="ce205">
            <text:p><text:s text:c="3"/>11,744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76" table:style-name="ce205">
            <text:p><text:s text:c="3"/>76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2" table:style-name="ce205">
            <text:p><text:s text:c="3"/>72</text:p>
          </table:table-cell>
          <table:table-cell office:value-type="float" office:value="80" table:style-name="ce206">
            <text:p><text:s text:c="3"/>80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75" table:style-name="ce207">
            <text:p><text:s text:c="3"/>75</text:p>
          </table:table-cell>
          <table:table-cell office:value-type="float" office:value="358" table:style-name="ce204">
            <text:p><text:s text:c="3"/>35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56" table:style-name="ce204">
            <text:p><text:s text:c="3"/>356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88" table:style-name="ce204">
            <text:p><text:s text:c="3"/>88</text:p>
          </table:table-cell>
          <table:table-cell office:value-type="float" office:value="268" table:style-name="ce204">
            <text:p><text:s text:c="3"/>268</text:p>
          </table:table-cell>
          <table:table-cell office:value-type="float" office:value="0" table:style-name="ce204">
            <text:p>—</text:p>
          </table:table-cell>
          <table:table-cell office:value-type="float" office:value="268" table:style-name="ce204">
            <text:p><text:s text:c="3"/>268</text:p>
          </table:table-cell>
          <table:table-cell office:value-type="float" office:value="132" table:style-name="ce203">
            <text:p><text:s text:c="3"/>132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118" table:style-name="ce205">
            <text:p><text:s text:c="3"/>118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0" table:style-name="ce204">
            <text:p>—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0" table:style-name="ce204">
            <text:p>—</text:p>
          </table:table-cell>
          <table:table-cell office:value-type="float" office:value="14" table:style-name="ce208">
            <text:p><text:s text:c="3"/>14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75">
            <text:p>女</text:p>
          </table:table-cell>
          <table:table-cell office:value-type="float" office:value="12598" table:style-name="ce76">
            <text:p><text:s text:c="3"/>12,598</text:p>
          </table:table-cell>
          <table:table-cell office:value-type="float" office:value="11349" table:style-name="ce76">
            <text:p><text:s text:c="3"/>11,349</text:p>
          </table:table-cell>
          <table:table-cell office:value-type="float" office:value="11349" table:style-name="ce76">
            <text:p><text:s text:c="3"/>11,349</text:p>
          </table:table-cell>
          <table:table-cell office:value-type="float" office:value="0" table:style-name="ce76">
            <text:p>—</text:p>
          </table:table-cell>
          <table:table-cell office:value-type="float" office:value="436" table:style-name="ce76">
            <text:p><text:s text:c="3"/>436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352" table:style-name="ce76">
            <text:p><text:s text:c="3"/>352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95" table:style-name="ce76">
            <text:p><text:s text:c="3"/>95</text:p>
          </table:table-cell>
          <table:table-cell office:value-type="float" office:value="711" table:style-name="ce76">
            <text:p><text:s text:c="3"/>711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587" table:style-name="ce76">
            <text:p><text:s text:c="3"/>587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505" table:style-name="ce76">
            <text:p><text:s text:c="3"/>505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12264" table:style-name="ce209">
            <text:p><text:s text:c="3"/>12,264</text:p>
          </table:table-cell>
          <table:table-cell office:value-type="float" office:value="11018" table:style-name="ce210">
            <text:p><text:s text:c="3"/>11,018</text:p>
          </table:table-cell>
          <table:table-cell office:value-type="float" office:value="11018" table:style-name="ce211">
            <text:p><text:s text:c="3"/>11,018</text:p>
          </table:table-cell>
          <table:table-cell office:value-type="float" office:value="0" table:style-name="ce211">
            <text:p>—</text:p>
          </table:table-cell>
          <table:table-cell office:value-type="float" office:value="436" table:style-name="ce211">
            <text:p><text:s text:c="3"/>436</text:p>
          </table:table-cell>
          <table:table-cell office:value-type="float" office:value="84" table:style-name="ce211">
            <text:p><text:s text:c="3"/>84</text:p>
          </table:table-cell>
          <table:table-cell office:value-type="float" office:value="352" table:style-name="ce211">
            <text:p><text:s text:c="3"/>352</text:p>
          </table:table-cell>
          <table:table-cell office:value-type="float" office:value="101" table:style-name="ce212">
            <text:p><text:s text:c="3"/>101</text:p>
          </table:table-cell>
          <table:table-cell office:value-type="float" office:value="6" table:style-name="ce211">
            <text:p><text:s text:c="3"/>6</text:p>
          </table:table-cell>
          <table:table-cell office:value-type="float" office:value="95" table:style-name="ce213">
            <text:p><text:s text:c="3"/>95</text:p>
          </table:table-cell>
          <table:table-cell office:value-type="float" office:value="709" table:style-name="ce210">
            <text:p><text:s text:c="3"/>709</text:p>
          </table:table-cell>
          <table:table-cell office:value-type="float" office:value="124" table:style-name="ce210">
            <text:p><text:s text:c="3"/>124</text:p>
          </table:table-cell>
          <table:table-cell office:value-type="float" office:value="585" table:style-name="ce210">
            <text:p><text:s text:c="3"/>585</text:p>
          </table:table-cell>
          <table:table-cell office:value-type="float" office:value="628" table:style-name="ce210">
            <text:p><text:s text:c="3"/>628</text:p>
          </table:table-cell>
          <table:table-cell office:value-type="float" office:value="123" table:style-name="ce210">
            <text:p><text:s text:c="3"/>123</text:p>
          </table:table-cell>
          <table:table-cell office:value-type="float" office:value="505" table:style-name="ce210">
            <text:p><text:s text:c="3"/>505</text:p>
          </table:table-cell>
          <table:table-cell office:value-type="float" office:value="81" table:style-name="ce210">
            <text:p><text:s text:c="3"/>81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80" table:style-name="ce210">
            <text:p><text:s text:c="3"/>80</text:p>
          </table:table-cell>
          <table:table-cell office:value-type="float" office:value="334" table:style-name="ce209">
            <text:p><text:s text:c="3"/>334</text:p>
          </table:table-cell>
          <table:table-cell office:value-type="float" office:value="331" table:style-name="ce210">
            <text:p><text:s text:c="3"/>331</text:p>
          </table:table-cell>
          <table:table-cell office:value-type="float" office:value="331" table:style-name="ce211">
            <text:p><text:s text:c="3"/>331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1" table:style-name="ce212">
            <text:p><text:s text:c="3"/>1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106">
            <text:p>計</text:p>
          </table:table-cell>
          <table:table-cell office:value-type="float" office:value="27862" table:style-name="ce69">
            <text:p><text:s text:c="3"/>27,862</text:p>
          </table:table-cell>
          <table:table-cell office:value-type="float" office:value="25870" table:style-name="ce69">
            <text:p><text:s text:c="3"/>25,870</text:p>
          </table:table-cell>
          <table:table-cell office:value-type="float" office:value="25866" table:style-name="ce69">
            <text:p><text:s text:c="3"/>25,86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83" table:style-name="ce69">
            <text:p><text:s text:c="3"/>583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218" table:style-name="ce69">
            <text:p><text:s text:c="3"/>21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10" table:style-name="ce69">
            <text:p><text:s text:c="3"/>210</text:p>
          </table:table-cell>
          <table:table-cell office:value-type="float" office:value="1191" table:style-name="ce69">
            <text:p><text:s text:c="3"/>1,191</text:p>
          </table:table-cell>
          <table:table-cell office:value-type="float" office:value="172" table:style-name="ce69">
            <text:p><text:s text:c="3"/>172</text:p>
          </table:table-cell>
          <table:table-cell office:value-type="float" office:value="1019" table:style-name="ce69">
            <text:p><text:s text:c="3"/>1,019</text:p>
          </table:table-cell>
          <table:table-cell office:value-type="float" office:value="826" table:style-name="ce69">
            <text:p><text:s text:c="3"/>826</text:p>
          </table:table-cell>
          <table:table-cell office:value-type="float" office:value="169" table:style-name="ce69">
            <text:p><text:s text:c="3"/>169</text:p>
          </table:table-cell>
          <table:table-cell office:value-type="float" office:value="657" table:style-name="ce69">
            <text:p><text:s text:c="3"/>657</text:p>
          </table:table-cell>
          <table:table-cell office:value-type="float" office:value="365" table:style-name="ce69">
            <text:p><text:s text:c="3"/>36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62" table:style-name="ce69">
            <text:p><text:s text:c="3"/>362</text:p>
          </table:table-cell>
          <table:table-cell office:value-type="float" office:value="27230" table:style-name="ce203">
            <text:p><text:s text:c="3"/>27,230</text:p>
          </table:table-cell>
          <table:table-cell office:value-type="float" office:value="25255" table:style-name="ce201">
            <text:p><text:s text:c="3"/>25,255</text:p>
          </table:table-cell>
          <table:table-cell office:value-type="float" office:value="25251" table:style-name="ce218">
            <text:p><text:s text:c="3"/>25,251</text:p>
          </table:table-cell>
          <table:table-cell office:value-type="float" office:value="4" table:style-name="ce218">
            <text:p><text:s text:c="3"/>4</text:p>
          </table:table-cell>
          <table:table-cell office:value-type="float" office:value="583" table:style-name="ce218">
            <text:p><text:s text:c="3"/>583</text:p>
          </table:table-cell>
          <table:table-cell office:value-type="float" office:value="88" table:style-name="ce218">
            <text:p><text:s text:c="3"/>88</text:p>
          </table:table-cell>
          <table:table-cell office:value-type="float" office:value="495" table:style-name="ce218">
            <text:p><text:s text:c="3"/>495</text:p>
          </table:table-cell>
          <table:table-cell office:value-type="float" office:value="218" table:style-name="ce219">
            <text:p><text:s text:c="3"/>218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210" table:style-name="ce220">
            <text:p><text:s text:c="3"/>210</text:p>
          </table:table-cell>
          <table:table-cell office:value-type="float" office:value="1174" table:style-name="ce201">
            <text:p><text:s text:c="3"/>1,174</text:p>
          </table:table-cell>
          <table:table-cell office:value-type="float" office:value="170" table:style-name="ce201">
            <text:p><text:s text:c="3"/>170</text:p>
          </table:table-cell>
          <table:table-cell office:value-type="float" office:value="1004" table:style-name="ce201">
            <text:p><text:s text:c="3"/>1,004</text:p>
          </table:table-cell>
          <table:table-cell office:value-type="float" office:value="824" table:style-name="ce201">
            <text:p><text:s text:c="3"/>824</text:p>
          </table:table-cell>
          <table:table-cell office:value-type="float" office:value="167" table:style-name="ce201">
            <text:p><text:s text:c="3"/>167</text:p>
          </table:table-cell>
          <table:table-cell office:value-type="float" office:value="657" table:style-name="ce201">
            <text:p><text:s text:c="3"/>657</text:p>
          </table:table-cell>
          <table:table-cell office:value-type="float" office:value="350" table:style-name="ce201">
            <text:p><text:s text:c="3"/>35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47" table:style-name="ce201">
            <text:p><text:s text:c="3"/>347</text:p>
          </table:table-cell>
          <table:table-cell office:value-type="float" office:value="632" table:style-name="ce200">
            <text:p><text:s text:c="3"/>632</text:p>
          </table:table-cell>
          <table:table-cell office:value-type="float" office:value="615" table:style-name="ce201">
            <text:p><text:s text:c="3"/>615</text:p>
          </table:table-cell>
          <table:table-cell office:value-type="float" office:value="615" table:style-name="ce218">
            <text:p><text:s text:c="3"/>615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2">
            <text:p><text:s text:c="3"/>15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12 月</text:p>
          </table:table-cell>
          <table:table-cell office:value-type="string" table:style-name="ce106">
            <text:p>男</text:p>
          </table:table-cell>
          <table:table-cell office:value-type="float" office:value="13797" table:style-name="ce69">
            <text:p><text:s text:c="3"/>13,797</text:p>
          </table:table-cell>
          <table:table-cell office:value-type="float" office:value="13209" table:style-name="ce69">
            <text:p><text:s text:c="3"/>13,209</text:p>
          </table:table-cell>
          <table:table-cell office:value-type="float" office:value="13206" table:style-name="ce69">
            <text:p><text:s text:c="3"/>13,20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384" table:style-name="ce69">
            <text:p><text:s text:c="3"/>384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79" table:style-name="ce69">
            <text:p><text:s text:c="3"/>379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269" table:style-name="ce69">
            <text:p><text:s text:c="3"/>26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7" table:style-name="ce69">
            <text:p><text:s text:c="3"/>267</text:p>
          </table:table-cell>
          <table:table-cell office:value-type="float" office:value="13615" table:style-name="ce203">
            <text:p><text:s text:c="3"/>13,615</text:p>
          </table:table-cell>
          <table:table-cell office:value-type="float" office:value="13040" table:style-name="ce204">
            <text:p><text:s text:c="3"/>13,040</text:p>
          </table:table-cell>
          <table:table-cell office:value-type="float" office:value="13037" table:style-name="ce205">
            <text:p><text:s text:c="3"/>13,037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106" table:style-name="ce205">
            <text:p><text:s text:c="3"/>106</text:p>
          </table:table-cell>
          <table:table-cell office:value-type="float" office:value="7" table:style-name="ce205">
            <text:p><text:s text:c="3"/>7</text:p>
          </table:table-cell>
          <table:table-cell office:value-type="float" office:value="99" table:style-name="ce205">
            <text:p><text:s text:c="3"/>99</text:p>
          </table:table-cell>
          <table:table-cell office:value-type="float" office:value="98" table:style-name="ce206">
            <text:p><text:s text:c="3"/>98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97" table:style-name="ce207">
            <text:p><text:s text:c="3"/>97</text:p>
          </table:table-cell>
          <table:table-cell office:value-type="float" office:value="371" table:style-name="ce204">
            <text:p><text:s text:c="3"/>371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366" table:style-name="ce204">
            <text:p><text:s text:c="3"/>366</text:p>
          </table:table-cell>
          <table:table-cell office:value-type="float" office:value="115" table:style-name="ce204">
            <text:p><text:s text:c="3"/>115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12" table:style-name="ce204">
            <text:p><text:s text:c="3"/>112</text:p>
          </table:table-cell>
          <table:table-cell office:value-type="float" office:value="256" table:style-name="ce204">
            <text:p><text:s text:c="3"/>25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54" table:style-name="ce204">
            <text:p><text:s text:c="3"/>254</text:p>
          </table:table-cell>
          <table:table-cell office:value-type="float" office:value="182" table:style-name="ce203">
            <text:p><text:s text:c="3"/>182</text:p>
          </table:table-cell>
          <table:table-cell office:value-type="float" office:value="169" table:style-name="ce204">
            <text:p><text:s text:c="3"/>169</text:p>
          </table:table-cell>
          <table:table-cell office:value-type="float" office:value="169" table:style-name="ce205">
            <text:p><text:s text:c="3"/>169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8">
            <text:p><text:s text:c="3"/>13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106">
            <text:p>女</text:p>
          </table:table-cell>
          <table:table-cell office:value-type="float" office:value="14065" table:style-name="ce69">
            <text:p><text:s text:c="3"/>14,065</text:p>
          </table:table-cell>
          <table:table-cell office:value-type="float" office:value="12661" table:style-name="ce69">
            <text:p><text:s text:c="3"/>12,661</text:p>
          </table:table-cell>
          <table:table-cell office:value-type="float" office:value="12660" table:style-name="ce76">
            <text:p><text:s text:c="3"/>12,66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77" table:style-name="ce69">
            <text:p><text:s text:c="3"/>477</text:p>
          </table:table-cell>
          <table:table-cell office:value-type="float" office:value="81" table:style-name="ce69">
            <text:p><text:s text:c="3"/>81</text:p>
          </table:table-cell>
          <table:table-cell office:value-type="float" office:value="396" table:style-name="ce69">
            <text:p><text:s text:c="3"/>396</text:p>
          </table:table-cell>
          <table:table-cell office:value-type="float" office:value="120" table:style-name="ce69">
            <text:p><text:s text:c="3"/>12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113" table:style-name="ce69">
            <text:p><text:s text:c="3"/>113</text:p>
          </table:table-cell>
          <table:table-cell office:value-type="float" office:value="807" table:style-name="ce69">
            <text:p><text:s text:c="3"/>807</text:p>
          </table:table-cell>
          <table:table-cell office:value-type="float" office:value="167" table:style-name="ce69">
            <text:p><text:s text:c="3"/>167</text:p>
          </table:table-cell>
          <table:table-cell office:value-type="float" office:value="640" table:style-name="ce69">
            <text:p><text:s text:c="3"/>640</text:p>
          </table:table-cell>
          <table:table-cell office:value-type="float" office:value="711" table:style-name="ce69">
            <text:p><text:s text:c="3"/>711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545" table:style-name="ce69">
            <text:p><text:s text:c="3"/>545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13615" table:style-name="ce203">
            <text:p><text:s text:c="3"/>13,615</text:p>
          </table:table-cell>
          <table:table-cell office:value-type="float" office:value="12215" table:style-name="ce210">
            <text:p><text:s text:c="3"/>12,215</text:p>
          </table:table-cell>
          <table:table-cell office:value-type="float" office:value="12214" table:style-name="ce211">
            <text:p><text:s text:c="3"/>12,214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77" table:style-name="ce211">
            <text:p><text:s text:c="3"/>477</text:p>
          </table:table-cell>
          <table:table-cell office:value-type="float" office:value="81" table:style-name="ce211">
            <text:p><text:s text:c="3"/>81</text:p>
          </table:table-cell>
          <table:table-cell office:value-type="float" office:value="396" table:style-name="ce211">
            <text:p><text:s text:c="3"/>396</text:p>
          </table:table-cell>
          <table:table-cell office:value-type="float" office:value="120" table:style-name="ce212">
            <text:p><text:s text:c="3"/>120</text:p>
          </table:table-cell>
          <table:table-cell office:value-type="float" office:value="7" table:style-name="ce211">
            <text:p><text:s text:c="3"/>7</text:p>
          </table:table-cell>
          <table:table-cell office:value-type="float" office:value="113" table:style-name="ce213">
            <text:p><text:s text:c="3"/>113</text:p>
          </table:table-cell>
          <table:table-cell office:value-type="float" office:value="803" table:style-name="ce210">
            <text:p><text:s text:c="3"/>803</text:p>
          </table:table-cell>
          <table:table-cell office:value-type="float" office:value="165" table:style-name="ce210">
            <text:p><text:s text:c="3"/>165</text:p>
          </table:table-cell>
          <table:table-cell office:value-type="float" office:value="638" table:style-name="ce210">
            <text:p><text:s text:c="3"/>638</text:p>
          </table:table-cell>
          <table:table-cell office:value-type="float" office:value="709" table:style-name="ce210">
            <text:p><text:s text:c="3"/>709</text:p>
          </table:table-cell>
          <table:table-cell office:value-type="float" office:value="164" table:style-name="ce210">
            <text:p><text:s text:c="3"/>164</text:p>
          </table:table-cell>
          <table:table-cell office:value-type="float" office:value="545" table:style-name="ce210">
            <text:p><text:s text:c="3"/>545</text:p>
          </table:table-cell>
          <table:table-cell office:value-type="float" office:value="94" table:style-name="ce210">
            <text:p><text:s text:c="3"/>94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93" table:style-name="ce210">
            <text:p><text:s text:c="3"/>93</text:p>
          </table:table-cell>
          <table:table-cell office:value-type="float" office:value="450" table:style-name="ce203">
            <text:p><text:s text:c="3"/>450</text:p>
          </table:table-cell>
          <table:table-cell office:value-type="float" office:value="446" table:style-name="ce204">
            <text:p><text:s text:c="3"/>446</text:p>
          </table:table-cell>
          <table:table-cell office:value-type="float" office:value="446" table:style-name="ce205">
            <text:p><text:s text:c="3"/>446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8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6">
            <text:p>109年</text:p>
          </table:table-cell>
          <table:table-cell office:value-type="string" table:style-name="ce65">
            <text:p>計</text:p>
          </table:table-cell>
          <table:table-cell office:value-type="float" office:value="243404" table:style-name="ce23">
            <text:p><text:s text:c="3"/>243,404</text:p>
          </table:table-cell>
          <table:table-cell office:value-type="float" office:value="232823" table:style-name="ce23">
            <text:p><text:s text:c="3"/>232,823</text:p>
          </table:table-cell>
          <table:table-cell office:value-type="float" office:value="232771" table:style-name="ce23">
            <text:p><text:s text:c="3"/>232,77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2363" table:style-name="ce23">
            <text:p><text:s text:c="3"/>2,363</text:p>
          </table:table-cell>
          <table:table-cell office:value-type="float" office:value="778" table:style-name="ce23">
            <text:p><text:s text:c="3"/>778</text:p>
          </table:table-cell>
          <table:table-cell office:value-type="float" office:value="1585" table:style-name="ce23">
            <text:p><text:s text:c="3"/>1,585</text:p>
          </table:table-cell>
          <table:table-cell office:value-type="float" office:value="840" table:style-name="ce23">
            <text:p><text:s text:c="3"/>840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757" table:style-name="ce23">
            <text:p><text:s text:c="3"/>757</text:p>
          </table:table-cell>
          <table:table-cell office:value-type="float" office:value="7378" table:style-name="ce23">
            <text:p><text:s text:c="3"/>7,378</text:p>
          </table:table-cell>
          <table:table-cell office:value-type="float" office:value="1256" table:style-name="ce23">
            <text:p><text:s text:c="3"/>1,256</text:p>
          </table:table-cell>
          <table:table-cell office:value-type="float" office:value="6122" table:style-name="ce23">
            <text:p><text:s text:c="3"/>6,122</text:p>
          </table:table-cell>
          <table:table-cell office:value-type="float" office:value="4395" table:style-name="ce23">
            <text:p><text:s text:c="3"/>4,395</text:p>
          </table:table-cell>
          <table:table-cell office:value-type="float" office:value="1245" table:style-name="ce23">
            <text:p><text:s text:c="3"/>1,245</text:p>
          </table:table-cell>
          <table:table-cell office:value-type="float" office:value="3150" table:style-name="ce23">
            <text:p><text:s text:c="3"/>3,150</text:p>
          </table:table-cell>
          <table:table-cell office:value-type="float" office:value="2983" table:style-name="ce23">
            <text:p><text:s text:c="3"/>2,98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972" table:style-name="ce23">
            <text:p><text:s text:c="3"/>2,972</text:p>
          </table:table-cell>
          <table:table-cell office:value-type="float" office:value="238630" table:style-name="ce175">
            <text:p><text:s text:c="3"/>238,630</text:p>
          </table:table-cell>
          <table:table-cell office:value-type="float" office:value="228177" table:style-name="ce175">
            <text:p><text:s text:c="3"/>228,177</text:p>
          </table:table-cell>
          <table:table-cell office:value-type="float" office:value="228126" table:style-name="ce175">
            <text:p><text:s text:c="3"/>228,126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2360" table:style-name="ce175">
            <text:p><text:s text:c="3"/>2,360</text:p>
          </table:table-cell>
          <table:table-cell office:value-type="float" office:value="775" table:style-name="ce175">
            <text:p><text:s text:c="3"/>775</text:p>
          </table:table-cell>
          <table:table-cell office:value-type="float" office:value="1585" table:style-name="ce175">
            <text:p><text:s text:c="3"/>1,585</text:p>
          </table:table-cell>
          <table:table-cell office:value-type="float" office:value="832" table:style-name="ce175">
            <text:p><text:s text:c="3"/>832</text:p>
          </table:table-cell>
          <table:table-cell office:value-type="float" office:value="75" table:style-name="ce175">
            <text:p><text:s text:c="3"/>75</text:p>
          </table:table-cell>
          <table:table-cell office:value-type="float" office:value="757" table:style-name="ce175">
            <text:p><text:s text:c="3"/>757</text:p>
          </table:table-cell>
          <table:table-cell office:value-type="float" office:value="7261" table:style-name="ce175">
            <text:p><text:s text:c="3"/>7,261</text:p>
          </table:table-cell>
          <table:table-cell office:value-type="float" office:value="1250" table:style-name="ce175">
            <text:p><text:s text:c="3"/>1,250</text:p>
          </table:table-cell>
          <table:table-cell office:value-type="float" office:value="6011" table:style-name="ce175">
            <text:p><text:s text:c="3"/>6,011</text:p>
          </table:table-cell>
          <table:table-cell office:value-type="float" office:value="4391" table:style-name="ce175">
            <text:p><text:s text:c="3"/>4,391</text:p>
          </table:table-cell>
          <table:table-cell office:value-type="float" office:value="1241" table:style-name="ce175">
            <text:p><text:s text:c="3"/>1,241</text:p>
          </table:table-cell>
          <table:table-cell office:value-type="float" office:value="3150" table:style-name="ce175">
            <text:p><text:s text:c="3"/>3,150</text:p>
          </table:table-cell>
          <table:table-cell office:value-type="float" office:value="2870" table:style-name="ce175">
            <text:p><text:s text:c="3"/>2,870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2861" table:style-name="ce175">
            <text:p><text:s text:c="3"/>2,861</text:p>
          </table:table-cell>
          <table:table-cell office:value-type="float" office:value="4774" table:style-name="ce175">
            <text:p><text:s text:c="3"/>4,774</text:p>
          </table:table-cell>
          <table:table-cell office:value-type="float" office:value="4646" table:style-name="ce175">
            <text:p><text:s text:c="3"/>4,646</text:p>
          </table:table-cell>
          <table:table-cell office:value-type="float" office:value="4645" table:style-name="ce175">
            <text:p><text:s text:c="3"/>4,64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0" table:style-name="ce175">
            <text:p>—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0" table:style-name="ce175">
            <text:p>—</text:p>
          </table:table-cell>
          <table:table-cell office:value-type="float" office:value="117" table:style-name="ce175">
            <text:p><text:s text:c="3"/>11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111" table:style-name="ce175">
            <text:p><text:s text:c="3"/>111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0" table:style-name="ce175">
            <text:p>—</text:p>
          </table:table-cell>
          <table:table-cell office:value-type="float" office:value="113" table:style-name="ce175">
            <text:p><text:s text:c="3"/>113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11" table:style-name="ce177">
            <text:p><text:s text:c="3"/>111</text:p>
          </table:table-cell>
          <table:table-cell table:style-name="ce221"/>
          <table:table-cell table:number-columns-repeated="16324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20663" table:style-name="ce12">
            <text:p><text:s text:c="3"/>120,663</text:p>
          </table:table-cell>
          <table:table-cell office:value-type="float" office:value="116954" table:style-name="ce12">
            <text:p><text:s text:c="3"/>116,954</text:p>
          </table:table-cell>
          <table:table-cell office:value-type="float" office:value="116916" table:style-name="ce12">
            <text:p><text:s text:c="3"/>116,916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327" table:style-name="ce12">
            <text:p><text:s text:c="3"/>32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05" table:style-name="ce12">
            <text:p><text:s text:c="3"/>305</text:p>
          </table:table-cell>
          <table:table-cell office:value-type="float" office:value="425" table:style-name="ce12">
            <text:p><text:s text:c="3"/>425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2957" table:style-name="ce12">
            <text:p><text:s text:c="3"/>2,957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912" table:style-name="ce12">
            <text:p><text:s text:c="3"/>2,9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572" table:style-name="ce12">
            <text:p><text:s text:c="3"/>572</text:p>
          </table:table-cell>
          <table:table-cell office:value-type="float" office:value="2349" table:style-name="ce12">
            <text:p><text:s text:c="3"/>2,34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340" table:style-name="ce12">
            <text:p><text:s text:c="3"/>2,340</text:p>
          </table:table-cell>
          <table:table-cell office:value-type="float" office:value="119315" table:style-name="ce180">
            <text:p><text:s text:c="3"/>119,315</text:p>
          </table:table-cell>
          <table:table-cell office:value-type="float" office:value="115700" table:style-name="ce180">
            <text:p><text:s text:c="3"/>115,700</text:p>
          </table:table-cell>
          <table:table-cell office:value-type="float" office:value="115663" table:style-name="ce180">
            <text:p><text:s text:c="3"/>115,663</text:p>
          </table:table-cell>
          <table:table-cell office:value-type="float" office:value="37" table:style-name="ce180">
            <text:p><text:s text:c="3"/>37</text:p>
          </table:table-cell>
          <table:table-cell office:value-type="float" office:value="327" table:style-name="ce180">
            <text:p><text:s text:c="3"/>327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305" table:style-name="ce180">
            <text:p><text:s text:c="3"/>305</text:p>
          </table:table-cell>
          <table:table-cell office:value-type="float" office:value="421" table:style-name="ce180">
            <text:p><text:s text:c="3"/>421</text:p>
          </table:table-cell>
          <table:table-cell office:value-type="float" office:value="32" table:style-name="ce180">
            <text:p><text:s text:c="3"/>32</text:p>
          </table:table-cell>
          <table:table-cell office:value-type="float" office:value="389" table:style-name="ce180">
            <text:p><text:s text:c="3"/>389</text:p>
          </table:table-cell>
          <table:table-cell office:value-type="float" office:value="2867" table:style-name="ce180">
            <text:p><text:s text:c="3"/>2,867</text:p>
          </table:table-cell>
          <table:table-cell office:value-type="float" office:value="42" table:style-name="ce180">
            <text:p><text:s text:c="3"/>42</text:p>
          </table:table-cell>
          <table:table-cell office:value-type="float" office:value="2825" table:style-name="ce180">
            <text:p><text:s text:c="3"/>2,825</text:p>
          </table:table-cell>
          <table:table-cell office:value-type="float" office:value="607" table:style-name="ce180">
            <text:p><text:s text:c="3"/>607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572" table:style-name="ce180">
            <text:p><text:s text:c="3"/>572</text:p>
          </table:table-cell>
          <table:table-cell office:value-type="float" office:value="2260" table:style-name="ce180">
            <text:p><text:s text:c="3"/>2,260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2253" table:style-name="ce180">
            <text:p><text:s text:c="3"/>2,253</text:p>
          </table:table-cell>
          <table:table-cell office:value-type="float" office:value="1348" table:style-name="ce180">
            <text:p><text:s text:c="3"/>1,348</text:p>
          </table:table-cell>
          <table:table-cell office:value-type="float" office:value="1254" table:style-name="ce180">
            <text:p><text:s text:c="3"/>1,254</text:p>
          </table:table-cell>
          <table:table-cell office:value-type="float" office:value="1253" table:style-name="ce180">
            <text:p><text:s text:c="3"/>1,253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0" table:style-name="ce180">
            <text:p>—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87" table:style-name="ce180">
            <text:p><text:s text:c="3"/>87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0" table:style-name="ce180">
            <text:p>—</text:p>
          </table:table-cell>
          <table:table-cell office:value-type="float" office:value="89" table:style-name="ce180">
            <text:p><text:s text:c="3"/>89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87" table:style-name="ce196">
            <text:p><text:s text:c="3"/>87</text:p>
          </table:table-cell>
          <table:table-cell table:style-name="ce221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2741" table:style-name="ce17">
            <text:p><text:s text:c="3"/>122,741</text:p>
          </table:table-cell>
          <table:table-cell office:value-type="float" office:value="115869" table:style-name="ce17">
            <text:p><text:s text:c="3"/>115,869</text:p>
          </table:table-cell>
          <table:table-cell office:value-type="float" office:value="115855" table:style-name="ce17">
            <text:p><text:s text:c="3"/>115,855</text:p>
          </table:table-cell>
          <table:table-cell office:value-type="float" office:value="14" table:style-name="ce19">
            <text:p><text:s text:c="3"/>14</text:p>
          </table:table-cell>
          <table:table-cell office:value-type="float" office:value="2036" table:style-name="ce17">
            <text:p><text:s text:c="3"/>2,036</text:p>
          </table:table-cell>
          <table:table-cell office:value-type="float" office:value="756" table:style-name="ce17">
            <text:p><text:s text:c="3"/>756</text:p>
          </table:table-cell>
          <table:table-cell office:value-type="float" office:value="1280" table:style-name="ce17">
            <text:p><text:s text:c="3"/>1,280</text:p>
          </table:table-cell>
          <table:table-cell office:value-type="float" office:value="415" table:style-name="ce17">
            <text:p><text:s text:c="3"/>415</text:p>
          </table:table-cell>
          <table:table-cell office:value-type="float" office:value="47" table:style-name="ce17">
            <text:p><text:s text:c="3"/>47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4421" table:style-name="ce17">
            <text:p><text:s text:c="3"/>4,421</text:p>
          </table:table-cell>
          <table:table-cell office:value-type="float" office:value="1211" table:style-name="ce17">
            <text:p><text:s text:c="3"/>1,211</text:p>
          </table:table-cell>
          <table:table-cell office:value-type="float" office:value="3210" table:style-name="ce17">
            <text:p><text:s text:c="3"/>3,210</text:p>
          </table:table-cell>
          <table:table-cell office:value-type="float" office:value="3787" table:style-name="ce17">
            <text:p><text:s text:c="3"/>3,787</text:p>
          </table:table-cell>
          <table:table-cell office:value-type="float" office:value="1209" table:style-name="ce17">
            <text:p><text:s text:c="3"/>1,209</text:p>
          </table:table-cell>
          <table:table-cell office:value-type="float" office:value="2578" table:style-name="ce17">
            <text:p><text:s text:c="3"/>2,578</text:p>
          </table:table-cell>
          <table:table-cell office:value-type="float" office:value="634" table:style-name="ce17">
            <text:p><text:s text:c="3"/>634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632" table:style-name="ce17">
            <text:p><text:s text:c="3"/>632</text:p>
          </table:table-cell>
          <table:table-cell office:value-type="float" office:value="119315" table:style-name="ce186">
            <text:p><text:s text:c="3"/>119,315</text:p>
          </table:table-cell>
          <table:table-cell office:value-type="float" office:value="112477" table:style-name="ce186">
            <text:p><text:s text:c="3"/>112,477</text:p>
          </table:table-cell>
          <table:table-cell office:value-type="float" office:value="112463" table:style-name="ce186">
            <text:p><text:s text:c="3"/>112,463</text:p>
          </table:table-cell>
          <table:table-cell office:value-type="float" office:value="14" table:style-name="ce186">
            <text:p><text:s text:c="3"/>14</text:p>
          </table:table-cell>
          <table:table-cell office:value-type="float" office:value="2033" table:style-name="ce186">
            <text:p><text:s text:c="3"/>2,033</text:p>
          </table:table-cell>
          <table:table-cell office:value-type="float" office:value="753" table:style-name="ce186">
            <text:p><text:s text:c="3"/>753</text:p>
          </table:table-cell>
          <table:table-cell office:value-type="float" office:value="1280" table:style-name="ce186">
            <text:p><text:s text:c="3"/>1,280</text:p>
          </table:table-cell>
          <table:table-cell office:value-type="float" office:value="411" table:style-name="ce186">
            <text:p><text:s text:c="3"/>411</text:p>
          </table:table-cell>
          <table:table-cell office:value-type="float" office:value="43" table:style-name="ce186">
            <text:p><text:s text:c="3"/>43</text:p>
          </table:table-cell>
          <table:table-cell office:value-type="float" office:value="368" table:style-name="ce186">
            <text:p><text:s text:c="3"/>368</text:p>
          </table:table-cell>
          <table:table-cell office:value-type="float" office:value="4394" table:style-name="ce186">
            <text:p><text:s text:c="3"/>4,394</text:p>
          </table:table-cell>
          <table:table-cell office:value-type="float" office:value="1208" table:style-name="ce186">
            <text:p><text:s text:c="3"/>1,208</text:p>
          </table:table-cell>
          <table:table-cell office:value-type="float" office:value="3186" table:style-name="ce186">
            <text:p><text:s text:c="3"/>3,186</text:p>
          </table:table-cell>
          <table:table-cell office:value-type="float" office:value="3784" table:style-name="ce186">
            <text:p><text:s text:c="3"/>3,784</text:p>
          </table:table-cell>
          <table:table-cell office:value-type="float" office:value="1206" table:style-name="ce186">
            <text:p><text:s text:c="3"/>1,206</text:p>
          </table:table-cell>
          <table:table-cell office:value-type="float" office:value="2578" table:style-name="ce186">
            <text:p><text:s text:c="3"/>2,578</text:p>
          </table:table-cell>
          <table:table-cell office:value-type="float" office:value="610" table:style-name="ce186">
            <text:p><text:s text:c="3"/>610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608" table:style-name="ce186">
            <text:p><text:s text:c="3"/>608</text:p>
          </table:table-cell>
          <table:table-cell office:value-type="float" office:value="3426" table:style-name="ce186">
            <text:p><text:s text:c="3"/>3,426</text:p>
          </table:table-cell>
          <table:table-cell office:value-type="float" office:value="3392" table:style-name="ce186">
            <text:p><text:s text:c="3"/>3,392</text:p>
          </table:table-cell>
          <table:table-cell office:value-type="float" office:value="3392" table:style-name="ce186">
            <text:p><text:s text:c="3"/>3,392</text:p>
          </table:table-cell>
          <table:table-cell office:value-type="float" office:value="0" table:style-name="ce186">
            <text:p>—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0" table:style-name="ce186">
            <text:p>—</text:p>
          </table:table-cell>
          <table:table-cell office:value-type="float" office:value="27" table:style-name="ce186">
            <text:p><text:s text:c="3"/>27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24" table:style-name="ce186">
            <text:p><text:s text:c="3"/>24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24" table:style-name="ce186">
            <text:p><text:s text:c="3"/>24</text:p>
          </table:table-cell>
          <table:table-cell office:value-type="float" office:value="0" table:style-name="ce197">
            <text:p>—</text:p>
          </table:table-cell>
          <table:table-cell office:value-type="float" office:value="24" table:style-name="ce197">
            <text:p><text:s text:c="3"/>24</text:p>
          </table:table-cell>
          <table:table-cell table:style-name="ce221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106">
            <text:p>計</text:p>
          </table:table-cell>
          <table:table-cell office:value-type="float" office:value="25354" table:style-name="ce69">
            <text:p><text:s text:c="3"/>25,354</text:p>
          </table:table-cell>
          <table:table-cell office:value-type="float" office:value="23481" table:style-name="ce69">
            <text:p><text:s text:c="3"/>23,481</text:p>
          </table:table-cell>
          <table:table-cell office:value-type="float" office:value="23471" table:style-name="ce69">
            <text:p><text:s text:c="3"/>23,471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770" table:style-name="ce69">
            <text:p><text:s text:c="3"/>770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691" table:style-name="ce69">
            <text:p><text:s text:c="3"/>691</text:p>
          </table:table-cell>
          <table:table-cell office:value-type="float" office:value="167" table:style-name="ce69">
            <text:p><text:s text:c="3"/>167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61" table:style-name="ce69">
            <text:p><text:s text:c="3"/>161</text:p>
          </table:table-cell>
          <table:table-cell office:value-type="float" office:value="936" table:style-name="ce69">
            <text:p><text:s text:c="3"/>936</text:p>
          </table:table-cell>
          <table:table-cell office:value-type="float" office:value="117" table:style-name="ce69">
            <text:p><text:s text:c="3"/>117</text:p>
          </table:table-cell>
          <table:table-cell office:value-type="float" office:value="819" table:style-name="ce69">
            <text:p><text:s text:c="3"/>819</text:p>
          </table:table-cell>
          <table:table-cell office:value-type="float" office:value="562" table:style-name="ce69">
            <text:p><text:s text:c="3"/>562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447" table:style-name="ce69">
            <text:p><text:s text:c="3"/>447</text:p>
          </table:table-cell>
          <table:table-cell office:value-type="float" office:value="374" table:style-name="ce69">
            <text:p><text:s text:c="3"/>37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2" table:style-name="ce69">
            <text:p><text:s text:c="3"/>372</text:p>
          </table:table-cell>
          <table:table-cell office:value-type="float" office:value="24946" table:style-name="ce223">
            <text:p><text:s text:c="3"/>24,946</text:p>
          </table:table-cell>
          <table:table-cell office:value-type="float" office:value="23092" table:style-name="ce94">
            <text:p><text:s text:c="3"/>23,092</text:p>
          </table:table-cell>
          <table:table-cell office:value-type="float" office:value="23082" table:style-name="ce94">
            <text:p><text:s text:c="3"/>23,08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770" table:style-name="ce94">
            <text:p><text:s text:c="3"/>770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691" table:style-name="ce94">
            <text:p><text:s text:c="3"/>691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61" table:style-name="ce94">
            <text:p><text:s text:c="3"/>161</text:p>
          </table:table-cell>
          <table:table-cell office:value-type="float" office:value="918" table:style-name="ce94">
            <text:p><text:s text:c="3"/>91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801" table:style-name="ce94">
            <text:p><text:s text:c="3"/>801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115" table:style-name="ce94">
            <text:p><text:s text:c="3"/>115</text:p>
          </table:table-cell>
          <table:table-cell office:value-type="float" office:value="447" table:style-name="ce94">
            <text:p><text:s text:c="3"/>447</text:p>
          </table:table-cell>
          <table:table-cell office:value-type="float" office:value="356" table:style-name="ce94">
            <text:p><text:s text:c="3"/>35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54" table:style-name="ce94">
            <text:p><text:s text:c="3"/>354</text:p>
          </table:table-cell>
          <table:table-cell office:value-type="float" office:value="408" table:style-name="ce223">
            <text:p><text:s text:c="3"/>408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224">
            <text:p><text:s text:c="3"/>18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25">
            <text:p>1 月</text:p>
          </table:table-cell>
          <table:table-cell office:value-type="string" table:style-name="ce106">
            <text:p>男</text:p>
          </table:table-cell>
          <table:table-cell office:value-type="float" office:value="12611" table:style-name="ce69">
            <text:p><text:s text:c="3"/>12,611</text:p>
          </table:table-cell>
          <table:table-cell office:value-type="float" office:value="12026" table:style-name="ce69">
            <text:p><text:s text:c="3"/>12,026</text:p>
          </table:table-cell>
          <table:table-cell office:value-type="float" office:value="12018" table:style-name="ce69">
            <text:p><text:s text:c="3"/>12,018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108" table:style-name="ce69">
            <text:p><text:s text:c="3"/>10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382" table:style-name="ce69">
            <text:p><text:s text:c="3"/>38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75" table:style-name="ce69">
            <text:p><text:s text:c="3"/>375</text:p>
          </table:table-cell>
          <table:table-cell office:value-type="float" office:value="85" table:style-name="ce69">
            <text:p><text:s text:c="3"/>85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297" table:style-name="ce69">
            <text:p><text:s text:c="3"/>29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96" table:style-name="ce69">
            <text:p><text:s text:c="3"/>296</text:p>
          </table:table-cell>
          <table:table-cell office:value-type="float" office:value="12473" table:style-name="ce223">
            <text:p><text:s text:c="3"/>12,473</text:p>
          </table:table-cell>
          <table:table-cell office:value-type="float" office:value="11903" table:style-name="ce94">
            <text:p><text:s text:c="3"/>11,903</text:p>
          </table:table-cell>
          <table:table-cell office:value-type="float" office:value="11895" table:style-name="ce94">
            <text:p><text:s text:c="3"/>11,895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04" table:style-name="ce94">
            <text:p><text:s text:c="3"/>104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61" table:style-name="ce94">
            <text:p><text:s text:c="3"/>361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283" table:style-name="ce94">
            <text:p><text:s text:c="3"/>28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82" table:style-name="ce94">
            <text:p><text:s text:c="3"/>282</text:p>
          </table:table-cell>
          <table:table-cell office:value-type="float" office:value="138" table:style-name="ce223">
            <text:p><text:s text:c="3"/>138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5">
            <text:p><text:s text:c="3"/>14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106">
            <text:p>女</text:p>
          </table:table-cell>
          <table:table-cell office:value-type="float" office:value="12743" table:style-name="ce69">
            <text:p><text:s text:c="3"/>12,743</text:p>
          </table:table-cell>
          <table:table-cell office:value-type="float" office:value="11455" table:style-name="ce69">
            <text:p><text:s text:c="3"/>11,455</text:p>
          </table:table-cell>
          <table:table-cell office:value-type="float" office:value="11453" table:style-name="ce69">
            <text:p><text:s text:c="3"/>11,453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662" table:style-name="ce69">
            <text:p><text:s text:c="3"/>662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587" table:style-name="ce69">
            <text:p><text:s text:c="3"/>587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554" table:style-name="ce69">
            <text:p><text:s text:c="3"/>554</text:p>
          </table:table-cell>
          <table:table-cell office:value-type="float" office:value="110" table:style-name="ce69">
            <text:p><text:s text:c="3"/>110</text:p>
          </table:table-cell>
          <table:table-cell office:value-type="float" office:value="444" table:style-name="ce69">
            <text:p><text:s text:c="3"/>444</text:p>
          </table:table-cell>
          <table:table-cell office:value-type="float" office:value="477" table:style-name="ce69">
            <text:p><text:s text:c="3"/>477</text:p>
          </table:table-cell>
          <table:table-cell office:value-type="float" office:value="109" table:style-name="ce69">
            <text:p><text:s text:c="3"/>109</text:p>
          </table:table-cell>
          <table:table-cell office:value-type="float" office:value="368" table:style-name="ce69">
            <text:p><text:s text:c="3"/>368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12473" table:style-name="ce223">
            <text:p><text:s text:c="3"/>12,473</text:p>
          </table:table-cell>
          <table:table-cell office:value-type="float" office:value="11189" table:style-name="ce94">
            <text:p><text:s text:c="3"/>11,189</text:p>
          </table:table-cell>
          <table:table-cell office:value-type="float" office:value="11187" table:style-name="ce94">
            <text:p><text:s text:c="3"/>11,18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62" table:style-name="ce94">
            <text:p><text:s text:c="3"/>662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587" table:style-name="ce94">
            <text:p><text:s text:c="3"/>587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550" table:style-name="ce94">
            <text:p><text:s text:c="3"/>550</text:p>
          </table:table-cell>
          <table:table-cell office:value-type="float" office:value="110" table:style-name="ce94">
            <text:p><text:s text:c="3"/>110</text:p>
          </table:table-cell>
          <table:table-cell office:value-type="float" office:value="440" table:style-name="ce94">
            <text:p><text:s text:c="3"/>440</text:p>
          </table:table-cell>
          <table:table-cell office:value-type="float" office:value="477" table:style-name="ce94">
            <text:p><text:s text:c="3"/>477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270" table:style-name="ce223">
            <text:p><text:s text:c="3"/>270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22184" table:style-name="ce80">
            <text:p><text:s text:c="3"/>22,184</text:p>
          </table:table-cell>
          <table:table-cell office:value-type="float" office:value="20920" table:style-name="ce80">
            <text:p><text:s text:c="3"/>20,920</text:p>
          </table:table-cell>
          <table:table-cell office:value-type="float" office:value="20916" table:style-name="ce80">
            <text:p><text:s text:c="3"/>20,916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224" table:style-name="ce80">
            <text:p><text:s text:c="3"/>224</text:p>
          </table:table-cell>
          <table:table-cell office:value-type="float" office:value="67" table:style-name="ce80">
            <text:p><text:s text:c="3"/>67</text:p>
          </table:table-cell>
          <table:table-cell office:value-type="float" office:value="157" table:style-name="ce80">
            <text:p><text:s text:c="3"/>157</text:p>
          </table:table-cell>
          <table:table-cell office:value-type="float" office:value="85" table:style-name="ce80">
            <text:p><text:s text:c="3"/>85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955" table:style-name="ce80">
            <text:p><text:s text:c="3"/>955</text:p>
          </table:table-cell>
          <table:table-cell office:value-type="float" office:value="135" table:style-name="ce80">
            <text:p><text:s text:c="3"/>135</text:p>
          </table:table-cell>
          <table:table-cell office:value-type="float" office:value="820" table:style-name="ce80">
            <text:p><text:s text:c="3"/>820</text:p>
          </table:table-cell>
          <table:table-cell office:value-type="float" office:value="620" table:style-name="ce80">
            <text:p><text:s text:c="3"/>620</text:p>
          </table:table-cell>
          <table:table-cell office:value-type="float" office:value="134" table:style-name="ce80">
            <text:p><text:s text:c="3"/>134</text:p>
          </table:table-cell>
          <table:table-cell office:value-type="float" office:value="486" table:style-name="ce80">
            <text:p><text:s text:c="3"/>486</text:p>
          </table:table-cell>
          <table:table-cell office:value-type="float" office:value="335" table:style-name="ce80">
            <text:p><text:s text:c="3"/>33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334" table:style-name="ce80">
            <text:p><text:s text:c="3"/>334</text:p>
          </table:table-cell>
          <table:table-cell office:value-type="float" office:value="21666" table:style-name="ce227">
            <text:p><text:s text:c="3"/>21,666</text:p>
          </table:table-cell>
          <table:table-cell office:value-type="float" office:value="20417" table:style-name="ce98">
            <text:p><text:s text:c="3"/>20,417</text:p>
          </table:table-cell>
          <table:table-cell office:value-type="float" office:value="20413" table:style-name="ce98">
            <text:p><text:s text:c="3"/>20,41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157" table:style-name="ce98">
            <text:p><text:s text:c="3"/>157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943" table:style-name="ce98">
            <text:p><text:s text:c="3"/>943</text:p>
          </table:table-cell>
          <table:table-cell office:value-type="float" office:value="135" table:style-name="ce98">
            <text:p><text:s text:c="3"/>135</text:p>
          </table:table-cell>
          <table:table-cell office:value-type="float" office:value="808" table:style-name="ce98">
            <text:p><text:s text:c="3"/>808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134" table:style-name="ce98">
            <text:p><text:s text:c="3"/>134</text:p>
          </table:table-cell>
          <table:table-cell office:value-type="float" office:value="486" table:style-name="ce98">
            <text:p><text:s text:c="3"/>486</text:p>
          </table:table-cell>
          <table:table-cell office:value-type="float" office:value="323" table:style-name="ce98">
            <text:p><text:s text:c="3"/>32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518" table:style-name="ce227">
            <text:p><text:s text:c="3"/>518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9">
            <text:p><text:s text:c="3"/>12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2 月</text:p>
          </table:table-cell>
          <table:table-cell office:value-type="string" table:style-name="ce106">
            <text:p>男</text:p>
          </table:table-cell>
          <table:table-cell office:value-type="float" office:value="10983" table:style-name="ce69">
            <text:p><text:s text:c="3"/>10,983</text:p>
          </table:table-cell>
          <table:table-cell office:value-type="float" office:value="10545" table:style-name="ce69">
            <text:p><text:s text:c="3"/>10,545</text:p>
          </table:table-cell>
          <table:table-cell office:value-type="float" office:value="10542" table:style-name="ce69">
            <text:p><text:s text:c="3"/>10,542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366" table:style-name="ce69">
            <text:p><text:s text:c="3"/>36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60" table:style-name="ce69">
            <text:p><text:s text:c="3"/>360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65" table:style-name="ce69">
            <text:p><text:s text:c="3"/>26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10833" table:style-name="ce223">
            <text:p><text:s text:c="3"/>10,833</text:p>
          </table:table-cell>
          <table:table-cell office:value-type="float" office:value="10405" table:style-name="ce94">
            <text:p><text:s text:c="3"/>10,405</text:p>
          </table:table-cell>
          <table:table-cell office:value-type="float" office:value="10402" table:style-name="ce94">
            <text:p><text:s text:c="3"/>10,40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357" table:style-name="ce94">
            <text:p><text:s text:c="3"/>357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51" table:style-name="ce94">
            <text:p><text:s text:c="3"/>351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55" table:style-name="ce94">
            <text:p><text:s text:c="3"/>255</text:p>
          </table:table-cell>
          <table:table-cell office:value-type="float" office:value="150" table:style-name="ce223">
            <text:p><text:s text:c="3"/>15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女</text:p>
          </table:table-cell>
          <table:table-cell office:value-type="float" office:value="11201" table:style-name="ce69">
            <text:p><text:s text:c="3"/>11,201</text:p>
          </table:table-cell>
          <table:table-cell office:value-type="float" office:value="10375" table:style-name="ce69">
            <text:p><text:s text:c="3"/>10,375</text:p>
          </table:table-cell>
          <table:table-cell office:value-type="float" office:value="10374" table:style-name="ce69">
            <text:p><text:s text:c="3"/>10,374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91" table:style-name="ce69">
            <text:p><text:s text:c="3"/>191</text:p>
          </table:table-cell>
          <table:table-cell office:value-type="float" office:value="65" table:style-name="ce69">
            <text:p><text:s text:c="3"/>65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589" table:style-name="ce69">
            <text:p><text:s text:c="3"/>589</text:p>
          </table:table-cell>
          <table:table-cell office:value-type="float" office:value="129" table:style-name="ce69">
            <text:p><text:s text:c="3"/>129</text:p>
          </table:table-cell>
          <table:table-cell office:value-type="float" office:value="460" table:style-name="ce69">
            <text:p><text:s text:c="3"/>460</text:p>
          </table:table-cell>
          <table:table-cell office:value-type="float" office:value="519" table:style-name="ce69">
            <text:p><text:s text:c="3"/>519</text:p>
          </table:table-cell>
          <table:table-cell office:value-type="float" office:value="129" table:style-name="ce69">
            <text:p><text:s text:c="3"/>129</text:p>
          </table:table-cell>
          <table:table-cell office:value-type="float" office:value="390" table:style-name="ce69">
            <text:p><text:s text:c="3"/>390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0" table:style-name="ce69">
            <text:p>—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10833" table:style-name="ce223">
            <text:p><text:s text:c="3"/>10,833</text:p>
          </table:table-cell>
          <table:table-cell office:value-type="float" office:value="10012" table:style-name="ce94">
            <text:p><text:s text:c="3"/>10,012</text:p>
          </table:table-cell>
          <table:table-cell office:value-type="float" office:value="10011" table:style-name="ce94">
            <text:p><text:s text:c="3"/>10,0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65" table:style-name="ce94">
            <text:p><text:s text:c="3"/>65</text:p>
          </table:table-cell>
          <table:table-cell office:value-type="float" office:value="126" table:style-name="ce94">
            <text:p><text:s text:c="3"/>126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586" table:style-name="ce94">
            <text:p><text:s text:c="3"/>586</text:p>
          </table:table-cell>
          <table:table-cell office:value-type="float" office:value="129" table:style-name="ce94">
            <text:p><text:s text:c="3"/>129</text:p>
          </table:table-cell>
          <table:table-cell office:value-type="float" office:value="457" table:style-name="ce94">
            <text:p><text:s text:c="3"/>457</text:p>
          </table:table-cell>
          <table:table-cell office:value-type="float" office:value="519" table:style-name="ce94">
            <text:p><text:s text:c="3"/>519</text:p>
          </table:table-cell>
          <table:table-cell office:value-type="float" office:value="129" table:style-name="ce94">
            <text:p><text:s text:c="3"/>129</text:p>
          </table:table-cell>
          <table:table-cell office:value-type="float" office:value="390" table:style-name="ce94">
            <text:p><text:s text:c="3"/>390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0" table:style-name="ce94">
            <text:p>—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368" table:style-name="ce223">
            <text:p><text:s text:c="3"/>368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5">
            <text:p><text:s text:c="3"/>3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18756" table:style-name="ce80">
            <text:p><text:s text:c="3"/>18,756</text:p>
          </table:table-cell>
          <table:table-cell office:value-type="float" office:value="17708" table:style-name="ce80">
            <text:p><text:s text:c="3"/>17,708</text:p>
          </table:table-cell>
          <table:table-cell office:value-type="float" office:value="17701" table:style-name="ce80">
            <text:p><text:s text:c="3"/>17,701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44" table:style-name="ce80">
            <text:p><text:s text:c="3"/>44</text:p>
          </table:table-cell>
          <table:table-cell office:value-type="float" office:value="53" table:style-name="ce80">
            <text:p><text:s text:c="3"/>53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882" table:style-name="ce80">
            <text:p><text:s text:c="3"/>882</text:p>
          </table:table-cell>
          <table:table-cell office:value-type="float" office:value="114" table:style-name="ce80">
            <text:p><text:s text:c="3"/>114</text:p>
          </table:table-cell>
          <table:table-cell office:value-type="float" office:value="768" table:style-name="ce80">
            <text:p><text:s text:c="3"/>768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257" table:style-name="ce80">
            <text:p><text:s text:c="3"/>25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18454" table:style-name="ce227">
            <text:p><text:s text:c="3"/>18,454</text:p>
          </table:table-cell>
          <table:table-cell office:value-type="float" office:value="17413" table:style-name="ce98">
            <text:p><text:s text:c="3"/>17,413</text:p>
          </table:table-cell>
          <table:table-cell office:value-type="float" office:value="17406" table:style-name="ce98">
            <text:p><text:s text:c="3"/>17,40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875" table:style-name="ce98">
            <text:p><text:s text:c="3"/>875</text:p>
          </table:table-cell>
          <table:table-cell office:value-type="float" office:value="114" table:style-name="ce98">
            <text:p><text:s text:c="3"/>114</text:p>
          </table:table-cell>
          <table:table-cell office:value-type="float" office:value="761" table:style-name="ce98">
            <text:p><text:s text:c="3"/>761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512" table:style-name="ce98">
            <text:p><text:s text:c="3"/>512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302" table:style-name="ce227">
            <text:p><text:s text:c="3"/>302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9">
            <text:p><text:s text:c="3"/>7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3 月</text:p>
          </table:table-cell>
          <table:table-cell office:value-type="string" table:style-name="ce106">
            <text:p>男</text:p>
          </table:table-cell>
          <table:table-cell office:value-type="float" office:value="9327" table:style-name="ce69">
            <text:p><text:s text:c="3"/>9,327</text:p>
          </table:table-cell>
          <table:table-cell office:value-type="float" office:value="9015" table:style-name="ce69">
            <text:p><text:s text:c="3"/>9,015</text:p>
          </table:table-cell>
          <table:table-cell office:value-type="float" office:value="9011" table:style-name="ce69">
            <text:p><text:s text:c="3"/>9,011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271" table:style-name="ce69">
            <text:p><text:s text:c="3"/>27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9" table:style-name="ce69">
            <text:p><text:s text:c="3"/>269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200" table:style-name="ce69">
            <text:p><text:s text:c="3"/>20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9" table:style-name="ce69">
            <text:p><text:s text:c="3"/>199</text:p>
          </table:table-cell>
          <table:table-cell office:value-type="float" office:value="9227" table:style-name="ce223">
            <text:p><text:s text:c="3"/>9,227</text:p>
          </table:table-cell>
          <table:table-cell office:value-type="float" office:value="8921" table:style-name="ce94">
            <text:p><text:s text:c="3"/>8,921</text:p>
          </table:table-cell>
          <table:table-cell office:value-type="float" office:value="8917" table:style-name="ce94">
            <text:p><text:s text:c="3"/>8,91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100" table:style-name="ce223">
            <text:p><text:s text:c="3"/>100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5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女</text:p>
          </table:table-cell>
          <table:table-cell office:value-type="float" office:value="9429" table:style-name="ce69">
            <text:p><text:s text:c="3"/>9,429</text:p>
          </table:table-cell>
          <table:table-cell office:value-type="float" office:value="8693" table:style-name="ce69">
            <text:p><text:s text:c="3"/>8,693</text:p>
          </table:table-cell>
          <table:table-cell office:value-type="float" office:value="8690" table:style-name="ce69">
            <text:p><text:s text:c="3"/>8,690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00" table:style-name="ce69">
            <text:p><text:s text:c="3"/>100</text:p>
          </table:table-cell>
          <table:table-cell office:value-type="float" office:value="69" table:style-name="ce69">
            <text:p><text:s text:c="3"/>69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611" table:style-name="ce69">
            <text:p><text:s text:c="3"/>611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499" table:style-name="ce69">
            <text:p><text:s text:c="3"/>499</text:p>
          </table:table-cell>
          <table:table-cell office:value-type="float" office:value="554" table:style-name="ce69">
            <text:p><text:s text:c="3"/>554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442" table:style-name="ce69">
            <text:p><text:s text:c="3"/>442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0" table:style-name="ce69">
            <text:p>—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9227" table:style-name="ce223">
            <text:p><text:s text:c="3"/>9,227</text:p>
          </table:table-cell>
          <table:table-cell office:value-type="float" office:value="8492" table:style-name="ce94">
            <text:p><text:s text:c="3"/>8,492</text:p>
          </table:table-cell>
          <table:table-cell office:value-type="float" office:value="8489" table:style-name="ce94">
            <text:p><text:s text:c="3"/>8,48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610" table:style-name="ce94">
            <text:p><text:s text:c="3"/>610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498" table:style-name="ce94">
            <text:p><text:s text:c="3"/>498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442" table:style-name="ce94">
            <text:p><text:s text:c="3"/>442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0" table:style-name="ce94">
            <text:p>—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202" table:style-name="ce223">
            <text:p><text:s text:c="3"/>202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13878" table:style-name="ce80">
            <text:p><text:s text:c="3"/>13,878</text:p>
          </table:table-cell>
          <table:table-cell office:value-type="float" office:value="13330" table:style-name="ce80">
            <text:p><text:s text:c="3"/>13,330</text:p>
          </table:table-cell>
          <table:table-cell office:value-type="float" office:value="13329" table:style-name="ce80">
            <text:p><text:s text:c="3"/>13,329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43" table:style-name="ce80">
            <text:p><text:s text:c="3"/>43</text:p>
          </table:table-cell>
          <table:table-cell office:value-type="float" office:value="426" table:style-name="ce80">
            <text:p><text:s text:c="3"/>426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332" table:style-name="ce80">
            <text:p><text:s text:c="3"/>332</text:p>
          </table:table-cell>
          <table:table-cell office:value-type="float" office:value="257" table:style-name="ce80">
            <text:p><text:s text:c="3"/>257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163" table:style-name="ce80">
            <text:p><text:s text:c="3"/>163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0" table:style-name="ce80">
            <text:p>—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13614" table:style-name="ce227">
            <text:p><text:s text:c="3"/>13,614</text:p>
          </table:table-cell>
          <table:table-cell office:value-type="float" office:value="13072" table:style-name="ce98">
            <text:p><text:s text:c="3"/>13,072</text:p>
          </table:table-cell>
          <table:table-cell office:value-type="float" office:value="13071" table:style-name="ce98">
            <text:p><text:s text:c="3"/>13,07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3" table:style-name="ce98">
            <text:p><text:s text:c="3"/>43</text:p>
          </table:table-cell>
          <table:table-cell office:value-type="float" office:value="420" table:style-name="ce98">
            <text:p><text:s text:c="3"/>420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0" table:style-name="ce98">
            <text:p>—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264" table:style-name="ce227">
            <text:p><text:s text:c="3"/>264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4 月</text:p>
          </table:table-cell>
          <table:table-cell office:value-type="string" table:style-name="ce106">
            <text:p>男</text:p>
          </table:table-cell>
          <table:table-cell office:value-type="float" office:value="6885" table:style-name="ce69">
            <text:p><text:s text:c="3"/>6,885</text:p>
          </table:table-cell>
          <table:table-cell office:value-type="float" office:value="6698" table:style-name="ce69">
            <text:p><text:s text:c="3"/>6,698</text:p>
          </table:table-cell>
          <table:table-cell office:value-type="float" office:value="6697" table:style-name="ce69">
            <text:p><text:s text:c="3"/>6,697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0" table:style-name="ce69">
            <text:p>—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0" table:style-name="ce69">
            <text:p>—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6807" table:style-name="ce223">
            <text:p><text:s text:c="3"/>6,807</text:p>
          </table:table-cell>
          <table:table-cell office:value-type="float" office:value="6625" table:style-name="ce94">
            <text:p><text:s text:c="3"/>6,625</text:p>
          </table:table-cell>
          <table:table-cell office:value-type="float" office:value="6624" table:style-name="ce94">
            <text:p><text:s text:c="3"/>6,62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153" table:style-name="ce94">
            <text:p><text:s text:c="3"/>15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51" table:style-name="ce94">
            <text:p><text:s text:c="3"/>151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0" table:style-name="ce94">
            <text:p>—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78" table:style-name="ce223">
            <text:p><text:s text:c="3"/>7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女</text:p>
          </table:table-cell>
          <table:table-cell office:value-type="float" office:value="6993" table:style-name="ce69">
            <text:p><text:s text:c="3"/>6,993</text:p>
          </table:table-cell>
          <table:table-cell office:value-type="float" office:value="6632" table:style-name="ce69">
            <text:p><text:s text:c="3"/>6,632</text:p>
          </table:table-cell>
          <table:table-cell office:value-type="float" office:value="6632" table:style-name="ce69">
            <text:p><text:s text:c="3"/>6,632</text:p>
          </table:table-cell>
          <table:table-cell office:value-type="float" office:value="0" table:style-name="ce67">
            <text:p>—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68" table:style-name="ce69">
            <text:p><text:s text:c="3"/>268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176" table:style-name="ce69">
            <text:p><text:s text:c="3"/>176</text:p>
          </table:table-cell>
          <table:table-cell office:value-type="float" office:value="227" table:style-name="ce69">
            <text:p><text:s text:c="3"/>227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135" table:style-name="ce69">
            <text:p><text:s text:c="3"/>135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0" table:style-name="ce69">
            <text:p>—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6807" table:style-name="ce223">
            <text:p><text:s text:c="3"/>6,807</text:p>
          </table:table-cell>
          <table:table-cell office:value-type="float" office:value="6447" table:style-name="ce94">
            <text:p><text:s text:c="3"/>6,447</text:p>
          </table:table-cell>
          <table:table-cell office:value-type="float" office:value="6447" table:style-name="ce94">
            <text:p><text:s text:c="3"/>6,447</text:p>
          </table:table-cell>
          <table:table-cell office:value-type="float" office:value="0" table:style-name="ce94">
            <text:p>—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67" table:style-name="ce94">
            <text:p><text:s text:c="3"/>267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175" table:style-name="ce94">
            <text:p><text:s text:c="3"/>175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135" table:style-name="ce94">
            <text:p><text:s text:c="3"/>13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0" table:style-name="ce94">
            <text:p>—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86" table:style-name="ce223">
            <text:p><text:s text:c="3"/>186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30740" table:style-name="ce80">
            <text:p><text:s text:c="3"/>30,740</text:p>
          </table:table-cell>
          <table:table-cell office:value-type="float" office:value="30215" table:style-name="ce80">
            <text:p><text:s text:c="3"/>30,215</text:p>
          </table:table-cell>
          <table:table-cell office:value-type="float" office:value="30214" table:style-name="ce80">
            <text:p><text:s text:c="3"/>30,214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36" table:style-name="ce80">
            <text:p><text:s text:c="3"/>36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29" table:style-name="ce80">
            <text:p><text:s text:c="3"/>29</text:p>
          </table:table-cell>
          <table:table-cell office:value-type="float" office:value="379" table:style-name="ce80">
            <text:p><text:s text:c="3"/>379</text:p>
          </table:table-cell>
          <table:table-cell office:value-type="float" office:value="123" table:style-name="ce80">
            <text:p><text:s text:c="3"/>123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220" table:style-name="ce80">
            <text:p><text:s text:c="3"/>220</text:p>
          </table:table-cell>
          <table:table-cell office:value-type="float" office:value="123" table:style-name="ce80">
            <text:p><text:s text:c="3"/>123</text:p>
          </table:table-cell>
          <table:table-cell office:value-type="float" office:value="97" table:style-name="ce80">
            <text:p><text:s text:c="3"/>97</text:p>
          </table:table-cell>
          <table:table-cell office:value-type="float" office:value="159" table:style-name="ce80">
            <text:p><text:s text:c="3"/>159</text:p>
          </table:table-cell>
          <table:table-cell office:value-type="float" office:value="0" table:style-name="ce80">
            <text:p>—</text:p>
          </table:table-cell>
          <table:table-cell office:value-type="float" office:value="159" table:style-name="ce80">
            <text:p><text:s text:c="3"/>159</text:p>
          </table:table-cell>
          <table:table-cell office:value-type="float" office:value="29936" table:style-name="ce227">
            <text:p><text:s text:c="3"/>29,936</text:p>
          </table:table-cell>
          <table:table-cell office:value-type="float" office:value="29420" table:style-name="ce98">
            <text:p><text:s text:c="3"/>29,420</text:p>
          </table:table-cell>
          <table:table-cell office:value-type="float" office:value="29419" table:style-name="ce98">
            <text:p><text:s text:c="3"/>29,41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09" table:style-name="ce98">
            <text:p><text:s text:c="3"/>109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372" table:style-name="ce98">
            <text:p><text:s text:c="3"/>372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0" table:style-name="ce98">
            <text:p>—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804" table:style-name="ce227">
            <text:p><text:s text:c="3"/>804</text:p>
          </table:table-cell>
          <table:table-cell office:value-type="float" office:value="795" table:style-name="ce98">
            <text:p><text:s text:c="3"/>795</text:p>
          </table:table-cell>
          <table:table-cell office:value-type="float" office:value="795" table:style-name="ce98">
            <text:p><text:s text:c="3"/>795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5 月</text:p>
          </table:table-cell>
          <table:table-cell office:value-type="string" table:style-name="ce106">
            <text:p>男</text:p>
          </table:table-cell>
          <table:table-cell office:value-type="float" office:value="15160" table:style-name="ce69">
            <text:p><text:s text:c="3"/>15,160</text:p>
          </table:table-cell>
          <table:table-cell office:value-type="float" office:value="14981" table:style-name="ce69">
            <text:p><text:s text:c="3"/>14,981</text:p>
          </table:table-cell>
          <table:table-cell office:value-type="float" office:value="14980" table:style-name="ce69">
            <text:p><text:s text:c="3"/>14,980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124" table:style-name="ce69">
            <text:p><text:s text:c="3"/>124</text:p>
          </table:table-cell>
          <table:table-cell office:value-type="float" office:value="0" table:style-name="ce69">
            <text:p>—</text:p>
          </table:table-cell>
          <table:table-cell office:value-type="float" office:value="124" table:style-name="ce69">
            <text:p><text:s text:c="3"/>124</text:p>
          </table:table-cell>
          <table:table-cell office:value-type="float" office:value="14968" table:style-name="ce223">
            <text:p><text:s text:c="3"/>14,968</text:p>
          </table:table-cell>
          <table:table-cell office:value-type="float" office:value="14794" table:style-name="ce94">
            <text:p><text:s text:c="3"/>14,794</text:p>
          </table:table-cell>
          <table:table-cell office:value-type="float" office:value="14793" table:style-name="ce94">
            <text:p><text:s text:c="3"/>14,79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0" table:style-name="ce94">
            <text:p>—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0" table:style-name="ce94">
            <text:p>—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0" table:style-name="ce94">
            <text:p>—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192" table:style-name="ce223">
            <text:p><text:s text:c="3"/>192</text:p>
          </table:table-cell>
          <table:table-cell office:value-type="float" office:value="187" table:style-name="ce94">
            <text:p><text:s text:c="3"/>187</text:p>
          </table:table-cell>
          <table:table-cell office:value-type="float" office:value="187" table:style-name="ce94">
            <text:p><text:s text:c="3"/>18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女</text:p>
          </table:table-cell>
          <table:table-cell office:value-type="float" office:value="15580" table:style-name="ce69">
            <text:p><text:s text:c="3"/>15,580</text:p>
          </table:table-cell>
          <table:table-cell office:value-type="float" office:value="15234" table:style-name="ce69">
            <text:p><text:s text:c="3"/>15,234</text:p>
          </table:table-cell>
          <table:table-cell office:value-type="float" office:value="15234" table:style-name="ce69">
            <text:p><text:s text:c="3"/>15,234</text:p>
          </table:table-cell>
          <table:table-cell office:value-type="float" office:value="0" table:style-name="ce67">
            <text:p>—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122" table:style-name="ce69">
            <text:p><text:s text:c="3"/>122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190" table:style-name="ce69">
            <text:p><text:s text:c="3"/>190</text:p>
          </table:table-cell>
          <table:table-cell office:value-type="float" office:value="122" table:style-name="ce69">
            <text:p><text:s text:c="3"/>122</text:p>
          </table:table-cell>
          <table:table-cell office:value-type="float" office:value="68" table:style-name="ce69">
            <text:p><text:s text:c="3"/>68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0" table:style-name="ce69">
            <text:p>—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14968" table:style-name="ce223">
            <text:p><text:s text:c="3"/>14,968</text:p>
          </table:table-cell>
          <table:table-cell office:value-type="float" office:value="14626" table:style-name="ce94">
            <text:p><text:s text:c="3"/>14,626</text:p>
          </table:table-cell>
          <table:table-cell office:value-type="float" office:value="14626" table:style-name="ce94">
            <text:p><text:s text:c="3"/>14,626</text:p>
          </table:table-cell>
          <table:table-cell office:value-type="float" office:value="0" table:style-name="ce94">
            <text:p>—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0" table:style-name="ce94">
            <text:p>—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12" table:style-name="ce223">
            <text:p><text:s text:c="3"/>612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13778" table:style-name="ce80">
            <text:p><text:s text:c="3"/>13,778</text:p>
          </table:table-cell>
          <table:table-cell office:value-type="float" office:value="13266" table:style-name="ce80">
            <text:p><text:s text:c="3"/>13,266</text:p>
          </table:table-cell>
          <table:table-cell office:value-type="float" office:value="13266" table:style-name="ce80">
            <text:p><text:s text:c="3"/>13,266</text:p>
          </table:table-cell>
          <table:table-cell office:value-type="float" office:value="0" table:style-name="ce82">
            <text:p>—</text:p>
          </table:table-cell>
          <table:table-cell office:value-type="float" office:value="75" table:style-name="ce80">
            <text:p><text:s text:c="3"/>75</text:p>
          </table:table-cell>
          <table:table-cell office:value-type="float" office:value="53" table:style-name="ce80">
            <text:p><text:s text:c="3"/>53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57" table:style-name="ce80">
            <text:p><text:s text:c="3"/>57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380" table:style-name="ce80">
            <text:p><text:s text:c="3"/>380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286" table:style-name="ce80">
            <text:p><text:s text:c="3"/>286</text:p>
          </table:table-cell>
          <table:table-cell office:value-type="float" office:value="213" table:style-name="ce80">
            <text:p><text:s text:c="3"/>213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119" table:style-name="ce80">
            <text:p><text:s text:c="3"/>119</text:p>
          </table:table-cell>
          <table:table-cell office:value-type="float" office:value="167" table:style-name="ce80">
            <text:p><text:s text:c="3"/>167</text:p>
          </table:table-cell>
          <table:table-cell office:value-type="float" office:value="0" table:style-name="ce80">
            <text:p>—</text:p>
          </table:table-cell>
          <table:table-cell office:value-type="float" office:value="167" table:style-name="ce80">
            <text:p><text:s text:c="3"/>167</text:p>
          </table:table-cell>
          <table:table-cell office:value-type="float" office:value="13490" table:style-name="ce227">
            <text:p><text:s text:c="3"/>13,490</text:p>
          </table:table-cell>
          <table:table-cell office:value-type="float" office:value="12987" table:style-name="ce98">
            <text:p><text:s text:c="3"/>12,987</text:p>
          </table:table-cell>
          <table:table-cell office:value-type="float" office:value="12987" table:style-name="ce98">
            <text:p><text:s text:c="3"/>12,987</text:p>
          </table:table-cell>
          <table:table-cell office:value-type="float" office:value="0" table:style-name="ce98">
            <text:p>—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371" table:style-name="ce98">
            <text:p><text:s text:c="3"/>371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119" table:style-name="ce98">
            <text:p><text:s text:c="3"/>119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0" table:style-name="ce98">
            <text:p>—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288" table:style-name="ce227">
            <text:p><text:s text:c="3"/>288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6 月</text:p>
          </table:table-cell>
          <table:table-cell office:value-type="string" table:style-name="ce106">
            <text:p>男</text:p>
          </table:table-cell>
          <table:table-cell office:value-type="float" office:value="6847" table:style-name="ce69">
            <text:p><text:s text:c="3"/>6,847</text:p>
          </table:table-cell>
          <table:table-cell office:value-type="float" office:value="6646" table:style-name="ce69">
            <text:p><text:s text:c="3"/>6,646</text:p>
          </table:table-cell>
          <table:table-cell office:value-type="float" office:value="6646" table:style-name="ce69">
            <text:p><text:s text:c="3"/>6,646</text:p>
          </table:table-cell>
          <table:table-cell office:value-type="float" office:value="0" table:style-name="ce67">
            <text:p>—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164" table:style-name="ce69">
            <text:p><text:s text:c="3"/>16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1" table:style-name="ce69">
            <text:p><text:s text:c="3"/>161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125" table:style-name="ce69">
            <text:p><text:s text:c="3"/>125</text:p>
          </table:table-cell>
          <table:table-cell office:value-type="float" office:value="0" table:style-name="ce69">
            <text:p>—</text:p>
          </table:table-cell>
          <table:table-cell office:value-type="float" office:value="125" table:style-name="ce69">
            <text:p><text:s text:c="3"/>125</text:p>
          </table:table-cell>
          <table:table-cell office:value-type="float" office:value="6745" table:style-name="ce223">
            <text:p><text:s text:c="3"/>6,745</text:p>
          </table:table-cell>
          <table:table-cell office:value-type="float" office:value="6553" table:style-name="ce94">
            <text:p><text:s text:c="3"/>6,553</text:p>
          </table:table-cell>
          <table:table-cell office:value-type="float" office:value="6553" table:style-name="ce94">
            <text:p><text:s text:c="3"/>6,553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52" table:style-name="ce94">
            <text:p><text:s text:c="3"/>152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0" table:style-name="ce94">
            <text:p>—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02" table:style-name="ce223">
            <text:p><text:s text:c="3"/>102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8"/>
          <table:table-cell office:value-type="string" table:style-name="ce75">
            <text:p>女</text:p>
          </table:table-cell>
          <table:table-cell office:value-type="float" office:value="6931" table:style-name="ce76">
            <text:p><text:s text:c="3"/>6,931</text:p>
          </table:table-cell>
          <table:table-cell office:value-type="float" office:value="6620" table:style-name="ce76">
            <text:p><text:s text:c="3"/>6,620</text:p>
          </table:table-cell>
          <table:table-cell office:value-type="float" office:value="6620" table:style-name="ce76">
            <text:p><text:s text:c="3"/>6,620</text:p>
          </table:table-cell>
          <table:table-cell office:value-type="float" office:value="0" table:style-name="ce84">
            <text:p>—</text:p>
          </table:table-cell>
          <table:table-cell office:value-type="float" office:value="66" table:style-name="ce76">
            <text:p><text:s text:c="3"/>66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29" table:style-name="ce76">
            <text:p><text:s text:c="3"/>2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7" table:style-name="ce76">
            <text:p><text:s text:c="3"/>27</text:p>
          </table:table-cell>
          <table:table-cell office:value-type="float" office:value="216" table:style-name="ce76">
            <text:p><text:s text:c="3"/>216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174" table:style-name="ce76">
            <text:p><text:s text:c="3"/>174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0" table:style-name="ce76">
            <text:p>—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6745" table:style-name="ce229">
            <text:p><text:s text:c="3"/>6,745</text:p>
          </table:table-cell>
          <table:table-cell office:value-type="float" office:value="6434" table:style-name="ce103">
            <text:p><text:s text:c="3"/>6,434</text:p>
          </table:table-cell>
          <table:table-cell office:value-type="float" office:value="6434" table:style-name="ce103">
            <text:p><text:s text:c="3"/>6,434</text:p>
          </table:table-cell>
          <table:table-cell office:value-type="float" office:value="0" table:style-name="ce103">
            <text:p>—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7" table:style-name="ce103">
            <text:p><text:s text:c="3"/>27</text:p>
          </table:table-cell>
          <table:table-cell office:value-type="float" office:value="216" table:style-name="ce103">
            <text:p><text:s text:c="3"/>216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0" table:style-name="ce103">
            <text:p>—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186" table:style-name="ce229">
            <text:p><text:s text:c="3"/>186</text:p>
          </table:table-cell>
          <table:table-cell office:value-type="float" office:value="186" table:style-name="ce103">
            <text:p><text:s text:c="3"/>186</text:p>
          </table:table-cell>
          <table:table-cell office:value-type="float" office:value="186" table:style-name="ce103">
            <text:p><text:s text:c="3"/>18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計</text:p>
          </table:table-cell>
          <table:table-cell office:value-type="float" office:value="16648" table:style-name="ce69">
            <text:p><text:s text:c="3"/>16,648</text:p>
          </table:table-cell>
          <table:table-cell office:value-type="float" office:value="16089" table:style-name="ce69">
            <text:p><text:s text:c="3"/>16,089</text:p>
          </table:table-cell>
          <table:table-cell office:value-type="float" office:value="16086" table:style-name="ce69">
            <text:p><text:s text:c="3"/>16,086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435" table:style-name="ce69">
            <text:p><text:s text:c="3"/>435</text:p>
          </table:table-cell>
          <table:table-cell office:value-type="float" office:value="91" table:style-name="ce69">
            <text:p><text:s text:c="3"/>91</text:p>
          </table:table-cell>
          <table:table-cell office:value-type="float" office:value="344" table:style-name="ce69">
            <text:p><text:s text:c="3"/>344</text:p>
          </table:table-cell>
          <table:table-cell office:value-type="float" office:value="186" table:style-name="ce69">
            <text:p><text:s text:c="3"/>186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49" table:style-name="ce69">
            <text:p><text:s text:c="3"/>24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48" table:style-name="ce69">
            <text:p><text:s text:c="3"/>248</text:p>
          </table:table-cell>
          <table:table-cell office:value-type="float" office:value="16340" table:style-name="ce223">
            <text:p><text:s text:c="3"/>16,340</text:p>
          </table:table-cell>
          <table:table-cell office:value-type="float" office:value="15795" table:style-name="ce94">
            <text:p><text:s text:c="3"/>15,795</text:p>
          </table:table-cell>
          <table:table-cell office:value-type="float" office:value="15792" table:style-name="ce94">
            <text:p><text:s text:c="3"/>15,79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63" table:style-name="ce94">
            <text:p><text:s text:c="3"/>63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421" table:style-name="ce94">
            <text:p><text:s text:c="3"/>421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332" table:style-name="ce94">
            <text:p><text:s text:c="3"/>332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0" table:style-name="ce94">
            <text:p>—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308" table:style-name="ce223">
            <text:p><text:s text:c="3"/>308</text:p>
          </table:table-cell>
          <table:table-cell office:value-type="float" office:value="294" table:style-name="ce94">
            <text:p><text:s text:c="3"/>294</text:p>
          </table:table-cell>
          <table:table-cell office:value-type="float" office:value="294" table:style-name="ce94">
            <text:p><text:s text:c="3"/>2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2" table:style-name="ce95">
            <text:p><text:s text:c="3"/>12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7 月</text:p>
          </table:table-cell>
          <table:table-cell office:value-type="string" table:style-name="ce106">
            <text:p>男</text:p>
          </table:table-cell>
          <table:table-cell office:value-type="float" office:value="8258" table:style-name="ce69">
            <text:p><text:s text:c="3"/>8,258</text:p>
          </table:table-cell>
          <table:table-cell office:value-type="float" office:value="7993" table:style-name="ce69">
            <text:p><text:s text:c="3"/>7,993</text:p>
          </table:table-cell>
          <table:table-cell office:value-type="float" office:value="7991" table:style-name="ce69">
            <text:p><text:s text:c="3"/>7,991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232" table:style-name="ce69">
            <text:p><text:s text:c="3"/>23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28" table:style-name="ce69">
            <text:p><text:s text:c="3"/>228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197" table:style-name="ce69">
            <text:p><text:s text:c="3"/>19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8170" table:style-name="ce223">
            <text:p><text:s text:c="3"/>8,170</text:p>
          </table:table-cell>
          <table:table-cell office:value-type="float" office:value="7914" table:style-name="ce94">
            <text:p><text:s text:c="3"/>7,914</text:p>
          </table:table-cell>
          <table:table-cell office:value-type="float" office:value="7912" table:style-name="ce94">
            <text:p><text:s text:c="3"/>7,9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0" table:style-name="ce94">
            <text:p>—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88" table:style-name="ce223">
            <text:p><text:s text:c="3"/>88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5">
            <text:p><text:s text:c="3"/>8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女</text:p>
          </table:table-cell>
          <table:table-cell office:value-type="float" office:value="8390" table:style-name="ce69">
            <text:p><text:s text:c="3"/>8,390</text:p>
          </table:table-cell>
          <table:table-cell office:value-type="float" office:value="8096" table:style-name="ce69">
            <text:p><text:s text:c="3"/>8,096</text:p>
          </table:table-cell>
          <table:table-cell office:value-type="float" office:value="8095" table:style-name="ce69">
            <text:p><text:s text:c="3"/>8,095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69" table:style-name="ce69">
            <text:p><text:s text:c="3"/>69</text:p>
          </table:table-cell>
          <table:table-cell office:value-type="float" office:value="61" table:style-name="ce69">
            <text:p><text:s text:c="3"/>61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203" table:style-name="ce69">
            <text:p><text:s text:c="3"/>203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151" table:style-name="ce69">
            <text:p><text:s text:c="3"/>151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0" table:style-name="ce69">
            <text:p>—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8170" table:style-name="ce223">
            <text:p><text:s text:c="3"/>8,170</text:p>
          </table:table-cell>
          <table:table-cell office:value-type="float" office:value="7881" table:style-name="ce94">
            <text:p><text:s text:c="3"/>7,881</text:p>
          </table:table-cell>
          <table:table-cell office:value-type="float" office:value="7880" table:style-name="ce94">
            <text:p><text:s text:c="3"/>7,88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198" table:style-name="ce94">
            <text:p><text:s text:c="3"/>198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0" table:style-name="ce94">
            <text:p>—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20" table:style-name="ce223">
            <text:p><text:s text:c="3"/>220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13166" table:style-name="ce80">
            <text:p><text:s text:c="3"/>13,166</text:p>
          </table:table-cell>
          <table:table-cell office:value-type="float" office:value="12638" table:style-name="ce80">
            <text:p><text:s text:c="3"/>12,638</text:p>
          </table:table-cell>
          <table:table-cell office:value-type="float" office:value="12636" table:style-name="ce80">
            <text:p><text:s text:c="3"/>12,636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84" table:style-name="ce80">
            <text:p><text:s text:c="3"/>84</text:p>
          </table:table-cell>
          <table:table-cell office:value-type="float" office:value="51" table:style-name="ce80">
            <text:p><text:s text:c="3"/>51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397" table:style-name="ce80">
            <text:p><text:s text:c="3"/>397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320" table:style-name="ce80">
            <text:p><text:s text:c="3"/>320</text:p>
          </table:table-cell>
          <table:table-cell office:value-type="float" office:value="138" table:style-name="ce80">
            <text:p><text:s text:c="3"/>138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259" table:style-name="ce80">
            <text:p><text:s text:c="3"/>25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58" table:style-name="ce80">
            <text:p><text:s text:c="3"/>258</text:p>
          </table:table-cell>
          <table:table-cell office:value-type="float" office:value="12844" table:style-name="ce200">
            <text:p><text:s text:c="3"/>12,844</text:p>
          </table:table-cell>
          <table:table-cell office:value-type="float" office:value="12330" table:style-name="ce201">
            <text:p><text:s text:c="3"/>12,330</text:p>
          </table:table-cell>
          <table:table-cell office:value-type="float" office:value="12329" table:style-name="ce201">
            <text:p><text:s text:c="3"/>12,32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3" table:style-name="ce201">
            <text:p><text:s text:c="3"/>83</text:p>
          </table:table-cell>
          <table:table-cell office:value-type="float" office:value="50" table:style-name="ce201">
            <text:p><text:s text:c="3"/>50</text:p>
          </table:table-cell>
          <table:table-cell office:value-type="float" office:value="33" table:style-name="ce201">
            <text:p><text:s text:c="3"/>33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384" table:style-name="ce201">
            <text:p><text:s text:c="3"/>384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309" table:style-name="ce201">
            <text:p><text:s text:c="3"/>309</text:p>
          </table:table-cell>
          <table:table-cell office:value-type="float" office:value="137" table:style-name="ce201">
            <text:p><text:s text:c="3"/>137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62" table:style-name="ce201">
            <text:p><text:s text:c="3"/>62</text:p>
          </table:table-cell>
          <table:table-cell office:value-type="float" office:value="247" table:style-name="ce201">
            <text:p><text:s text:c="3"/>247</text:p>
          </table:table-cell>
          <table:table-cell office:value-type="float" office:value="0" table:style-name="ce201">
            <text:p>—</text:p>
          </table:table-cell>
          <table:table-cell office:value-type="float" office:value="247" table:style-name="ce201">
            <text:p><text:s text:c="3"/>247</text:p>
          </table:table-cell>
          <table:table-cell office:value-type="float" office:value="322" table:style-name="ce200">
            <text:p><text:s text:c="3"/>322</text:p>
          </table:table-cell>
          <table:table-cell office:value-type="float" office:value="308" table:style-name="ce201">
            <text:p><text:s text:c="3"/>308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1" table:style-name="ce202">
            <text:p><text:s text:c="3"/>11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8 月</text:p>
          </table:table-cell>
          <table:table-cell office:value-type="string" table:style-name="ce72">
            <text:p>男</text:p>
          </table:table-cell>
          <table:table-cell office:value-type="float" office:value="6550" table:style-name="ce69">
            <text:p><text:s text:c="3"/>6,550</text:p>
          </table:table-cell>
          <table:table-cell office:value-type="float" office:value="6296" table:style-name="ce69">
            <text:p><text:s text:c="3"/>6,296</text:p>
          </table:table-cell>
          <table:table-cell office:value-type="float" office:value="6294" table:style-name="ce69">
            <text:p><text:s text:c="3"/>6,29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219" table:style-name="ce69">
            <text:p><text:s text:c="3"/>21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16" table:style-name="ce69">
            <text:p><text:s text:c="3"/>216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200" table:style-name="ce69">
            <text:p><text:s text:c="3"/>20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9" table:style-name="ce69">
            <text:p><text:s text:c="3"/>199</text:p>
          </table:table-cell>
          <table:table-cell office:value-type="float" office:value="6422" table:style-name="ce203">
            <text:p><text:s text:c="3"/>6,422</text:p>
          </table:table-cell>
          <table:table-cell office:value-type="float" office:value="6179" table:style-name="ce94">
            <text:p><text:s text:c="3"/>6,179</text:p>
          </table:table-cell>
          <table:table-cell office:value-type="float" office:value="6178" table:style-name="ce94">
            <text:p><text:s text:c="3"/>6,17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06" table:style-name="ce94">
            <text:p><text:s text:c="3"/>206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0" table:style-name="ce94">
            <text:p>—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128" table:style-name="ce223">
            <text:p><text:s text:c="3"/>12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5">
            <text:p><text:s text:c="3"/>10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6616" table:style-name="ce76">
            <text:p><text:s text:c="3"/>6,616</text:p>
          </table:table-cell>
          <table:table-cell office:value-type="float" office:value="6342" table:style-name="ce76">
            <text:p><text:s text:c="3"/>6,342</text:p>
          </table:table-cell>
          <table:table-cell office:value-type="float" office:value="6342" table:style-name="ce76">
            <text:p><text:s text:c="3"/>6,342</text:p>
          </table:table-cell>
          <table:table-cell office:value-type="float" office:value="0" table:style-name="ce76">
            <text:p>—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27" table:style-name="ce76">
            <text:p><text:s text:c="3"/>27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178" table:style-name="ce76">
            <text:p><text:s text:c="3"/>178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104" table:style-name="ce76">
            <text:p><text:s text:c="3"/>104</text:p>
          </table:table-cell>
          <table:table-cell office:value-type="float" office:value="119" table:style-name="ce76">
            <text:p><text:s text:c="3"/>119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0" table:style-name="ce76">
            <text:p>—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6422" table:style-name="ce209">
            <text:p><text:s text:c="3"/>6,422</text:p>
          </table:table-cell>
          <table:table-cell office:value-type="float" office:value="6151" table:style-name="ce94">
            <text:p><text:s text:c="3"/>6,151</text:p>
          </table:table-cell>
          <table:table-cell office:value-type="float" office:value="6151" table:style-name="ce94">
            <text:p><text:s text:c="3"/>6,151</text:p>
          </table:table-cell>
          <table:table-cell office:value-type="float" office:value="0" table:style-name="ce94">
            <text:p>—</text:p>
          </table:table-cell>
          <table:table-cell office:value-type="float" office:value="77" table:style-name="ce94">
            <text:p><text:s text:c="3"/>77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76" table:style-name="ce94">
            <text:p><text:s text:c="3"/>176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103" table:style-name="ce94">
            <text:p><text:s text:c="3"/>103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0" table:style-name="ce94">
            <text:p>—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194" table:style-name="ce223">
            <text:p><text:s text:c="3"/>194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14484" table:style-name="ce80">
            <text:p><text:s text:c="3"/>14,484</text:p>
          </table:table-cell>
          <table:table-cell office:value-type="float" office:value="13938" table:style-name="ce80">
            <text:p><text:s text:c="3"/>13,938</text:p>
          </table:table-cell>
          <table:table-cell office:value-type="float" office:value="13932" table:style-name="ce80">
            <text:p><text:s text:c="3"/>13,932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79" table:style-name="ce80">
            <text:p><text:s text:c="3"/>79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30" table:style-name="ce80">
            <text:p><text:s text:c="3"/>30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398" table:style-name="ce80">
            <text:p><text:s text:c="3"/>398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336" table:style-name="ce80">
            <text:p><text:s text:c="3"/>336</text:p>
          </table:table-cell>
          <table:table-cell office:value-type="float" office:value="153" table:style-name="ce80">
            <text:p><text:s text:c="3"/>153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92" table:style-name="ce80">
            <text:p><text:s text:c="3"/>92</text:p>
          </table:table-cell>
          <table:table-cell office:value-type="float" office:value="245" table:style-name="ce80">
            <text:p><text:s text:c="3"/>24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44" table:style-name="ce80">
            <text:p><text:s text:c="3"/>244</text:p>
          </table:table-cell>
          <table:table-cell office:value-type="float" office:value="14126" table:style-name="ce200">
            <text:p><text:s text:c="3"/>14,126</text:p>
          </table:table-cell>
          <table:table-cell office:value-type="float" office:value="13590" table:style-name="ce201">
            <text:p><text:s text:c="3"/>13,590</text:p>
          </table:table-cell>
          <table:table-cell office:value-type="float" office:value="13584" table:style-name="ce201">
            <text:p><text:s text:c="3"/>13,584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78" table:style-name="ce201">
            <text:p><text:s text:c="3"/>78</text:p>
          </table:table-cell>
          <table:table-cell office:value-type="float" office:value="48" table:style-name="ce201">
            <text:p><text:s text:c="3"/>48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66" table:style-name="ce201">
            <text:p><text:s text:c="3"/>6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3" table:style-name="ce201">
            <text:p><text:s text:c="3"/>63</text:p>
          </table:table-cell>
          <table:table-cell office:value-type="float" office:value="392" table:style-name="ce201">
            <text:p><text:s text:c="3"/>392</text:p>
          </table:table-cell>
          <table:table-cell office:value-type="float" office:value="62" table:style-name="ce201">
            <text:p><text:s text:c="3"/>62</text:p>
          </table:table-cell>
          <table:table-cell office:value-type="float" office:value="330" table:style-name="ce201">
            <text:p><text:s text:c="3"/>330</text:p>
          </table:table-cell>
          <table:table-cell office:value-type="float" office:value="153" table:style-name="ce201">
            <text:p><text:s text:c="3"/>153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92" table:style-name="ce201">
            <text:p><text:s text:c="3"/>92</text:p>
          </table:table-cell>
          <table:table-cell office:value-type="float" office:value="239" table:style-name="ce201">
            <text:p><text:s text:c="3"/>23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38" table:style-name="ce201">
            <text:p><text:s text:c="3"/>238</text:p>
          </table:table-cell>
          <table:table-cell office:value-type="float" office:value="358" table:style-name="ce200">
            <text:p><text:s text:c="3"/>358</text:p>
          </table:table-cell>
          <table:table-cell office:value-type="float" office:value="348" table:style-name="ce201">
            <text:p><text:s text:c="3"/>348</text:p>
          </table:table-cell>
          <table:table-cell office:value-type="float" office:value="348" table:style-name="ce201">
            <text:p><text:s text:c="3"/>348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2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9 月</text:p>
          </table:table-cell>
          <table:table-cell office:value-type="string" table:style-name="ce72">
            <text:p>男</text:p>
          </table:table-cell>
          <table:table-cell office:value-type="float" office:value="7155" table:style-name="ce69">
            <text:p><text:s text:c="3"/>7,155</text:p>
          </table:table-cell>
          <table:table-cell office:value-type="float" office:value="6877" table:style-name="ce69">
            <text:p><text:s text:c="3"/>6,877</text:p>
          </table:table-cell>
          <table:table-cell office:value-type="float" office:value="6872" table:style-name="ce69">
            <text:p><text:s text:c="3"/>6,87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8" table:style-name="ce69">
            <text:p><text:s text:c="3"/>38</text:p>
          </table:table-cell>
          <table:table-cell office:value-type="float" office:value="229" table:style-name="ce69">
            <text:p><text:s text:c="3"/>22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8" table:style-name="ce69">
            <text:p><text:s text:c="3"/>228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198" table:style-name="ce69">
            <text:p><text:s text:c="3"/>198</text:p>
          </table:table-cell>
          <table:table-cell office:value-type="float" office:value="0" table:style-name="ce69">
            <text:p>—</text:p>
          </table:table-cell>
          <table:table-cell office:value-type="float" office:value="198" table:style-name="ce69">
            <text:p><text:s text:c="3"/>198</text:p>
          </table:table-cell>
          <table:table-cell office:value-type="float" office:value="7063" table:style-name="ce203">
            <text:p><text:s text:c="3"/>7,063</text:p>
          </table:table-cell>
          <table:table-cell office:value-type="float" office:value="6792" table:style-name="ce94">
            <text:p><text:s text:c="3"/>6,792</text:p>
          </table:table-cell>
          <table:table-cell office:value-type="float" office:value="6787" table:style-name="ce94">
            <text:p><text:s text:c="3"/>6,78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0" table:style-name="ce94">
            <text:p>—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92" table:style-name="ce223">
            <text:p><text:s text:c="3"/>92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8">
            <text:p><text:s text:c="3"/>5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7329" table:style-name="ce76">
            <text:p><text:s text:c="3"/>7,329</text:p>
          </table:table-cell>
          <table:table-cell office:value-type="float" office:value="7061" table:style-name="ce76">
            <text:p><text:s text:c="3"/>7,061</text:p>
          </table:table-cell>
          <table:table-cell office:value-type="float" office:value="7060" table:style-name="ce76">
            <text:p><text:s text:c="3"/>7,06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28" table:style-name="ce76">
            <text:p><text:s text:c="3"/>2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108" table:style-name="ce76">
            <text:p><text:s text:c="3"/>108</text:p>
          </table:table-cell>
          <table:table-cell office:value-type="float" office:value="122" table:style-name="ce76">
            <text:p><text:s text:c="3"/>122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7063" table:style-name="ce209">
            <text:p><text:s text:c="3"/>7,063</text:p>
          </table:table-cell>
          <table:table-cell office:value-type="float" office:value="6798" table:style-name="ce94">
            <text:p><text:s text:c="3"/>6,798</text:p>
          </table:table-cell>
          <table:table-cell office:value-type="float" office:value="6797" table:style-name="ce94">
            <text:p><text:s text:c="3"/>6,79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107" table:style-name="ce94">
            <text:p><text:s text:c="3"/>107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266" table:style-name="ce223">
            <text:p><text:s text:c="3"/>266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4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24768" table:style-name="ce80">
            <text:p><text:s text:c="3"/>24,768</text:p>
          </table:table-cell>
          <table:table-cell office:value-type="float" office:value="23926" table:style-name="ce80">
            <text:p><text:s text:c="3"/>23,926</text:p>
          </table:table-cell>
          <table:table-cell office:value-type="float" office:value="23918" table:style-name="ce80">
            <text:p><text:s text:c="3"/>23,918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147" table:style-name="ce80">
            <text:p><text:s text:c="3"/>147</text:p>
          </table:table-cell>
          <table:table-cell office:value-type="float" office:value="73" table:style-name="ce80">
            <text:p><text:s text:c="3"/>73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619" table:style-name="ce80">
            <text:p><text:s text:c="3"/>619</text:p>
          </table:table-cell>
          <table:table-cell office:value-type="float" office:value="106" table:style-name="ce80">
            <text:p><text:s text:c="3"/>106</text:p>
          </table:table-cell>
          <table:table-cell office:value-type="float" office:value="513" table:style-name="ce80">
            <text:p><text:s text:c="3"/>513</text:p>
          </table:table-cell>
          <table:table-cell office:value-type="float" office:value="390" table:style-name="ce80">
            <text:p><text:s text:c="3"/>390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285" table:style-name="ce80">
            <text:p><text:s text:c="3"/>285</text:p>
          </table:table-cell>
          <table:table-cell office:value-type="float" office:value="229" table:style-name="ce80">
            <text:p><text:s text:c="3"/>22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28" table:style-name="ce80">
            <text:p><text:s text:c="3"/>228</text:p>
          </table:table-cell>
          <table:table-cell office:value-type="float" office:value="24408" table:style-name="ce200">
            <text:p><text:s text:c="3"/>24,408</text:p>
          </table:table-cell>
          <table:table-cell office:value-type="float" office:value="23575" table:style-name="ce201">
            <text:p><text:s text:c="3"/>23,575</text:p>
          </table:table-cell>
          <table:table-cell office:value-type="float" office:value="23567" table:style-name="ce201">
            <text:p><text:s text:c="3"/>23,567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147" table:style-name="ce201">
            <text:p><text:s text:c="3"/>147</text:p>
          </table:table-cell>
          <table:table-cell office:value-type="float" office:value="73" table:style-name="ce201">
            <text:p><text:s text:c="3"/>73</text:p>
          </table:table-cell>
          <table:table-cell office:value-type="float" office:value="74" table:style-name="ce201">
            <text:p><text:s text:c="3"/>74</text:p>
          </table:table-cell>
          <table:table-cell office:value-type="float" office:value="76" table:style-name="ce201">
            <text:p><text:s text:c="3"/>76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64" table:style-name="ce201">
            <text:p><text:s text:c="3"/>64</text:p>
          </table:table-cell>
          <table:table-cell office:value-type="float" office:value="610" table:style-name="ce201">
            <text:p><text:s text:c="3"/>610</text:p>
          </table:table-cell>
          <table:table-cell office:value-type="float" office:value="106" table:style-name="ce201">
            <text:p><text:s text:c="3"/>106</text:p>
          </table:table-cell>
          <table:table-cell office:value-type="float" office:value="504" table:style-name="ce201">
            <text:p><text:s text:c="3"/>504</text:p>
          </table:table-cell>
          <table:table-cell office:value-type="float" office:value="390" table:style-name="ce201">
            <text:p><text:s text:c="3"/>390</text:p>
          </table:table-cell>
          <table:table-cell office:value-type="float" office:value="105" table:style-name="ce201">
            <text:p><text:s text:c="3"/>105</text:p>
          </table:table-cell>
          <table:table-cell office:value-type="float" office:value="285" table:style-name="ce201">
            <text:p><text:s text:c="3"/>285</text:p>
          </table:table-cell>
          <table:table-cell office:value-type="float" office:value="220" table:style-name="ce201">
            <text:p><text:s text:c="3"/>22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19" table:style-name="ce201">
            <text:p><text:s text:c="3"/>219</text:p>
          </table:table-cell>
          <table:table-cell office:value-type="float" office:value="360" table:style-name="ce200">
            <text:p><text:s text:c="3"/>360</text:p>
          </table:table-cell>
          <table:table-cell office:value-type="float" office:value="351" table:style-name="ce201">
            <text:p><text:s text:c="3"/>351</text:p>
          </table:table-cell>
          <table:table-cell office:value-type="float" office:value="351" table:style-name="ce201">
            <text:p><text:s text:c="3"/>35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2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10 月</text:p>
          </table:table-cell>
          <table:table-cell office:value-type="string" table:style-name="ce72">
            <text:p>男</text:p>
          </table:table-cell>
          <table:table-cell office:value-type="float" office:value="12304" table:style-name="ce69">
            <text:p><text:s text:c="3"/>12,304</text:p>
          </table:table-cell>
          <table:table-cell office:value-type="float" office:value="12005" table:style-name="ce69">
            <text:p><text:s text:c="3"/>12,005</text:p>
          </table:table-cell>
          <table:table-cell office:value-type="float" office:value="12000" table:style-name="ce69">
            <text:p><text:s text:c="3"/>12,00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242" table:style-name="ce69">
            <text:p><text:s text:c="3"/>24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36" table:style-name="ce69">
            <text:p><text:s text:c="3"/>236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7" table:style-name="ce69">
            <text:p><text:s text:c="3"/>47</text:p>
          </table:table-cell>
          <table:table-cell office:value-type="float" office:value="190" table:style-name="ce69">
            <text:p><text:s text:c="3"/>19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89" table:style-name="ce69">
            <text:p><text:s text:c="3"/>189</text:p>
          </table:table-cell>
          <table:table-cell office:value-type="float" office:value="12204" table:style-name="ce203">
            <text:p><text:s text:c="3"/>12,204</text:p>
          </table:table-cell>
          <table:table-cell office:value-type="float" office:value="11912" table:style-name="ce204">
            <text:p><text:s text:c="3"/>11,912</text:p>
          </table:table-cell>
          <table:table-cell office:value-type="float" office:value="11907" table:style-name="ce205">
            <text:p><text:s text:c="3"/>11,907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21" table:style-name="ce205">
            <text:p><text:s text:c="3"/>21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19" table:style-name="ce205">
            <text:p><text:s text:c="3"/>19</text:p>
          </table:table-cell>
          <table:table-cell office:value-type="float" office:value="36" table:style-name="ce206">
            <text:p><text:s text:c="3"/>36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31" table:style-name="ce207">
            <text:p><text:s text:c="3"/>31</text:p>
          </table:table-cell>
          <table:table-cell office:value-type="float" office:value="235" table:style-name="ce204">
            <text:p><text:s text:c="3"/>235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229" table:style-name="ce204">
            <text:p><text:s text:c="3"/>229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47" table:style-name="ce204">
            <text:p><text:s text:c="3"/>47</text:p>
          </table:table-cell>
          <table:table-cell office:value-type="float" office:value="183" table:style-name="ce204">
            <text:p><text:s text:c="3"/>18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82" table:style-name="ce204">
            <text:p><text:s text:c="3"/>182</text:p>
          </table:table-cell>
          <table:table-cell office:value-type="float" office:value="100" table:style-name="ce203">
            <text:p><text:s text:c="3"/>100</text:p>
          </table:table-cell>
          <table:table-cell office:value-type="float" office:value="93" table:style-name="ce204">
            <text:p><text:s text:c="3"/>93</text:p>
          </table:table-cell>
          <table:table-cell office:value-type="float" office:value="93" table:style-name="ce205">
            <text:p><text:s text:c="3"/>93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8">
            <text:p><text:s text:c="3"/>7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12464" table:style-name="ce76">
            <text:p><text:s text:c="3"/>12,464</text:p>
          </table:table-cell>
          <table:table-cell office:value-type="float" office:value="11921" table:style-name="ce76">
            <text:p><text:s text:c="3"/>11,921</text:p>
          </table:table-cell>
          <table:table-cell office:value-type="float" office:value="11918" table:style-name="ce76">
            <text:p><text:s text:c="3"/>11,91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26" table:style-name="ce76">
            <text:p><text:s text:c="3"/>126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3" table:style-name="ce76">
            <text:p><text:s text:c="3"/>33</text:p>
          </table:table-cell>
          <table:table-cell office:value-type="float" office:value="377" table:style-name="ce76">
            <text:p><text:s text:c="3"/>377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277" table:style-name="ce76">
            <text:p><text:s text:c="3"/>277</text:p>
          </table:table-cell>
          <table:table-cell office:value-type="float" office:value="338" table:style-name="ce76">
            <text:p><text:s text:c="3"/>338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238" table:style-name="ce76">
            <text:p><text:s text:c="3"/>238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0" table:style-name="ce76">
            <text:p>—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12204" table:style-name="ce209">
            <text:p><text:s text:c="3"/>12,204</text:p>
          </table:table-cell>
          <table:table-cell office:value-type="float" office:value="11663" table:style-name="ce210">
            <text:p><text:s text:c="3"/>11,663</text:p>
          </table:table-cell>
          <table:table-cell office:value-type="float" office:value="11660" table:style-name="ce211">
            <text:p><text:s text:c="3"/>11,660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126" table:style-name="ce211">
            <text:p><text:s text:c="3"/>126</text:p>
          </table:table-cell>
          <table:table-cell office:value-type="float" office:value="71" table:style-name="ce211">
            <text:p><text:s text:c="3"/>71</text:p>
          </table:table-cell>
          <table:table-cell office:value-type="float" office:value="55" table:style-name="ce211">
            <text:p><text:s text:c="3"/>55</text:p>
          </table:table-cell>
          <table:table-cell office:value-type="float" office:value="40" table:style-name="ce212">
            <text:p><text:s text:c="3"/>40</text:p>
          </table:table-cell>
          <table:table-cell office:value-type="float" office:value="7" table:style-name="ce211">
            <text:p><text:s text:c="3"/>7</text:p>
          </table:table-cell>
          <table:table-cell office:value-type="float" office:value="33" table:style-name="ce213">
            <text:p><text:s text:c="3"/>33</text:p>
          </table:table-cell>
          <table:table-cell office:value-type="float" office:value="375" table:style-name="ce210">
            <text:p><text:s text:c="3"/>375</text:p>
          </table:table-cell>
          <table:table-cell office:value-type="float" office:value="100" table:style-name="ce210">
            <text:p><text:s text:c="3"/>100</text:p>
          </table:table-cell>
          <table:table-cell office:value-type="float" office:value="275" table:style-name="ce210">
            <text:p><text:s text:c="3"/>275</text:p>
          </table:table-cell>
          <table:table-cell office:value-type="float" office:value="338" table:style-name="ce210">
            <text:p><text:s text:c="3"/>338</text:p>
          </table:table-cell>
          <table:table-cell office:value-type="float" office:value="100" table:style-name="ce210">
            <text:p><text:s text:c="3"/>100</text:p>
          </table:table-cell>
          <table:table-cell office:value-type="float" office:value="238" table:style-name="ce210">
            <text:p><text:s text:c="3"/>238</text:p>
          </table:table-cell>
          <table:table-cell office:value-type="float" office:value="37" table:style-name="ce210">
            <text:p><text:s text:c="3"/>37</text:p>
          </table:table-cell>
          <table:table-cell office:value-type="float" office:value="0" table:style-name="ce210">
            <text:p>—</text:p>
          </table:table-cell>
          <table:table-cell office:value-type="float" office:value="37" table:style-name="ce210">
            <text:p><text:s text:c="3"/>37</text:p>
          </table:table-cell>
          <table:table-cell office:value-type="float" office:value="260" table:style-name="ce209">
            <text:p><text:s text:c="3"/>260</text:p>
          </table:table-cell>
          <table:table-cell office:value-type="float" office:value="258" table:style-name="ce210">
            <text:p><text:s text:c="3"/>258</text:p>
          </table:table-cell>
          <table:table-cell office:value-type="float" office:value="258" table:style-name="ce211">
            <text:p><text:s text:c="3"/>258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18372" table:style-name="ce80">
            <text:p><text:s text:c="3"/>18,372</text:p>
          </table:table-cell>
          <table:table-cell office:value-type="float" office:value="17219" table:style-name="ce80">
            <text:p><text:s text:c="3"/>17,219</text:p>
          </table:table-cell>
          <table:table-cell office:value-type="float" office:value="17216" table:style-name="ce80">
            <text:p><text:s text:c="3"/>17,216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72" table:style-name="ce80">
            <text:p><text:s text:c="3"/>272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223" table:style-name="ce80">
            <text:p><text:s text:c="3"/>223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82" table:style-name="ce80">
            <text:p><text:s text:c="3"/>82</text:p>
          </table:table-cell>
          <table:table-cell office:value-type="float" office:value="793" table:style-name="ce80">
            <text:p><text:s text:c="3"/>793</text:p>
          </table:table-cell>
          <table:table-cell office:value-type="float" office:value="109" table:style-name="ce80">
            <text:p><text:s text:c="3"/>109</text:p>
          </table:table-cell>
          <table:table-cell office:value-type="float" office:value="684" table:style-name="ce80">
            <text:p><text:s text:c="3"/>684</text:p>
          </table:table-cell>
          <table:table-cell office:value-type="float" office:value="545" table:style-name="ce80">
            <text:p><text:s text:c="3"/>545</text:p>
          </table:table-cell>
          <table:table-cell office:value-type="float" office:value="109" table:style-name="ce80">
            <text:p><text:s text:c="3"/>109</text:p>
          </table:table-cell>
          <table:table-cell office:value-type="float" office:value="436" table:style-name="ce80">
            <text:p><text:s text:c="3"/>436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0" table:style-name="ce80">
            <text:p>—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18046" table:style-name="ce200">
            <text:p><text:s text:c="3"/>18,046</text:p>
          </table:table-cell>
          <table:table-cell office:value-type="float" office:value="16903" table:style-name="ce201">
            <text:p><text:s text:c="3"/>16,903</text:p>
          </table:table-cell>
          <table:table-cell office:value-type="float" office:value="16900" table:style-name="ce201">
            <text:p><text:s text:c="3"/>16,90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72" table:style-name="ce201">
            <text:p><text:s text:c="3"/>272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223" table:style-name="ce201">
            <text:p><text:s text:c="3"/>223</text:p>
          </table:table-cell>
          <table:table-cell office:value-type="float" office:value="88" table:style-name="ce201">
            <text:p><text:s text:c="3"/>88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82" table:style-name="ce201">
            <text:p><text:s text:c="3"/>82</text:p>
          </table:table-cell>
          <table:table-cell office:value-type="float" office:value="783" table:style-name="ce201">
            <text:p><text:s text:c="3"/>783</text:p>
          </table:table-cell>
          <table:table-cell office:value-type="float" office:value="108" table:style-name="ce201">
            <text:p><text:s text:c="3"/>108</text:p>
          </table:table-cell>
          <table:table-cell office:value-type="float" office:value="675" table:style-name="ce201">
            <text:p><text:s text:c="3"/>675</text:p>
          </table:table-cell>
          <table:table-cell office:value-type="float" office:value="544" table:style-name="ce201">
            <text:p><text:s text:c="3"/>544</text:p>
          </table:table-cell>
          <table:table-cell office:value-type="float" office:value="108" table:style-name="ce201">
            <text:p><text:s text:c="3"/>108</text:p>
          </table:table-cell>
          <table:table-cell office:value-type="float" office:value="436" table:style-name="ce201">
            <text:p><text:s text:c="3"/>436</text:p>
          </table:table-cell>
          <table:table-cell office:value-type="float" office:value="239" table:style-name="ce201">
            <text:p><text:s text:c="3"/>239</text:p>
          </table:table-cell>
          <table:table-cell office:value-type="float" office:value="0" table:style-name="ce201">
            <text:p>—</text:p>
          </table:table-cell>
          <table:table-cell office:value-type="float" office:value="239" table:style-name="ce201">
            <text:p><text:s text:c="3"/>239</text:p>
          </table:table-cell>
          <table:table-cell office:value-type="float" office:value="326" table:style-name="ce200">
            <text:p><text:s text:c="3"/>326</text:p>
          </table:table-cell>
          <table:table-cell office:value-type="float" office:value="316" table:style-name="ce201">
            <text:p><text:s text:c="3"/>316</text:p>
          </table:table-cell>
          <table:table-cell office:value-type="float" office:value="316" table:style-name="ce201">
            <text:p><text:s text:c="3"/>31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2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11 月</text:p>
          </table:table-cell>
          <table:table-cell office:value-type="string" table:style-name="ce72">
            <text:p>男</text:p>
          </table:table-cell>
          <table:table-cell office:value-type="float" office:value="9093" table:style-name="ce69">
            <text:p><text:s text:c="3"/>9,093</text:p>
          </table:table-cell>
          <table:table-cell office:value-type="float" office:value="8765" table:style-name="ce69">
            <text:p><text:s text:c="3"/>8,765</text:p>
          </table:table-cell>
          <table:table-cell office:value-type="float" office:value="8763" table:style-name="ce69">
            <text:p><text:s text:c="3"/>8,76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4" table:style-name="ce69">
            <text:p><text:s text:c="3"/>5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34" table:style-name="ce69">
            <text:p><text:s text:c="3"/>3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240" table:style-name="ce69">
            <text:p><text:s text:c="3"/>24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37" table:style-name="ce69">
            <text:p><text:s text:c="3"/>237</text:p>
          </table:table-cell>
          <table:table-cell office:value-type="float" office:value="44" table:style-name="ce69">
            <text:p><text:s text:c="3"/>4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0" table:style-name="ce69">
            <text:p>—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9023" table:style-name="ce203">
            <text:p><text:s text:c="3"/>9,023</text:p>
          </table:table-cell>
          <table:table-cell office:value-type="float" office:value="8701" table:style-name="ce94">
            <text:p><text:s text:c="3"/>8,701</text:p>
          </table:table-cell>
          <table:table-cell office:value-type="float" office:value="8699" table:style-name="ce94">
            <text:p><text:s text:c="3"/>8,69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31" table:style-name="ce94">
            <text:p><text:s text:c="3"/>231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90" table:style-name="ce204">
            <text:p><text:s text:c="3"/>190</text:p>
          </table:table-cell>
          <table:table-cell office:value-type="float" office:value="0" table:style-name="ce204">
            <text:p>—</text:p>
          </table:table-cell>
          <table:table-cell office:value-type="float" office:value="190" table:style-name="ce204">
            <text:p><text:s text:c="3"/>190</text:p>
          </table:table-cell>
          <table:table-cell office:value-type="float" office:value="70" table:style-name="ce203">
            <text:p><text:s text:c="3"/>70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8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9279" table:style-name="ce76">
            <text:p><text:s text:c="3"/>9,279</text:p>
          </table:table-cell>
          <table:table-cell office:value-type="float" office:value="8454" table:style-name="ce76">
            <text:p><text:s text:c="3"/>8,454</text:p>
          </table:table-cell>
          <table:table-cell office:value-type="float" office:value="8453" table:style-name="ce76">
            <text:p><text:s text:c="3"/>8,45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18" table:style-name="ce76">
            <text:p><text:s text:c="3"/>21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171" table:style-name="ce76">
            <text:p><text:s text:c="3"/>171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553" table:style-name="ce76">
            <text:p><text:s text:c="3"/>553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447" table:style-name="ce76">
            <text:p><text:s text:c="3"/>447</text:p>
          </table:table-cell>
          <table:table-cell office:value-type="float" office:value="501" table:style-name="ce76">
            <text:p><text:s text:c="3"/>501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395" table:style-name="ce76">
            <text:p><text:s text:c="3"/>395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0" table:style-name="ce76">
            <text:p>—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9023" table:style-name="ce209">
            <text:p><text:s text:c="3"/>9,023</text:p>
          </table:table-cell>
          <table:table-cell office:value-type="float" office:value="8202" table:style-name="ce103">
            <text:p><text:s text:c="3"/>8,202</text:p>
          </table:table-cell>
          <table:table-cell office:value-type="float" office:value="8201" table:style-name="ce103">
            <text:p><text:s text:c="3"/>8,20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171" table:style-name="ce103">
            <text:p><text:s text:c="3"/>171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549" table:style-name="ce103">
            <text:p><text:s text:c="3"/>549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444" table:style-name="ce103">
            <text:p><text:s text:c="3"/>444</text:p>
          </table:table-cell>
          <table:table-cell office:value-type="float" office:value="500" table:style-name="ce103">
            <text:p><text:s text:c="3"/>500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395" table:style-name="ce103">
            <text:p><text:s text:c="3"/>395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0" table:style-name="ce210">
            <text:p>—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256" table:style-name="ce209">
            <text:p><text:s text:c="3"/>256</text:p>
          </table:table-cell>
          <table:table-cell office:value-type="float" office:value="252" table:style-name="ce103">
            <text:p><text:s text:c="3"/>252</text:p>
          </table:table-cell>
          <table:table-cell office:value-type="float" office:value="252" table:style-name="ce103">
            <text:p><text:s text:c="3"/>25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210">
            <text:p><text:s text:c="3"/>3</text:p>
          </table:table-cell>
          <table:table-cell office:value-type="float" office:value="0" table:style-name="ce210">
            <text:p>—</text:p>
          </table:table-cell>
          <table:table-cell office:value-type="float" office:value="3" table:style-name="ce214">
            <text:p><text:s text:c="3"/>3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31276" table:style-name="ce80">
            <text:p><text:s text:c="3"/>31,276</text:p>
          </table:table-cell>
          <table:table-cell office:value-type="float" office:value="30093" table:style-name="ce80">
            <text:p><text:s text:c="3"/>30,093</text:p>
          </table:table-cell>
          <table:table-cell office:value-type="float" office:value="30086" table:style-name="ce80">
            <text:p><text:s text:c="3"/>30,086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337" table:style-name="ce80">
            <text:p><text:s text:c="3"/>337</text:p>
          </table:table-cell>
          <table:table-cell office:value-type="float" office:value="79" table:style-name="ce80">
            <text:p><text:s text:c="3"/>79</text:p>
          </table:table-cell>
          <table:table-cell office:value-type="float" office:value="258" table:style-name="ce80">
            <text:p><text:s text:c="3"/>258</text:p>
          </table:table-cell>
          <table:table-cell office:value-type="float" office:value="68" table:style-name="ce80">
            <text:p><text:s text:c="3"/>68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778" table:style-name="ce80">
            <text:p><text:s text:c="3"/>778</text:p>
          </table:table-cell>
          <table:table-cell office:value-type="float" office:value="134" table:style-name="ce80">
            <text:p><text:s text:c="3"/>134</text:p>
          </table:table-cell>
          <table:table-cell office:value-type="float" office:value="644" table:style-name="ce80">
            <text:p><text:s text:c="3"/>644</text:p>
          </table:table-cell>
          <table:table-cell office:value-type="float" office:value="486" table:style-name="ce80">
            <text:p><text:s text:c="3"/>486</text:p>
          </table:table-cell>
          <table:table-cell office:value-type="float" office:value="131" table:style-name="ce80">
            <text:p><text:s text:c="3"/>131</text:p>
          </table:table-cell>
          <table:table-cell office:value-type="float" office:value="355" table:style-name="ce80">
            <text:p><text:s text:c="3"/>355</text:p>
          </table:table-cell>
          <table:table-cell office:value-type="float" office:value="292" table:style-name="ce80">
            <text:p><text:s text:c="3"/>292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89" table:style-name="ce80">
            <text:p><text:s text:c="3"/>289</text:p>
          </table:table-cell>
          <table:table-cell office:value-type="float" office:value="30760" table:style-name="ce200">
            <text:p><text:s text:c="3"/>30,760</text:p>
          </table:table-cell>
          <table:table-cell office:value-type="float" office:value="29583" table:style-name="ce201">
            <text:p><text:s text:c="3"/>29,583</text:p>
          </table:table-cell>
          <table:table-cell office:value-type="float" office:value="29576" table:style-name="ce201">
            <text:p><text:s text:c="3"/>29,576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37" table:style-name="ce201">
            <text:p><text:s text:c="3"/>337</text:p>
          </table:table-cell>
          <table:table-cell office:value-type="float" office:value="79" table:style-name="ce201">
            <text:p><text:s text:c="3"/>79</text:p>
          </table:table-cell>
          <table:table-cell office:value-type="float" office:value="258" table:style-name="ce201">
            <text:p><text:s text:c="3"/>258</text:p>
          </table:table-cell>
          <table:table-cell office:value-type="float" office:value="68" table:style-name="ce201">
            <text:p><text:s text:c="3"/>68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55" table:style-name="ce201">
            <text:p><text:s text:c="3"/>55</text:p>
          </table:table-cell>
          <table:table-cell office:value-type="float" office:value="772" table:style-name="ce201">
            <text:p><text:s text:c="3"/>772</text:p>
          </table:table-cell>
          <table:table-cell office:value-type="float" office:value="134" table:style-name="ce201">
            <text:p><text:s text:c="3"/>134</text:p>
          </table:table-cell>
          <table:table-cell office:value-type="float" office:value="638" table:style-name="ce201">
            <text:p><text:s text:c="3"/>638</text:p>
          </table:table-cell>
          <table:table-cell office:value-type="float" office:value="486" table:style-name="ce201">
            <text:p><text:s text:c="3"/>486</text:p>
          </table:table-cell>
          <table:table-cell office:value-type="float" office:value="131" table:style-name="ce201">
            <text:p><text:s text:c="3"/>131</text:p>
          </table:table-cell>
          <table:table-cell office:value-type="float" office:value="355" table:style-name="ce201">
            <text:p><text:s text:c="3"/>355</text:p>
          </table:table-cell>
          <table:table-cell office:value-type="float" office:value="286" table:style-name="ce201">
            <text:p><text:s text:c="3"/>28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83" table:style-name="ce201">
            <text:p><text:s text:c="3"/>283</text:p>
          </table:table-cell>
          <table:table-cell office:value-type="float" office:value="516" table:style-name="ce200">
            <text:p><text:s text:c="3"/>516</text:p>
          </table:table-cell>
          <table:table-cell office:value-type="float" office:value="510" table:style-name="ce201">
            <text:p><text:s text:c="3"/>510</text:p>
          </table:table-cell>
          <table:table-cell office:value-type="float" office:value="510" table:style-name="ce201">
            <text:p><text:s text:c="3"/>51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2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12 月</text:p>
          </table:table-cell>
          <table:table-cell office:value-type="string" table:style-name="ce72">
            <text:p>男</text:p>
          </table:table-cell>
          <table:table-cell office:value-type="float" office:value="15490" table:style-name="ce69">
            <text:p><text:s text:c="3"/>15,490</text:p>
          </table:table-cell>
          <table:table-cell office:value-type="float" office:value="15107" table:style-name="ce69">
            <text:p><text:s text:c="3"/>15,107</text:p>
          </table:table-cell>
          <table:table-cell office:value-type="float" office:value="15102" table:style-name="ce69">
            <text:p><text:s text:c="3"/>15,10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3" table:style-name="ce69">
            <text:p><text:s text:c="3"/>53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300" table:style-name="ce69">
            <text:p><text:s text:c="3"/>30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93" table:style-name="ce69">
            <text:p><text:s text:c="3"/>293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7" table:style-name="ce69">
            <text:p><text:s text:c="3"/>67</text:p>
          </table:table-cell>
          <table:table-cell office:value-type="float" office:value="229" table:style-name="ce69">
            <text:p><text:s text:c="3"/>22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26" table:style-name="ce69">
            <text:p><text:s text:c="3"/>226</text:p>
          </table:table-cell>
          <table:table-cell office:value-type="float" office:value="15380" table:style-name="ce203">
            <text:p><text:s text:c="3"/>15,380</text:p>
          </table:table-cell>
          <table:table-cell office:value-type="float" office:value="15001" table:style-name="ce94">
            <text:p><text:s text:c="3"/>15,001</text:p>
          </table:table-cell>
          <table:table-cell office:value-type="float" office:value="14996" table:style-name="ce94">
            <text:p><text:s text:c="3"/>14,99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89" table:style-name="ce94">
            <text:p><text:s text:c="3"/>289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225" table:style-name="ce204">
            <text:p><text:s text:c="3"/>225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22" table:style-name="ce204">
            <text:p><text:s text:c="3"/>222</text:p>
          </table:table-cell>
          <table:table-cell office:value-type="float" office:value="110" table:style-name="ce203">
            <text:p><text:s text:c="3"/>110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4" table:style-name="ce208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15786" table:style-name="ce76">
            <text:p><text:s text:c="3"/>15,786</text:p>
          </table:table-cell>
          <table:table-cell office:value-type="float" office:value="14986" table:style-name="ce76">
            <text:p><text:s text:c="3"/>14,986</text:p>
          </table:table-cell>
          <table:table-cell office:value-type="float" office:value="14984" table:style-name="ce76">
            <text:p><text:s text:c="3"/>14,98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82" table:style-name="ce76">
            <text:p><text:s text:c="3"/>282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205" table:style-name="ce76">
            <text:p><text:s text:c="3"/>205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478" table:style-name="ce76">
            <text:p><text:s text:c="3"/>478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351" table:style-name="ce76">
            <text:p><text:s text:c="3"/>351</text:p>
          </table:table-cell>
          <table:table-cell office:value-type="float" office:value="415" table:style-name="ce76">
            <text:p><text:s text:c="3"/>415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288" table:style-name="ce76">
            <text:p><text:s text:c="3"/>288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0" table:style-name="ce76">
            <text:p>—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15380" table:style-name="ce209">
            <text:p><text:s text:c="3"/>15,380</text:p>
          </table:table-cell>
          <table:table-cell office:value-type="float" office:value="14582" table:style-name="ce103">
            <text:p><text:s text:c="3"/>14,582</text:p>
          </table:table-cell>
          <table:table-cell office:value-type="float" office:value="14580" table:style-name="ce103">
            <text:p><text:s text:c="3"/>14,580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205" table:style-name="ce103">
            <text:p><text:s text:c="3"/>20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476" table:style-name="ce103">
            <text:p><text:s text:c="3"/>476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349" table:style-name="ce103">
            <text:p><text:s text:c="3"/>349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288" table:style-name="ce103">
            <text:p><text:s text:c="3"/>288</text:p>
          </table:table-cell>
          <table:table-cell office:value-type="float" office:value="61" table:style-name="ce210">
            <text:p><text:s text:c="3"/>61</text:p>
          </table:table-cell>
          <table:table-cell office:value-type="float" office:value="0" table:style-name="ce210">
            <text:p>—</text:p>
          </table:table-cell>
          <table:table-cell office:value-type="float" office:value="61" table:style-name="ce210">
            <text:p><text:s text:c="3"/>61</text:p>
          </table:table-cell>
          <table:table-cell office:value-type="float" office:value="406" table:style-name="ce209">
            <text:p><text:s text:c="3"/>406</text:p>
          </table:table-cell>
          <table:table-cell office:value-type="float" office:value="404" table:style-name="ce103">
            <text:p><text:s text:c="3"/>404</text:p>
          </table:table-cell>
          <table:table-cell office:value-type="float" office:value="404" table:style-name="ce103">
            <text:p><text:s text:c="3"/>40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6">
            <text:p>110年</text:p>
            <text:p>截至2月止</text:p>
          </table:table-cell>
          <table:table-cell office:value-type="string" table:style-name="ce65">
            <text:p>計</text:p>
          </table:table-cell>
          <table:table-cell office:value-type="float" office:value="36658" table:style-name="ce23">
            <text:p><text:s text:c="3"/>36,658</text:p>
          </table:table-cell>
          <table:table-cell office:value-type="float" office:value="35063" table:style-name="ce23">
            <text:p><text:s text:c="3"/>35,063</text:p>
          </table:table-cell>
          <table:table-cell office:value-type="float" office:value="35052" table:style-name="ce23">
            <text:p><text:s text:c="3"/>35,05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06" table:style-name="ce23">
            <text:p><text:s text:c="3"/>506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374" table:style-name="ce23">
            <text:p><text:s text:c="3"/>374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963" table:style-name="ce23">
            <text:p><text:s text:c="3"/>963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793" table:style-name="ce23">
            <text:p><text:s text:c="3"/>793</text:p>
          </table:table-cell>
          <table:table-cell office:value-type="float" office:value="503" table:style-name="ce23">
            <text:p><text:s text:c="3"/>503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335" table:style-name="ce23">
            <text:p><text:s text:c="3"/>335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58" table:style-name="ce23">
            <text:p><text:s text:c="3"/>458</text:p>
          </table:table-cell>
          <table:table-cell office:value-type="float" office:value="36134" table:style-name="ce175">
            <text:p><text:s text:c="3"/>36,134</text:p>
          </table:table-cell>
          <table:table-cell office:value-type="float" office:value="34558" table:style-name="ce175">
            <text:p><text:s text:c="3"/>34,558</text:p>
          </table:table-cell>
          <table:table-cell office:value-type="float" office:value="34547" table:style-name="ce175">
            <text:p><text:s text:c="3"/>34,547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505" table:style-name="ce175">
            <text:p><text:s text:c="3"/>505</text:p>
          </table:table-cell>
          <table:table-cell office:value-type="float" office:value="131" table:style-name="ce175">
            <text:p><text:s text:c="3"/>131</text:p>
          </table:table-cell>
          <table:table-cell office:value-type="float" office:value="374" table:style-name="ce175">
            <text:p><text:s text:c="3"/>374</text:p>
          </table:table-cell>
          <table:table-cell office:value-type="float" office:value="126" table:style-name="ce175">
            <text:p><text:s text:c="3"/>126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114" table:style-name="ce175">
            <text:p><text:s text:c="3"/>114</text:p>
          </table:table-cell>
          <table:table-cell office:value-type="float" office:value="945" table:style-name="ce175">
            <text:p><text:s text:c="3"/>945</text:p>
          </table:table-cell>
          <table:table-cell office:value-type="float" office:value="168" table:style-name="ce175">
            <text:p><text:s text:c="3"/>168</text:p>
          </table:table-cell>
          <table:table-cell office:value-type="float" office:value="777" table:style-name="ce175">
            <text:p><text:s text:c="3"/>777</text:p>
          </table:table-cell>
          <table:table-cell office:value-type="float" office:value="501" table:style-name="ce175">
            <text:p><text:s text:c="3"/>501</text:p>
          </table:table-cell>
          <table:table-cell office:value-type="float" office:value="166" table:style-name="ce175">
            <text:p><text:s text:c="3"/>166</text:p>
          </table:table-cell>
          <table:table-cell office:value-type="float" office:value="335" table:style-name="ce175">
            <text:p><text:s text:c="3"/>335</text:p>
          </table:table-cell>
          <table:table-cell office:value-type="float" office:value="444" table:style-name="ce175">
            <text:p><text:s text:c="3"/>44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442" table:style-name="ce175">
            <text:p><text:s text:c="3"/>442</text:p>
          </table:table-cell>
          <table:table-cell office:value-type="float" office:value="524" table:style-name="ce175">
            <text:p><text:s text:c="3"/>524</text:p>
          </table:table-cell>
          <table:table-cell office:value-type="float" office:value="505" table:style-name="ce175">
            <text:p><text:s text:c="3"/>505</text:p>
          </table:table-cell>
          <table:table-cell office:value-type="float" office:value="505" table:style-name="ce175">
            <text:p><text:s text:c="3"/>505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6" table:style-name="ce175">
            <text:p><text:s text:c="3"/>16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0" table:style-name="ce175">
            <text:p>—</text:p>
          </table:table-cell>
          <table:table-cell office:value-type="float" office:value="16" table:style-name="ce175">
            <text:p><text:s text:c="3"/>16</text:p>
          </table:table-cell>
          <table:table-cell office:value-type="float" office:value="0" table:style-name="ce177">
            <text:p>—</text:p>
          </table:table-cell>
          <table:table-cell office:value-type="float" office:value="16" table:style-name="ce177">
            <text:p><text:s text:c="3"/>16</text:p>
          </table:table-cell>
          <table:table-cell table:style-name="ce221"/>
          <table:table-cell table:number-columns-repeated="16324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8233" table:style-name="ce12">
            <text:p><text:s text:c="3"/>18,233</text:p>
          </table:table-cell>
          <table:table-cell office:value-type="float" office:value="17659" table:style-name="ce12">
            <text:p><text:s text:c="3"/>17,659</text:p>
          </table:table-cell>
          <table:table-cell office:value-type="float" office:value="17652" table:style-name="ce12">
            <text:p><text:s text:c="3"/>17,652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453" table:style-name="ce12">
            <text:p><text:s text:c="3"/>45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48" table:style-name="ce12">
            <text:p><text:s text:c="3"/>448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364" table:style-name="ce12">
            <text:p><text:s text:c="3"/>36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62" table:style-name="ce12">
            <text:p><text:s text:c="3"/>362</text:p>
          </table:table-cell>
          <table:table-cell office:value-type="float" office:value="18067" table:style-name="ce180">
            <text:p><text:s text:c="3"/>18,067</text:p>
          </table:table-cell>
          <table:table-cell office:value-type="float" office:value="17506" table:style-name="ce180">
            <text:p><text:s text:c="3"/>17,506</text:p>
          </table:table-cell>
          <table:table-cell office:value-type="float" office:value="17499" table:style-name="ce180">
            <text:p><text:s text:c="3"/>17,499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71" table:style-name="ce180">
            <text:p><text:s text:c="3"/>71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50" table:style-name="ce180">
            <text:p><text:s text:c="3"/>50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41" table:style-name="ce180">
            <text:p><text:s text:c="3"/>41</text:p>
          </table:table-cell>
          <table:table-cell office:value-type="float" office:value="440" table:style-name="ce180">
            <text:p><text:s text:c="3"/>440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435" table:style-name="ce180">
            <text:p><text:s text:c="3"/>435</text:p>
          </table:table-cell>
          <table:table-cell office:value-type="float" office:value="89" table:style-name="ce180">
            <text:p><text:s text:c="3"/>89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86" table:style-name="ce180">
            <text:p><text:s text:c="3"/>86</text:p>
          </table:table-cell>
          <table:table-cell office:value-type="float" office:value="351" table:style-name="ce180">
            <text:p><text:s text:c="3"/>351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349" table:style-name="ce180">
            <text:p><text:s text:c="3"/>349</text:p>
          </table:table-cell>
          <table:table-cell office:value-type="float" office:value="166" table:style-name="ce180">
            <text:p><text:s text:c="3"/>166</text:p>
          </table:table-cell>
          <table:table-cell office:value-type="float" office:value="153" table:style-name="ce180">
            <text:p><text:s text:c="3"/>153</text:p>
          </table:table-cell>
          <table:table-cell office:value-type="float" office:value="153" table:style-name="ce180">
            <text:p><text:s text:c="3"/>153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0" table:style-name="ce180">
            <text:p>—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0" table:style-name="ce196">
            <text:p>—</text:p>
          </table:table-cell>
          <table:table-cell office:value-type="float" office:value="13" table:style-name="ce196">
            <text:p><text:s text:c="3"/>13</text:p>
          </table:table-cell>
          <table:table-cell table:style-name="ce221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8425" table:style-name="ce17">
            <text:p><text:s text:c="3"/>18,425</text:p>
          </table:table-cell>
          <table:table-cell office:value-type="float" office:value="17404" table:style-name="ce17">
            <text:p><text:s text:c="3"/>17,404</text:p>
          </table:table-cell>
          <table:table-cell office:value-type="float" office:value="17400" table:style-name="ce17">
            <text:p><text:s text:c="3"/>17,400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435" table:style-name="ce17">
            <text:p><text:s text:c="3"/>435</text:p>
          </table:table-cell>
          <table:table-cell office:value-type="float" office:value="123" table:style-name="ce17">
            <text:p><text:s text:c="3"/>123</text:p>
          </table:table-cell>
          <table:table-cell office:value-type="float" office:value="312" table:style-name="ce17">
            <text:p><text:s text:c="3"/>312</text:p>
          </table:table-cell>
          <table:table-cell office:value-type="float" office:value="76" table:style-name="ce17">
            <text:p><text:s text:c="3"/>76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73" table:style-name="ce17">
            <text:p><text:s text:c="3"/>73</text:p>
          </table:table-cell>
          <table:table-cell office:value-type="float" office:value="510" table:style-name="ce17">
            <text:p><text:s text:c="3"/>510</text:p>
          </table:table-cell>
          <table:table-cell office:value-type="float" office:value="165" table:style-name="ce17">
            <text:p><text:s text:c="3"/>165</text:p>
          </table:table-cell>
          <table:table-cell office:value-type="float" office:value="345" table:style-name="ce17">
            <text:p><text:s text:c="3"/>345</text:p>
          </table:table-cell>
          <table:table-cell office:value-type="float" office:value="414" table:style-name="ce17">
            <text:p><text:s text:c="3"/>414</text:p>
          </table:table-cell>
          <table:table-cell office:value-type="float" office:value="165" table:style-name="ce17">
            <text:p><text:s text:c="3"/>165</text:p>
          </table:table-cell>
          <table:table-cell office:value-type="float" office:value="249" table:style-name="ce17">
            <text:p><text:s text:c="3"/>249</text:p>
          </table:table-cell>
          <table:table-cell office:value-type="float" office:value="96" table:style-name="ce17">
            <text:p><text:s text:c="3"/>96</text:p>
          </table:table-cell>
          <table:table-cell office:value-type="float" office:value="0" table:style-name="ce17">
            <text:p>—</text:p>
          </table:table-cell>
          <table:table-cell office:value-type="float" office:value="96" table:style-name="ce17">
            <text:p><text:s text:c="3"/>96</text:p>
          </table:table-cell>
          <table:table-cell office:value-type="float" office:value="18067" table:style-name="ce186">
            <text:p><text:s text:c="3"/>18,067</text:p>
          </table:table-cell>
          <table:table-cell office:value-type="float" office:value="17052" table:style-name="ce186">
            <text:p><text:s text:c="3"/>17,052</text:p>
          </table:table-cell>
          <table:table-cell office:value-type="float" office:value="17048" table:style-name="ce186">
            <text:p><text:s text:c="3"/>17,048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434" table:style-name="ce186">
            <text:p><text:s text:c="3"/>434</text:p>
          </table:table-cell>
          <table:table-cell office:value-type="float" office:value="122" table:style-name="ce186">
            <text:p><text:s text:c="3"/>122</text:p>
          </table:table-cell>
          <table:table-cell office:value-type="float" office:value="312" table:style-name="ce186">
            <text:p><text:s text:c="3"/>312</text:p>
          </table:table-cell>
          <table:table-cell office:value-type="float" office:value="76" table:style-name="ce186">
            <text:p><text:s text:c="3"/>76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73" table:style-name="ce186">
            <text:p><text:s text:c="3"/>73</text:p>
          </table:table-cell>
          <table:table-cell office:value-type="float" office:value="505" table:style-name="ce186">
            <text:p><text:s text:c="3"/>505</text:p>
          </table:table-cell>
          <table:table-cell office:value-type="float" office:value="163" table:style-name="ce186">
            <text:p><text:s text:c="3"/>163</text:p>
          </table:table-cell>
          <table:table-cell office:value-type="float" office:value="342" table:style-name="ce186">
            <text:p><text:s text:c="3"/>342</text:p>
          </table:table-cell>
          <table:table-cell office:value-type="float" office:value="412" table:style-name="ce186">
            <text:p><text:s text:c="3"/>412</text:p>
          </table:table-cell>
          <table:table-cell office:value-type="float" office:value="163" table:style-name="ce186">
            <text:p><text:s text:c="3"/>163</text:p>
          </table:table-cell>
          <table:table-cell office:value-type="float" office:value="249" table:style-name="ce186">
            <text:p><text:s text:c="3"/>249</text:p>
          </table:table-cell>
          <table:table-cell office:value-type="float" office:value="93" table:style-name="ce186">
            <text:p><text:s text:c="3"/>93</text:p>
          </table:table-cell>
          <table:table-cell office:value-type="float" office:value="0" table:style-name="ce186">
            <text:p>—</text:p>
          </table:table-cell>
          <table:table-cell office:value-type="float" office:value="93" table:style-name="ce186">
            <text:p><text:s text:c="3"/>93</text:p>
          </table:table-cell>
          <table:table-cell office:value-type="float" office:value="358" table:style-name="ce186">
            <text:p><text:s text:c="3"/>358</text:p>
          </table:table-cell>
          <table:table-cell office:value-type="float" office:value="352" table:style-name="ce186">
            <text:p><text:s text:c="3"/>352</text:p>
          </table:table-cell>
          <table:table-cell office:value-type="float" office:value="352" table:style-name="ce186">
            <text:p><text:s text:c="3"/>352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97">
            <text:p>—</text:p>
          </table:table-cell>
          <table:table-cell office:value-type="float" office:value="3" table:style-name="ce197">
            <text:p><text:s text:c="3"/>3</text:p>
          </table:table-cell>
          <table:table-cell table:style-name="ce221"/>
          <table:table-cell table:number-columns-repeated="16324"/>
        </table:table-row>
        <table:table-row table:style-name="ro7">
          <table:table-cell table:style-name="ce222"/>
          <table:table-cell office:value-type="string" table:style-name="ce106">
            <text:p>計</text:p>
          </table:table-cell>
          <table:table-cell office:value-type="float" office:value="21238" table:style-name="ce80">
            <text:p><text:s text:c="3"/>21,238</text:p>
          </table:table-cell>
          <table:table-cell office:value-type="float" office:value="20421" table:style-name="ce80">
            <text:p><text:s text:c="3"/>20,421</text:p>
          </table:table-cell>
          <table:table-cell office:value-type="float" office:value="20416" table:style-name="ce80">
            <text:p><text:s text:c="3"/>20,416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281" table:style-name="ce80">
            <text:p><text:s text:c="3"/>281</text:p>
          </table:table-cell>
          <table:table-cell office:value-type="float" office:value="80" table:style-name="ce80">
            <text:p><text:s text:c="3"/>80</text:p>
          </table:table-cell>
          <table:table-cell office:value-type="float" office:value="201" table:style-name="ce80">
            <text:p><text:s text:c="3"/>201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481" table:style-name="ce80">
            <text:p><text:s text:c="3"/>481</text:p>
          </table:table-cell>
          <table:table-cell office:value-type="float" office:value="101" table:style-name="ce80">
            <text:p><text:s text:c="3"/>101</text:p>
          </table:table-cell>
          <table:table-cell office:value-type="float" office:value="380" table:style-name="ce80">
            <text:p><text:s text:c="3"/>380</text:p>
          </table:table-cell>
          <table:table-cell office:value-type="float" office:value="271" table:style-name="ce80">
            <text:p><text:s text:c="3"/>271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171" table:style-name="ce80">
            <text:p><text:s text:c="3"/>171</text:p>
          </table:table-cell>
          <table:table-cell office:value-type="float" office:value="210" table:style-name="ce80">
            <text:p><text:s text:c="3"/>21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09" table:style-name="ce80">
            <text:p><text:s text:c="3"/>209</text:p>
          </table:table-cell>
          <table:table-cell office:value-type="float" office:value="20972" table:style-name="ce200">
            <text:p><text:s text:c="3"/>20,972</text:p>
          </table:table-cell>
          <table:table-cell office:value-type="float" office:value="20168" table:style-name="ce201">
            <text:p><text:s text:c="3"/>20,168</text:p>
          </table:table-cell>
          <table:table-cell office:value-type="float" office:value="20163" table:style-name="ce201">
            <text:p><text:s text:c="3"/>20,16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81" table:style-name="ce201">
            <text:p><text:s text:c="3"/>281</text:p>
          </table:table-cell>
          <table:table-cell office:value-type="float" office:value="80" table:style-name="ce201">
            <text:p><text:s text:c="3"/>80</text:p>
          </table:table-cell>
          <table:table-cell office:value-type="float" office:value="201" table:style-name="ce201">
            <text:p><text:s text:c="3"/>201</text:p>
          </table:table-cell>
          <table:table-cell office:value-type="float" office:value="55" table:style-name="ce201">
            <text:p><text:s text:c="3"/>5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0" table:style-name="ce201">
            <text:p><text:s text:c="3"/>50</text:p>
          </table:table-cell>
          <table:table-cell office:value-type="float" office:value="468" table:style-name="ce201">
            <text:p><text:s text:c="3"/>468</text:p>
          </table:table-cell>
          <table:table-cell office:value-type="float" office:value="99" table:style-name="ce201">
            <text:p><text:s text:c="3"/>99</text:p>
          </table:table-cell>
          <table:table-cell office:value-type="float" office:value="369" table:style-name="ce201">
            <text:p><text:s text:c="3"/>369</text:p>
          </table:table-cell>
          <table:table-cell office:value-type="float" office:value="269" table:style-name="ce201">
            <text:p><text:s text:c="3"/>269</text:p>
          </table:table-cell>
          <table:table-cell office:value-type="float" office:value="98" table:style-name="ce201">
            <text:p><text:s text:c="3"/>98</text:p>
          </table:table-cell>
          <table:table-cell office:value-type="float" office:value="171" table:style-name="ce201">
            <text:p><text:s text:c="3"/>171</text:p>
          </table:table-cell>
          <table:table-cell office:value-type="float" office:value="199" table:style-name="ce201">
            <text:p><text:s text:c="3"/>19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98" table:style-name="ce201">
            <text:p><text:s text:c="3"/>198</text:p>
          </table:table-cell>
          <table:table-cell office:value-type="float" office:value="266" table:style-name="ce200">
            <text:p><text:s text:c="3"/>266</text:p>
          </table:table-cell>
          <table:table-cell office:value-type="float" office:value="253" table:style-name="ce201">
            <text:p><text:s text:c="3"/>253</text:p>
          </table:table-cell>
          <table:table-cell office:value-type="float" office:value="253" table:style-name="ce201">
            <text:p><text:s text:c="3"/>253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2">
            <text:p><text:s text:c="3"/>11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1 月</text:p>
          </table:table-cell>
          <table:table-cell office:value-type="string" table:style-name="ce106">
            <text:p>男</text:p>
          </table:table-cell>
          <table:table-cell office:value-type="float" office:value="10570" table:style-name="ce69">
            <text:p><text:s text:c="3"/>10,570</text:p>
          </table:table-cell>
          <table:table-cell office:value-type="float" office:value="10301" table:style-name="ce69">
            <text:p><text:s text:c="3"/>10,301</text:p>
          </table:table-cell>
          <table:table-cell office:value-type="float" office:value="10298" table:style-name="ce69">
            <text:p><text:s text:c="3"/>10,29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208" table:style-name="ce69">
            <text:p><text:s text:c="3"/>20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159" table:style-name="ce69">
            <text:p><text:s text:c="3"/>15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10486" table:style-name="ce203">
            <text:p><text:s text:c="3"/>10,486</text:p>
          </table:table-cell>
          <table:table-cell office:value-type="float" office:value="10226" table:style-name="ce94">
            <text:p><text:s text:c="3"/>10,226</text:p>
          </table:table-cell>
          <table:table-cell office:value-type="float" office:value="10223" table:style-name="ce94">
            <text:p><text:s text:c="3"/>10,22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95" table:style-name="ce94">
            <text:p><text:s text:c="3"/>195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150" table:style-name="ce204">
            <text:p><text:s text:c="3"/>15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49" table:style-name="ce204">
            <text:p><text:s text:c="3"/>149</text:p>
          </table:table-cell>
          <table:table-cell office:value-type="float" office:value="84" table:style-name="ce203">
            <text:p><text:s text:c="3"/>84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8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8"/>
          <table:table-cell office:value-type="string" table:style-name="ce75">
            <text:p>女</text:p>
          </table:table-cell>
          <table:table-cell office:value-type="float" office:value="10668" table:style-name="ce76">
            <text:p><text:s text:c="3"/>10,668</text:p>
          </table:table-cell>
          <table:table-cell office:value-type="float" office:value="10120" table:style-name="ce76">
            <text:p><text:s text:c="3"/>10,120</text:p>
          </table:table-cell>
          <table:table-cell office:value-type="float" office:value="10118" table:style-name="ce76">
            <text:p><text:s text:c="3"/>10,11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0" table:style-name="ce76">
            <text:p>—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273" table:style-name="ce76">
            <text:p><text:s text:c="3"/>273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176" table:style-name="ce76">
            <text:p><text:s text:c="3"/>176</text:p>
          </table:table-cell>
          <table:table-cell office:value-type="float" office:value="222" table:style-name="ce76">
            <text:p><text:s text:c="3"/>222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0" table:style-name="ce76">
            <text:p>—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10486" table:style-name="ce209">
            <text:p><text:s text:c="3"/>10,486</text:p>
          </table:table-cell>
          <table:table-cell office:value-type="float" office:value="9942" table:style-name="ce103">
            <text:p><text:s text:c="3"/>9,942</text:p>
          </table:table-cell>
          <table:table-cell office:value-type="float" office:value="9940" table:style-name="ce103">
            <text:p><text:s text:c="3"/>9,940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39" table:style-name="ce103">
            <text:p><text:s text:c="3"/>239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164" table:style-name="ce103">
            <text:p><text:s text:c="3"/>164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0" table:style-name="ce103">
            <text:p>—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0" table:style-name="ce210">
            <text:p>—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182" table:style-name="ce209">
            <text:p><text:s text:c="3"/>182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15420" table:style-name="ce80">
            <text:p><text:s text:c="3"/>15,420</text:p>
          </table:table-cell>
          <table:table-cell office:value-type="float" office:value="14642" table:style-name="ce80">
            <text:p><text:s text:c="3"/>14,642</text:p>
          </table:table-cell>
          <table:table-cell office:value-type="float" office:value="14636" table:style-name="ce80">
            <text:p><text:s text:c="3"/>14,636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225" table:style-name="ce80">
            <text:p><text:s text:c="3"/>225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173" table:style-name="ce80">
            <text:p><text:s text:c="3"/>173</text:p>
          </table:table-cell>
          <table:table-cell office:value-type="float" office:value="71" table:style-name="ce80">
            <text:p><text:s text:c="3"/>71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482" table:style-name="ce80">
            <text:p><text:s text:c="3"/>482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413" table:style-name="ce80">
            <text:p><text:s text:c="3"/>413</text:p>
          </table:table-cell>
          <table:table-cell office:value-type="float" office:value="232" table:style-name="ce80">
            <text:p><text:s text:c="3"/>232</text:p>
          </table:table-cell>
          <table:table-cell office:value-type="float" office:value="68" table:style-name="ce80">
            <text:p><text:s text:c="3"/>68</text:p>
          </table:table-cell>
          <table:table-cell office:value-type="float" office:value="164" table:style-name="ce80">
            <text:p><text:s text:c="3"/>164</text:p>
          </table:table-cell>
          <table:table-cell office:value-type="float" office:value="250" table:style-name="ce80">
            <text:p><text:s text:c="3"/>25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49" table:style-name="ce80">
            <text:p><text:s text:c="3"/>249</text:p>
          </table:table-cell>
          <table:table-cell office:value-type="float" office:value="15162" table:style-name="ce200">
            <text:p><text:s text:c="3"/>15,162</text:p>
          </table:table-cell>
          <table:table-cell office:value-type="float" office:value="14390" table:style-name="ce201">
            <text:p><text:s text:c="3"/>14,390</text:p>
          </table:table-cell>
          <table:table-cell office:value-type="float" office:value="14384" table:style-name="ce201">
            <text:p><text:s text:c="3"/>14,384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24" table:style-name="ce201">
            <text:p><text:s text:c="3"/>224</text:p>
          </table:table-cell>
          <table:table-cell office:value-type="float" office:value="51" table:style-name="ce201">
            <text:p><text:s text:c="3"/>51</text:p>
          </table:table-cell>
          <table:table-cell office:value-type="float" office:value="173" table:style-name="ce201">
            <text:p><text:s text:c="3"/>173</text:p>
          </table:table-cell>
          <table:table-cell office:value-type="float" office:value="71" table:style-name="ce201">
            <text:p><text:s text:c="3"/>71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64" table:style-name="ce201">
            <text:p><text:s text:c="3"/>64</text:p>
          </table:table-cell>
          <table:table-cell office:value-type="float" office:value="477" table:style-name="ce201">
            <text:p><text:s text:c="3"/>477</text:p>
          </table:table-cell>
          <table:table-cell office:value-type="float" office:value="69" table:style-name="ce201">
            <text:p><text:s text:c="3"/>69</text:p>
          </table:table-cell>
          <table:table-cell office:value-type="float" office:value="408" table:style-name="ce201">
            <text:p><text:s text:c="3"/>408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8" table:style-name="ce201">
            <text:p><text:s text:c="3"/>68</text:p>
          </table:table-cell>
          <table:table-cell office:value-type="float" office:value="164" table:style-name="ce201">
            <text:p><text:s text:c="3"/>164</text:p>
          </table:table-cell>
          <table:table-cell office:value-type="float" office:value="245" table:style-name="ce201">
            <text:p><text:s text:c="3"/>24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44" table:style-name="ce201">
            <text:p><text:s text:c="3"/>244</text:p>
          </table:table-cell>
          <table:table-cell office:value-type="float" office:value="258" table:style-name="ce200">
            <text:p><text:s text:c="3"/>258</text:p>
          </table:table-cell>
          <table:table-cell office:value-type="float" office:value="252" table:style-name="ce201">
            <text:p><text:s text:c="3"/>252</text:p>
          </table:table-cell>
          <table:table-cell office:value-type="float" office:value="252" table:style-name="ce201">
            <text:p><text:s text:c="3"/>252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2">
            <text:p><text:s text:c="3"/>5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2 月</text:p>
          </table:table-cell>
          <table:table-cell office:value-type="string" table:style-name="ce106">
            <text:p>男</text:p>
          </table:table-cell>
          <table:table-cell office:value-type="float" office:value="7663" table:style-name="ce69">
            <text:p><text:s text:c="3"/>7,663</text:p>
          </table:table-cell>
          <table:table-cell office:value-type="float" office:value="7358" table:style-name="ce69">
            <text:p><text:s text:c="3"/>7,358</text:p>
          </table:table-cell>
          <table:table-cell office:value-type="float" office:value="7354" table:style-name="ce69">
            <text:p><text:s text:c="3"/>7,35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245" table:style-name="ce69">
            <text:p><text:s text:c="3"/>24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44" table:style-name="ce69">
            <text:p><text:s text:c="3"/>244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0" table:style-name="ce69">
            <text:p>—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205" table:style-name="ce69">
            <text:p><text:s text:c="3"/>20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7581" table:style-name="ce203">
            <text:p><text:s text:c="3"/>7,581</text:p>
          </table:table-cell>
          <table:table-cell office:value-type="float" office:value="7280" table:style-name="ce94">
            <text:p><text:s text:c="3"/>7,280</text:p>
          </table:table-cell>
          <table:table-cell office:value-type="float" office:value="7276" table:style-name="ce94">
            <text:p><text:s text:c="3"/>7,27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41" table:style-name="ce94">
            <text:p><text:s text:c="3"/>24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40" table:style-name="ce94">
            <text:p><text:s text:c="3"/>240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0" table:style-name="ce94">
            <text:p>—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01" table:style-name="ce204">
            <text:p><text:s text:c="3"/>20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00" table:style-name="ce204">
            <text:p><text:s text:c="3"/>200</text:p>
          </table:table-cell>
          <table:table-cell office:value-type="float" office:value="82" table:style-name="ce203">
            <text:p><text:s text:c="3"/>82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4" table:style-name="ce208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7757" table:style-name="ce76">
            <text:p><text:s text:c="3"/>7,757</text:p>
          </table:table-cell>
          <table:table-cell office:value-type="float" office:value="7284" table:style-name="ce76">
            <text:p><text:s text:c="3"/>7,284</text:p>
          </table:table-cell>
          <table:table-cell office:value-type="float" office:value="7282" table:style-name="ce76">
            <text:p><text:s text:c="3"/>7,28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148" table:style-name="ce76">
            <text:p><text:s text:c="3"/>148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7" table:style-name="ce76">
            <text:p><text:s text:c="3"/>37</text:p>
          </table:table-cell>
          <table:table-cell office:value-type="float" office:value="237" table:style-name="ce76">
            <text:p><text:s text:c="3"/>237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192" table:style-name="ce76">
            <text:p><text:s text:c="3"/>192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0" table:style-name="ce76">
            <text:p>—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7581" table:style-name="ce209">
            <text:p><text:s text:c="3"/>7,581</text:p>
          </table:table-cell>
          <table:table-cell office:value-type="float" office:value="7110" table:style-name="ce103">
            <text:p><text:s text:c="3"/>7,110</text:p>
          </table:table-cell>
          <table:table-cell office:value-type="float" office:value="7108" table:style-name="ce103">
            <text:p><text:s text:c="3"/>7,10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148" table:style-name="ce103">
            <text:p><text:s text:c="3"/>148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192" table:style-name="ce103">
            <text:p><text:s text:c="3"/>192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124" table:style-name="ce103">
            <text:p><text:s text:c="3"/>124</text:p>
          </table:table-cell>
          <table:table-cell office:value-type="float" office:value="44" table:style-name="ce210">
            <text:p><text:s text:c="3"/>44</text:p>
          </table:table-cell>
          <table:table-cell office:value-type="float" office:value="0" table:style-name="ce210">
            <text:p>—</text:p>
          </table:table-cell>
          <table:table-cell office:value-type="float" office:value="44" table:style-name="ce210">
            <text:p><text:s text:c="3"/>44</text:p>
          </table:table-cell>
          <table:table-cell office:value-type="float" office:value="176" table:style-name="ce209">
            <text:p><text:s text:c="3"/>176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4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15"/>
          <table:table-cell table:style-name="ce230"/>
          <table:table-cell office:value-type="string" table:style-name="ce128">
            <text:p>說明：1.本表按登記日期統計，95年以前未有設籍情形統計。</text:p>
          </table:table-cell>
          <table:table-cell table:number-columns-repeated="3" table:style-name="ce231"/>
          <table:table-cell table:number-columns-repeated="4" table:style-name="ce232"/>
          <table:table-cell table:number-columns-spanned="2" table:number-rows-spanned="1" table:style-name="ce307"/>
          <table:covered-table-cell/>
          <table:table-cell table:number-columns-repeated="4" table:style-name="ce231"/>
          <table:table-cell table:number-columns-repeated="2" table:style-name="ce15"/>
          <table:table-cell table:style-name="ce130"/>
          <table:table-cell table:style-name="ce233"/>
          <table:table-cell table:number-columns-repeated="3" table:style-name="ce15"/>
          <table:table-cell table:number-columns-repeated="18" table:style-name="ce234"/>
          <table:table-cell table:style-name="ce15"/>
          <table:table-cell table:number-columns-repeated="10" table:style-name="ce234"/>
          <table:table-cell table:number-columns-repeated="6" table:style-name="ce15"/>
          <table:table-cell office:value-type="string" table:style-name="ce127">
            <text:p>內政部戶政司 民國110年3月10日編製</text:p>
          </table:table-cell>
          <table:table-cell table:number-columns-repeated="16325" table:style-name="ce15"/>
        </table:table-row>
        <table:table-row table:style-name="ro7">
          <table:table-cell table:number-columns-repeated="2" table:style-name="ce15"/>
          <table:table-cell office:value-type="string" table:style-name="ce128">
            <text:p>     <text:s/>2.本國籍未設籍欄位係指臺灣地區無戶籍國民。</text:p>
          </table:table-cell>
          <table:table-cell table:style-name="ce231"/>
          <table:table-cell table:number-columns-repeated="2" table:style-name="ce235"/>
          <table:table-cell table:number-columns-repeated="16" table:style-name="ce231"/>
          <table:table-cell table:style-name="ce15"/>
          <table:table-cell table:number-columns-repeated="18" table:style-name="ce234"/>
          <table:table-cell table:style-name="ce15"/>
          <table:table-cell table:number-columns-repeated="10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office:value-type="string" table:style-name="ce12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31"/>
          <table:table-cell table:number-columns-repeated="2" table:style-name="ce235"/>
          <table:table-cell table:number-columns-repeated="16" table:style-name="ce231"/>
          <table:table-cell table:style-name="ce15"/>
          <table:table-cell table:number-columns-repeated="29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office:value-type="string" table:style-name="ce12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31"/>
          <table:table-cell table:number-columns-repeated="2" table:style-name="ce235"/>
          <table:table-cell table:number-columns-repeated="16" table:style-name="ce231"/>
          <table:table-cell table:style-name="ce15"/>
          <table:table-cell table:number-columns-repeated="29" table:style-name="ce234"/>
          <table:table-cell table:number-columns-repeated="16332" table:style-name="ce15"/>
        </table:table-row>
        <table:table-row table:style-name="ro7">
          <table:table-cell table:style-name="ce15"/>
          <table:table-cell table:style-name="ce156"/>
          <table:table-cell office:value-type="string" table:style-name="ce12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31"/>
          <table:table-cell table:number-columns-repeated="30" table:style-name="ce234"/>
          <table:table-cell table:number-columns-repeated="16332" table:style-name="ce15"/>
        </table:table-row>
        <table:table-row table:style-name="ro7">
          <table:table-cell table:style-name="ce15"/>
          <table:table-cell table:style-name="ce236"/>
          <table:table-cell office:value-type="string" table:style-name="ce128">
            <text:p><text:s text:c="6"/>6.相同性別2人之結婚資料係自108年5月24日起統計。</text:p>
          </table:table-cell>
          <table:table-cell table:number-columns-repeated="19" table:style-name="ce231"/>
          <table:table-cell table:number-columns-repeated="30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30"/>
          <table:table-cell table:style-name="ce237"/>
          <table:table-cell table:number-columns-repeated="19" table:style-name="ce231"/>
          <table:table-cell table:style-name="ce238"/>
          <table:table-cell table:number-columns-repeated="18" table:style-name="ce234"/>
          <table:table-cell table:style-name="ce238"/>
          <table:table-cell table:number-columns-repeated="10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table:number-columns-repeated="20" table:style-name="ce231"/>
          <table:table-cell table:number-columns-repeated="30" table:style-name="ce234"/>
          <table:table-cell table:number-columns-repeated="16332" table:style-name="ce15"/>
        </table:table-row>
        <table:table-row table:style-name="ro8">
          <table:table-cell table:number-columns-repeated="2" table:style-name="ce15"/>
          <table:table-cell table:number-columns-repeated="20" table:style-name="ce231"/>
          <table:table-cell table:number-columns-repeated="30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table:number-columns-repeated="20" table:style-name="ce231"/>
          <table:table-cell table:number-columns-repeated="30" table:style-name="ce234"/>
          <table:table-cell table:number-columns-repeated="16332" table:style-name="ce15"/>
        </table:table-row>
        <table:table-row table:number-rows-repeated="4" table:style-name="ro7">
          <table:table-cell table:number-columns-repeated="2" table:style-name="ce15"/>
          <table:table-cell table:number-columns-repeated="17" table:style-name="ce231"/>
          <table:table-cell table:number-columns-repeated="3" table:style-name="ce15"/>
          <table:table-cell table:number-columns-repeated="30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table:number-columns-repeated="20" table:style-name="ce231"/>
          <table:table-cell table:number-columns-repeated="30" table:style-name="ce234"/>
          <table:table-cell table:number-columns-repeated="16332" table:style-name="ce15"/>
        </table:table-row>
        <table:table-row table:number-rows-repeated="16" table:style-name="ro7">
          <table:table-cell table:number-columns-repeated="2"/>
          <table:table-cell table:number-columns-repeated="20" table:style-name="ce231"/>
          <table:table-cell table:number-columns-repeated="30" table:style-name="ce234"/>
          <table:table-cell table:number-columns-repeated="16332"/>
        </table:table-row>
        <table:table-row table:style-name="ro7">
          <table:table-cell office:value-type="string" table:style-name="ce129">
            <text:p>較上月</text:p>
            <text:p>増減 (%)<text:s/></text:p>
          </table:table-cell>
          <table:table-cell table:style-name="ce15"/>
          <table:table-cell table:number-columns-repeated="20" table:style-name="ce231"/>
          <table:table-cell table:number-columns-repeated="30" table:style-name="ce234"/>
          <table:table-cell table:number-columns-repeated="16332"/>
        </table:table-row>
        <table:table-row table:number-rows-repeated="15" table:style-name="ro7">
          <table:table-cell table:number-columns-repeated="2" table:style-name="ce15"/>
          <table:table-cell table:number-columns-repeated="20" table:style-name="ce231"/>
          <table:table-cell table:number-columns-repeated="30" table:style-name="ce234"/>
          <table:table-cell table:number-columns-repeated="16332"/>
        </table:table-row>
        <table:table-row table:number-rows-repeated="5" table:style-name="ro7">
          <table:table-cell table:number-columns-repeated="2"/>
          <table:table-cell table:number-columns-repeated="20" table:style-name="ce231"/>
          <table:table-cell table:number-columns-repeated="30" table:style-name="ce234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34"/>
          <table:table-cell table:number-columns-repeated="16332"/>
        </table:table-row>
        <table:table-row table:number-rows-repeated="1048288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35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1:30:50Z</meta:creation-date>
    <dc:date>2021-03-09T09:24:34Z</dc:date>
  </office:meta>
</office:document-meta>
</file>